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alibri" svg:font-family="Calibri"/>
    <style:font-face style:name="Times New Roman" svg:font-family="'Times New Roman'"/>
    <style:font-face style:name="calibri-bold" svg:font-family="calibri-bol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1.7811in"/>
    </style:style>
    <style:style style:name="co4" style:family="table-column">
      <style:table-column-properties fo:break-before="auto" style:column-width="0.8189in"/>
    </style:style>
    <style:style style:name="co5" style:family="table-column">
      <style:table-column-properties fo:break-before="auto" style:column-width="4.2717in"/>
    </style:style>
    <style:style style:name="co6" style:family="table-column">
      <style:table-column-properties fo:break-before="auto" style:column-width="0.6984in"/>
    </style:style>
    <style:style style:name="co7" style:family="table-column">
      <style:table-column-properties fo:break-before="auto" style:column-width="0.4693in"/>
    </style:style>
    <style:style style:name="co8" style:family="table-column">
      <style:table-column-properties fo:break-before="auto" style:column-width="1.7583in"/>
    </style:style>
    <style:style style:name="co9" style:family="table-column">
      <style:table-column-properties fo:break-before="auto" style:column-width="1.1252in"/>
    </style:style>
    <style:style style:name="co10" style:family="table-column">
      <style:table-column-properties fo:break-before="auto" style:column-width="0.2839in"/>
    </style:style>
    <style:style style:name="co11" style:family="table-column">
      <style:table-column-properties fo:break-before="auto" style:column-width="0.3055in"/>
    </style:style>
    <style:style style:name="co12"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1953in" fo:break-before="auto" style:use-optimal-row-height="true"/>
    </style:style>
    <style:style style:name="ro5" style:family="table-row">
      <style:table-row-properties style:row-height="0.1965in" fo:break-before="auto" style:use-optimal-row-height="true"/>
    </style:style>
    <style:style style:name="ro6" style:family="table-row">
      <style:table-row-properties style:row-height="2.0728in" fo:break-before="auto" style:use-optimal-row-height="true"/>
    </style:style>
    <style:style style:name="ro7" style:family="table-row">
      <style:table-row-properties style:row-height="1.6992in" fo:break-before="auto" style:use-optimal-row-height="true"/>
    </style:style>
    <style:style style:name="ro8" style:family="table-row">
      <style:table-row-properties style:row-height="2.8398in" fo:break-before="auto" style:use-optimal-row-height="true"/>
    </style:style>
    <style:style style:name="ro9" style:family="table-row">
      <style:table-row-properties style:row-height="3.0055in" fo:break-before="auto" style:use-optimal-row-height="true"/>
    </style:style>
    <style:style style:name="ro10" style:family="table-row">
      <style:table-row-properties style:row-height="0.2071in" fo:break-before="auto" style:use-optimal-row-height="true"/>
    </style:style>
    <style:style style:name="ro11" style:family="table-row">
      <style:table-row-properties style:row-height="1.8862in" fo:break-before="auto" style:use-optimal-row-height="true"/>
    </style:style>
    <style:style style:name="ro12" style:family="table-row">
      <style:table-row-properties style:row-height="2.4043in" fo:break-before="auto" style:use-optimal-row-height="false"/>
    </style:style>
    <style:style style:name="ro13" style:family="table-row">
      <style:table-row-properties style:row-height="2.1764in" fo:break-before="auto" style:use-optimal-row-height="true"/>
    </style:style>
    <style:style style:name="ro14" style:family="table-row">
      <style:table-row-properties style:row-height="2.2591in" fo:break-before="auto" style:use-optimal-row-height="true"/>
    </style:style>
    <style:style style:name="ro15" style:family="table-row">
      <style:table-row-properties style:row-height="1.1811in" fo:break-before="auto" style:use-optimal-row-height="true"/>
    </style:style>
    <style:style style:name="ro16" style:family="table-row">
      <style:table-row-properties style:row-height="1.5134in" fo:break-before="auto" style:use-optimal-row-height="true"/>
    </style:style>
    <style:style style:name="ro17" style:family="table-row">
      <style:table-row-properties style:row-height="1.0154in" fo:break-before="auto" style:use-optimal-row-height="true"/>
    </style:style>
    <style:style style:name="ro18" style:family="table-row">
      <style:table-row-properties style:row-height="2.8189in" fo:break-before="auto" style:use-optimal-row-height="true"/>
    </style:style>
    <style:style style:name="ro19" style:family="table-row">
      <style:table-row-properties style:row-height="3.3783in" fo:break-before="auto" style:use-optimal-row-height="true"/>
    </style:style>
    <style:style style:name="ro20" style:family="table-row">
      <style:table-row-properties style:row-height="2.4457in" fo:break-before="auto" style:use-optimal-row-height="true"/>
    </style:style>
    <style:style style:name="ro21" style:family="table-row">
      <style:table-row-properties style:row-height="2.6327in" fo:break-before="auto" style:use-optimal-row-height="true"/>
    </style:style>
    <style:style style:name="ro22" style:family="table-row">
      <style:table-row-properties style:row-height="1.6783in" fo:break-before="auto" style:use-optimal-row-height="true"/>
    </style:style>
    <style:style style:name="ro23" style:family="table-row">
      <style:table-row-properties style:row-height="2.3425in" fo:break-before="auto" style:use-optimal-row-height="true"/>
    </style:style>
    <style:style style:name="ro24" style:family="table-row">
      <style:table-row-properties style:row-height="3.5028in" fo:break-before="auto" style:use-optimal-row-height="true"/>
    </style:style>
    <style:style style:name="ro25" style:family="table-row">
      <style:table-row-properties style:row-height="3.1925in" fo:break-before="auto" style:use-optimal-row-height="true"/>
    </style:style>
    <style:style style:name="ro26" style:family="table-row">
      <style:table-row-properties style:row-height="3.3366in" fo:break-before="auto" style:use-optimal-row-height="true"/>
    </style:style>
    <style:style style:name="ro27" style:family="table-row">
      <style:table-row-properties style:row-height="4.8709in" fo:break-before="auto" style:use-optimal-row-height="true"/>
    </style:style>
    <style:style style:name="ro28" style:family="table-row">
      <style:table-row-properties style:row-height="1.078in" fo:break-before="auto" style:use-optimal-row-height="true"/>
    </style:style>
    <style:style style:name="ro29" style:family="table-row">
      <style:table-row-properties style:row-height="0.7252in" fo:break-before="auto" style:use-optimal-row-height="true"/>
    </style:style>
    <style:style style:name="ro30" style:family="table-row">
      <style:table-row-properties style:row-height="2.0102in" fo:break-before="auto" style:use-optimal-row-height="true"/>
    </style:style>
    <style:style style:name="ro31" style:family="table-row">
      <style:table-row-properties style:row-height="1.8445in" fo:break-before="auto" style:use-optimal-row-height="true"/>
    </style:style>
    <style:style style:name="ro32" style:family="table-row">
      <style:table-row-properties style:row-height="3.5654in" fo:break-before="auto" style:use-optimal-row-height="true"/>
    </style:style>
    <style:style style:name="ro33" style:family="table-row">
      <style:table-row-properties style:row-height="0.1862in" fo:break-before="auto" style:use-optimal-row-height="true"/>
    </style:style>
    <style:style style:name="ro34" style:family="table-row">
      <style:table-row-properties style:row-height="4.0008in" fo:break-before="auto" style:use-optimal-row-height="true"/>
    </style:style>
    <style:style style:name="ro35" style:family="table-row">
      <style:table-row-properties style:row-height="2.5075in" fo:break-before="auto" style:use-optimal-row-height="true"/>
    </style:style>
    <style:style style:name="ro36" style:family="table-row">
      <style:table-row-properties style:row-height="2.6634in" fo:break-before="auto" style:use-optimal-row-height="true"/>
    </style:style>
    <style:style style:name="ro37" style:family="table-row">
      <style:table-row-properties style:row-height="1.6063in" fo:break-before="auto" style:use-optimal-row-height="true"/>
    </style:style>
    <style:style style:name="ro38" style:family="table-row">
      <style:table-row-properties style:row-height="1.7827in" fo:break-before="auto" style:use-optimal-row-height="true"/>
    </style:style>
    <style:style style:name="ro39" style:family="table-row">
      <style:table-row-properties style:row-height="2.6736in" fo:break-before="auto" style:use-optimal-row-height="true"/>
    </style:style>
    <style:style style:name="ro40" style:family="table-row">
      <style:table-row-properties style:row-height="2.1346in" fo:break-before="auto" style:use-optimal-row-height="true"/>
    </style:style>
    <style:style style:name="ro41" style:family="table-row">
      <style:table-row-properties style:row-height="2.311in" fo:break-before="auto" style:use-optimal-row-height="true"/>
    </style:style>
    <style:style style:name="ro42" style:family="table-row">
      <style:table-row-properties style:row-height="3.3681in" fo:break-before="auto" style:use-optimal-row-height="true"/>
    </style:style>
    <style:style style:name="ro43" style:family="table-row">
      <style:table-row-properties style:row-height="3.5445in" fo:break-before="auto" style:use-optimal-row-height="true"/>
    </style:style>
    <style:style style:name="ro44" style:family="table-row">
      <style:table-row-properties style:row-height="2.4874in" fo:break-before="auto" style:use-optimal-row-height="true"/>
    </style:style>
    <style:style style:name="ro45" style:family="table-row">
      <style:table-row-properties style:row-height="3.0161in" fo:break-before="auto" style:use-optimal-row-height="true"/>
    </style:style>
    <style:style style:name="ro46" style:family="table-row">
      <style:table-row-properties style:row-height="3.7516in" fo:break-before="auto" style:use-optimal-row-height="true"/>
    </style:style>
    <style:style style:name="ro47" style:family="table-row">
      <style:table-row-properties style:row-height="4.1252in" fo:break-before="auto" style:use-optimal-row-height="true"/>
    </style:style>
    <style:style style:name="ro48" style:family="table-row">
      <style:table-row-properties style:row-height="4.4256in" fo:break-before="auto" style:use-optimal-row-height="true"/>
    </style:style>
    <style:style style:name="ro49" style:family="table-row">
      <style:table-row-properties style:row-height="5.8346in" fo:break-before="auto" style:use-optimal-row-height="true"/>
    </style:style>
    <style:style style:name="ro50" style:family="table-row">
      <style:table-row-properties style:row-height="6.7161in" fo:break-before="auto" style:use-optimal-row-height="true"/>
    </style:style>
    <style:style style:name="ro51" style:family="table-row">
      <style:table-row-properties style:row-height="3.8965in" fo:break-before="auto" style:use-optimal-row-height="true"/>
    </style:style>
    <style:style style:name="ro52" style:family="table-row">
      <style:table-row-properties style:row-height="4.6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calibri-bold" fo:font-size="11pt" fo:font-style="normal" style:text-underline-style="none" fo:font-weight="bold" style:font-name-asian="calibri-bold"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0"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6d9eeb"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9"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1"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3"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4" style:family="table-cell" style:parent-style-name="Default" style:data-style-name="N0">
      <style:table-cell-properties fo:background-color="#f9cb9c" fo:wrap-option="wrap" fo:border="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5"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6"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7"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38"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9"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0"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1"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2"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3"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12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5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3"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54" style:family="table-cell" style:parent-style-name="Default" style:data-style-name="N0">
      <style:table-cell-properties fo:background-color="#f9cb9c"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ackground-color="#f9cb9c"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6"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8"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9" style:family="table-cell" style:parent-style-name="Default" style:data-style-name="N0">
      <style:table-cell-properties style:text-align-source="fix" style:repeat-content="false" fo:wrap-option="wrap"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0"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2" style:family="table-cell" style:parent-style-name="Default" style:data-style-name="N121">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3" style:family="table-cell" style:parent-style-name="Default" style:data-style-name="N121">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4"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7"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9"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1"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2"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3"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4" style:family="table-cell" style:parent-style-name="Default" style:data-style-name="N121">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77"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9" style:family="table-cell" style:parent-style-name="Default" style:data-style-name="N0">
      <style:table-cell-properties fo:background-color="#f9cb9c"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80"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1"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2"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3"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4"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5" style:family="table-cell" style:parent-style-name="Default" style:data-style-name="N121">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6"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7"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8" style:family="table-cell" style:parent-style-name="Default" style:data-style-name="N0">
      <style:table-cell-properties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9"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90"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2" style:family="table-cell" style:parent-style-name="Default" style:data-style-name="N0">
      <style:table-cell-properties fo:background-color="#f9cb9c"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3" style:family="table-cell" style:parent-style-name="Default" style:data-style-name="N0">
      <style:table-cell-properties fo:background-color="#c9daf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94"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95"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6"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8" style:family="table-cell" style:parent-style-name="Default" style:data-style-name="N0">
      <style:table-cell-properties fo:border-bottom="0.0138in solid #000000"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0"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01"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border-bottom="0.0138in solid #000000"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4"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05" style:family="table-cell" style:parent-style-name="Default" style:data-style-name="N0">
      <style:table-cell-properties fo:background-color="#c9daf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09"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120">
      <style:table-cell-properties style:text-align-source="fix" style:repeat-content="false" fo:wrap-option="wrap"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2"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13" style:family="table-cell" style:parent-style-name="Default" style:data-style-name="N121">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4"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5"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none"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9"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0" style:family="table-cell" style:parent-style-name="Default" style:data-style-name="N0">
      <style:table-cell-properties fo:border-bottom="none"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none"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ackground-color="#f3f3f3"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none"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1"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2"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3" style:family="table-cell" style:parent-style-name="Default" style:data-style-name="N0">
      <style:table-cell-properties fo:border-bottom="none"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order-bottom="0.0138in solid #000000"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5" style:family="table-cell" style:parent-style-name="Default" style:data-style-name="N0">
      <style:table-cell-properties fo:border-bottom="none"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6"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ackground-color="#6d9eeb"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order-bottom="0.0138in solid #000000" fo:background-color="#f9cb9c"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order-bottom="none" fo:background-color="#f9cb9c"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fo:border-bottom="none" fo:background-color="#c9daf8"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0">
      <style:table-cell-properties fo:border-bottom="none"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order-bottom="0.0138in solid #000000" fo:background-color="#4a86e8"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0"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1"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2"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3" style:family="table-cell" style:parent-style-name="Default" style:data-style-name="N0">
      <style:table-cell-properties fo:border-bottom="0.0138in solid #000000" fo:background-color="#f3f3f3"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none" fo:background-color="#f3f3f3"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0.0138in solid #000000" fo:background-color="#f9cb9c"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background-color="#f9cb9c"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order-bottom="none" fo:background-color="#c9daf8"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0">
      <style:table-cell-properties fo:border-bottom="0.0138in solid #000000" fo:background-color="#f3f3f3" fo:wrap-option="wrap" fo:border-left="none" fo:border-right="none"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9" style:family="table-cell" style:parent-style-name="Default" style:data-style-name="N0">
      <style:table-cell-properties fo:border-bottom="none"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60"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61"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3"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order-bottom="0.0138in solid #000000"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6"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68" style:family="table-cell" style:parent-style-name="Default" style:data-style-name="N0">
      <style:table-cell-properties fo:border-bottom="none" fo:background-color="#f9cb9c"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fo:border-bottom="0.0138in solid #000000"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border-bottom="0.0138in solid #000000" fo:background-color="#f9cb9c"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data-style-name="N0">
      <style:table-cell-properties fo:border-bottom="none" fo:background-color="#c9daf8"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4"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data-style-name="N0">
      <style:table-cell-properties fo:border-bottom="none"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6" style:family="table-cell" style:parent-style-name="Default" style:data-style-name="N0">
      <style:table-cell-properties fo:border-bottom="none" fo:wrap-option="wrap" fo:border-left="none"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7" style:family="table-cell" style:parent-style-name="Default" style:data-style-name="N0">
      <style:table-cell-properties fo:border-bottom="0.0138in solid #000000" fo:wrap-option="wrap" fo:border-left="none"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8" style:family="table-cell" style:parent-style-name="Default" style:data-style-name="N0">
      <style:table-cell-properties fo:border-bottom="0.0138in solid #000000" fo:background-color="#6d9eeb"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9" style:family="table-cell" style:parent-style-name="Default" style:data-style-name="N0">
      <style:table-cell-properties fo:border-bottom="0.0138in solid #000000" fo:wrap-option="wrap" fo:border-left="none" fo:border-right="0.0138in solid #000000"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80" style:family="table-cell" style:parent-style-name="Default" style:data-style-name="N0">
      <style:table-cell-properties fo:border-bottom="none" fo:background-color="#f9cb9c"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fo:border-bottom="0.0138in solid #000000" fo:background-color="#f9cb9c"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2"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border-bottom="none" fo:background-color="#c9daf8"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4"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HTML5 Multichannel YUI Widget" table:style-name="ta1" table:print="false">
        <table:table-column table:style-name="co1" table:default-cell-style-name="ce9"/>
        <table:table-column table:style-name="co2" table:default-cell-style-name="ce15"/>
        <table:table-column table:style-name="co1" table:default-cell-style-name="ce46"/>
        <table:table-column table:style-name="co3" table:default-cell-style-name="ce23"/>
        <table:table-column table:style-name="co4" table:default-cell-style-name="ce13"/>
        <table:table-column table:style-name="co5" table:default-cell-style-name="ce13"/>
        <table:table-column table:style-name="co6" table:default-cell-style-name="ce9"/>
        <table:table-column table:style-name="co7" table:default-cell-style-name="ce46"/>
        <table:table-column table:style-name="co8" table:default-cell-style-name="ce17"/>
        <table:table-column table:style-name="co9" table:default-cell-style-name="ce127"/>
        <table:table-column table:style-name="co10" table:default-cell-style-name="ce124"/>
        <table:table-column table:style-name="co11" table:default-cell-style-name="ce124"/>
        <table:table-column table:style-name="co10" table:default-cell-style-name="ce124"/>
        <table:table-column table:style-name="co1" table:number-columns-repeated="3" table:default-cell-style-name="ce122"/>
        <table:table-column table:style-name="co1" table:default-cell-style-name="ce102"/>
        <table:table-column table:style-name="co1" table:number-columns-repeated="239" table:default-cell-style-name="Default"/>
        <table:table-row table:style-name="ro1">
          <table:table-cell table:style-name="ce1" office:value-type="string" table:number-columns-spanned="9" table:number-rows-spanned="2">
            <text:p>run against</text:p>
          </table:table-cell>
          <table:covered-table-cell table:number-columns-repeated="8" table:style-name="Default"/>
          <table:table-cell table:style-name="ce116"/>
          <table:table-cell table:style-name="ce117" table:number-columns-repeated="4"/>
          <table:table-cell table:style-name="Default" table:number-columns-repeated="3"/>
          <table:table-cell table:number-columns-repeated="239"/>
        </table:table-row>
        <table:table-row table:style-name="ro1">
          <table:covered-table-cell table:number-columns-repeated="9" table:style-name="Default"/>
          <table:table-cell table:style-name="ce116"/>
          <table:table-cell table:style-name="ce117" table:number-columns-repeated="4"/>
          <table:table-cell table:style-name="Default" table:number-columns-repeated="3"/>
          <table:table-cell table:number-columns-repeated="239"/>
        </table:table-row>
        <table:table-row table:style-name="ro1">
          <table:table-cell table:style-name="ce2" office:value-type="string" table:number-columns-spanned="2" table:number-rows-spanned="1">
            <text:p>Project Name</text:p>
          </table:table-cell>
          <table:covered-table-cell table:style-name="Default"/>
          <table:table-cell table:style-name="ce38" office:value-type="string">
            <text:p>Phresco </text:p>
          </table:table-cell>
          <table:table-cell table:style-name="ce57"/>
          <table:table-cell table:style-name="ce71"/>
          <table:table-cell table:style-name="ce82"/>
          <table:table-cell table:style-name="ce71"/>
          <table:table-cell table:style-name="ce82" table:number-columns-repeated="2"/>
          <table:table-cell table:style-name="ce117" table:number-columns-repeated="5"/>
          <table:table-cell table:style-name="Default" table:number-columns-repeated="3"/>
          <table:table-cell table:number-columns-repeated="239"/>
        </table:table-row>
        <table:table-row table:style-name="ro1">
          <table:table-cell table:style-name="ce2" office:value-type="string" table:number-columns-spanned="2" table:number-rows-spanned="1">
            <text:p>Project ID</text:p>
          </table:table-cell>
          <table:covered-table-cell table:style-name="Default"/>
          <table:table-cell table:style-name="ce38"/>
          <table:table-cell table:style-name="ce58"/>
          <table:table-cell table:style-name="ce59"/>
          <table:table-cell table:style-name="ce83"/>
          <table:table-cell table:style-name="ce59"/>
          <table:table-cell table:style-name="ce83" table:number-columns-repeated="2"/>
          <table:table-cell table:style-name="ce117" table:number-columns-repeated="5"/>
          <table:table-cell table:style-name="Default" table:number-columns-repeated="3"/>
          <table:table-cell table:number-columns-repeated="239"/>
        </table:table-row>
        <table:table-row table:style-name="ro1">
          <table:table-cell table:style-name="ce2" office:value-type="string" table:number-columns-spanned="2" table:number-rows-spanned="1">
            <text:p>Reference Document</text:p>
          </table:table-cell>
          <table:covered-table-cell table:style-name="Default"/>
          <table:table-cell table:style-name="ce39" office:value-type="string">
            <text:p>User Guide</text:p>
          </table:table-cell>
          <table:table-cell table:style-name="ce58"/>
          <table:table-cell table:style-name="ce59"/>
          <table:table-cell table:style-name="ce83"/>
          <table:table-cell table:style-name="ce59"/>
          <table:table-cell table:style-name="ce83" table:number-columns-repeated="2"/>
          <table:table-cell table:style-name="ce117" table:number-columns-repeated="5"/>
          <table:table-cell table:style-name="Default" table:number-columns-repeated="3"/>
          <table:table-cell table:number-columns-repeated="239"/>
        </table:table-row>
        <table:table-row table:style-name="ro2">
          <table:table-cell table:style-name="ce2" office:value-type="string" table:number-columns-spanned="2" table:number-rows-spanned="1">
            <text:p>Module Name</text:p>
          </table:table-cell>
          <table:covered-table-cell table:style-name="Default"/>
          <table:table-cell table:style-name="ce40" office:value-type="string">
            <text:p/>
            <text:p/>
          </table:table-cell>
          <table:table-cell table:style-name="ce58"/>
          <table:table-cell table:style-name="ce59"/>
          <table:table-cell table:style-name="ce83"/>
          <table:table-cell table:style-name="ce59"/>
          <table:table-cell table:style-name="ce83"/>
          <table:table-cell table:style-name="ce108"/>
          <table:table-cell table:style-name="ce117" table:number-columns-repeated="5"/>
          <table:table-cell table:style-name="Default" table:number-columns-repeated="3"/>
          <table:table-cell table:number-columns-repeated="239"/>
        </table:table-row>
        <table:table-row table:style-name="ro1">
          <table:table-cell table:style-name="ce2" office:value-type="string" table:number-columns-spanned="2" table:number-rows-spanned="1">
            <text:p>Prepared by</text:p>
          </table:table-cell>
          <table:covered-table-cell table:style-name="Default"/>
          <table:table-cell table:style-name="ce38"/>
          <table:table-cell table:style-name="ce58"/>
          <table:table-cell table:style-name="ce59"/>
          <table:table-cell table:style-name="ce83"/>
          <table:table-cell table:style-name="ce59"/>
          <table:table-cell table:style-name="ce83"/>
          <table:table-cell table:style-name="ce109"/>
          <table:table-cell table:style-name="ce117" table:number-columns-repeated="5"/>
          <table:table-cell table:style-name="Default" table:number-columns-repeated="3"/>
          <table:table-cell table:number-columns-repeated="239"/>
        </table:table-row>
        <table:table-row table:style-name="ro1">
          <table:table-cell table:style-name="ce2" office:value-type="string" table:number-columns-spanned="2" table:number-rows-spanned="1">
            <text:p>Reviewed by</text:p>
          </table:table-cell>
          <table:covered-table-cell table:style-name="Default"/>
          <table:table-cell table:style-name="ce38"/>
          <table:table-cell table:style-name="ce58"/>
          <table:table-cell table:style-name="ce59"/>
          <table:table-cell table:style-name="ce83"/>
          <table:table-cell table:style-name="ce59"/>
          <table:table-cell table:style-name="ce83"/>
          <table:table-cell table:style-name="ce110"/>
          <table:table-cell table:style-name="ce117" table:number-columns-repeated="5"/>
          <table:table-cell table:style-name="Default" table:number-columns-repeated="3"/>
          <table:table-cell table:number-columns-repeated="239"/>
        </table:table-row>
        <table:table-row table:style-name="ro1">
          <table:table-cell table:style-name="ce2" office:value-type="string" table:number-columns-spanned="2" table:number-rows-spanned="1">
            <text:p>Reviewed date</text:p>
          </table:table-cell>
          <table:covered-table-cell table:style-name="Default"/>
          <table:table-cell table:style-name="ce41"/>
          <table:table-cell table:style-name="ce58"/>
          <table:table-cell table:style-name="ce59"/>
          <table:table-cell table:style-name="ce83"/>
          <table:table-cell table:style-name="ce59"/>
          <table:table-cell table:style-name="ce83"/>
          <table:table-cell table:style-name="ce110"/>
          <table:table-cell table:style-name="ce117" table:number-columns-repeated="5"/>
          <table:table-cell table:style-name="Default" table:number-columns-repeated="3"/>
          <table:table-cell table:number-columns-repeated="239"/>
        </table:table-row>
        <table:table-row table:style-name="ro1">
          <table:table-cell table:style-name="ce3"/>
          <table:table-cell table:style-name="ce11"/>
          <table:table-cell table:style-name="ce42"/>
          <table:table-cell table:style-name="ce59"/>
          <table:table-cell table:style-name="ce72"/>
          <table:table-cell table:style-name="ce84"/>
          <table:table-cell table:style-name="ce72"/>
          <table:table-cell table:style-name="ce84"/>
          <table:table-cell table:style-name="ce83"/>
          <table:table-cell table:style-name="ce117" table:number-columns-repeated="5"/>
          <table:table-cell table:style-name="Default" table:number-columns-repeated="3"/>
          <table:table-cell table:number-columns-repeated="239"/>
        </table:table-row>
        <table:table-row table:style-name="ro1">
          <table:table-cell table:style-name="ce4" office:value-type="string" table:number-columns-spanned="3" table:number-rows-spanned="1">
            <text:p>Execution Details</text:p>
          </table:table-cell>
          <table:covered-table-cell table:number-columns-repeated="2" table:style-name="Default"/>
          <table:table-cell table:style-name="ce60"/>
          <table:table-cell table:style-name="ce4" office:value-type="string">
            <text:p>Legend</text:p>
          </table:table-cell>
          <table:table-cell table:style-name="ce4" office:value-type="string">
            <text:p>Count</text:p>
          </table:table-cell>
          <table:table-cell table:style-name="ce4" table:number-columns-repeated="2"/>
          <table:table-cell table:style-name="ce111"/>
          <table:table-cell table:style-name="ce117" table:number-columns-repeated="5"/>
          <table:table-cell table:style-name="Default" table:number-columns-repeated="3"/>
          <table:table-cell table:number-columns-repeated="239"/>
        </table:table-row>
        <table:table-row table:style-name="ro2">
          <table:table-cell table:style-name="ce2" office:value-type="string" table:number-columns-spanned="2" table:number-rows-spanned="1">
            <text:p>Executed by</text:p>
          </table:table-cell>
          <table:covered-table-cell table:style-name="Default"/>
          <table:table-cell table:style-name="ce41"/>
          <table:table-cell table:style-name="ce60"/>
          <table:table-cell table:style-name="ce73" office:value-type="string">
            <text:p>Test Case Passed</text:p>
          </table:table-cell>
          <table:table-cell table:style-name="ce38"/>
          <table:table-cell table:style-name="ce95"/>
          <table:table-cell table:style-name="ce100"/>
          <table:table-cell table:style-name="ce112"/>
          <table:table-cell table:style-name="ce117" table:number-columns-repeated="5"/>
          <table:table-cell table:style-name="Default" table:number-columns-repeated="3"/>
          <table:table-cell table:number-columns-repeated="239"/>
        </table:table-row>
        <table:table-row table:style-name="ro2">
          <table:table-cell table:style-name="ce2" office:value-type="string" table:number-columns-spanned="2" table:number-rows-spanned="1">
            <text:p>Build Number/ Version</text:p>
          </table:table-cell>
          <table:covered-table-cell table:style-name="Default"/>
          <table:table-cell table:style-name="ce38"/>
          <table:table-cell table:style-name="ce60"/>
          <table:table-cell table:style-name="ce73" office:value-type="string">
            <text:p>Test Case Failed</text:p>
          </table:table-cell>
          <table:table-cell table:style-name="ce38"/>
          <table:table-cell table:style-name="ce95"/>
          <table:table-cell table:style-name="ce100"/>
          <table:table-cell table:style-name="ce112"/>
          <table:table-cell table:style-name="ce117" table:number-columns-repeated="5"/>
          <table:table-cell table:style-name="Default" table:number-columns-repeated="3"/>
          <table:table-cell table:number-columns-repeated="239"/>
        </table:table-row>
        <table:table-row table:style-name="ro3">
          <table:table-cell table:style-name="ce2" office:value-type="string" table:number-columns-spanned="2" table:number-rows-spanned="1">
            <text:p>Build date</text:p>
          </table:table-cell>
          <table:covered-table-cell table:style-name="Default"/>
          <table:table-cell table:style-name="ce43"/>
          <table:table-cell table:style-name="ce60"/>
          <table:table-cell table:style-name="ce73" office:value-type="string">
            <text:p>Test Case Not Applicable</text:p>
          </table:table-cell>
          <table:table-cell table:style-name="ce38"/>
          <table:table-cell table:style-name="ce95"/>
          <table:table-cell table:style-name="ce100"/>
          <table:table-cell table:style-name="ce112"/>
          <table:table-cell table:style-name="ce117" table:number-columns-repeated="5"/>
          <table:table-cell table:style-name="Default" table:number-columns-repeated="3"/>
          <table:table-cell table:number-columns-repeated="239"/>
        </table:table-row>
        <table:table-row table:style-name="ro3">
          <table:table-cell table:style-name="ce2" office:value-type="string" table:number-columns-spanned="2" table:number-rows-spanned="1">
            <text:p>Tested date</text:p>
          </table:table-cell>
          <table:covered-table-cell table:style-name="Default"/>
          <table:table-cell table:style-name="ce44"/>
          <table:table-cell table:style-name="ce61"/>
          <table:table-cell table:style-name="ce73" office:value-type="string">
            <text:p>Test Case Not Executed</text:p>
          </table:table-cell>
          <table:table-cell table:style-name="ce38"/>
          <table:table-cell table:style-name="ce95"/>
          <table:table-cell table:style-name="ce100"/>
          <table:table-cell table:style-name="ce112"/>
          <table:table-cell table:style-name="ce117" table:number-columns-repeated="5"/>
          <table:table-cell table:style-name="Default" table:number-columns-repeated="3"/>
          <table:table-cell table:number-columns-repeated="239"/>
        </table:table-row>
        <table:table-row table:style-name="ro2">
          <table:table-cell table:style-name="ce2" office:value-type="string" table:number-columns-spanned="2" table:number-rows-spanned="1">
            <text:p>Recommended Environment</text:p>
          </table:table-cell>
          <table:covered-table-cell table:style-name="Default"/>
          <table:table-cell table:style-name="ce44"/>
          <table:table-cell table:style-name="ce62"/>
          <table:table-cell table:style-name="ce73" office:value-type="string">
            <text:p>Test Case Blocked</text:p>
          </table:table-cell>
          <table:table-cell table:style-name="ce38"/>
          <table:table-cell table:style-name="ce95"/>
          <table:table-cell table:style-name="ce100"/>
          <table:table-cell table:style-name="ce112"/>
          <table:table-cell table:style-name="ce117" table:number-columns-repeated="5"/>
          <table:table-cell table:style-name="Default" table:number-columns-repeated="3"/>
          <table:table-cell table:number-columns-repeated="239"/>
        </table:table-row>
        <table:table-row table:style-name="ro1">
          <table:table-cell table:style-name="ce5"/>
          <table:table-cell table:style-name="ce11"/>
          <table:table-cell table:style-name="ce42"/>
          <table:table-cell table:style-name="ce63"/>
          <table:table-cell table:style-name="ce74"/>
          <table:table-cell table:style-name="ce85"/>
          <table:table-cell table:style-name="ce74"/>
          <table:table-cell table:style-name="ce85"/>
          <table:table-cell table:style-name="ce113"/>
          <table:table-cell table:style-name="ce117" table:number-columns-repeated="5"/>
          <table:table-cell table:style-name="Default" table:number-columns-repeated="3"/>
          <table:table-cell table:number-columns-repeated="239"/>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4"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118" office:value-type="string" table:number-columns-spanned="1" table:number-rows-spanned="2">
            <text:p>Actual Results</text:p>
          </table:table-cell>
          <table:table-cell table:style-name="ce118" office:value-type="string" table:number-columns-spanned="1" table:number-rows-spanned="2">
            <text:p>Status </text:p>
          </table:table-cell>
          <table:table-cell table:style-name="ce118" office:value-type="string" table:number-columns-spanned="1" table:number-rows-spanned="2">
            <text:p>Priority</text:p>
          </table:table-cell>
          <table:table-cell table:style-name="ce118" office:value-type="string" table:number-columns-spanned="1" table:number-rows-spanned="2">
            <text:p>Severity</text:p>
          </table:table-cell>
          <table:table-cell table:style-name="ce159" office:value-type="string" table:number-columns-spanned="1" table:number-rows-spanned="2">
            <text:p>Bug ID/Comments</text:p>
          </table:table-cell>
          <table:table-cell table:style-name="Default" table:number-columns-repeated="2"/>
          <table:table-cell table:style-name="ce173"/>
          <table:table-cell table:number-columns-repeated="239"/>
        </table:table-row>
        <table:table-row table:style-name="ro1">
          <table:covered-table-cell table:number-columns-repeated="14" table:style-name="Default"/>
          <table:table-cell table:style-name="ce163" table:number-columns-repeated="2"/>
          <table:table-cell table:style-name="ce174"/>
          <table:table-cell table:number-columns-repeated="239"/>
        </table:table-row>
        <table:table-row table:style-name="ro4">
          <table:table-cell table:style-name="ce6" table:number-columns-spanned="9" table:number-rows-spanned="1"/>
          <table:covered-table-cell table:number-columns-repeated="8" table:style-name="Default"/>
          <table:table-cell table:style-name="ce119" table:number-columns-repeated="4"/>
          <table:table-cell table:style-name="ce160"/>
          <table:table-cell table:style-name="ce164" table:number-columns-repeated="3"/>
          <table:table-cell table:number-columns-repeated="239"/>
        </table:table-row>
        <table:table-row table:style-name="ro4">
          <table:table-cell table:style-name="ce7" table:number-columns-repeated="3"/>
          <table:table-cell table:style-name="ce64"/>
          <table:table-cell table:style-name="ce7"/>
          <table:table-cell table:style-name="ce86"/>
          <table:table-cell table:style-name="ce7" table:number-columns-repeated="2"/>
          <table:table-cell table:style-name="ce86"/>
          <table:table-cell table:style-name="ce120" table:number-columns-repeated="4"/>
          <table:table-cell table:style-name="ce116"/>
          <table:table-cell table:style-name="Default" table:number-columns-repeated="3"/>
          <table:table-cell table:number-columns-repeated="239"/>
        </table:table-row>
        <table:table-row table:style-name="ro5">
          <table:table-cell table:style-name="ce8"/>
          <table:table-cell table:style-name="ce12" office:value-type="string">
            <text:p>Project Creation</text:p>
          </table:table-cell>
          <table:table-cell table:style-name="ce8"/>
          <table:table-cell table:style-name="ce65"/>
          <table:table-cell table:style-name="ce8"/>
          <table:table-cell table:style-name="ce87"/>
          <table:table-cell table:style-name="ce8" table:number-columns-repeated="2"/>
          <table:table-cell table:style-name="ce87"/>
          <table:table-cell table:style-name="ce121" table:number-columns-repeated="4"/>
          <table:table-cell table:style-name="ce125"/>
          <table:table-cell table:style-name="ce165" table:number-columns-repeated="3"/>
          <table:table-cell table:number-columns-repeated="239"/>
        </table:table-row>
        <table:table-row table:style-name="ro6">
          <table:table-cell office:value-type="float" office:value="1">
            <text:p>1</text:p>
          </table:table-cell>
          <table:table-cell table:style-name="ce13" office:value-type="string">
            <text:p>Projects Page-Add Project-MultiArchetypes for HTML5 Multichannel YUI <text:s/><text:s/>Widget(CANCEL)</text:p>
          </table:table-cell>
          <table:table-cell table:style-name="ce17"/>
          <table:table-cell office:value-type="string">
            <text:p>TC_Projects_Page_43</text:p>
          </table:table-cell>
          <table:table-cell table:style-name="ce17" office:value-type="string">
            <text:p>Check for selecting Nodejs From Application Layer, HTML5 Mobile Widget from Web Layer and cancel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Multichannel YUI <text:s/><text:s/>Widget from Web Layer </text:p>
            <text:p>10.Click on Cancel button</text:p>
          </table:table-cell>
          <table:table-cell office:value-type="string">
            <text:p>Framework</text:p>
          </table:table-cell>
          <table:table-cell table:style-name="ce17"/>
          <table:table-cell table:style-name="ce114" office:value-type="string">
            <text:p>The user should be able to select multiple technologies from the layers and cancel it and land on to the Projects Page.</text:p>
          </table:table-cell>
          <table:table-cell table:style-name="ce122" table:number-columns-repeated="4"/>
          <table:table-cell table:number-columns-repeated="243"/>
        </table:table-row>
        <table:table-row table:style-name="ro6">
          <table:table-cell table:style-name="ce10" office:value-type="float" office:value="2">
            <text:p>2</text:p>
          </table:table-cell>
          <table:table-cell table:style-name="ce13" office:value-type="string">
            <text:p>Projects Page-Add Project-MultiArchetypes for HTML5 Multichannel YUI <text:s/><text:s/>Widget(CREATE)</text:p>
          </table:table-cell>
          <table:table-cell table:style-name="ce17"/>
          <table:table-cell office:value-type="string">
            <text:p>TC_Projects_Page_44</text:p>
          </table:table-cell>
          <table:table-cell table:style-name="ce17" office:value-type="string">
            <text:p>Check for selecting Nodejs From Application Layer, HTML5 Mobile Widget from Web Layer and create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Multichannel YUI <text:s/><text:s/>Widget from Web Layer </text:p>
            <text:p>10.Click on Create button</text:p>
          </table:table-cell>
          <table:table-cell office:value-type="string">
            <text:p>Framework</text:p>
          </table:table-cell>
          <table:table-cell table:style-name="ce17"/>
          <table:table-cell table:style-name="ce114" office:value-type="string">
            <text:p>The user should be able to view the projects page along with the project created and the list of technologies selected as sub projects</text:p>
          </table:table-cell>
          <table:table-cell table:style-name="ce122" table:number-columns-repeated="4"/>
          <table:table-cell table:number-columns-repeated="243"/>
        </table:table-row>
        <table:table-row table:style-name="ro7">
          <table:table-cell office:value-type="float" office:value="3">
            <text:p>3</text:p>
          </table:table-cell>
          <table:table-cell table:style-name="ce14" office:value-type="string">
            <text:p>Projects Page-Expanding the Root node of the project</text:p>
          </table:table-cell>
          <table:table-cell table:style-name="ce45"/>
          <table:table-cell office:value-type="string">
            <text:p>TC_Projects_Page_89</text:p>
          </table:table-cell>
          <table:table-cell table:style-name="ce64" office:value-type="string">
            <text:p>Check for the Edit Application page</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able:table-cell>
          <table:table-cell office:value-type="string">
            <text:p>Framework</text:p>
          </table:table-cell>
          <table:table-cell table:style-name="ce45"/>
          <table:table-cell table:style-name="ce45" office:value-type="string">
            <text:p>The user should be able to land in the Edit application page of the created project and should able to view the previously entered details</text:p>
          </table:table-cell>
          <table:table-cell table:style-name="ce123"/>
          <table:table-cell table:style-name="ce145" table:number-columns-repeated="3"/>
          <table:table-cell/>
          <table:table-cell table:style-name="ce145" table:number-columns-repeated="2"/>
          <table:table-cell table:style-name="ce175"/>
          <table:table-cell table:number-columns-repeated="239"/>
        </table:table-row>
        <table:table-row table:style-name="ro7">
          <table:table-cell table:style-name="ce10" office:value-type="float" office:value="4">
            <text:p>4</text:p>
          </table:table-cell>
          <table:table-cell table:style-name="ce14" office:value-type="string">
            <text:p>Projects Page-Edit Application</text:p>
          </table:table-cell>
          <table:table-cell table:style-name="ce45"/>
          <table:table-cell office:value-type="string">
            <text:p>TC_Projects_Page_90</text:p>
          </table:table-cell>
          <table:table-cell table:style-name="ce64" office:value-type="string">
            <text:p>Check for the Edit Application page</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able:table-cell>
          <table:table-cell office:value-type="string">
            <text:p>Framework</text:p>
          </table:table-cell>
          <table:table-cell table:style-name="ce45"/>
          <table:table-cell table:style-name="ce45" office:value-type="string">
            <text:p>The user should be able to land in the Edit application page of the created project</text:p>
          </table:table-cell>
          <table:table-cell table:style-name="ce117" table:number-columns-repeated="4"/>
          <table:table-cell/>
          <table:table-cell table:style-name="ce117" table:number-columns-repeated="2"/>
          <table:table-cell table:style-name="ce176"/>
          <table:table-cell table:number-columns-repeated="239"/>
        </table:table-row>
        <table:table-row table:style-name="ro8">
          <table:table-cell office:value-type="float" office:value="5">
            <text:p>5</text:p>
          </table:table-cell>
          <table:table-cell table:style-name="ce14" office:value-type="string">
            <text:p>Projects Page-Edit Application page - UI validation </text:p>
          </table:table-cell>
          <table:table-cell table:style-name="ce45"/>
          <table:table-cell office:value-type="string">
            <text:p>TC_Projects_Page_91</text:p>
          </table:table-cell>
          <table:table-cell table:style-name="ce64" office:value-type="string">
            <text:p>Check for the Edit Application page- UI components</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able:table-cell>
          <table:table-cell office:value-type="string">
            <text:p>Framework</text:p>
          </table:table-cell>
          <table:table-cell table:style-name="ce45"/>
          <table:table-cell table:style-name="ce45"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117" table:number-columns-repeated="4"/>
          <table:table-cell/>
          <table:table-cell table:style-name="ce117" table:number-columns-repeated="2"/>
          <table:table-cell table:style-name="ce176"/>
          <table:table-cell table:number-columns-repeated="239"/>
        </table:table-row>
        <table:table-row table:style-name="ro9">
          <table:table-cell table:style-name="ce10" office:value-type="float" office:value="6">
            <text:p>6</text:p>
          </table:table-cell>
          <table:table-cell office:value-type="string">
            <text:p>Projects -Edit Application page - Select [None,Apache Tomcat,REST/JSON 1.0]-Next</text:p>
          </table:table-cell>
          <table:table-cell/>
          <table:table-cell table:style-name="ce48" office:value-type="string">
            <text:p>TC_Projects_Page_01</text:p>
          </table:table-cell>
          <table:table-cell table:style-name="ce75"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web service</text:p>
            <text:p>14.Click on Next button</text:p>
          </table:table-cell>
          <table:table-cell table:style-name="ce75"/>
          <table:table-cell/>
          <table:table-cell table:style-name="ce46" office:value-type="string">
            <text:p>The user should be able to view the Features page</text:p>
          </table:table-cell>
          <table:table-cell table:style-name="ce124"/>
          <table:table-cell table:number-columns-repeated="4"/>
          <table:table-cell table:style-name="ce117" table:number-columns-repeated="3"/>
          <table:table-cell table:number-columns-repeated="239"/>
        </table:table-row>
        <table:table-row table:style-name="ro9">
          <table:table-cell office:value-type="float" office:value="7">
            <text:p>7</text:p>
          </table:table-cell>
          <table:table-cell office:value-type="string">
            <text:p>Projects -Edit Application page - Select [None,Apache Tomcat,REST/JSON 1.0]-Previous</text:p>
          </table:table-cell>
          <table:table-cell/>
          <table:table-cell table:style-name="ce48" office:value-type="string">
            <text:p>TC_Projects_Page_01</text:p>
          </table:table-cell>
          <table:table-cell table:style-name="ce75" office:value-type="string">
            <text:p>Check for the Edit Application page-Select[None,Apache Tomcat,REST/JSON 1.0]-Previou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web service</text:p>
            <text:p>14.Click on Previous button</text:p>
          </table:table-cell>
          <table:table-cell table:style-name="ce75"/>
          <table:table-cell/>
          <table:table-cell table:style-name="ce46" office:value-type="string">
            <text:p>The user should be able to view the Appinfo page</text:p>
          </table:table-cell>
          <table:table-cell table:style-name="ce124"/>
          <table:table-cell table:number-columns-repeated="4"/>
          <table:table-cell table:style-name="ce117" table:number-columns-repeated="3"/>
          <table:table-cell table:number-columns-repeated="239"/>
        </table:table-row>
        <table:table-row table:style-name="ro9">
          <table:table-cell table:style-name="ce10" office:value-type="float" office:value="8">
            <text:p>8</text:p>
          </table:table-cell>
          <table:table-cell office:value-type="string">
            <text:p>Projects -Edit Application page - Select [None,Apache Tomcat,REST/JSON 1.0]-Cancel</text:p>
          </table:table-cell>
          <table:table-cell/>
          <table:table-cell table:style-name="ce48" office:value-type="string">
            <text:p>TC_Projects_Page_01</text:p>
          </table:table-cell>
          <table:table-cell table:style-name="ce75" office:value-type="string">
            <text:p>Check for the Edit Application page-Select[None,Apache Tomcat,REST/JSON 1.0]-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web service</text:p>
            <text:p>14.Click on Cancel button</text:p>
          </table:table-cell>
          <table:table-cell table:style-name="ce75"/>
          <table:table-cell/>
          <table:table-cell table:style-name="ce46" office:value-type="string">
            <text:p>The user should be able to view the Projects Page</text:p>
          </table:table-cell>
          <table:table-cell table:style-name="ce124"/>
          <table:table-cell table:number-columns-repeated="4"/>
          <table:table-cell table:style-name="ce117" table:number-columns-repeated="3"/>
          <table:table-cell table:number-columns-repeated="239"/>
        </table:table-row>
        <table:table-row table:style-name="ro9">
          <table:table-cell office:value-type="float" office:value="9">
            <text:p>9</text:p>
          </table:table-cell>
          <table:table-cell office:value-type="string">
            <text:p>Projects -Edit Application page - Select [None,Apache Tomcat,REST/JSON 1.0]-Finish</text:p>
          </table:table-cell>
          <table:table-cell/>
          <table:table-cell table:style-name="ce48" office:value-type="string">
            <text:p>TC_Projects_Page_01</text:p>
          </table:table-cell>
          <table:table-cell table:style-name="ce75" office:value-type="string">
            <text:p>Check for the Edit Application page-Select[None,Apache Tomcat,REST/JSON 1.0]-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web service</text:p>
            <text:p>14.Click on Finish button</text:p>
          </table:table-cell>
          <table:table-cell table:style-name="ce75"/>
          <table:table-cell/>
          <table:table-cell table:style-name="ce46" office:value-type="string">
            <text:p>The user should be able to view the Projects Page with message "Application Created Successfully"</text:p>
          </table:table-cell>
          <table:table-cell table:style-name="ce124"/>
          <table:table-cell table:number-columns-repeated="4"/>
          <table:table-cell table:style-name="ce117" table:number-columns-repeated="3"/>
          <table:table-cell table:number-columns-repeated="239"/>
        </table:table-row>
        <table:table-row table:style-name="ro10">
          <table:table-cell table:style-name="ce10" office:value-type="float" office:value="10">
            <text:p>10</text:p>
          </table:table-cell>
          <table:table-cell table:style-name="ce16" office:value-type="string">
            <text:p>Code Validation</text:p>
          </table:table-cell>
          <table:table-cell table:style-name="ce47"/>
          <table:table-cell table:style-name="ce50"/>
          <table:table-cell table:style-name="ce65"/>
          <table:table-cell table:style-name="ce89" table:number-columns-repeated="2"/>
          <table:table-cell table:style-name="ce47" table:number-columns-repeated="2"/>
          <table:table-cell table:style-name="ce125"/>
          <table:table-cell table:style-name="ce146" table:number-columns-repeated="4"/>
          <table:table-cell table:style-name="ce165" table:number-columns-repeated="3"/>
          <table:table-cell table:number-columns-repeated="239"/>
        </table:table-row>
        <table:table-row table:style-name="ro11">
          <table:table-cell office:value-type="float" office:value="11">
            <text:p>11</text:p>
          </table:table-cell>
          <table:table-cell table:style-name="ce17" office:value-type="string">
            <text:p>HTML5 Multichannel YUI <text:s text:c="2"/>Widget_Code validation page</text:p>
          </table:table-cell>
          <table:table-cell table:style-name="ce17"/>
          <table:table-cell table:style-name="ce10" office:value-type="string">
            <text:p>TC_Code_Page_01</text:p>
          </table:table-cell>
          <table:table-cell table:style-name="ce17"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text:s/>Widget project listed as a sub node</text:p>
            <text:p>9.Click code tab.</text:p>
          </table:table-cell>
          <table:table-cell office:value-type="string">
            <text:p>Framework</text:p>
          </table:table-cell>
          <table:table-cell table:style-name="ce17"/>
          <table:table-cell office:value-type="string">
            <text:p>User should be able to land on code validation page</text:p>
          </table:table-cell>
          <table:table-cell table:style-name="ce17" table:number-columns-repeated="4"/>
          <table:table-cell table:number-columns-repeated="243"/>
        </table:table-row>
        <table:table-row table:style-name="ro12">
          <table:table-cell table:style-name="ce10" office:value-type="float" office:value="12">
            <text:p>12</text:p>
          </table:table-cell>
          <table:table-cell table:style-name="ce17" office:value-type="string">
            <text:p>HTML5 Multichannel YUI <text:s text:c="2"/>Widget_Code validation page_UI Validation_Sonar Not Started</text:p>
          </table:table-cell>
          <table:table-cell table:style-name="ce17"/>
          <table:table-cell table:style-name="ce10" office:value-type="string">
            <text:p>TC_Code_Page_01</text:p>
          </table:table-cell>
          <table:table-cell table:style-name="ce17"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text:s/>Widget project listed as a sub node</text:p>
            <text:p>9.Click code tab.</text:p>
          </table:table-cell>
          <table:table-cell office:value-type="string">
            <text:p>Framework</text:p>
          </table:table-cell>
          <table:table-cell table:style-name="ce17"/>
          <table:table-cell office:value-type="string">
            <text:p>User should be able to view a message "Sonar not yet started" and Validate button(Disabled) ,Validation Report dropdown button and Code validation report is not available message[When sonar not started in comand Prompt].</text:p>
            <text:p><text:s text:c="30"/><text:s text:c="10"/></text:p>
          </table:table-cell>
          <table:table-cell table:style-name="ce17" office:value-type="string">
            <text:p>User should be able to view Validate button(enabled) ,Validation Report dropdown <text:s/>and Code validation report is not available message[When sonar started in comand Prompt].</text:p>
            <text:p><text:s text:c="30"/><text:s text:c="10"/></text:p>
          </table:table-cell>
          <table:table-cell table:style-name="ce17" table:number-columns-repeated="3"/>
          <table:table-cell table:number-columns-repeated="243"/>
        </table:table-row>
        <table:table-row table:style-name="ro11">
          <table:table-cell office:value-type="float" office:value="13">
            <text:p>13</text:p>
          </table:table-cell>
          <table:table-cell table:style-name="ce17" office:value-type="string">
            <text:p>HTML5 Multichannel YUI <text:s text:c="2"/>Widget_Code validation page_UI Validation_Sonar Started</text:p>
          </table:table-cell>
          <table:table-cell table:style-name="ce17"/>
          <table:table-cell table:style-name="ce10" office:value-type="string">
            <text:p>TC_Code_Page_01</text:p>
          </table:table-cell>
          <table:table-cell table:style-name="ce17"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text:s/>Widget project listed as a sub node</text:p>
            <text:p>9.Click code tab.</text:p>
          </table:table-cell>
          <table:table-cell office:value-type="string">
            <text:p>Framework</text:p>
          </table:table-cell>
          <table:table-cell table:style-name="ce17"/>
          <table:table-cell office:value-type="string">
            <text:p>User should be able to view Validate button(enabled) ,Validation Report dropdown <text:s/>and Code validation report is not available message[When sonar started in comand Prompt].</text:p>
            <text:p><text:s text:c="30"/><text:s text:c="10"/></text:p>
          </table:table-cell>
          <table:table-cell table:style-name="ce17" table:number-columns-repeated="4"/>
          <table:table-cell table:number-columns-repeated="243"/>
        </table:table-row>
        <table:table-row table:style-name="ro13">
          <table:table-cell table:style-name="ce10" office:value-type="float" office:value="14">
            <text:p>14</text:p>
          </table:table-cell>
          <table:table-cell table:style-name="ce17" office:value-type="string">
            <text:p>HTML5 Multichannel YUI <text:s text:c="2"/>Widget_Code validation page_UI validation_validate</text:p>
          </table:table-cell>
          <table:table-cell table:style-name="ce17"/>
          <table:table-cell table:style-name="ce10" office:value-type="string">
            <text:p>TC_Code_Page_07</text:p>
          </table:table-cell>
          <table:table-cell table:style-name="ce17" office:value-type="string">
            <text:p>Check for the <text:s/>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text:s/>Widget project listed as a sub node</text:p>
            <text:p>9.Click code tab </text:p>
            <text:p>10.Click validate button </text:p>
          </table:table-cell>
          <table:table-cell office:value-type="string">
            <text:p>Framework</text:p>
          </table:table-cell>
          <table:table-cell table:style-name="ce17"/>
          <table:table-cell office:value-type="string">
            <text:p>User should be able to view a popup withe the source and functional radio buttons, skip uint test check box,validate and cancel buttons,Close icon and a Validate Against text</text:p>
            <text:p><text:s text:c="30"/><text:s text:c="10"/></text:p>
            <text:p><text:s text:c="30"/><text:s text:c="26"/></text:p>
            <text:p><text:s text:c="30"/><text:s text:c="30"/><text:s text:c="4"/></text:p>
          </table:table-cell>
          <table:table-cell table:style-name="ce17" table:number-columns-repeated="4"/>
          <table:table-cell table:number-columns-repeated="243"/>
        </table:table-row>
        <table:table-row table:style-name="ro14">
          <table:table-cell office:value-type="float" office:value="15">
            <text:p>15</text:p>
          </table:table-cell>
          <table:table-cell table:style-name="ce17" office:value-type="string">
            <text:p>HTML5 Multichannel YUI <text:s text:c="2"/>Widget_ Project-Code validation page_validate report</text:p>
          </table:table-cell>
          <table:table-cell table:style-name="ce17"/>
          <table:table-cell table:style-name="ce10" office:value-type="string">
            <text:p>TC_Code_Page_10</text:p>
          </table:table-cell>
          <table:table-cell table:style-name="ce17" office:value-type="string">
            <text:p>Check for the <text:s/>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text:s/>Widget project listed as a sub node</text:p>
            <text:p>9.Click code tab </text:p>
            <text:p>10.Click validate Report dropdown</text:p>
            <text:p/>
          </table:table-cell>
          <table:table-cell office:value-type="string">
            <text:p>Framework</text:p>
          </table:table-cell>
          <table:table-cell table:style-name="ce17"/>
          <table:table-cell table:style-name="ce21" office:value-type="string">
            <text:p>The user can view the java, Java Script, JSP/JSF, HTML, Functional in the drop down list of the validate report.</text:p>
          </table:table-cell>
          <table:table-cell table:style-name="ce17" table:number-columns-repeated="4"/>
          <table:table-cell table:number-columns-repeated="243"/>
        </table:table-row>
        <table:table-row table:style-name="ro15">
          <table:table-cell table:style-name="ce10" office:value-type="float" office:value="16">
            <text:p>16</text:p>
          </table:table-cell>
          <table:table-cell table:style-name="ce17" office:value-type="string">
            <text:p>HTML5 Multichannel YUI <text:s text:c="2"/>Widget_ Project-Code Validation - Source - Without Skip Unit Test</text:p>
          </table:table-cell>
          <table:table-cell table:style-name="ce17"/>
          <table:table-cell table:style-name="ce10" office:value-type="string">
            <text:p>TC_Code_Page_13</text:p>
          </table:table-cell>
          <table:table-cell table:style-name="ce17" office:value-type="string">
            <text:p>Check whether User able to select <text:s/>Skip Unit Test check box</text:p>
          </table:table-cell>
          <table:table-cell table:style-name="ce17" office:value-type="string">
            <text:p>1. Click on the Application tab. </text:p>
            <text:p>2. Click on the existed/new created HTML5 Multichannel YUI <text:s text:c="2"/>Widget project that needs to be edited.</text:p>
            <text:p>3 Click on "Code" tab.</text:p>
            <text:p>4. Click on "Validate" button.</text:p>
            <text:p>5.Check the Skip Unit test check box</text:p>
            <text:p>6.Click on validate Button.</text:p>
          </table:table-cell>
          <table:table-cell office:value-type="string">
            <text:p>Framework</text:p>
          </table:table-cell>
          <table:table-cell table:style-name="ce17"/>
          <table:table-cell office:value-type="string">
            <text:p>User can view the Validation progress in the console and able to validate source code on selecting the skip unit test check box and view the report.</text:p>
          </table:table-cell>
          <table:table-cell table:style-name="ce17" table:number-columns-repeated="4"/>
          <table:table-cell table:number-columns-repeated="243"/>
        </table:table-row>
        <table:table-row table:style-name="ro16">
          <table:table-cell office:value-type="float" office:value="17">
            <text:p>17</text:p>
          </table:table-cell>
          <table:table-cell table:style-name="ce17" office:value-type="string">
            <text:p>HTML5 Multichannel YUI <text:s text:c="2"/>Widget_ Project-Code Validation- Source - With Skip Unit Test</text:p>
          </table:table-cell>
          <table:table-cell table:style-name="ce17"/>
          <table:table-cell table:style-name="ce10" office:value-type="string">
            <text:p>TC_Code_Page_14</text:p>
          </table:table-cell>
          <table:table-cell table:style-name="ce17" office:value-type="string">
            <text:p>Check user able to validate source code <text:s text:c="2"/>without selecting Skip Unit test</text:p>
          </table:table-cell>
          <table:table-cell table:style-name="ce17" office:value-type="string">
            <text:p>1. Click on the Projects tab. </text:p>
            <text:p>2. Click on the created HTML5 Multichannel YUI <text:s text:c="2"/>Widget <text:s/>project that needs to be edited.</text:p>
            <text:p>3. Click on code tab.</text:p>
            <text:p>4. Click on validate button.</text:p>
            <text:p>5.Click validate <text:s text:c="3"/><text:s text:c="12"/></text:p>
            <text:p><text:s text:c="8"/></text:p>
            <text:p/>
            <text:p/>
          </table:table-cell>
          <table:table-cell office:value-type="string">
            <text:p>Framework</text:p>
          </table:table-cell>
          <table:table-cell table:style-name="ce17"/>
          <table:table-cell office:value-type="string">
            <text:p>User can view the Validation progress in the console and able to validate source code without selecting the skip unit test check box.</text:p>
          </table:table-cell>
          <table:table-cell table:style-name="ce17" table:number-columns-repeated="4"/>
          <table:table-cell table:number-columns-repeated="243"/>
        </table:table-row>
        <table:table-row table:style-name="ro16">
          <table:table-cell table:style-name="ce10" office:value-type="float" office:value="18">
            <text:p>18</text:p>
          </table:table-cell>
          <table:table-cell table:style-name="ce17" office:value-type="string">
            <text:p>HTML5 Multichannel YUI <text:s text:c="2"/>Widget_ Project-Code Validation - Source - Verify <text:s/>Unit Test Results</text:p>
          </table:table-cell>
          <table:table-cell table:style-name="ce17"/>
          <table:table-cell table:style-name="ce10" office:value-type="string">
            <text:p>TC_Code_Page_14</text:p>
          </table:table-cell>
          <table:table-cell table:style-name="ce17" office:value-type="string">
            <text:p>Check user able to validate source code Verify Skip Unit Test</text:p>
          </table:table-cell>
          <table:table-cell table:style-name="ce17" office:value-type="string">
            <text:p>1. Click on the Projects tab. </text:p>
            <text:p>2. Click on the created HTML5 Multichannel YUI <text:s text:c="2"/>Widget <text:s/>project that needs to be edited.</text:p>
            <text:p>3. Click on code tab.</text:p>
            <text:p>4. Click on validate button.</text:p>
            <text:p>5.Click validate <text:s text:c="3"/><text:s text:c="12"/></text:p>
            <text:p><text:s text:c="8"/></text:p>
            <text:p/>
            <text:p/>
          </table:table-cell>
          <table:table-cell office:value-type="string">
            <text:p>Framework</text:p>
          </table:table-cell>
          <table:table-cell table:style-name="ce17"/>
          <table:table-cell office:value-type="string">
            <text:p>User can view the Unit Test reports under the Quality Tab</text:p>
          </table:table-cell>
          <table:table-cell table:style-name="ce17" table:number-columns-repeated="4"/>
          <table:table-cell table:number-columns-repeated="243"/>
        </table:table-row>
        <table:table-row table:style-name="ro17">
          <table:table-cell office:value-type="float" office:value="19">
            <text:p>19</text:p>
          </table:table-cell>
          <table:table-cell table:style-name="ce17" office:value-type="string">
            <text:p>HTML5 Multichannel YUI <text:s text:c="2"/>Widget_Code validation_Report icon</text:p>
          </table:table-cell>
          <table:table-cell table:style-name="ce17"/>
          <table:table-cell table:style-name="ce10" office:value-type="string">
            <text:p>TC_Code_page_21</text:p>
          </table:table-cell>
          <table:table-cell table:style-name="ce17" office:value-type="string">
            <text:p>Check whether the Report icon after executing </text:p>
          </table:table-cell>
          <table:table-cell table:style-name="ce21" office:value-type="string">
            <text:p>1. Click on the Projects page . </text:p>
            <text:p>2. Click on the created HTML5 Multichannel YUI <text:s text:c="2"/>Widget project.</text:p>
            <text:p/>
            <text:p/>
            <text:p/>
          </table:table-cell>
          <table:table-cell office:value-type="string">
            <text:p>Framework</text:p>
          </table:table-cell>
          <table:table-cell table:style-name="ce17"/>
          <table:table-cell office:value-type="string">
            <text:p>User should be able to view report icon after executing code validation In the Project page against the Application</text:p>
          </table:table-cell>
          <table:table-cell table:style-name="ce17" table:number-columns-repeated="4"/>
          <table:table-cell table:number-columns-repeated="243"/>
        </table:table-row>
        <table:table-row table:style-name="ro11">
          <table:table-cell table:style-name="ce10" office:value-type="float" office:value="20">
            <text:p>20</text:p>
          </table:table-cell>
          <table:table-cell table:style-name="ce13" office:value-type="string">
            <text:p><text:s/>HTML5 Multichannel YUI <text:s/><text:s/>Widget_Project-Code - Report - Generate Report Popup - UI Validation</text:p>
          </table:table-cell>
          <table:table-cell table:style-name="ce15"/>
          <table:table-cell table:style-name="ce9" office:value-type="string">
            <text:p>TC_ Code Page_23</text:p>
          </table:table-cell>
          <table:table-cell office:value-type="string">
            <text:p>Check for the <text:s/>Report <text:s/>Popup <text:s/>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Multichannel YUI <text:s/><text:s/>Widget Project.</text:p>
            <text:p>7.Click on the Report Icon.</text:p>
            <text:p/>
            <text:p><text:s text:c="32"/></text:p>
          </table:table-cell>
          <table:table-cell office:value-type="string">
            <text:p>Framework </text:p>
          </table:table-cell>
          <table:table-cell table:style-name="ce30"/>
          <table:table-cell table:style-name="ce13"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27"/>
          <table:table-cell table:style-name="ce46" table:number-columns-repeated="3"/>
          <table:table-cell table:number-columns-repeated="243"/>
        </table:table-row>
        <table:table-row table:style-name="ro6">
          <table:table-cell office:value-type="float" office:value="21">
            <text:p>21</text:p>
          </table:table-cell>
          <table:table-cell table:style-name="ce13" office:value-type="string">
            <text:p>HTML5 Multichannel YUI <text:s text:c="2"/>Widget_ Project-Code- Report - Overall Report <text:s/>- Code Validation - Source </text:p>
          </table:table-cell>
          <table:table-cell table:style-name="ce15"/>
          <table:table-cell table:style-name="ce9" office:value-type="string">
            <text:p>TC_ Projects Page_28</text:p>
          </table:table-cell>
          <table:table-cell office:value-type="string">
            <text:p>Check for the <text:s/>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 Radio Button.</text:p>
            <text:p/>
            <text:p><text:s text:c="32"/></text:p>
          </table:table-cell>
          <table:table-cell office:value-type="string">
            <text:p>Framework </text:p>
          </table:table-cell>
          <table:table-cell table:style-name="ce30"/>
          <table:table-cell table:style-name="ce13" office:value-type="string">
            <text:p>User should be able to view the Generate Button Enabled.</text:p>
          </table:table-cell>
          <table:table-cell table:style-name="ce27"/>
          <table:table-cell table:style-name="ce46" table:number-columns-repeated="3"/>
          <table:table-cell table:number-columns-repeated="243"/>
        </table:table-row>
        <table:table-row table:style-name="ro14">
          <table:table-cell table:style-name="ce10" office:value-type="float" office:value="22">
            <text:p>22</text:p>
          </table:table-cell>
          <table:table-cell table:style-name="ce13" office:value-type="string">
            <text:p>HTML5 Multichannel YUI <text:s text:c="2"/>Widget_ Project-Code- Report - Overall Report <text:s/>- Generate - Code Validation - Source </text:p>
          </table:table-cell>
          <table:table-cell table:style-name="ce15"/>
          <table:table-cell table:style-name="ce9" office:value-type="string">
            <text:p>TC_ Projects Page_29</text:p>
          </table:table-cell>
          <table:table-cell office:value-type="string">
            <text:p>Check for the <text:s/>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
            <text:p><text:s text:c="32"/></text:p>
          </table:table-cell>
          <table:table-cell office:value-type="string">
            <text:p>Framework </text:p>
          </table:table-cell>
          <table:table-cell table:style-name="ce30"/>
          <table:table-cell table:style-name="ce13" office:value-type="string">
            <text:p>User should be able to view <text:s/>the Overall PDF Report available in the Generate Popup.</text:p>
          </table:table-cell>
          <table:table-cell table:style-name="ce27"/>
          <table:table-cell table:style-name="ce46" table:number-columns-repeated="3"/>
          <table:table-cell table:number-columns-repeated="243"/>
        </table:table-row>
        <table:table-row table:style-name="ro18">
          <table:table-cell office:value-type="float" office:value="23">
            <text:p>23</text:p>
          </table:table-cell>
          <table:table-cell table:style-name="ce13" office:value-type="string">
            <text:p><text:s/>HTML5 Multichannel YUI <text:s/><text:s/>Widget_ Project-Code- Report - Overall Report <text:s/>- Availablity - Code Validation - Source </text:p>
          </table:table-cell>
          <table:table-cell table:style-name="ce15"/>
          <table:table-cell table:style-name="ce9" office:value-type="string">
            <text:p>TC_ Projects Page_30</text:p>
          </table:table-cell>
          <table:table-cell office:value-type="string">
            <text:p>Check for the <text:s/>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style-name="ce30"/>
          <table:table-cell table:style-name="ce13"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19">
          <table:table-cell table:style-name="ce10" office:value-type="float" office:value="24">
            <text:p>24</text:p>
          </table:table-cell>
          <table:table-cell table:style-name="ce13" office:value-type="string">
            <text:p>HTML5 Multichannel YUI <text:s/><text:s/>Widget_ Project-Code - Report - Overall Report - Code Validation - Source - Open With <text:s/>- Generate Report Popup - Cancel</text:p>
          </table:table-cell>
          <table:table-cell table:style-name="ce15"/>
          <table:table-cell table:style-name="ce9" office:value-type="string">
            <text:p>TC_ Projects Page_32</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ext:p><text:s text:c="32"/></text:p>
          </table:table-cell>
          <table:table-cell office:value-type="string">
            <text:p>Framework </text:p>
          </table:table-cell>
          <table:table-cell table:style-name="ce30"/>
          <table:table-cell table:style-name="ce13" office:value-type="string">
            <text:p>User should be able to view <text:s/>the Overall PDF Report available in the Generate Popup.</text:p>
          </table:table-cell>
          <table:table-cell table:style-name="ce27"/>
          <table:table-cell table:style-name="ce46" table:number-columns-repeated="3"/>
          <table:table-cell table:number-columns-repeated="243"/>
        </table:table-row>
        <table:table-row table:style-name="ro20">
          <table:table-cell office:value-type="float" office:value="25">
            <text:p>25</text:p>
          </table:table-cell>
          <table:table-cell table:style-name="ce13" office:value-type="string">
            <text:p>HTML5 Multichannel YUI <text:s text:c="2"/>Widget_ Project-Code - Report - Overall Report <text:s/>- Generated PDF <text:s/>- Code Validation - Source - Save File</text:p>
          </table:table-cell>
          <table:table-cell table:style-name="ce15"/>
          <table:table-cell table:style-name="ce9" office:value-type="string">
            <text:p>TC_ Projects Page_38</text:p>
          </table:table-cell>
          <table:table-cell office:value-type="string">
            <text:p>Check for the <text:s/>Overall Report Generated PDF <text:s/>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Code Validation for source after Downloading.</text:p>
          </table:table-cell>
          <table:table-cell table:style-name="ce27"/>
          <table:table-cell table:style-name="ce46" table:number-columns-repeated="3"/>
          <table:table-cell table:number-columns-repeated="243"/>
        </table:table-row>
        <table:table-row table:style-name="ro21">
          <table:table-cell table:style-name="ce10" office:value-type="float" office:value="26">
            <text:p>26</text:p>
          </table:table-cell>
          <table:table-cell table:style-name="ce13" office:value-type="string">
            <text:p>HTML5 Multichannel YUI <text:s/><text:s/>Widget_ Project-Code- Report - Overall Report - Code Validation - Source - Save File <text:s/>- Generate Report Popup - Cancel</text:p>
          </table:table-cell>
          <table:table-cell table:style-name="ce15"/>
          <table:table-cell table:style-name="ce9" office:value-type="string">
            <text:p>TC_ Projects Page_39</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style-name="ce30"/>
          <table:table-cell table:style-name="ce13" office:value-type="string">
            <text:p>User should be able to view the Application.</text:p>
          </table:table-cell>
          <table:table-cell table:style-name="ce27"/>
          <table:table-cell table:style-name="ce46" table:number-columns-repeated="3"/>
          <table:table-cell table:number-columns-repeated="243"/>
        </table:table-row>
        <table:table-row table:style-name="ro14">
          <table:table-cell office:value-type="float" office:value="27">
            <text:p>27</text:p>
          </table:table-cell>
          <table:table-cell table:style-name="ce13" office:value-type="string">
            <text:p>HTML5 Multichannel YUI <text:s text:c="2"/>Widget_ Project-Code - Report - Detailed Report <text:s/>- Generate - Code Validation - Source </text:p>
          </table:table-cell>
          <table:table-cell table:style-name="ce15"/>
          <table:table-cell table:style-name="ce9" office:value-type="string">
            <text:p>TC_ Projects Page_44</text:p>
          </table:table-cell>
          <table:table-cell office:value-type="string">
            <text:p>Check for the <text:s/>Detailed <text:s/>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8">
          <table:table-cell table:style-name="ce10" office:value-type="float" office:value="28">
            <text:p>28</text:p>
          </table:table-cell>
          <table:table-cell table:style-name="ce13" office:value-type="string">
            <text:p>HTML5 Multichannel YUI <text:s/><text:s/>Widget_ Project-Code - Report - Detailed Report <text:s/>- Availablity - Code Validation - Source </text:p>
          </table:table-cell>
          <table:table-cell table:style-name="ce15"/>
          <table:table-cell table:style-name="ce9" office:value-type="string">
            <text:p>TC_ Projects Page_45</text:p>
          </table:table-cell>
          <table:table-cell office:value-type="string">
            <text:p>Check for the <text:s/>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12.Click on the Detailed PDF report available in the Generate Popup.</text:p>
            <text:p/>
            <text:p/>
            <text:p><text:s text:c="32"/></text:p>
          </table:table-cell>
          <table:table-cell office:value-type="string">
            <text:p>Framework </text:p>
          </table:table-cell>
          <table:table-cell table:style-name="ce30"/>
          <table:table-cell table:style-name="ce13"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18">
          <table:table-cell office:value-type="float" office:value="29">
            <text:p>29</text:p>
          </table:table-cell>
          <table:table-cell table:style-name="ce13" office:value-type="string">
            <text:p><text:s/>HTML5 Multichannel YUI <text:s text:c="2"/>Widget_ Project-Code- Report - Detailed <text:s/>Report <text:s/>- Generated PDF <text:s/>- Code Validation - Source - Open With</text:p>
          </table:table-cell>
          <table:table-cell table:style-name="ce15"/>
          <table:table-cell table:style-name="ce9" office:value-type="string">
            <text:p>TC_ Projects Page_46</text:p>
          </table:table-cell>
          <table:table-cell office:value-type="string">
            <text:p>Check for the <text:s/>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Code Validation for source after Downloading.</text:p>
          </table:table-cell>
          <table:table-cell table:style-name="ce27"/>
          <table:table-cell table:style-name="ce46" table:number-columns-repeated="3"/>
          <table:table-cell table:number-columns-repeated="243"/>
        </table:table-row>
        <table:table-row table:style-name="ro19">
          <table:table-cell table:style-name="ce10" office:value-type="float" office:value="30">
            <text:p>30</text:p>
          </table:table-cell>
          <table:table-cell table:style-name="ce13" office:value-type="string">
            <text:p><text:s/>HTML5 Multichannel YUI <text:s/><text:s/>Widget_ Project-Code- Report - Detailed Report - Code Validation - Source - Open With <text:s/>- Generate Report Popup - Cancel - Report Verify</text:p>
          </table:table-cell>
          <table:table-cell table:style-name="ce15"/>
          <table:table-cell table:style-name="ce9" office:value-type="string">
            <text:p>TC_ Projects Page_48</text:p>
          </table:table-cell>
          <table:table-cell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20">
          <table:table-cell office:value-type="float" office:value="31">
            <text:p>31</text:p>
          </table:table-cell>
          <table:table-cell table:style-name="ce13" office:value-type="string">
            <text:p>HTML5 Multichannel YUI <text:s text:c="2"/>Widget_ Project-Code - Report - Detailed Report <text:s/>- Generated PDF <text:s/>- Code Validation - Source - Save File</text:p>
          </table:table-cell>
          <table:table-cell table:style-name="ce15"/>
          <table:table-cell table:style-name="ce9" office:value-type="string">
            <text:p>TC_ Projects Page_52</text:p>
          </table:table-cell>
          <table:table-cell office:value-type="string">
            <text:p>Check for the <text:s/>Overall Report Generated PDF <text:s/>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10.Click Ok Button(After Selecting the save file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Code Validation for source after Downloading.</text:p>
          </table:table-cell>
          <table:table-cell table:style-name="ce27"/>
          <table:table-cell table:style-name="ce46" table:number-columns-repeated="3"/>
          <table:table-cell table:number-columns-repeated="243"/>
        </table:table-row>
        <table:table-row table:style-name="ro18">
          <table:table-cell table:style-name="ce10" office:value-type="float" office:value="32">
            <text:p>32</text:p>
          </table:table-cell>
          <table:table-cell table:style-name="ce13" office:value-type="string">
            <text:p>HTML5 Multichannel YUI <text:s/><text:s/>Widget_ Project-Code - Report - Detailed Report - Code Validation - Source - Save File <text:s/>- Generate Report Popup - Cancel </text:p>
          </table:table-cell>
          <table:table-cell table:style-name="ce15"/>
          <table:table-cell table:style-name="ce9" office:value-type="string">
            <text:p>TC_ Projects Page_53</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10.Click Ok Button(After Selecting the save file option).</text:p>
            <text:p>11.Click on the Cancel Button.</text:p>
            <text:p>12.Click on report icon</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22">
          <table:table-cell office:value-type="float" office:value="33">
            <text:p>33</text:p>
          </table:table-cell>
          <table:table-cell table:style-name="ce17" office:value-type="string">
            <text:p>HTML5 Multichannel YUI <text:s text:c="2"/>Widget_ Project-Code Validation - Functional</text:p>
          </table:table-cell>
          <table:table-cell table:style-name="ce17"/>
          <table:table-cell table:style-name="ce10" office:value-type="string">
            <text:p>TC_Code_Page_14</text:p>
          </table:table-cell>
          <table:table-cell table:style-name="ce17" office:value-type="string">
            <text:p>Check user able to validate Functionalcode</text:p>
          </table:table-cell>
          <table:table-cell table:style-name="ce17" office:value-type="string">
            <text:p>1.Click on the Projects tab. </text:p>
            <text:p>2.Click on the created HTML5 Multichannel YUI <text:s text:c="2"/>Widget <text:s/>project that needs to be edited.</text:p>
            <text:p>3.Click on code tab.</text:p>
            <text:p>4.Click on validate button.</text:p>
            <text:p>5.Select the Functional radio button</text:p>
            <text:p>5.Click validate <text:s text:c="3"/><text:s text:c="12"/></text:p>
            <text:p><text:s text:c="8"/></text:p>
            <text:p/>
            <text:p/>
          </table:table-cell>
          <table:table-cell office:value-type="string">
            <text:p>Framework</text:p>
          </table:table-cell>
          <table:table-cell table:style-name="ce17"/>
          <table:table-cell office:value-type="string">
            <text:p>User can view the Code Validation progress in the console ending with the Message "Build Success"</text:p>
          </table:table-cell>
          <table:table-cell table:style-name="ce17" table:number-columns-repeated="4"/>
          <table:table-cell table:number-columns-repeated="243"/>
        </table:table-row>
        <table:table-row table:style-name="ro23">
          <table:table-cell table:style-name="ce10" office:value-type="float" office:value="34">
            <text:p>34</text:p>
          </table:table-cell>
          <table:table-cell table:style-name="ce17" office:value-type="string">
            <text:p>HTML5 Multichannel YUI <text:s text:c="2"/>Widget_ Project-Code Validation - Functional - Report</text:p>
          </table:table-cell>
          <table:table-cell table:style-name="ce17"/>
          <table:table-cell table:style-name="ce10" office:value-type="string">
            <text:p>TC_Code_Page_14</text:p>
          </table:table-cell>
          <table:table-cell table:style-name="ce17" office:value-type="string">
            <text:p>Check user able to validate Functional code - Report</text:p>
          </table:table-cell>
          <table:table-cell table:style-name="ce17" office:value-type="string">
            <text:p>1.Click on the Projects tab. </text:p>
            <text:p>2.Click on the created HTML5 Multichannel YUI <text:s text:c="2"/>Widget <text:s/>project that needs to be edited.</text:p>
            <text:p>3.Click on code tab.</text:p>
            <text:p>4.Click on validate button.</text:p>
            <text:p>5.Select the Functional radio button</text:p>
            <text:p>6.Click validate <text:s text:c="2"/></text:p>
            <text:p>7.Click on Cancel Button</text:p>
            <text:p>8.Click validate Report dropdown</text:p>
            <text:p>9.Select the Functional option.</text:p>
            <text:p><text:s text:c="12"/></text:p>
            <text:p><text:s text:c="8"/></text:p>
            <text:p/>
            <text:p/>
          </table:table-cell>
          <table:table-cell office:value-type="string">
            <text:p>Framework</text:p>
          </table:table-cell>
          <table:table-cell table:style-name="ce17"/>
          <table:table-cell office:value-type="string">
            <text:p>User can view the Functional Code Validation report.</text:p>
          </table:table-cell>
          <table:table-cell table:style-name="ce17" table:number-columns-repeated="4"/>
          <table:table-cell table:number-columns-repeated="243"/>
        </table:table-row>
        <table:table-row table:style-name="ro17">
          <table:table-cell office:value-type="float" office:value="35">
            <text:p>35</text:p>
          </table:table-cell>
          <table:table-cell table:style-name="ce17" office:value-type="string">
            <text:p>HTML5 Multichannel YUI <text:s text:c="2"/>Widget_Code validation_Report icon</text:p>
          </table:table-cell>
          <table:table-cell table:style-name="ce17"/>
          <table:table-cell table:style-name="ce10" office:value-type="string">
            <text:p>TC_Code_page_21</text:p>
          </table:table-cell>
          <table:table-cell table:style-name="ce17" office:value-type="string">
            <text:p>Check whether the Report icon after executing </text:p>
          </table:table-cell>
          <table:table-cell table:style-name="ce21" office:value-type="string">
            <text:p>1. Click on the Projects page . </text:p>
            <text:p>2. Click on the created HTML5 Multichannel YUI <text:s text:c="2"/>Widget project.</text:p>
            <text:p/>
            <text:p/>
            <text:p/>
          </table:table-cell>
          <table:table-cell office:value-type="string">
            <text:p>Framework</text:p>
          </table:table-cell>
          <table:table-cell table:style-name="ce17"/>
          <table:table-cell office:value-type="string">
            <text:p>User should be able to view report icon after executing code validation In the Project page against the Application</text:p>
          </table:table-cell>
          <table:table-cell table:style-name="ce17" table:number-columns-repeated="4"/>
          <table:table-cell table:number-columns-repeated="243"/>
        </table:table-row>
        <table:table-row table:style-name="ro14">
          <table:table-cell table:style-name="ce10" office:value-type="float" office:value="36">
            <text:p>36</text:p>
          </table:table-cell>
          <table:table-cell table:style-name="ce13" office:value-type="string">
            <text:p>HTML5 Multichannel YUI <text:s text:c="2"/>Widget_ Project-Code- Report - Overall Report <text:s/>- Code Validation - Functional</text:p>
          </table:table-cell>
          <table:table-cell table:style-name="ce15"/>
          <table:table-cell table:style-name="ce9" office:value-type="string">
            <text:p>TC_ Projects Page_28</text:p>
          </table:table-cell>
          <table:table-cell office:value-type="string">
            <text:p>Check for the <text:s/>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 Radio Button.</text:p>
            <text:p/>
            <text:p><text:s text:c="32"/></text:p>
          </table:table-cell>
          <table:table-cell office:value-type="string">
            <text:p>Framework </text:p>
          </table:table-cell>
          <table:table-cell table:style-name="ce30"/>
          <table:table-cell table:style-name="ce13" office:value-type="string">
            <text:p>User should be able to view the Generate Button Enabled.</text:p>
          </table:table-cell>
          <table:table-cell table:style-name="ce17"/>
          <table:table-cell table:style-name="ce46" table:number-columns-repeated="3"/>
          <table:table-cell table:number-columns-repeated="243"/>
        </table:table-row>
        <table:table-row table:style-name="ro14">
          <table:table-cell office:value-type="float" office:value="37">
            <text:p>37</text:p>
          </table:table-cell>
          <table:table-cell table:style-name="ce13" office:value-type="string">
            <text:p>HTML5 Multichannel YUI <text:s text:c="2"/>Widget_ Project-Code- Report <text:s/>- Code Validation - Functional - Overall Report <text:s/>- Generate</text:p>
          </table:table-cell>
          <table:table-cell table:style-name="ce15"/>
          <table:table-cell table:style-name="ce9" office:value-type="string">
            <text:p>TC_ Projects Page_29</text:p>
          </table:table-cell>
          <table:table-cell office:value-type="string">
            <text:p>Check for the <text:s/>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
            <text:p><text:s text:c="32"/></text:p>
          </table:table-cell>
          <table:table-cell office:value-type="string">
            <text:p>Framework </text:p>
          </table:table-cell>
          <table:table-cell table:style-name="ce30"/>
          <table:table-cell table:style-name="ce13" office:value-type="string">
            <text:p>User should be able to view <text:s/>the Overall PDF Report available in the Generate Popup.</text:p>
          </table:table-cell>
          <table:table-cell table:style-name="ce17"/>
          <table:table-cell table:style-name="ce46" table:number-columns-repeated="3"/>
          <table:table-cell table:number-columns-repeated="243"/>
        </table:table-row>
        <table:table-row table:style-name="ro18">
          <table:table-cell table:style-name="ce10" office:value-type="float" office:value="38">
            <text:p>38</text:p>
          </table:table-cell>
          <table:table-cell table:style-name="ce13" office:value-type="string">
            <text:p><text:s/>HTML5 Multichannel YUI <text:s/><text:s/>Widget_ Project-Code- Report <text:s/>- Code Validation - Functional - Overall Report <text:s/>- Availablity</text:p>
          </table:table-cell>
          <table:table-cell table:style-name="ce15"/>
          <table:table-cell table:style-name="ce9" office:value-type="string">
            <text:p>TC_ Projects Page_30</text:p>
          </table:table-cell>
          <table:table-cell office:value-type="string">
            <text:p>Check for the <text:s/>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style-name="ce30"/>
          <table:table-cell table:style-name="ce13" office:value-type="string">
            <text:p>User should be able to view a Popup <text:s/>where user is provided with options to open or download the PDF Report.</text:p>
          </table:table-cell>
          <table:table-cell table:style-name="ce17"/>
          <table:table-cell table:style-name="ce46" table:number-columns-repeated="3"/>
          <table:table-cell table:number-columns-repeated="243"/>
        </table:table-row>
        <table:table-row table:style-name="ro18">
          <table:table-cell office:value-type="float" office:value="39">
            <text:p>39</text:p>
          </table:table-cell>
          <table:table-cell table:style-name="ce13" office:value-type="string">
            <text:p>HTML5 Multichannel YUI <text:s text:c="2"/>Widget_ Project-Code - Report <text:s text:c="2"/>- Code Validation - Functional- Open With - Overall Report <text:s/>- Generated PDF</text:p>
          </table:table-cell>
          <table:table-cell table:style-name="ce15"/>
          <table:table-cell table:style-name="ce9" office:value-type="string">
            <text:p>TC_ Projects Page_31</text:p>
          </table:table-cell>
          <table:table-cell office:value-type="string">
            <text:p>Check for the <text:s/>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Code Validation for source.</text:p>
          </table:table-cell>
          <table:table-cell table:style-name="ce17"/>
          <table:table-cell table:style-name="ce46" table:number-columns-repeated="3"/>
          <table:table-cell table:number-columns-repeated="243"/>
        </table:table-row>
        <table:table-row table:style-name="ro19">
          <table:table-cell table:style-name="ce10" office:value-type="float" office:value="40">
            <text:p>40</text:p>
          </table:table-cell>
          <table:table-cell table:style-name="ce13" office:value-type="string">
            <text:p>HTML5 Multichannel YUI <text:s/><text:s/>Widget_ Project-Code - Report - Overall Report - Code Validation - Functional- Open With <text:s/>- Generate Report Popup - Cancel - Report Verify</text:p>
          </table:table-cell>
          <table:table-cell table:style-name="ce15"/>
          <table:table-cell table:style-name="ce9" office:value-type="string">
            <text:p>TC_ Projects Page_32</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ext:p><text:s text:c="32"/></text:p>
          </table:table-cell>
          <table:table-cell office:value-type="string">
            <text:p>Framework </text:p>
          </table:table-cell>
          <table:table-cell table:style-name="ce30"/>
          <table:table-cell table:style-name="ce13" office:value-type="string">
            <text:p>User should be able to view <text:s/>the Overall PDF Report available in the Generate Popup.</text:p>
          </table:table-cell>
          <table:table-cell table:style-name="ce17"/>
          <table:table-cell table:style-name="ce46" table:number-columns-repeated="3"/>
          <table:table-cell table:number-columns-repeated="243"/>
        </table:table-row>
        <table:table-row table:style-name="ro21">
          <table:table-cell office:value-type="float" office:value="41">
            <text:p>41</text:p>
          </table:table-cell>
          <table:table-cell table:style-name="ce13" office:value-type="string">
            <text:p>HTML5 Multichannel YUI <text:s text:c="2"/>Widget_ Project-Code - Report - Overall Report <text:s/>- Generated PDF <text:s/>- Code Validation - Functional- Save File</text:p>
          </table:table-cell>
          <table:table-cell table:style-name="ce15"/>
          <table:table-cell table:style-name="ce9" office:value-type="string">
            <text:p>TC_ Projects Page_38</text:p>
          </table:table-cell>
          <table:table-cell office:value-type="string">
            <text:p>Check for the <text:s/>Overall Report Generated PDF <text:s/>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Code Validation for Functionalafter Downloading.</text:p>
          </table:table-cell>
          <table:table-cell table:style-name="ce17"/>
          <table:table-cell table:style-name="ce46" table:number-columns-repeated="3"/>
          <table:table-cell table:number-columns-repeated="243"/>
        </table:table-row>
        <table:table-row table:style-name="ro21">
          <table:table-cell table:style-name="ce10" office:value-type="float" office:value="42">
            <text:p>42</text:p>
          </table:table-cell>
          <table:table-cell table:style-name="ce13" office:value-type="string">
            <text:p>HTML5 Multichannel YUI <text:s/><text:s/>Widget_ Project-Code- Report - Overall Report - Code Validation - Functional- Save File <text:s/>- Generate Report Popup - Cancel</text:p>
          </table:table-cell>
          <table:table-cell table:style-name="ce15"/>
          <table:table-cell table:style-name="ce9" office:value-type="string">
            <text:p>TC_ Projects Page_39</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style-name="ce30"/>
          <table:table-cell table:style-name="ce13" office:value-type="string">
            <text:p>User should be able to view the Application.</text:p>
          </table:table-cell>
          <table:table-cell table:style-name="ce17"/>
          <table:table-cell table:style-name="ce46" table:number-columns-repeated="3"/>
          <table:table-cell table:number-columns-repeated="243"/>
        </table:table-row>
        <table:table-row table:style-name="ro14">
          <table:table-cell office:value-type="float" office:value="43">
            <text:p>43</text:p>
          </table:table-cell>
          <table:table-cell table:style-name="ce13" office:value-type="string">
            <text:p>HTML5 Multichannel YUI <text:s text:c="2"/>Widget_ Project-Code - Report - Detailed Report <text:s/>- Generate - Code Validation - Functional</text:p>
          </table:table-cell>
          <table:table-cell table:style-name="ce15"/>
          <table:table-cell table:style-name="ce9" office:value-type="string">
            <text:p>TC_ Projects Page_44</text:p>
          </table:table-cell>
          <table:table-cell office:value-type="string">
            <text:p>Check for the <text:s/>Detailed <text:s/>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17"/>
          <table:table-cell table:style-name="ce46" table:number-columns-repeated="3"/>
          <table:table-cell table:number-columns-repeated="243"/>
        </table:table-row>
        <table:table-row table:style-name="ro18">
          <table:table-cell table:style-name="ce10" office:value-type="float" office:value="44">
            <text:p>44</text:p>
          </table:table-cell>
          <table:table-cell table:style-name="ce13" office:value-type="string">
            <text:p>HTML5 Multichannel YUI <text:s/><text:s/>Widget_ Project-Code - Report - Detailed Report <text:s/>- Availablity - Code Validation - Functional</text:p>
          </table:table-cell>
          <table:table-cell table:style-name="ce15"/>
          <table:table-cell table:style-name="ce9" office:value-type="string">
            <text:p>TC_ Projects Page_45</text:p>
          </table:table-cell>
          <table:table-cell office:value-type="string">
            <text:p>Check for the <text:s/>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12.Click on the Detailed PDF report available in the Generate Popup.</text:p>
            <text:p/>
            <text:p/>
            <text:p><text:s text:c="32"/></text:p>
          </table:table-cell>
          <table:table-cell office:value-type="string">
            <text:p>Framework </text:p>
          </table:table-cell>
          <table:table-cell table:style-name="ce30"/>
          <table:table-cell table:style-name="ce13" office:value-type="string">
            <text:p>User should be able to view a Popup <text:s/>where user is provided with options to open or download the PDF Report.</text:p>
          </table:table-cell>
          <table:table-cell table:style-name="ce17"/>
          <table:table-cell table:style-name="ce46" table:number-columns-repeated="3"/>
          <table:table-cell table:number-columns-repeated="243"/>
        </table:table-row>
        <table:table-row table:style-name="ro18">
          <table:table-cell office:value-type="float" office:value="45">
            <text:p>45</text:p>
          </table:table-cell>
          <table:table-cell table:style-name="ce13" office:value-type="string">
            <text:p><text:s/>HTML5 Multichannel YUI <text:s text:c="2"/>Widget_ Project-Code- Report - Detailed <text:s/>Report <text:s/>- Generated PDF <text:s/>- Code Validation - Functional- Open With</text:p>
          </table:table-cell>
          <table:table-cell table:style-name="ce15"/>
          <table:table-cell table:style-name="ce9" office:value-type="string">
            <text:p>TC_ Projects Page_46</text:p>
          </table:table-cell>
          <table:table-cell office:value-type="string">
            <text:p>Check for the <text:s/>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Code Validation for Functionalafter Downloading.</text:p>
          </table:table-cell>
          <table:table-cell table:style-name="ce17"/>
          <table:table-cell table:style-name="ce46" table:number-columns-repeated="3"/>
          <table:table-cell table:number-columns-repeated="243"/>
        </table:table-row>
        <table:table-row table:style-name="ro19">
          <table:table-cell table:style-name="ce10" office:value-type="float" office:value="46">
            <text:p>46</text:p>
          </table:table-cell>
          <table:table-cell table:style-name="ce13" office:value-type="string">
            <text:p><text:s/>HTML5 Multichannel YUI <text:s/><text:s/>Widget_ Project-Code- Report - Detailed Report - Code Validation - Functional- Open With <text:s/>- Generate Report Popup - Cancel - Report Verify</text:p>
          </table:table-cell>
          <table:table-cell table:style-name="ce15"/>
          <table:table-cell table:style-name="ce9" office:value-type="string">
            <text:p>TC_ Projects Page_48</text:p>
          </table:table-cell>
          <table:table-cell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21">
          <table:table-cell office:value-type="float" office:value="47">
            <text:p>47</text:p>
          </table:table-cell>
          <table:table-cell table:style-name="ce13" office:value-type="string">
            <text:p>HTML5 Multichannel YUI <text:s text:c="2"/>Widget_ Project-Code - Report - Detailed Report <text:s/>- Generated PDF <text:s/>- Code Validation - Functional- Save File</text:p>
          </table:table-cell>
          <table:table-cell table:style-name="ce15"/>
          <table:table-cell table:style-name="ce9" office:value-type="string">
            <text:p>TC_ Projects Page_52</text:p>
          </table:table-cell>
          <table:table-cell office:value-type="string">
            <text:p>Check for the <text:s/>Overall Report Generated PDF <text:s/>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10.Click Ok Button(After Selecting the save file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Code Validation for Functionalafter Downloading.</text:p>
          </table:table-cell>
          <table:table-cell table:style-name="ce27"/>
          <table:table-cell table:style-name="ce46" table:number-columns-repeated="3"/>
          <table:table-cell table:number-columns-repeated="243"/>
        </table:table-row>
        <table:table-row table:style-name="ro18">
          <table:table-cell table:style-name="ce10" office:value-type="float" office:value="48">
            <text:p>48</text:p>
          </table:table-cell>
          <table:table-cell table:style-name="ce13" office:value-type="string">
            <text:p>HTML5 Multichannel YUI <text:s/><text:s/>Widget_ Project-Code - Report - Detailed Report - Code Validation - Functional- Save File <text:s/>- Generate Report Popup - Cancel - Report Icon</text:p>
          </table:table-cell>
          <table:table-cell table:style-name="ce15"/>
          <table:table-cell table:style-name="ce9" office:value-type="string">
            <text:p>TC_ Projects Page_53</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10.Click Ok Button(After Selecting the save file option).</text:p>
            <text:p>11.Click on the Cancel Button.</text:p>
            <text:p>12.Click on Report Icon</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17"/>
          <table:table-cell table:style-name="ce46" table:number-columns-repeated="3"/>
          <table:table-cell table:number-columns-repeated="243"/>
        </table:table-row>
        <table:table-row table:style-name="ro10">
          <table:table-cell office:value-type="float" office:value="49">
            <text:p>49</text:p>
          </table:table-cell>
          <table:table-cell table:style-name="ce16" office:value-type="string">
            <text:p>Configurations</text:p>
          </table:table-cell>
          <table:table-cell table:style-name="ce47"/>
          <table:table-cell table:style-name="ce50"/>
          <table:table-cell table:style-name="ce65"/>
          <table:table-cell table:style-name="ce89"/>
          <table:table-cell table:style-name="ce65"/>
          <table:table-cell table:style-name="ce47" table:number-columns-repeated="2"/>
          <table:table-cell table:style-name="ce126"/>
          <table:table-cell table:style-name="ce147" table:number-columns-repeated="4"/>
          <table:table-cell table:number-columns-repeated="2"/>
          <table:table-cell table:style-name="ce122"/>
          <table:table-cell table:number-columns-repeated="239"/>
        </table:table-row>
        <table:table-row table:style-name="ro11">
          <table:table-cell table:style-name="ce10" office:value-type="float" office:value="50">
            <text:p>50</text:p>
          </table:table-cell>
          <table:table-cell table:style-name="ce17" office:value-type="string">
            <text:p>HTML5 Multichannel YUI <text:s text:c="2"/>Widget Configurations Page</text:p>
          </table:table-cell>
          <table:table-cell table:style-name="ce17"/>
          <table:table-cell table:style-name="ce10" office:value-type="string">
            <text:p>TC_Configurations_Page_01</text:p>
          </table:table-cell>
          <table:table-cell table:style-name="ce17" office:value-type="string">
            <text:p>Check for HTML5 Multichannel YUI <text:s text:c="2"/>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text:p>
          </table:table-cell>
          <table:table-cell table:style-name="ce10" office:value-type="string">
            <text:p>Framework </text:p>
          </table:table-cell>
          <table:table-cell table:style-name="ce17"/>
          <table:table-cell office:value-type="string">
            <text:p>The user should be able to land on HTML5 Multichannel YUI <text:s text:c="2"/>Widget Configurations Page</text:p>
          </table:table-cell>
          <table:table-cell table:style-name="ce17" table:number-columns-repeated="4"/>
          <table:table-cell table:number-columns-repeated="243"/>
        </table:table-row>
        <table:table-row table:style-name="ro24">
          <table:table-cell office:value-type="float" office:value="51">
            <text:p>51</text:p>
          </table:table-cell>
          <table:table-cell table:style-name="ce17" office:value-type="string">
            <text:p>HTML5 Multichannel YUI <text:s text:c="2"/>Widget Configurations Page-UI Validation</text:p>
          </table:table-cell>
          <table:table-cell table:style-name="ce17"/>
          <table:table-cell table:style-name="ce10" office:value-type="string">
            <text:p>TC_Configurations_Page_02</text:p>
          </table:table-cell>
          <table:table-cell table:style-name="ce17" office:value-type="string">
            <text:p>Check for HTML5 Multichannel YUI <text:s text:c="2"/>Widget Configurations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text:p>
          </table:table-cell>
          <table:table-cell table:style-name="ce10" office:value-type="string">
            <text:p>Framework</text:p>
          </table:table-cell>
          <table:table-cell table:style-name="ce17"/>
          <table:table-cell office:value-type="string">
            <text:p>The user should be able to view the Configuration Page with Edit Application-"Project name" text,"Add " and "Environments" buttons enabled and delete button disabled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17" table:number-columns-repeated="4"/>
          <table:table-cell table:number-columns-repeated="243"/>
        </table:table-row>
        <table:table-row table:style-name="ro14">
          <table:table-cell table:style-name="ce10" office:value-type="float" office:value="52">
            <text:p>52</text:p>
          </table:table-cell>
          <table:table-cell table:style-name="ce13" office:value-type="string">
            <text:p>HTML5 Multichannel YUI <text:s text:c="2"/>Widget Configurations Page-Scope of each component</text:p>
          </table:table-cell>
          <table:table-cell table:style-name="ce9"/>
          <table:table-cell table:style-name="ce10" office:value-type="string">
            <text:p>TC_Configurations_Page_04</text:p>
          </table:table-cell>
          <table:table-cell office:value-type="string">
            <text:p>Checking the scope of each component in the HTML5 Multichannel YUI <text:s text:c="2"/>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text:p>
            <text:p>10.Click on every component[Fields, Buttons &amp; Links] in the HTML5 Multichannel YUI <text:s/><text:s/>Widget Configurations Page</text:p>
          </table:table-cell>
          <table:table-cell table:style-name="ce10" office:value-type="string">
            <text:p>Framework</text:p>
          </table:table-cell>
          <table:table-cell table:style-name="ce30"/>
          <table:table-cell table:style-name="ce13" office:value-type="string">
            <text:p><text:s/>Every component in the HTML5 Multichannel YUI <text:s text:c="2"/>Widget Configurations Page should show its functionality only within its scope</text:p>
          </table:table-cell>
          <table:table-cell table:style-name="ce17"/>
          <table:table-cell table:style-name="ce46" table:number-columns-repeated="3"/>
          <table:table-cell table:number-columns-repeated="243"/>
        </table:table-row>
        <table:table-row table:style-name="ro6">
          <table:table-cell office:value-type="float" office:value="53">
            <text:p>53</text:p>
          </table:table-cell>
          <table:table-cell table:style-name="ce13" office:value-type="string">
            <text:p>HTML5 Multichannel YUI <text:s text:c="2"/>Widget Configurations Page-Environments</text:p>
          </table:table-cell>
          <table:table-cell table:style-name="ce17"/>
          <table:table-cell table:style-name="ce10" office:value-type="string">
            <text:p>TC_Configurations_Page_05</text:p>
          </table:table-cell>
          <table:table-cell table:style-name="ce17" office:value-type="string">
            <text:p>Check for Environment pop 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text:p>
            <text:p>10.Click on Environments Button</text:p>
          </table:table-cell>
          <table:table-cell table:style-name="ce10" office:value-type="string">
            <text:p>Framework</text:p>
          </table:table-cell>
          <table:table-cell table:style-name="ce17"/>
          <table:table-cell office:value-type="string">
            <text:p>The user should be able to view the Environment pop up</text:p>
          </table:table-cell>
          <table:table-cell table:style-name="ce17" table:number-columns-repeated="4"/>
          <table:table-cell table:number-columns-repeated="243"/>
        </table:table-row>
        <table:table-row table:style-name="ro20">
          <table:table-cell table:style-name="ce10" office:value-type="float" office:value="54">
            <text:p>54</text:p>
          </table:table-cell>
          <table:table-cell table:style-name="ce13" office:value-type="string">
            <text:p>HTML5 Multichannel YUI <text:s text:c="2"/>Widget Configurations Page-Environments-Tool Tip</text:p>
          </table:table-cell>
          <table:table-cell table:style-name="ce17"/>
          <table:table-cell table:style-name="ce10" office:value-type="string">
            <text:p>TC_Configurations_Page_09</text:p>
          </table:table-cell>
          <table:table-cell table:style-name="ce17" office:value-type="string">
            <text:p>Check for tool tip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text:p>
            <text:p>10.Click on Environments tab</text:p>
            <text:p>11.Hover on the Name,Description fields, created environment check box and Remove icon</text:p>
          </table:table-cell>
          <table:table-cell table:style-name="ce10" office:value-type="string">
            <text:p>Framework</text:p>
          </table:table-cell>
          <table:table-cell table:style-name="ce17"/>
          <table:table-cell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17" table:number-columns-repeated="4"/>
          <table:table-cell table:number-columns-repeated="243"/>
        </table:table-row>
        <table:table-row table:style-name="ro20">
          <table:table-cell office:value-type="float" office:value="55">
            <text:p>55</text:p>
          </table:table-cell>
          <table:table-cell table:style-name="ce13" office:value-type="string">
            <text:p>HTML5 Multichannel YUI <text:s text:c="2"/>Widget Configurations Page-Environments-Field Validation</text:p>
          </table:table-cell>
          <table:table-cell table:style-name="ce17"/>
          <table:table-cell table:style-name="ce10" office:value-type="string">
            <text:p>TC_Configurations_Page_13</text:p>
          </table:table-cell>
          <table:table-cell table:style-name="ce17" office:value-type="string">
            <text:p>Check for the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text:p>
            <text:p>10.Click on Environments tab</text:p>
            <text:p>11.Enter any type of characters in the name and description fields</text:p>
          </table:table-cell>
          <table:table-cell table:style-name="ce10" office:value-type="string">
            <text:p>Framework</text:p>
          </table:table-cell>
          <table:table-cell table:style-name="ce17"/>
          <table:table-cell table:style-name="ce114" office:value-type="string">
            <text:p>The user should be able to view the name field accepts 30 characters only and Description field accepts 150 characters only which are alphabets,numbers and special characters.</text:p>
          </table:table-cell>
          <table:table-cell table:style-name="ce17" table:number-columns-repeated="4"/>
          <table:table-cell table:number-columns-repeated="243"/>
        </table:table-row>
        <table:table-row table:style-name="ro20">
          <table:table-cell table:style-name="ce10" office:value-type="float" office:value="56">
            <text:p>56</text:p>
          </table:table-cell>
          <table:table-cell table:style-name="ce13" office:value-type="string">
            <text:p>HTML5 Multichannel YUI <text:s text:c="2"/>Widget Configurations Page-Environments-Add Environment-Empty fields(CANCEL)</text:p>
          </table:table-cell>
          <table:table-cell table:style-name="ce17"/>
          <table:table-cell table:style-name="ce10" office:value-type="string">
            <text:p>TC_Configurations_Page_06</text:p>
          </table:table-cell>
          <table:table-cell table:style-name="ce17" office:value-type="string">
            <text:p>Check for cancelling a environment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text:p>
            <text:p>10.Click on Environments tab</text:p>
            <text:p>11.Leave the fields empty</text:p>
            <text:p>12.Click on Cancel button</text:p>
          </table:table-cell>
          <table:table-cell table:style-name="ce10" office:value-type="string">
            <text:p>Framework</text:p>
          </table:table-cell>
          <table:table-cell table:style-name="ce17"/>
          <table:table-cell office:value-type="string">
            <text:p>The user should be able to leave all the fields empty and click on Cancel button and view the Configurations Page</text:p>
          </table:table-cell>
          <table:table-cell table:style-name="ce17" table:number-columns-repeated="4"/>
          <table:table-cell table:number-columns-repeated="243"/>
        </table:table-row>
        <table:table-row table:style-name="ro20">
          <table:table-cell office:value-type="float" office:value="57">
            <text:p>57</text:p>
          </table:table-cell>
          <table:table-cell table:style-name="ce13" office:value-type="string">
            <text:p>HTML5 Multichannel YUI <text:s text:c="2"/>Widget Configurations Page-Environments-Add Environment-Empty fields(ADD)</text:p>
          </table:table-cell>
          <table:table-cell table:style-name="ce17"/>
          <table:table-cell table:style-name="ce10" office:value-type="string">
            <text:p>TC_Configurations_Page_07</text:p>
          </table:table-cell>
          <table:table-cell table:style-name="ce17" office:value-type="string">
            <text:p>Check for leaving fields empty and click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text:p>
            <text:p>10.Click on Environments tab</text:p>
            <text:p>11.Leave the fields empty</text:p>
            <text:p>12.Click on Add button</text:p>
          </table:table-cell>
          <table:table-cell table:style-name="ce10" office:value-type="string">
            <text:p>Framework</text:p>
          </table:table-cell>
          <table:table-cell table:style-name="ce17"/>
          <table:table-cell office:value-type="string">
            <text:p>The user should be able to view the error message "Enter Environment name" at the left bottom corner of the Environment tab</text:p>
          </table:table-cell>
          <table:table-cell table:style-name="ce17" table:number-columns-repeated="4"/>
          <table:table-cell table:number-columns-repeated="243"/>
        </table:table-row>
        <table:table-row table:style-name="ro20">
          <table:table-cell table:style-name="ce10" office:value-type="float" office:value="58">
            <text:p>58</text:p>
          </table:table-cell>
          <table:table-cell table:style-name="ce13" office:value-type="string">
            <text:p>HTML5 Multichannel YUI <text:s text:c="2"/>Widget Configurations Page-Environments-Empty fields-Set as Default</text:p>
          </table:table-cell>
          <table:table-cell table:style-name="ce17"/>
          <table:table-cell table:style-name="ce10" office:value-type="string">
            <text:p>TC_Configurations_Page_08</text:p>
          </table:table-cell>
          <table:table-cell table:style-name="ce17" office:value-type="string">
            <text:p>Check for clicking on Set as Default button with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text:p>
            <text:p>10.Click on Environments tab</text:p>
            <text:p>11.Leave the fields empty</text:p>
            <text:p>12.Click on Set as Default button</text:p>
          </table:table-cell>
          <table:table-cell table:style-name="ce10" office:value-type="string">
            <text:p>Framework</text:p>
          </table:table-cell>
          <table:table-cell table:style-name="ce17"/>
          <table:table-cell office:value-type="string">
            <text:p>The user should be able to view the error message "Please select atleast one environment" at the left bottom corner of the Environment tab</text:p>
          </table:table-cell>
          <table:table-cell table:style-name="ce17" table:number-columns-repeated="4"/>
          <table:table-cell table:number-columns-repeated="243"/>
        </table:table-row>
        <table:table-row table:style-name="ro21">
          <table:table-cell office:value-type="float" office:value="59">
            <text:p>59</text:p>
          </table:table-cell>
          <table:table-cell table:style-name="ce13" office:value-type="string">
            <text:p>HTML5 Multichannel YUI <text:s text:c="2"/>Widget Configurations Page-Environments-Add Environment(Add)</text:p>
          </table:table-cell>
          <table:table-cell table:style-name="ce17"/>
          <table:table-cell table:style-name="ce10" office:value-type="string">
            <text:p>TC_Configurations_Page_16</text:p>
          </table:table-cell>
          <table:table-cell table:style-name="ce17" office:value-type="string">
            <text:p>Check for adding a new environment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text:p>
            <text:p>10.Click on Environments tab</text:p>
            <text:p>11.Enter the name and description and click add.</text:p>
            <text:p>12.Click on Add button</text:p>
            <text:p>13.Click Ok Button</text:p>
          </table:table-cell>
          <table:table-cell table:style-name="ce10" office:value-type="string">
            <text:p>Framework</text:p>
          </table:table-cell>
          <table:table-cell table:style-name="ce17"/>
          <table:table-cell office:value-type="string">
            <text:p>The user should be able to add a new environment in the Added in environment box and the added Environment is available in the environment Dropdown in the add configuration</text:p>
          </table:table-cell>
          <table:table-cell table:style-name="ce17" table:number-columns-repeated="4"/>
          <table:table-cell table:number-columns-repeated="243"/>
        </table:table-row>
        <table:table-row table:style-name="ro25">
          <table:table-cell table:style-name="ce10" office:value-type="float" office:value="60">
            <text:p>60</text:p>
          </table:table-cell>
          <table:table-cell table:style-name="ce13" office:value-type="string">
            <text:p>HTML5 Multichannel YUI <text:s/><text:s/>Widget Configurations Page-Environments-Add Environment-Set as Default(Ok)</text:p>
          </table:table-cell>
          <table:table-cell table:style-name="ce17"/>
          <table:table-cell table:style-name="ce10" office:value-type="string">
            <text:p>TC_Configurations_Page_18</text:p>
          </table:table-cell>
          <table:table-cell table:style-name="ce17" office:value-type="string">
            <text:p>Check for clicking on Set as Default button with the checkbox selected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ext:p/>
          </table:table-cell>
          <table:table-cell table:style-name="ce10" office:value-type="string">
            <text:p>Framework</text:p>
          </table:table-cell>
          <table:table-cell table:style-name="ce17"/>
          <table:table-cell office:value-type="string">
            <text:p>The user should be able to view the selected environment as default is set as default Environment in the Environment dropdown of add configuration.</text:p>
          </table:table-cell>
          <table:table-cell table:style-name="ce17" table:number-columns-repeated="4"/>
          <table:table-cell table:number-columns-repeated="243"/>
        </table:table-row>
        <table:table-row table:style-name="ro18">
          <table:table-cell office:value-type="float" office:value="61">
            <text:p>61</text:p>
          </table:table-cell>
          <table:table-cell table:style-name="ce13" office:value-type="string">
            <text:p>HTML5 Multichannel YUI <text:s text:c="2"/>Widget Configurations Page-Environments-Add Environment-Move Up</text:p>
          </table:table-cell>
          <table:table-cell table:style-name="ce17"/>
          <table:table-cell table:style-name="ce10" office:value-type="string">
            <text:p>TC_Configurations_Page_19</text:p>
          </table:table-cell>
          <table:table-cell table:style-name="ce17" office:value-type="string">
            <text:p>Check for moving up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10" office:value-type="string">
            <text:p>Framework</text:p>
          </table:table-cell>
          <table:table-cell table:style-name="ce17"/>
          <table:table-cell office:value-type="string">
            <text:p>The user should be able to move up <text:s/>the environment inside the Added environments tab while clicking on up arrow</text:p>
          </table:table-cell>
          <table:table-cell table:style-name="ce17" table:number-columns-repeated="4"/>
          <table:table-cell table:number-columns-repeated="243"/>
        </table:table-row>
        <table:table-row table:style-name="ro18">
          <table:table-cell table:style-name="ce10" office:value-type="float" office:value="62">
            <text:p>62</text:p>
          </table:table-cell>
          <table:table-cell table:style-name="ce13" office:value-type="string">
            <text:p>HTML5 Multichannel YUI <text:s text:c="2"/>Widget Configurations Page-Environments-Add Environment-Move Down</text:p>
          </table:table-cell>
          <table:table-cell table:style-name="ce17"/>
          <table:table-cell table:style-name="ce10" office:value-type="string">
            <text:p>TC_Configurations_Page_20</text:p>
          </table:table-cell>
          <table:table-cell table:style-name="ce17" office:value-type="string">
            <text:p>Check for moving down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10" office:value-type="string">
            <text:p>Framework</text:p>
          </table:table-cell>
          <table:table-cell table:style-name="ce17"/>
          <table:table-cell office:value-type="string">
            <text:p>The user should be able to move down <text:s/>the environment inside the Added environments tab while clicking on down arrow</text:p>
          </table:table-cell>
          <table:table-cell table:style-name="ce17" table:number-columns-repeated="4"/>
          <table:table-cell table:number-columns-repeated="243"/>
        </table:table-row>
        <table:table-row table:style-name="ro20">
          <table:table-cell office:value-type="float" office:value="63">
            <text:p>63</text:p>
          </table:table-cell>
          <table:table-cell table:style-name="ce13" office:value-type="string">
            <text:p>HTML5 Multichannel YUI <text:s text:c="2"/>Widget Configurations Page-Add-Empty Fields(CANCEL)</text:p>
          </table:table-cell>
          <table:table-cell table:style-name="ce17"/>
          <table:table-cell table:style-name="ce10" office:value-type="string">
            <text:p>TC_Configurations_Page_21</text:p>
          </table:table-cell>
          <table:table-cell table:style-name="ce17" office:value-type="string">
            <text:p>Check for cancelling a configurati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text:p>
            <text:p>10.Click on Add button</text:p>
            <text:p>11.Leave all mandatory fields empty</text:p>
            <text:p>12.Click on Cancel button</text:p>
          </table:table-cell>
          <table:table-cell table:style-name="ce10" office:value-type="string">
            <text:p>Framework</text:p>
          </table:table-cell>
          <table:table-cell table:style-name="ce17"/>
          <table:table-cell office:value-type="string">
            <text:p>The user should be able to view the Configuration page without creating any Configurations</text:p>
          </table:table-cell>
          <table:table-cell table:style-name="ce17" table:number-columns-repeated="4"/>
          <table:table-cell table:number-columns-repeated="243"/>
        </table:table-row>
        <table:table-row table:style-name="ro8">
          <table:table-cell table:style-name="ce10" office:value-type="float" office:value="64">
            <text:p>64</text:p>
          </table:table-cell>
          <table:table-cell table:style-name="ce13" office:value-type="string">
            <text:p>HTML5 Multichannel YUI <text:s text:c="2"/>Widget Configurations Page-Add-Empty Fields(ADD)</text:p>
          </table:table-cell>
          <table:table-cell table:style-name="ce17"/>
          <table:table-cell table:style-name="ce10" office:value-type="string">
            <text:p>TC_Configurations_Page_22</text:p>
          </table:table-cell>
          <table:table-cell table:style-name="ce17" office:value-type="string">
            <text:p>Check for clicking on Add butt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text:p>
            <text:p>10.Click on Add button</text:p>
            <text:p>11.Leave all mandatory fields empty</text:p>
            <text:p>12.Click on Add button</text:p>
          </table:table-cell>
          <table:table-cell table:style-name="ce10" office:value-type="string">
            <text:p>Framework</text:p>
          </table:table-cell>
          <table:table-cell table:style-name="ce17"/>
          <table:table-cell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text:s text:c="23"/></text:p>
            <text:p><text:s text:c="7"/></text:p>
          </table:table-cell>
          <table:table-cell table:style-name="ce17" table:number-columns-repeated="4"/>
          <table:table-cell table:number-columns-repeated="243"/>
        </table:table-row>
        <table:table-row table:style-name="ro26">
          <table:table-cell office:value-type="float" office:value="65">
            <text:p>65</text:p>
          </table:table-cell>
          <table:table-cell table:style-name="ce13" office:value-type="string">
            <text:p>Configurations Page-Add-Tool Tip</text:p>
          </table:table-cell>
          <table:table-cell table:style-name="ce17"/>
          <table:table-cell table:style-name="ce10" office:value-type="string">
            <text:p>TC_Configurations_Page_77</text:p>
          </table:table-cell>
          <table:table-cell table:style-name="ce17" office:value-type="string">
            <text:p>Check for tool ti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10" office:value-type="string">
            <text:p>Framework</text:p>
          </table:table-cell>
          <table:table-cell table:style-name="ce17"/>
          <table:table-cell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17" table:number-columns-repeated="4"/>
          <table:table-cell table:number-columns-repeated="243"/>
        </table:table-row>
        <table:table-row table:style-name="ro9">
          <table:table-cell table:style-name="ce10" office:value-type="float" office:value="66">
            <text:p>66</text:p>
          </table:table-cell>
          <table:table-cell table:style-name="ce13" office:value-type="string">
            <text:p>Configurations Page-Add-Server-http(ADD)</text:p>
          </table:table-cell>
          <table:table-cell table:style-name="ce17"/>
          <table:table-cell table:style-name="ce10" office:value-type="string">
            <text:p>TC_Configurations_Page_82</text:p>
          </table:table-cell>
          <table:table-cell table:style-name="ce17" office:value-type="string">
            <text:p>Check for adding a server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Multichannel YUI <text:s/><text:s/>Widget Server",type as "Server",protocol as "http",host as "localhost or IP Address" of the machine,port number as "8080",Deploy Directory as "Dir/tomcat/webapps" and Root Context as "context name"</text:p>
            <text:p>12.Click on Add button</text:p>
          </table:table-cell>
          <table:table-cell table:style-name="ce10" office:value-type="string">
            <text:p>Framework</text:p>
          </table:table-cell>
          <table:table-cell table:style-name="ce17"/>
          <table:table-cell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17" table:number-columns-repeated="4"/>
          <table:table-cell table:number-columns-repeated="243"/>
        </table:table-row>
        <table:table-row table:style-name="ro9">
          <table:table-cell office:value-type="float" office:value="67">
            <text:p>67</text:p>
          </table:table-cell>
          <table:table-cell table:style-name="ce13" office:value-type="string">
            <text:p>Configurations Page-Add-Webservice-http(ADD)</text:p>
          </table:table-cell>
          <table:table-cell table:style-name="ce17"/>
          <table:table-cell table:style-name="ce10" office:value-type="string">
            <text:p>TC_Configurations_Page_84</text:p>
          </table:table-cell>
          <table:table-cell table:style-name="ce17" office:value-type="string">
            <text:p>Check for adding a Webservice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Multichannel YUI <text:s/><text:s/>Widget Service",type as "Webservice",select protocol as "http",host used for the Node JS configuration ,port number same as Node JS Configuration and Root Context same as Node JS Configuration <text:s/></text:p>
            <text:p>12.Click on Add button.</text:p>
          </table:table-cell>
          <table:table-cell table:style-name="ce10" office:value-type="string">
            <text:p>Framework</text:p>
          </table:table-cell>
          <table:table-cell table:style-name="ce17" office:value-type="string">
            <text:p>`</text:p>
          </table:table-cell>
          <table:table-cell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17" table:number-columns-repeated="4"/>
          <table:table-cell table:number-columns-repeated="243"/>
        </table:table-row>
        <table:table-row table:style-name="ro10">
          <table:table-cell table:style-name="ce10" office:value-type="float" office:value="68">
            <text:p>68</text:p>
          </table:table-cell>
          <table:table-cell table:style-name="ce16" office:value-type="string">
            <text:p>Build </text:p>
          </table:table-cell>
          <table:table-cell table:style-name="ce47"/>
          <table:table-cell table:style-name="ce50"/>
          <table:table-cell table:style-name="ce65"/>
          <table:table-cell table:style-name="ce89" office:value-type="string">
            <text:p>QUALITY</text:p>
          </table:table-cell>
          <table:table-cell table:style-name="ce89"/>
          <table:table-cell table:style-name="ce47" table:number-columns-repeated="2"/>
          <table:table-cell table:style-name="ce126"/>
          <table:table-cell table:style-name="ce147" table:number-columns-repeated="4"/>
          <table:table-cell table:number-columns-repeated="2"/>
          <table:table-cell table:style-name="ce122"/>
          <table:table-cell table:number-columns-repeated="239"/>
        </table:table-row>
        <table:table-row table:style-name="ro14">
          <table:table-cell office:value-type="float" office:value="69">
            <text:p>69</text:p>
          </table:table-cell>
          <table:table-cell office:value-type="string">
            <text:p>Projects -Edit Application page - Build Tab</text:p>
          </table:table-cell>
          <table:table-cell table:style-name="ce48"/>
          <table:table-cell table:style-name="ce15" office:value-type="string">
            <text:p>TC_BUILD_</text:p>
          </table:table-cell>
          <table:table-cell table:style-name="ce15" office:value-type="string">
            <text:p>Check for the Build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
            <text:p/>
          </table:table-cell>
          <table:table-cell table:style-name="ce10" office:value-type="string">
            <text:p>Framework</text:p>
          </table:table-cell>
          <table:table-cell table:style-name="ce27"/>
          <table:table-cell table:style-name="ce18" office:value-type="string">
            <text:p>User should able to view the Build Tab.</text:p>
          </table:table-cell>
          <table:table-cell table:style-name="ce46"/>
          <table:table-cell table:style-name="ce27" table:number-columns-repeated="3"/>
          <table:table-cell table:number-columns-repeated="243"/>
        </table:table-row>
        <table:table-row table:style-name="ro6">
          <table:table-cell table:style-name="ce10" office:value-type="float" office:value="70">
            <text:p>70</text:p>
          </table:table-cell>
          <table:table-cell office:value-type="string">
            <text:p>Projects -Edit Application page - Build Tab - UI Validation</text:p>
          </table:table-cell>
          <table:table-cell table:style-name="ce48"/>
          <table:table-cell table:style-name="ce15" office:value-type="string">
            <text:p>TC_BUILD_</text:p>
          </table:table-cell>
          <table:table-cell table:style-name="ce15" office:value-type="string">
            <text:p>Check for the Build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Build Tab.</text:p>
          </table:table-cell>
          <table:table-cell table:style-name="ce10" office:value-type="string">
            <text:p>Framework</text:p>
          </table:table-cell>
          <table:table-cell table:style-name="ce27"/>
          <table:table-cell table:style-name="ce18" office:value-type="string">
            <text:p>User should able to view the text "No builds available",Buttons Generate(enabled) and Delete(Disabled),at the right top corner Open Folder,Copy Path and Copy to Clipboard Icons and a Progress Bar.</text:p>
            <text:p><text:s text:c="34"/><text:s text:c="30"/></text:p>
          </table:table-cell>
          <table:table-cell table:style-name="ce46"/>
          <table:table-cell table:style-name="ce27" table:number-columns-repeated="3"/>
          <table:table-cell table:number-columns-repeated="243"/>
        </table:table-row>
        <table:table-row table:style-name="ro14">
          <table:table-cell office:value-type="float" office:value="71">
            <text:p>71</text:p>
          </table:table-cell>
          <table:table-cell office:value-type="string">
            <text:p>Projects -Edit Application page - Build Tab - Copy Path Icon</text:p>
          </table:table-cell>
          <table:table-cell table:style-name="ce48"/>
          <table:table-cell table:style-name="ce15" office:value-type="string">
            <text:p>TC_BUILD_</text:p>
          </table:table-cell>
          <table:table-cell table:style-name="ce15" office:value-type="string">
            <text:p>Check for the Copy Path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Build Tab.</text:p>
            <text:p>11.Click on the Copy path icon available at the right corner.</text:p>
          </table:table-cell>
          <table:table-cell table:style-name="ce10" office:value-type="string">
            <text:p>Framework</text:p>
          </table:table-cell>
          <table:table-cell table:style-name="ce27"/>
          <table:table-cell table:style-name="ce15" office:value-type="string">
            <text:p>User should be able to Copy and open the current Path.</text:p>
          </table:table-cell>
          <table:table-cell table:style-name="ce46"/>
          <table:table-cell table:style-name="ce27" table:number-columns-repeated="3"/>
          <table:table-cell table:number-columns-repeated="243"/>
        </table:table-row>
        <table:table-row table:style-name="ro14">
          <table:table-cell table:style-name="ce10" office:value-type="float" office:value="72">
            <text:p>72</text:p>
          </table:table-cell>
          <table:table-cell office:value-type="string">
            <text:p>Projects -Edit Application page - Build Tab - Open Folder Icon</text:p>
          </table:table-cell>
          <table:table-cell table:style-name="ce48"/>
          <table:table-cell table:style-name="ce15" office:value-type="string">
            <text:p>TC_BUILD_</text:p>
          </table:table-cell>
          <table:table-cell table:style-name="ce15" office:value-type="string">
            <text:p>Check for the Open Folder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Build Tab.</text:p>
            <text:p>11.Click on the Open Folder <text:s/>icon available at the right corner.</text:p>
          </table:table-cell>
          <table:table-cell table:style-name="ce10" office:value-type="string">
            <text:p>Framework</text:p>
          </table:table-cell>
          <table:table-cell table:style-name="ce27"/>
          <table:table-cell table:style-name="ce15" office:value-type="string">
            <text:p>User should be able to Open <text:s/>the current Folder.</text:p>
          </table:table-cell>
          <table:table-cell table:style-name="ce46"/>
          <table:table-cell table:style-name="ce27" table:number-columns-repeated="3"/>
          <table:table-cell table:number-columns-repeated="243"/>
        </table:table-row>
        <table:table-row table:style-name="ro9">
          <table:table-cell office:value-type="float" office:value="73">
            <text:p>73</text:p>
          </table:table-cell>
          <table:table-cell table:style-name="ce18" office:value-type="string">
            <text:p>Projects -Edit Application page - Build Tab - Copy to Clipboard Icon</text:p>
          </table:table-cell>
          <table:table-cell table:style-name="ce48"/>
          <table:table-cell table:style-name="ce15" office:value-type="string">
            <text:p>TC_BUILD_</text:p>
          </table:table-cell>
          <table:table-cell table:style-name="ce18" office:value-type="string">
            <text:p>Check for Copy to Clipboard icon in the Progress sec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Build Tab.</text:p>
            <text:p>11.Click on the Copy to Clipboard <text:s/>icon available at the right corner.</text:p>
            <text:p/>
            <text:p/>
            <text:p/>
          </table:table-cell>
          <table:table-cell table:style-name="ce10" office:value-type="string">
            <text:p>Framework</text:p>
          </table:table-cell>
          <table:table-cell table:style-name="ce27"/>
          <table:table-cell table:style-name="ce15" office:value-type="string">
            <text:p>User should be able to view <text:s/>the content present in the progress section is copied.</text:p>
          </table:table-cell>
          <table:table-cell table:style-name="ce46"/>
          <table:table-cell table:style-name="ce27" table:number-columns-repeated="3"/>
          <table:table-cell table:number-columns-repeated="243"/>
        </table:table-row>
        <table:table-row table:style-name="ro14">
          <table:table-cell table:style-name="ce10" office:value-type="float" office:value="74">
            <text:p>74</text:p>
          </table:table-cell>
          <table:table-cell office:value-type="string">
            <text:p>Projects -Edit Application page - Build Tab - Generate Build Button</text:p>
          </table:table-cell>
          <table:table-cell table:style-name="ce48"/>
          <table:table-cell table:style-name="ce15" office:value-type="string">
            <text:p>TC_BUILD_</text:p>
          </table:table-cell>
          <table:table-cell table:style-name="ce15" office:value-type="string">
            <text:p>Check for the Generate Build Butt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Build Tab.</text:p>
            <text:p>11.Click on Generate Build Button.</text:p>
          </table:table-cell>
          <table:table-cell table:style-name="ce10" office:value-type="string">
            <text:p>Framework</text:p>
          </table:table-cell>
          <table:table-cell table:style-name="ce27"/>
          <table:table-cell table:style-name="ce18" office:value-type="string">
            <text:p>User should able to view the Generate Build Popup.</text:p>
          </table:table-cell>
          <table:table-cell table:style-name="ce46"/>
          <table:table-cell table:style-name="ce27" table:number-columns-repeated="3"/>
          <table:table-cell table:number-columns-repeated="243"/>
        </table:table-row>
        <table:table-row table:style-name="ro27">
          <table:table-cell office:value-type="float" office:value="75">
            <text:p>75</text:p>
          </table:table-cell>
          <table:table-cell office:value-type="string">
            <text:p>Projects -Edit Application page - Build Tab - Generate Build - Popup - UI Validation</text:p>
          </table:table-cell>
          <table:table-cell table:style-name="ce48"/>
          <table:table-cell table:style-name="ce15" office:value-type="string">
            <text:p>TC_BUILD_</text:p>
          </table:table-cell>
          <table:table-cell table:style-name="ce15" office:value-type="string">
            <text:p>Check for the Generate Build Popup <text:s/>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Build Tab.</text:p>
            <text:p>11.Click on Generate Build Button.</text:p>
          </table:table-cell>
          <table:table-cell table:style-name="ce10" office:value-type="string">
            <text:p>Framework</text:p>
          </table:table-cell>
          <table:table-cell table:style-name="ce27"/>
          <table:table-cell table:style-name="ce18" office:value-type="string">
            <text:p>User should able to view the Generate Build Popup with the fields Build Name, </text:p>
            <text:p>Build Number, Environment Dropdown(Mandatory), Show Settings, Skip Unit Test, Show Errors, Hide Log, Show Debug Check boxes and a Minifier Accordian.</text:p>
            <text:p><text:s text:c="34"/><text:s text:c="34"/><text:s text:c="12"/></text:p>
            <text:p><text:s text:c="24"/></text:p>
            <text:p><text:s text:c="24"/></text:p>
            <text:p><text:s text:c="24"/></text:p>
            <text:p><text:s text:c="16"/></text:p>
            <text:p><text:s text:c="34"/><text:s text:c="2"/></text:p>
            <text:p><text:s text:c="34"/><text:s text:c="14"/></text:p>
            <text:p><text:s text:c="34"/><text:s text:c="2"/></text:p>
            <text:p><text:s text:c="34"/><text:s text:c="34"/></text:p>
            <text:p><text:s text:c="34"/><text:s text:c="14"/></text:p>
            <text:p><text:s text:c="34"/><text:s text:c="2"/></text:p>
            <text:p><text:s text:c="32"/></text:p>
          </table:table-cell>
          <table:table-cell table:style-name="ce46"/>
          <table:table-cell table:style-name="ce27" table:number-columns-repeated="3"/>
          <table:table-cell table:number-columns-repeated="243"/>
        </table:table-row>
        <table:table-row table:style-name="ro25">
          <table:table-cell table:style-name="ce10" office:value-type="float" office:value="76">
            <text:p>76</text:p>
          </table:table-cell>
          <table:table-cell office:value-type="string">
            <text:p>Projects -Edit Application page - Build Tab - Generate Build - Popup - Build - Show Error and Show Debug - Build</text:p>
          </table:table-cell>
          <table:table-cell table:style-name="ce48"/>
          <table:table-cell table:style-name="ce15" office:value-type="string">
            <text:p>TC_BUILD_</text:p>
          </table:table-cell>
          <table:table-cell table:style-name="ce15" office:value-type="string">
            <text:p>Check for the <text:s/>Show Error and Show Debug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Build Tab.</text:p>
            <text:p>11.Click on Generate Build Button.</text:p>
            <text:p>12.Enter the Name &amp; Number Fields and Select the Show Error and Show Debug check boxes.</text:p>
            <text:p>13.Click on Build button.</text:p>
            <text:p/>
            <text:p/>
          </table:table-cell>
          <table:table-cell table:style-name="ce10" office:value-type="string">
            <text:p>Framework</text:p>
          </table:table-cell>
          <table:table-cell table:style-name="ce27"/>
          <table:table-cell table:style-name="ce15" office:value-type="string">
            <text:p>User should be able to click the Build Button and view the Build Console infomations ending with the Console Message "Build Success".</text:p>
          </table:table-cell>
          <table:table-cell table:style-name="ce46" table:number-columns-repeated="2"/>
          <table:table-cell table:style-name="ce27" table:number-columns-repeated="2"/>
          <table:table-cell table:number-columns-repeated="243"/>
        </table:table-row>
        <table:table-row table:style-name="ro21">
          <table:table-cell office:value-type="float" office:value="77">
            <text:p>77</text:p>
          </table:table-cell>
          <table:table-cell office:value-type="string">
            <text:p>Projects -Edit Application page - Build Tab - Generate Build - Popup - Show Error and Show Debug - Build - Skip Unit test Verification</text:p>
          </table:table-cell>
          <table:table-cell table:style-name="ce15"/>
          <table:table-cell table:style-name="ce15" office:value-type="string">
            <text:p>TC_BUILD_</text:p>
          </table:table-cell>
          <table:table-cell table:style-name="ce15" office:value-type="string">
            <text:p>Check for the Build Consol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Quality Tab</text:p>
            <text:p>11.Click on Unit.</text:p>
            <text:p/>
            <text:p/>
          </table:table-cell>
          <table:table-cell table:style-name="ce10" office:value-type="string">
            <text:p>Framework</text:p>
          </table:table-cell>
          <table:table-cell table:style-name="ce27"/>
          <table:table-cell table:style-name="ce15" office:value-type="string">
            <text:p>User should be able to view the Result of the Unit Test(Unit Test has to be Executed when Skip Unit Test is not Checked in Generate Build Popup)</text:p>
          </table:table-cell>
          <table:table-cell table:style-name="ce15"/>
          <table:table-cell table:style-name="ce46"/>
          <table:table-cell table:style-name="ce27" table:number-columns-repeated="2"/>
          <table:table-cell table:number-columns-repeated="243"/>
        </table:table-row>
        <table:table-row table:style-name="ro18">
          <table:table-cell table:style-name="ce10" office:value-type="float" office:value="78">
            <text:p>78</text:p>
          </table:table-cell>
          <table:table-cell table:style-name="ce9" office:value-type="string">
            <text:p>Projects -Edit Application page - Build Tab - Show Error and Show Debug - UI validation - After Generate Build</text:p>
          </table:table-cell>
          <table:table-cell table:style-name="ce48"/>
          <table:table-cell table:style-name="ce15" office:value-type="string">
            <text:p>TC_BUILD_</text:p>
          </table:table-cell>
          <table:table-cell table:style-name="ce15" office:value-type="string">
            <text:p>Check for the Build Tab UI Validation <text:s/>After Generate Build</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Build Tab.</text:p>
          </table:table-cell>
          <table:table-cell table:style-name="ce10" office:value-type="string">
            <text:p>Framework</text:p>
          </table:table-cell>
          <table:table-cell table:style-name="ce27"/>
          <table:table-cell table:style-name="ce18" office:value-type="string">
            <text:p>User should able to view the Buttons Generate(enabled) and Delete(Disabled), minifier, at the right top corner Open Folder,Copy Path and Copy to Clipboard Icons and a Progress Bar,#(Build-Number),Date,Time,Download , Deploy columns with the corresponding details.</text:p>
            <text:p><text:s text:c="34"/><text:s text:c="30"/></text:p>
          </table:table-cell>
          <table:table-cell table:style-name="ce106"/>
          <table:table-cell table:style-name="ce148" table:number-columns-repeated="3"/>
          <table:table-cell/>
          <table:table-cell table:style-name="ce145" table:number-columns-repeated="2"/>
          <table:table-cell table:style-name="ce175"/>
          <table:table-cell table:number-columns-repeated="239"/>
        </table:table-row>
        <table:table-row table:style-name="ro28">
          <table:table-cell office:value-type="float" office:value="79">
            <text:p>79</text:p>
          </table:table-cell>
          <table:table-cell table:style-name="ce19" office:value-type="string">
            <text:p>HTML5 Multichannel YUI <text:s text:c="2"/>Widget - Folder structure (Build)</text:p>
            <text:p/>
          </table:table-cell>
          <table:table-cell table:style-name="ce29"/>
          <table:table-cell table:style-name="ce19" office:value-type="string">
            <text:p>TC_Special Scenarios_01</text:p>
          </table:table-cell>
          <table:table-cell table:style-name="ce19" office:value-type="string">
            <text:p>Verify folder structure after build</text:p>
          </table:table-cell>
          <table:table-cell table:style-name="ce28" office:value-type="string">
            <text:p>1.Open the D:\phresco-framework\phresco-framework\workspace\projects\project_name\do_not_checkin\build</text:p>
            <text:p/>
            <text:p/>
            <text:p/>
          </table:table-cell>
          <table:table-cell table:style-name="ce80"/>
          <table:table-cell table:style-name="ce29"/>
          <table:table-cell table:style-name="ce29" office:value-type="string">
            <text:p>The user should be able to view the files temp,build.info and the build itself in the zip format</text:p>
          </table:table-cell>
          <table:table-cell table:number-columns-repeated="5"/>
          <table:table-cell table:style-name="ce117" table:number-columns-repeated="3"/>
          <table:table-cell table:number-columns-repeated="239"/>
        </table:table-row>
        <table:table-row table:style-name="ro10">
          <table:table-cell table:style-name="ce10" office:value-type="float" office:value="80">
            <text:p>80</text:p>
          </table:table-cell>
          <table:table-cell table:style-name="ce20" office:value-type="string">
            <text:p>Deploy</text:p>
          </table:table-cell>
          <table:table-cell table:style-name="ce49"/>
          <table:table-cell table:style-name="ce32"/>
          <table:table-cell table:style-name="ce76" table:number-columns-repeated="3"/>
          <table:table-cell table:style-name="ce91"/>
          <table:table-cell table:style-name="ce76"/>
          <table:table-cell table:style-name="ce128"/>
          <table:table-cell table:style-name="ce121" table:number-columns-repeated="4"/>
          <table:table-cell table:style-name="ce165" table:number-columns-repeated="2"/>
          <table:table-cell table:style-name="ce177"/>
          <table:table-cell table:number-columns-repeated="239"/>
        </table:table-row>
        <table:table-row table:style-name="ro20">
          <table:table-cell office:value-type="float" office:value="81">
            <text:p>81</text:p>
          </table:table-cell>
          <table:table-cell office:value-type="string">
            <text:p>Projects -Edit Application page - Build Tab - Deploy</text:p>
          </table:table-cell>
          <table:table-cell table:style-name="ce48"/>
          <table:table-cell table:style-name="ce15" office:value-type="string">
            <text:p>TC_BUILD_01</text:p>
          </table:table-cell>
          <table:table-cell table:style-name="ce15" office:value-type="string">
            <text:p>Check for the Build Tab -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Build Tab.</text:p>
            <text:p/>
            <text:p/>
          </table:table-cell>
          <table:table-cell table:style-name="ce10" office:value-type="string">
            <text:p>Framework</text:p>
          </table:table-cell>
          <table:table-cell table:style-name="ce27"/>
          <table:table-cell table:style-name="ce18" office:value-type="string">
            <text:p>User should able to view <text:s/>#(Build-Number),Date,Time,Download , Deploy columns with the corresponding details after Build Process.</text:p>
          </table:table-cell>
          <table:table-cell table:style-name="ce46"/>
          <table:table-cell table:style-name="ce27" table:number-columns-repeated="3"/>
          <table:table-cell table:number-columns-repeated="243"/>
        </table:table-row>
        <table:table-row table:style-name="ro14">
          <table:table-cell table:style-name="ce10" office:value-type="float" office:value="82">
            <text:p>82</text:p>
          </table:table-cell>
          <table:table-cell office:value-type="string">
            <text:p>Projects -Edit Application page - Build Tab - Deploy Icon</text:p>
          </table:table-cell>
          <table:table-cell table:style-name="ce48"/>
          <table:table-cell table:style-name="ce15" office:value-type="string">
            <text:p>TC_BUILD_01</text:p>
          </table:table-cell>
          <table:table-cell table:style-name="ce15" office:value-type="string">
            <text:p>Check for the Build Tab - Deploy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Build Tab.</text:p>
            <text:p>11.Click on Deploy Icon.</text:p>
          </table:table-cell>
          <table:table-cell table:style-name="ce10" office:value-type="string">
            <text:p>Framework</text:p>
          </table:table-cell>
          <table:table-cell table:style-name="ce27"/>
          <table:table-cell table:style-name="ce18" office:value-type="string">
            <text:p>User should able to Click on the Deploy Icon.</text:p>
          </table:table-cell>
          <table:table-cell table:style-name="ce46"/>
          <table:table-cell table:style-name="ce27" table:number-columns-repeated="3"/>
          <table:table-cell table:number-columns-repeated="243"/>
        </table:table-row>
        <table:table-row table:style-name="ro14">
          <table:table-cell office:value-type="float" office:value="83">
            <text:p>83</text:p>
          </table:table-cell>
          <table:table-cell office:value-type="string">
            <text:p>Projects -Edit Application page - Build Tab - Deploy UI Validation</text:p>
          </table:table-cell>
          <table:table-cell table:style-name="ce48"/>
          <table:table-cell table:style-name="ce15" office:value-type="string">
            <text:p>TC_BUILD_01</text:p>
          </table:table-cell>
          <table:table-cell table:style-name="ce15" office:value-type="string">
            <text:p>Check for the Build Tab - Deploy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Build Tab.</text:p>
            <text:p>11.Click on Deploy Icon.</text:p>
          </table:table-cell>
          <table:table-cell table:style-name="ce10" office:value-type="string">
            <text:p>Framework</text:p>
          </table:table-cell>
          <table:table-cell table:style-name="ce27"/>
          <table:table-cell table:style-name="ce18" office:value-type="string">
            <text:p>User should able to view the Deploy Popup with the Environment Drop Down(Mandatory), Show Settings, Show Error, Hide Log, Import SQL Check Boxes, Deploy and Cancel Button.</text:p>
          </table:table-cell>
          <table:table-cell table:style-name="ce46"/>
          <table:table-cell table:style-name="ce27" table:number-columns-repeated="3"/>
          <table:table-cell table:number-columns-repeated="243"/>
        </table:table-row>
        <table:table-row table:style-name="ro21">
          <table:table-cell table:style-name="ce10" office:value-type="float" office:value="84">
            <text:p>84</text:p>
          </table:table-cell>
          <table:table-cell office:value-type="string">
            <text:p>Projects -Edit Application page - Build Tab - Deploy Popup - Mandatory Fields Empty <text:s/>- Cancel</text:p>
          </table:table-cell>
          <table:table-cell table:style-name="ce48"/>
          <table:table-cell table:style-name="ce15" office:value-type="string">
            <text:p>TC_BUILD_02</text:p>
          </table:table-cell>
          <table:table-cell table:style-name="ce15" office:value-type="string">
            <text:p>Check for the <text:s/>Deploy Popup - leaving the Mandatory Fields Empty and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Build Tab.</text:p>
            <text:p>11.Click on Deploy Icon.</text:p>
            <text:p>12.Click on Cancel Button.</text:p>
          </table:table-cell>
          <table:table-cell table:style-name="ce10" office:value-type="string">
            <text:p>Framework</text:p>
          </table:table-cell>
          <table:table-cell table:style-name="ce27"/>
          <table:table-cell table:style-name="ce18" office:value-type="string">
            <text:p>User should able to view the Build Page.</text:p>
            <text:p><text:s text:c="24"/></text:p>
            <text:p><text:s text:c="24"/></text:p>
            <text:p><text:s text:c="24"/></text:p>
            <text:p><text:s text:c="16"/></text:p>
            <text:p><text:s text:c="34"/><text:s text:c="2"/></text:p>
            <text:p><text:s text:c="34"/><text:s text:c="14"/></text:p>
            <text:p><text:s text:c="34"/><text:s text:c="2"/></text:p>
            <text:p><text:s text:c="34"/><text:s text:c="34"/></text:p>
            <text:p><text:s text:c="34"/><text:s text:c="14"/></text:p>
            <text:p><text:s text:c="34"/><text:s text:c="2"/></text:p>
            <text:p><text:s text:c="32"/></text:p>
          </table:table-cell>
          <table:table-cell table:style-name="ce46"/>
          <table:table-cell table:style-name="ce27" table:number-columns-repeated="3"/>
          <table:table-cell table:number-columns-repeated="243"/>
        </table:table-row>
        <table:table-row table:style-name="ro9">
          <table:table-cell office:value-type="float" office:value="85">
            <text:p>85</text:p>
          </table:table-cell>
          <table:table-cell office:value-type="string">
            <text:p>Projects -Edit Application page - Build Tab - Deploy Popup - Environment Dropdown Validation</text:p>
          </table:table-cell>
          <table:table-cell/>
          <table:table-cell table:style-name="ce15" office:value-type="string">
            <text:p>TC_BUILD_04</text:p>
          </table:table-cell>
          <table:table-cell table:style-name="ce15" office:value-type="string">
            <text:p>Check for the Environment Dropdown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Build Tab.</text:p>
            <text:p>11.Click on Deploy Icon.</text:p>
            <text:p>12.Click on the Environment Dropdown and Click on the Environment Dropdown after Selecting Show Settings check box </text:p>
            <text:p/>
          </table:table-cell>
          <table:table-cell table:style-name="ce10" office:value-type="string">
            <text:p>Framework</text:p>
          </table:table-cell>
          <table:table-cell/>
          <table:table-cell table:style-name="ce15" office:value-type="string">
            <text:p>User should be able to view the Production as the Default Environment in the Dropdown, other created environments listed and Environments created in settings listed down(In checking the Show Settings).</text:p>
          </table:table-cell>
          <table:table-cell table:style-name="ce46"/>
          <table:table-cell table:style-name="ce27" table:number-columns-repeated="3"/>
          <table:table-cell table:number-columns-repeated="243"/>
        </table:table-row>
        <table:table-row table:style-name="ro18">
          <table:table-cell table:style-name="ce10" office:value-type="float" office:value="86">
            <text:p>86</text:p>
          </table:table-cell>
          <table:table-cell office:value-type="string">
            <text:p>Projects -Edit Application page - Build Tab - Deploy - Popup - Show Errors and Import SQL </text:p>
          </table:table-cell>
          <table:table-cell table:style-name="ce48"/>
          <table:table-cell table:style-name="ce48" office:value-type="string">
            <text:p>TC_BUILD_15</text:p>
          </table:table-cell>
          <table:table-cell table:style-name="ce15" office:value-type="string">
            <text:p>Check for the <text:s text:c="2"/>Show Errors and Import SQL Check box.</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Build Tab.</text:p>
            <text:p>11.Click on Deploy Icon.</text:p>
            <text:p>12.Select the <text:s text:c="2"/>Show Errors and Import SQL check box.</text:p>
            <text:p/>
            <text:p/>
          </table:table-cell>
          <table:table-cell table:style-name="ce10" office:value-type="string">
            <text:p>Framework</text:p>
          </table:table-cell>
          <table:table-cell table:style-name="ce27"/>
          <table:table-cell table:style-name="ce15" office:value-type="string">
            <text:p>User should be able to Check the Check box.</text:p>
          </table:table-cell>
          <table:table-cell table:style-name="ce46"/>
          <table:table-cell table:style-name="ce27" table:number-columns-repeated="3"/>
          <table:table-cell table:number-columns-repeated="243"/>
        </table:table-row>
        <table:table-row table:style-name="ro19">
          <table:table-cell office:value-type="float" office:value="87">
            <text:p>87</text:p>
          </table:table-cell>
          <table:table-cell office:value-type="string">
            <text:p>Projects -Edit Application page - Build Tab - Deploy - Popup - <text:s/>Show Errors and Import SQL - Deploy</text:p>
          </table:table-cell>
          <table:table-cell table:style-name="ce48"/>
          <table:table-cell table:style-name="ce48" office:value-type="string">
            <text:p>TC_BUILD_15</text:p>
          </table:table-cell>
          <table:table-cell table:style-name="ce15" office:value-type="string">
            <text:p>Check for the <text:s text:c="2"/>Show Errors and Import SQL Check box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Build Tab.</text:p>
            <text:p>11.Click on Deploy Icon.</text:p>
            <text:p>12.Select the <text:s text:c="2"/>Show Errors and Import SQL (Select Import SQL only when Deploying a project for the First time or the Deploy will be Failed)check box.</text:p>
            <text:p>13.Click on Deploy Button.</text:p>
            <text:p/>
            <text:p/>
          </table:table-cell>
          <table:table-cell table:style-name="ce10" office:value-type="string">
            <text:p>Framework</text:p>
          </table:table-cell>
          <table:table-cell table:style-name="ce27"/>
          <table:table-cell table:style-name="ce15" office:value-type="string">
            <text:p>User should be able to click the Deploy Button and view the Deploy Console infomations ending with the Console Message "Build Success".</text:p>
          </table:table-cell>
          <table:table-cell table:style-name="ce106"/>
          <table:table-cell table:style-name="ce148" table:number-columns-repeated="3"/>
          <table:table-cell/>
          <table:table-cell table:style-name="ce145" table:number-columns-repeated="2"/>
          <table:table-cell table:style-name="ce175"/>
          <table:table-cell table:number-columns-repeated="239"/>
        </table:table-row>
        <table:table-row table:style-name="ro29">
          <table:table-cell table:style-name="ce10" office:value-type="float" office:value="88">
            <text:p>88</text:p>
          </table:table-cell>
          <table:table-cell table:style-name="ce19" office:value-type="string">
            <text:p>HTML5 Multichannel YUI <text:s text:c="2"/>Widget - Folder structure (Deploy)</text:p>
            <text:p/>
          </table:table-cell>
          <table:table-cell table:style-name="ce29"/>
          <table:table-cell table:style-name="ce19" office:value-type="string">
            <text:p>TC_Special Scenarios_01</text:p>
          </table:table-cell>
          <table:table-cell table:style-name="ce19" office:value-type="string">
            <text:p>Verify folder structure after deploy</text:p>
          </table:table-cell>
          <table:table-cell table:style-name="ce28" office:value-type="string">
            <text:p>1.Open the &lt;Drive&gt;:\server\webapps</text:p>
            <text:p/>
            <text:p/>
            <text:p/>
          </table:table-cell>
          <table:table-cell table:style-name="ce80"/>
          <table:table-cell table:style-name="ce29"/>
          <table:table-cell table:style-name="ce29" office:value-type="string">
            <text:p>The user should be able to view the app_name.war file along with the app_name folder</text:p>
          </table:table-cell>
          <table:table-cell table:number-columns-repeated="5"/>
          <table:table-cell table:style-name="ce117" table:number-columns-repeated="3"/>
          <table:table-cell table:number-columns-repeated="239"/>
        </table:table-row>
        <table:table-row table:style-name="ro19">
          <table:table-cell office:value-type="float" office:value="89">
            <text:p>89</text:p>
          </table:table-cell>
          <table:table-cell office:value-type="string">
            <text:p>Projects -Edit Application page - Build Tab - Deploy - Popup - <text:s/>Show Settings, Hide Logs and Import SQL - Deploy - Hit URL</text:p>
          </table:table-cell>
          <table:table-cell table:style-name="ce48"/>
          <table:table-cell table:style-name="ce48" office:value-type="string">
            <text:p>TC_BUILD_15</text:p>
          </table:table-cell>
          <table:table-cell table:style-name="ce15" office:value-type="string">
            <text:p>Check for the <text:s text:c="2"/>Show Settings, Hide Logs and Import SQL Check box Deploy and Hit UR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Build Tab.</text:p>
            <text:p>11.Click on Deploy Icon.</text:p>
            <text:p>12.Select the <text:s text:c="2"/>Show Settings, Hide Logs and Import SQL check box.</text:p>
            <text:p>13.Click on Deploy Button.</text:p>
            <text:p>14.Hit the Application URl.</text:p>
            <text:p/>
            <text:p/>
          </table:table-cell>
          <table:table-cell table:style-name="ce10" office:value-type="string">
            <text:p>Framework</text:p>
          </table:table-cell>
          <table:table-cell table:style-name="ce27"/>
          <table:table-cell table:style-name="ce15" office:value-type="string">
            <text:p>User should be able to view the Respective Application after Deployment.</text:p>
          </table:table-cell>
          <table:table-cell table:style-name="ce129"/>
          <table:table-cell table:style-name="ce107" table:number-columns-repeated="3"/>
          <table:table-cell/>
          <table:table-cell table:style-name="ce165" table:number-columns-repeated="2"/>
          <table:table-cell table:style-name="ce177"/>
          <table:table-cell table:number-columns-repeated="239"/>
        </table:table-row>
        <table:table-row table:style-name="ro10">
          <table:table-cell table:style-name="ce10" office:value-type="float" office:value="90">
            <text:p>90</text:p>
          </table:table-cell>
          <table:table-cell table:style-name="ce16" office:value-type="string">
            <text:p>Quality</text:p>
          </table:table-cell>
          <table:table-cell table:style-name="ce50" table:number-columns-repeated="2"/>
          <table:table-cell table:style-name="ce49"/>
          <table:table-cell table:style-name="ce89" table:number-columns-repeated="2"/>
          <table:table-cell table:style-name="ce51"/>
          <table:table-cell table:style-name="ce49"/>
          <table:table-cell table:style-name="ce47"/>
          <table:table-cell table:style-name="ce51" table:number-columns-repeated="4"/>
          <table:table-cell table:number-columns-repeated="242"/>
        </table:table-row>
        <table:table-row table:style-name="ro30">
          <table:table-cell office:value-type="float" office:value="91">
            <text:p>91</text:p>
          </table:table-cell>
          <table:table-cell table:style-name="ce21" office:value-type="string">
            <text:p>HTML5 Multichannel YUI <text:s text:c="2"/>Widget_Project-Edit Application – Quality Tab</text:p>
          </table:table-cell>
          <table:table-cell table:style-name="ce21"/>
          <table:table-cell office:value-type="string">
            <text:p>TC_Quality_01</text:p>
          </table:table-cell>
          <table:table-cell table:style-name="ce21" office:value-type="string">
            <text:p>Check for th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7. Click on Quality tab. </text:p>
            <text:p/>
            <text:p/>
          </table:table-cell>
          <table:table-cell table:style-name="ce10" office:value-type="string">
            <text:p>Framework</text:p>
          </table:table-cell>
          <table:table-cell table:style-name="ce21"/>
          <table:table-cell table:style-name="ce21" office:value-type="string">
            <text:p>User should be able to view Unti,Functional,Performance,Load tabs.</text:p>
          </table:table-cell>
          <table:table-cell table:style-name="ce21"/>
          <table:table-cell table:style-name="ce17" table:number-columns-repeated="3"/>
          <table:table-cell table:number-columns-repeated="243"/>
        </table:table-row>
        <table:table-row table:style-name="ro16">
          <table:table-cell table:style-name="ce10" office:value-type="float" office:value="92">
            <text:p>92</text:p>
          </table:table-cell>
          <table:table-cell table:style-name="ce21" office:value-type="string">
            <text:p>HTML5 Multichannel YUI <text:s text:c="2"/>Widget_Project-Edit Application – Quality-Unit</text:p>
          </table:table-cell>
          <table:table-cell table:style-name="ce21"/>
          <table:table-cell office:value-type="string">
            <text:p>TC_Quality_01</text:p>
          </table:table-cell>
          <table:table-cell table:style-name="ce21" office:value-type="string">
            <text:p>Check Unit tab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HTML5 Multichannel YUI <text:s text:c="2"/>Widget Project.</text:p>
            <text:p>8.Click Quality tab </text:p>
            <text:p/>
          </table:table-cell>
          <table:table-cell table:style-name="ce10" office:value-type="string">
            <text:p>Framework</text:p>
          </table:table-cell>
          <table:table-cell table:style-name="ce21"/>
          <table:table-cell table:style-name="ce21" office:value-type="string">
            <text:p>User should be able to view Test button(Enabled),open folder icon,copy path icon and with the default message as "Unit test not yet executed".</text:p>
          </table:table-cell>
          <table:table-cell table:style-name="ce21"/>
          <table:table-cell table:style-name="ce17" table:number-columns-repeated="3"/>
          <table:table-cell table:number-columns-repeated="243"/>
        </table:table-row>
        <table:table-row table:style-name="ro16">
          <table:table-cell office:value-type="float" office:value="93">
            <text:p>93</text:p>
          </table:table-cell>
          <table:table-cell table:style-name="ce21" office:value-type="string">
            <text:p>HTML5 Multichannel YUI <text:s text:c="2"/>Widget_Project-Edit Application - Quality_Unit_Test_Open Folder</text:p>
          </table:table-cell>
          <table:table-cell table:style-name="ce21"/>
          <table:table-cell office:value-type="string">
            <text:p>TC_Quality_01</text:p>
          </table:table-cell>
          <table:table-cell table:style-name="ce21" office:value-type="string">
            <text:p>Check for the Open folder ic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text:s text:c="2"/>Widget project </text:p>
            <text:p>8.Click Quality tab</text:p>
            <text:p>9.User need to click Open folder icon</text:p>
          </table:table-cell>
          <table:table-cell table:style-name="ce10" office:value-type="string">
            <text:p>Framework</text:p>
          </table:table-cell>
          <table:table-cell table:style-name="ce21"/>
          <table:table-cell table:style-name="ce21" office:value-type="string">
            <text:p>User should be able to view Unit test folder upon clicking open folder icon in Unit tab.</text:p>
          </table:table-cell>
          <table:table-cell table:style-name="ce21"/>
          <table:table-cell table:style-name="ce17" table:number-columns-repeated="3"/>
          <table:table-cell table:number-columns-repeated="243"/>
        </table:table-row>
        <table:table-row table:style-name="ro16">
          <table:table-cell table:style-name="ce10" office:value-type="float" office:value="94">
            <text:p>94</text:p>
          </table:table-cell>
          <table:table-cell table:style-name="ce21" office:value-type="string">
            <text:p>HTML5 Multichannel YUI <text:s text:c="2"/>Widget_Project-Edit Application - Quality_Unit Test_Copy Icon</text:p>
          </table:table-cell>
          <table:table-cell table:style-name="ce21"/>
          <table:table-cell office:value-type="string">
            <text:p>TC_Quality_01</text:p>
          </table:table-cell>
          <table:table-cell table:style-name="ce21" office:value-type="string">
            <text:p>Check for the <text:s/>Copy path icon.</text:p>
          </table:table-cell>
          <table:table-cell table:style-name="ce21"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HTML5 Multichannel YUI <text:s text:c="2"/>Widget project </text:p>
            <text:p>8.Click Quality tab</text:p>
            <text:p>9.Click Copy icon</text:p>
          </table:table-cell>
          <table:table-cell table:style-name="ce10" office:value-type="string">
            <text:p>Framework</text:p>
          </table:table-cell>
          <table:table-cell table:style-name="ce21"/>
          <table:table-cell table:style-name="ce21" office:value-type="string">
            <text:p>User should be able to copy the path upon clicking copy path iocn.</text:p>
          </table:table-cell>
          <table:table-cell table:style-name="ce21"/>
          <table:table-cell table:style-name="ce17" table:number-columns-repeated="3"/>
          <table:table-cell table:number-columns-repeated="243"/>
        </table:table-row>
        <table:table-row table:style-name="ro16">
          <table:table-cell office:value-type="float" office:value="95">
            <text:p>95</text:p>
          </table:table-cell>
          <table:table-cell table:style-name="ce21" office:value-type="string">
            <text:p>HTML5 Multichannel YUI <text:s text:c="2"/>Widget_Project-Edit Application - Quality_Unit_Test</text:p>
          </table:table-cell>
          <table:table-cell table:style-name="ce21"/>
          <table:table-cell office:value-type="string">
            <text:p>TC_Quality_01</text:p>
          </table:table-cell>
          <table:table-cell table:style-name="ce21" office:value-type="string">
            <text:p>Check for the UI Validation for popup window "Progres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text:s text:c="2"/>Widget project.</text:p>
            <text:p>8.Click Quality tab.</text:p>
            <text:p>9.Click Test button.</text:p>
          </table:table-cell>
          <table:table-cell table:style-name="ce10" office:value-type="string">
            <text:p>Framework</text:p>
          </table:table-cell>
          <table:table-cell table:style-name="ce21"/>
          <table:table-cell table:style-name="ce21" office:value-type="string">
            <text:p>User Should be able to view a Popup with copy to clipboard icon,close icon,cancel button and <text:s/>"Build Success" message in console.</text:p>
          </table:table-cell>
          <table:table-cell table:style-name="ce130"/>
          <table:table-cell table:style-name="ce149" table:number-columns-repeated="3"/>
          <table:table-cell/>
          <table:table-cell table:style-name="ce145" table:number-columns-repeated="2"/>
          <table:table-cell table:style-name="ce175"/>
          <table:table-cell table:number-columns-repeated="239"/>
        </table:table-row>
        <table:table-row table:style-name="ro30">
          <table:table-cell table:style-name="ce10" office:value-type="float" office:value="96">
            <text:p>96</text:p>
          </table:table-cell>
          <table:table-cell table:style-name="ce21" office:value-type="string">
            <text:p>HTML5 Multichannel YUI <text:s text:c="2"/>Widget_Project-Edit Application - Quality_Unit Test_Results</text:p>
          </table:table-cell>
          <table:table-cell table:style-name="ce21"/>
          <table:table-cell office:value-type="string">
            <text:p>TC_Quality_01</text:p>
          </table:table-cell>
          <table:table-cell table:style-name="ce21" office:value-type="string">
            <text:p>Check for the Copy to clipboard</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text:s text:c="2"/>Widget project.</text:p>
            <text:p>8.Click Quality tab.</text:p>
            <text:p>9.Click Test button.</text:p>
            <text:p>10.click on the Cancel button, Close Icon and Press Esc Key in the Keyboard.</text:p>
          </table:table-cell>
          <table:table-cell table:style-name="ce10" office:value-type="string">
            <text:p>Framework</text:p>
          </table:table-cell>
          <table:table-cell table:style-name="ce21"/>
          <table:table-cell table:style-name="ce21" office:value-type="string">
            <text:p>User should be able to view the Unit Tab page on doing all those actions and User should able to view Technology,Test Suite,View dropdowns and TestSuite Name,Total,Success,Failure,Error Columns and Report Icon.</text:p>
            <text:p/>
          </table:table-cell>
          <table:table-cell table:style-name="ce131"/>
          <table:table-cell table:style-name="ce150" table:number-columns-repeated="3"/>
          <table:table-cell/>
          <table:table-cell table:style-name="ce117" table:number-columns-repeated="2"/>
          <table:table-cell table:style-name="ce176"/>
          <table:table-cell table:number-columns-repeated="239"/>
        </table:table-row>
        <table:table-row table:style-name="ro28">
          <table:table-cell office:value-type="float" office:value="97">
            <text:p>97</text:p>
          </table:table-cell>
          <table:table-cell table:style-name="ce19" office:value-type="string">
            <text:p>HTML5 Multichannel YUI <text:s text:c="2"/>Widget_Project Folder structure (Test Results)</text:p>
            <text:p>-Unit</text:p>
          </table:table-cell>
          <table:table-cell table:style-name="ce29"/>
          <table:table-cell table:style-name="ce19" office:value-type="string">
            <text:p>TC_Special Scenarios_01</text:p>
          </table:table-cell>
          <table:table-cell table:style-name="ce19" office:value-type="string">
            <text:p>Verify folder structure after running unit tests</text:p>
          </table:table-cell>
          <table:table-cell table:style-name="ce28" office:value-type="string">
            <text:p>1.Open the &lt;Drive&gt;:\Phresco-framework\workspace\projects\Project_name\target</text:p>
            <text:p/>
            <text:p/>
            <text:p/>
            <text:p/>
          </table:table-cell>
          <table:table-cell table:style-name="ce80"/>
          <table:table-cell table:style-name="ce29"/>
          <table:table-cell table:style-name="ce29" office:value-type="string">
            <text:p>The user should be able to view the result files.</text:p>
          </table:table-cell>
          <table:table-cell table:number-columns-repeated="5"/>
          <table:table-cell table:style-name="ce117" table:number-columns-repeated="3"/>
          <table:table-cell table:number-columns-repeated="239"/>
        </table:table-row>
        <table:table-row table:style-name="ro31">
          <table:table-cell table:style-name="ce10" office:value-type="float" office:value="98">
            <text:p>98</text:p>
          </table:table-cell>
          <table:table-cell table:style-name="ce21" office:value-type="string">
            <text:p>HTML5 Multichannel YUI <text:s text:c="2"/>Widget_Project-Edit Application - Quality_Unit Test_Technology Dropdown</text:p>
          </table:table-cell>
          <table:table-cell table:style-name="ce21"/>
          <table:table-cell office:value-type="string">
            <text:p>TC_Quality_01</text:p>
          </table:table-cell>
          <table:table-cell table:style-name="ce21" office:value-type="string">
            <text:p>Check for the java and javascript Technologies in technology dropdown lis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text:s text:c="2"/>Widget project.</text:p>
            <text:p>8.Click Quality tab.</text:p>
            <text:p>9.Click Test button.</text:p>
            <text:p>10.Click cancel.</text:p>
            <text:p>11.Click Technology dropdown.</text:p>
          </table:table-cell>
          <table:table-cell table:style-name="ce10" office:value-type="string">
            <text:p>Framework</text:p>
          </table:table-cell>
          <table:table-cell table:style-name="ce21"/>
          <table:table-cell table:style-name="ce21" office:value-type="string">
            <text:p>User should be able to view java and java script technologys in technology dropdown list.</text:p>
          </table:table-cell>
          <table:table-cell table:style-name="ce132"/>
          <table:table-cell table:style-name="ce151" table:number-columns-repeated="3"/>
          <table:table-cell/>
          <table:table-cell table:style-name="ce165" table:number-columns-repeated="2"/>
          <table:table-cell table:style-name="ce177"/>
          <table:table-cell table:number-columns-repeated="239"/>
        </table:table-row>
        <table:table-row table:style-name="ro31">
          <table:table-cell office:value-type="float" office:value="99">
            <text:p>99</text:p>
          </table:table-cell>
          <table:table-cell table:style-name="ce21" office:value-type="string">
            <text:p>HTML5 Multichannel YUI <text:s text:c="2"/>Widget_Project-Edit Application - Quality_Unit Test_Test Suite Drop Down</text:p>
          </table:table-cell>
          <table:table-cell table:style-name="ce21"/>
          <table:table-cell office:value-type="string">
            <text:p>TC_Quality_01</text:p>
          </table:table-cell>
          <table:table-cell table:style-name="ce21" office:value-type="string">
            <text:p>Check for the All test and test suite name in Test Suite dropdown lis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text:s text:c="2"/>Widget project.</text:p>
            <text:p>8.Click Quality tab.</text:p>
            <text:p>9.Click Test button.</text:p>
            <text:p>10.Click cancel.</text:p>
            <text:p>11.Click Test Suite dropdown.</text:p>
          </table:table-cell>
          <table:table-cell table:style-name="ce10" office:value-type="string">
            <text:p>Framework</text:p>
          </table:table-cell>
          <table:table-cell table:style-name="ce21"/>
          <table:table-cell table:style-name="ce21" office:value-type="string">
            <text:p>User should be able to view All,test Suite names in Test Suite dropdown list. </text:p>
          </table:table-cell>
          <table:table-cell table:style-name="ce21"/>
          <table:table-cell table:style-name="ce17" table:number-columns-repeated="3"/>
          <table:table-cell table:number-columns-repeated="243"/>
        </table:table-row>
        <table:table-row table:style-name="ro31">
          <table:table-cell table:style-name="ce10" office:value-type="float" office:value="100">
            <text:p>100</text:p>
          </table:table-cell>
          <table:table-cell table:style-name="ce21" office:value-type="string">
            <text:p>HTML5 Multichannel YUI <text:s text:c="2"/>Widget_Project-Edit Application - Quality_Unit Test_View Dropdown</text:p>
          </table:table-cell>
          <table:table-cell table:style-name="ce21"/>
          <table:table-cell office:value-type="string">
            <text:p>TC_Quality_01</text:p>
          </table:table-cell>
          <table:table-cell table:style-name="ce21" office:value-type="string">
            <text:p>Check for the Tabular View and Graphical  View in  View dropdow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text:s text:c="2"/>Widget project.</text:p>
            <text:p>8.Click Quality tab.</text:p>
            <text:p>9.Click Test button.</text:p>
            <text:p>10.Click cancel.</text:p>
            <text:p>11.Click  View dropdown.</text:p>
          </table:table-cell>
          <table:table-cell table:style-name="ce10" office:value-type="string">
            <text:p>Framework</text:p>
          </table:table-cell>
          <table:table-cell table:style-name="ce21"/>
          <table:table-cell table:style-name="ce21" office:value-type="string">
            <text:p>User should be able to view tabular view and graphical view in View dropdown list.</text:p>
          </table:table-cell>
          <table:table-cell table:style-name="ce21"/>
          <table:table-cell table:style-name="ce17" table:number-columns-repeated="3"/>
          <table:table-cell table:number-columns-repeated="243"/>
        </table:table-row>
        <table:table-row table:style-name="ro31">
          <table:table-cell office:value-type="float" office:value="101">
            <text:p>101</text:p>
          </table:table-cell>
          <table:table-cell table:style-name="ce21" office:value-type="string">
            <text:p>HTML5 Multichannel YUI <text:s text:c="2"/>Widget_Project-Edit Application - Quality_Unit Test_Java Script</text:p>
          </table:table-cell>
          <table:table-cell table:style-name="ce21"/>
          <table:table-cell office:value-type="string">
            <text:p>TC_Quality_01</text:p>
          </table:table-cell>
          <table:table-cell table:style-name="ce21" office:value-type="string">
            <text:p>Check for the javascript Technologies Result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text:s text:c="2"/>Widget project.</text:p>
            <text:p>8.Click Quality tab.</text:p>
            <text:p>9.Click Technology dropdown.</text:p>
            <text:p>10.Select JavaScript.</text:p>
            <text:p>11.Click on Test.</text:p>
          </table:table-cell>
          <table:table-cell table:style-name="ce10" office:value-type="string">
            <text:p>Framework</text:p>
          </table:table-cell>
          <table:table-cell table:style-name="ce21"/>
          <table:table-cell table:style-name="ce21" office:value-type="string">
            <text:p>User should be <text:s/>able to view javascript results after Test Execution.</text:p>
          </table:table-cell>
          <table:table-cell table:style-name="ce21"/>
          <table:table-cell table:style-name="ce17" table:number-columns-repeated="3"/>
          <table:table-cell table:number-columns-repeated="243"/>
        </table:table-row>
        <table:table-row table:style-name="ro22">
          <table:table-cell table:style-name="ce10" office:value-type="float" office:value="102">
            <text:p>102</text:p>
          </table:table-cell>
          <table:table-cell table:style-name="ce21" office:value-type="string">
            <text:p>HTML5 Multichannel YUI <text:s text:c="2"/>Widget_Project-Edit Application - Quality_Unit Test_Tabular view</text:p>
          </table:table-cell>
          <table:table-cell table:style-name="ce21"/>
          <table:table-cell office:value-type="string">
            <text:p>TC_Quality_01</text:p>
          </table:table-cell>
          <table:table-cell table:style-name="ce21" office:value-type="string">
            <text:p>Check for the javascript technology Result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text:s text:c="2"/>Widget project.</text:p>
            <text:p>8.Click Quality tab.</text:p>
            <text:p>9.Select Tabular view(For each Technolgy and each Test suite).</text:p>
          </table:table-cell>
          <table:table-cell table:style-name="ce10" office:value-type="string">
            <text:p>Framework</text:p>
          </table:table-cell>
          <table:table-cell table:style-name="ce21"/>
          <table:table-cell table:style-name="ce21" office:value-type="string">
            <text:p>User should be able to view Tabular Results for Each Technolgy Test suite wise.</text:p>
          </table:table-cell>
          <table:table-cell table:style-name="ce21"/>
          <table:table-cell table:style-name="ce17" table:number-columns-repeated="3"/>
          <table:table-cell table:number-columns-repeated="243"/>
        </table:table-row>
        <table:table-row table:style-name="ro31">
          <table:table-cell office:value-type="float" office:value="103">
            <text:p>103</text:p>
          </table:table-cell>
          <table:table-cell table:style-name="ce21" office:value-type="string">
            <text:p>HTML5 Multichannel YUI <text:s text:c="2"/>Widget_Project-Edit Application - Quality_Unit Test_Graphical view</text:p>
          </table:table-cell>
          <table:table-cell table:style-name="ce21"/>
          <table:table-cell office:value-type="string">
            <text:p>TC_Quality_01</text:p>
          </table:table-cell>
          <table:table-cell table:style-name="ce21" office:value-type="string">
            <text:p>Check for the Graphical  View Result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text:s text:c="2"/>Widget project.</text:p>
            <text:p>8.Click Quality tab.</text:p>
            <text:p>11.Click  View dropdown.</text:p>
            <text:p>12.Select Graphical view(For each Technolgy and each Test suite).</text:p>
          </table:table-cell>
          <table:table-cell table:style-name="ce10" office:value-type="string">
            <text:p>Framework</text:p>
          </table:table-cell>
          <table:table-cell table:style-name="ce21"/>
          <table:table-cell table:style-name="ce21" office:value-type="string">
            <text:p>User should be able to view Graphical view Results for Each Technolgy Test suite wise.</text:p>
          </table:table-cell>
          <table:table-cell table:style-name="ce21"/>
          <table:table-cell table:style-name="ce17" table:number-columns-repeated="3"/>
          <table:table-cell table:number-columns-repeated="243"/>
        </table:table-row>
        <table:table-row table:style-name="ro14">
          <table:table-cell table:style-name="ce10" office:value-type="float" office:value="104">
            <text:p>104</text:p>
          </table:table-cell>
          <table:table-cell table:style-name="ce13" office:value-type="string">
            <text:p><text:s/>HTML5 Multichannel YUI <text:s/><text:s/>Widget_Project - Unit Test - <text:s/>Report - Generate Report Popup - UI Validation</text:p>
          </table:table-cell>
          <table:table-cell table:style-name="ce15"/>
          <table:table-cell table:style-name="ce9" office:value-type="string">
            <text:p>TC_ Code Page_23</text:p>
          </table:table-cell>
          <table:table-cell office:value-type="string">
            <text:p>Check for the <text:s/>Report <text:s/>Popup <text:s/>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Multichannel YUI <text:s/><text:s/>Widget Project.</text:p>
            <text:p>7.Click on the Quality Tab</text:p>
            <text:p>8.Click on the Unit Tab.</text:p>
            <text:p>9.Click on the Report Icon</text:p>
            <text:p/>
            <text:p/>
            <text:p><text:s text:c="32"/></text:p>
          </table:table-cell>
          <table:table-cell office:value-type="string">
            <text:p>Framework </text:p>
          </table:table-cell>
          <table:table-cell table:style-name="ce30"/>
          <table:table-cell table:style-name="ce13" office:value-type="string">
            <text:p>User should be able to view the Report Popup with the <text:s/>Overall report and Detailed Report Radio Buttons, Generate(Disabled) and Cancel Buttons.</text:p>
          </table:table-cell>
          <table:table-cell table:style-name="ce27"/>
          <table:table-cell table:style-name="ce46" table:number-columns-repeated="3"/>
          <table:table-cell table:number-columns-repeated="243"/>
        </table:table-row>
        <table:table-row table:style-name="ro14">
          <table:table-cell office:value-type="float" office:value="105">
            <text:p>105</text:p>
          </table:table-cell>
          <table:table-cell table:style-name="ce13" office:value-type="string">
            <text:p>HTML5 Multichannel YUI <text:s text:c="2"/>Widget_ Project - Unit Test - Report - Overall Report <text:s/></text:p>
          </table:table-cell>
          <table:table-cell table:style-name="ce15"/>
          <table:table-cell table:style-name="ce9" office:value-type="string">
            <text:p>TC_ Projects Page_28</text:p>
          </table:table-cell>
          <table:table-cell office:value-type="string">
            <text:p>Check for the <text:s/>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Unit Tab and Click on the Report Icon.</text:p>
            <text:p>9.Select the Overall Report Radio Button.</text:p>
            <text:p/>
            <text:p><text:s text:c="32"/></text:p>
          </table:table-cell>
          <table:table-cell office:value-type="string">
            <text:p>Framework </text:p>
          </table:table-cell>
          <table:table-cell table:style-name="ce30"/>
          <table:table-cell table:style-name="ce13" office:value-type="string">
            <text:p>User should be able to view the Generate Button Enabled.</text:p>
          </table:table-cell>
          <table:table-cell table:style-name="ce27"/>
          <table:table-cell table:style-name="ce46" table:number-columns-repeated="3"/>
          <table:table-cell table:number-columns-repeated="243"/>
        </table:table-row>
        <table:table-row table:style-name="ro20">
          <table:table-cell table:style-name="ce10" office:value-type="float" office:value="106">
            <text:p>106</text:p>
          </table:table-cell>
          <table:table-cell table:style-name="ce13" office:value-type="string">
            <text:p>HTML5 Multichannel YUI <text:s text:c="2"/>Widget_ Project - Unit Test - Report - Overall Report <text:s/>- Generate</text:p>
          </table:table-cell>
          <table:table-cell table:style-name="ce15"/>
          <table:table-cell table:style-name="ce9" office:value-type="string">
            <text:p>TC_ Projects Page_29</text:p>
          </table:table-cell>
          <table:table-cell office:value-type="string">
            <text:p>Check for the <text:s/>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Unit Tab and Click on the Report Icon.</text:p>
            <text:p>9.Select the Overall Report.</text:p>
            <text:p>10.Click Generate Button.</text:p>
            <text:p/>
            <text:p><text:s text:c="32"/></text:p>
          </table:table-cell>
          <table:table-cell office:value-type="string">
            <text:p>Framework </text:p>
          </table:table-cell>
          <table:table-cell table:style-name="ce30"/>
          <table:table-cell table:style-name="ce13" office:value-type="string">
            <text:p>User should be able to view <text:s/>the Overall PDF Report available in the Generate Popup.</text:p>
          </table:table-cell>
          <table:table-cell table:style-name="ce27"/>
          <table:table-cell table:style-name="ce46" table:number-columns-repeated="3"/>
          <table:table-cell table:number-columns-repeated="243"/>
        </table:table-row>
        <table:table-row table:style-name="ro9">
          <table:table-cell office:value-type="float" office:value="107">
            <text:p>107</text:p>
          </table:table-cell>
          <table:table-cell table:style-name="ce13" office:value-type="string">
            <text:p><text:s/>HTML5 Multichannel YUI <text:s/><text:s/>Widget_ Project - Unit Test - Report - Overall Report <text:s/>- Availablity</text:p>
          </table:table-cell>
          <table:table-cell table:style-name="ce15"/>
          <table:table-cell table:style-name="ce9" office:value-type="string">
            <text:p>TC_ Projects Page_30</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Unit Tab and Click on the Report Icon.</text:p>
            <text:p>9.Select the Overall Report.</text:p>
            <text:p>10.Click Generate Button.</text:p>
            <text:p>11.Click on the Overall PDF report available in the Generate Popup.</text:p>
            <text:p/>
            <text:p/>
            <text:p><text:s text:c="32"/></text:p>
          </table:table-cell>
          <table:table-cell office:value-type="string">
            <text:p>Framework </text:p>
          </table:table-cell>
          <table:table-cell table:style-name="ce30"/>
          <table:table-cell table:style-name="ce13"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9">
          <table:table-cell table:style-name="ce10" office:value-type="float" office:value="108">
            <text:p>108</text:p>
          </table:table-cell>
          <table:table-cell table:style-name="ce13" office:value-type="string">
            <text:p>HTML5 Multichannel YUI <text:s text:c="2"/>Widget_ Project - Unit Test - Report - Overall Report <text:s/>- Generated PDF - Open With</text:p>
          </table:table-cell>
          <table:table-cell table:style-name="ce15"/>
          <table:table-cell table:style-name="ce9" office:value-type="string">
            <text:p>TC_ Projects Page_31</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office:value-type="string">
            <text:p>Framework </text:p>
          </table:table-cell>
          <table:table-cell table:style-name="ce30"/>
          <table:table-cell table:style-name="ce13" office:value-type="string">
            <text:p>User should be able to view the Overall PDF Report</text:p>
          </table:table-cell>
          <table:table-cell table:style-name="ce27"/>
          <table:table-cell table:style-name="ce46" table:number-columns-repeated="3"/>
          <table:table-cell table:number-columns-repeated="243"/>
        </table:table-row>
        <table:table-row table:style-name="ro19">
          <table:table-cell office:value-type="float" office:value="109">
            <text:p>109</text:p>
          </table:table-cell>
          <table:table-cell table:style-name="ce13" office:value-type="string">
            <text:p>HTML5 Multichannel YUI <text:s/><text:s/>Widget_ Project - Unit Test - Report - Overall Report - <text:s/>Open With <text:s/>- Generate Report Popup - Cancel - Verify Report</text:p>
          </table:table-cell>
          <table:table-cell table:style-name="ce15"/>
          <table:table-cell table:style-name="ce9" office:value-type="string">
            <text:p>TC_ Projects Page_32</text:p>
          </table:table-cell>
          <table:table-cell office:value-type="string">
            <text:p>Check for <text:s/>Report <text:s/>Popup <text:s/>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ext:p><text:s text:c="32"/></text:p>
          </table:table-cell>
          <table:table-cell office:value-type="string">
            <text:p>Framework </text:p>
          </table:table-cell>
          <table:table-cell table:style-name="ce30"/>
          <table:table-cell table:style-name="ce13" office:value-type="string">
            <text:p>User should be able to view the Generate Popup with the Overall PDF Report in it on doing all the mentioned Steps.</text:p>
          </table:table-cell>
          <table:table-cell table:style-name="ce27"/>
          <table:table-cell table:style-name="ce46" table:number-columns-repeated="3"/>
          <table:table-cell table:number-columns-repeated="243"/>
        </table:table-row>
        <table:table-row table:style-name="ro21">
          <table:table-cell table:style-name="ce10" office:value-type="float" office:value="110">
            <text:p>110</text:p>
          </table:table-cell>
          <table:table-cell table:style-name="ce13" office:value-type="string">
            <text:p>HTML5 Multichannel YUI <text:s text:c="2"/>Widget_ Project - Unit Test <text:s/>- Report - Overall Report <text:s/>- Generated PDF <text:s/>- Save File</text:p>
          </table:table-cell>
          <table:table-cell table:style-name="ce15"/>
          <table:table-cell table:style-name="ce9" office:value-type="string">
            <text:p>TC_ Projects Page_38</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Unit Tab and Click on the Report Icon.</text:p>
            <text:p>9.Select the Overall Report.</text:p>
            <text:p>10.Click Generate Button.</text:p>
            <text:p>11.Click Ok Button(After Selecting the save file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18">
          <table:table-cell office:value-type="float" office:value="111">
            <text:p>111</text:p>
          </table:table-cell>
          <table:table-cell table:style-name="ce13" office:value-type="string">
            <text:p>HTML5 Multichannel YUI <text:s/><text:s/>Widget_ Project - Unit Test - Report - Overall Report <text:s/>- Save File <text:s/>- Generate Report Popup - Cancel</text:p>
          </table:table-cell>
          <table:table-cell table:style-name="ce15"/>
          <table:table-cell table:style-name="ce9" office:value-type="string">
            <text:p>TC_ Projects Page_39</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ext:p><text:s text:c="32"/></text:p>
          </table:table-cell>
          <table:table-cell office:value-type="string">
            <text:p>Framework </text:p>
          </table:table-cell>
          <table:table-cell table:style-name="ce30"/>
          <table:table-cell table:style-name="ce13" office:value-type="string">
            <text:p>User should be able to view the Application.</text:p>
          </table:table-cell>
          <table:table-cell table:style-name="ce27"/>
          <table:table-cell table:style-name="ce46" table:number-columns-repeated="3"/>
          <table:table-cell table:number-columns-repeated="243"/>
        </table:table-row>
        <table:table-row table:style-name="ro20">
          <table:table-cell table:style-name="ce10" office:value-type="float" office:value="112">
            <text:p>112</text:p>
          </table:table-cell>
          <table:table-cell table:style-name="ce13" office:value-type="string">
            <text:p>HTML5 Multichannel YUI <text:s text:c="2"/>Widget_ Project - Unit Test - <text:s/>Report - Detailed Report <text:s/>- Generate <text:s/></text:p>
          </table:table-cell>
          <table:table-cell table:style-name="ce15"/>
          <table:table-cell table:style-name="ce9" office:value-type="string">
            <text:p>TC_ Projects Page_44</text:p>
          </table:table-cell>
          <table:table-cell office:value-type="string">
            <text:p>Check for the <text:s/>Detailed <text:s/>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Unit Tab and Click on the Report Icon.</text:p>
            <text:p>9.Select the Detailed Report.</text:p>
            <text:p>10.Click Generate Button.</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9">
          <table:table-cell office:value-type="float" office:value="113">
            <text:p>113</text:p>
          </table:table-cell>
          <table:table-cell table:style-name="ce13" office:value-type="string">
            <text:p>HTML5 Multichannel YUI <text:s/><text:s/>Widget_ Project - <text:s/>Unit Test -Report - Detailed Report <text:s/>- Availablity </text:p>
          </table:table-cell>
          <table:table-cell table:style-name="ce15"/>
          <table:table-cell table:style-name="ce9" office:value-type="string">
            <text:p>TC_ Projects Page_45</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Unit Tab and Click on the Report Icon.</text:p>
            <text:p>9.Select the Detailed Report.</text:p>
            <text:p>10.Click Generate Button.</text:p>
            <text:p>11.Click on the Detailed PDF report available in the Generate Popup.</text:p>
            <text:p/>
            <text:p/>
            <text:p><text:s text:c="32"/></text:p>
          </table:table-cell>
          <table:table-cell office:value-type="string">
            <text:p>Framework </text:p>
          </table:table-cell>
          <table:table-cell table:style-name="ce30"/>
          <table:table-cell table:style-name="ce13"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9">
          <table:table-cell table:style-name="ce10" office:value-type="float" office:value="114">
            <text:p>114</text:p>
          </table:table-cell>
          <table:table-cell table:style-name="ce13" office:value-type="string">
            <text:p><text:s/>HTML5 Multichannel YUI <text:s text:c="2"/>Widget_ Project - Unit Test - Report - Detailed <text:s/>Report <text:s/>- Generated PDF <text:s/>- Open With</text:p>
          </table:table-cell>
          <table:table-cell table:style-name="ce15"/>
          <table:table-cell table:style-name="ce9" office:value-type="string">
            <text:p>TC_ Projects Page_46</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32">
          <table:table-cell office:value-type="float" office:value="115">
            <text:p>115</text:p>
          </table:table-cell>
          <table:table-cell table:style-name="ce13" office:value-type="string">
            <text:p><text:s/>HTML5 Multichannel YUI <text:s/><text:s/>Widget_ Project - Unit Test - Report - Detailed Report <text:s/>- Open With <text:s/>- Generate Report Popup - Cancel -Report Verify</text:p>
          </table:table-cell>
          <table:table-cell table:style-name="ce15"/>
          <table:table-cell table:style-name="ce9" office:value-type="string">
            <text:p>TC_ Projects Page_48</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21">
          <table:table-cell table:style-name="ce10" office:value-type="float" office:value="116">
            <text:p>116</text:p>
          </table:table-cell>
          <table:table-cell table:style-name="ce13" office:value-type="string">
            <text:p>HTML5 Multichannel YUI <text:s text:c="2"/>Widget_ Project - Unit Test <text:s/>- Report - Detailed Report <text:s/>- Generated PDF <text:s text:c="2"/>- Save File</text:p>
          </table:table-cell>
          <table:table-cell table:style-name="ce15"/>
          <table:table-cell table:style-name="ce9" office:value-type="string">
            <text:p>TC_ Projects Page_52</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Unit Tab and Click on the Report Icon.</text:p>
            <text:p>9.Select the Detailed Report.</text:p>
            <text:p>10.Click Generate Button.</text:p>
            <text:p>11.Click Ok Button(After Selecting the save file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9">
          <table:table-cell office:value-type="float" office:value="117">
            <text:p>117</text:p>
          </table:table-cell>
          <table:table-cell table:style-name="ce13" office:value-type="string">
            <text:p>HTML5 Multichannel YUI <text:s/><text:s/>Widget_ Project - Unit Test <text:s/>- Report - Detailed Report <text:s/>- Open With <text:s/>- Generate Report Popup - Cancel - Report Verify</text:p>
          </table:table-cell>
          <table:table-cell table:style-name="ce15"/>
          <table:table-cell table:style-name="ce9" office:value-type="string">
            <text:p>TC_ Projects Page_54</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33">
          <table:table-cell table:style-name="ce10" office:value-type="float" office:value="118">
            <text:p>118</text:p>
          </table:table-cell>
          <table:table-cell table:style-name="ce22" office:value-type="string">
            <text:p>Performance</text:p>
          </table:table-cell>
          <table:table-cell table:style-name="ce51"/>
          <table:table-cell table:style-name="ce66"/>
          <table:table-cell table:style-name="ce77"/>
          <table:table-cell table:style-name="ce90"/>
          <table:table-cell table:style-name="ce96"/>
          <table:table-cell table:style-name="ce101"/>
          <table:table-cell table:style-name="ce51" table:number-columns-repeated="2"/>
          <table:table-cell table:style-name="ce47" table:number-columns-repeated="4"/>
          <table:table-cell table:number-columns-repeated="242"/>
        </table:table-row>
        <table:table-row table:style-name="ro16">
          <table:table-cell office:value-type="float" office:value="119">
            <text:p>119</text:p>
          </table:table-cell>
          <table:table-cell table:style-name="ce23" office:value-type="string">
            <text:p>HTML5 Multichannel YUI <text:s text:c="2"/>Widget Project-Edit Application – Quality -Performance</text:p>
          </table:table-cell>
          <table:table-cell table:style-name="ce21"/>
          <table:table-cell office:value-type="string">
            <text:p>TC_Quality_01</text:p>
          </table:table-cell>
          <table:table-cell table:style-name="ce21" office:value-type="string">
            <text:p/>
            <text:p>Check for the default message</text:p>
            <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text:s text:c="2"/>Widget Project.</text:p>
            <text:p>7. Click on Quality </text:p>
            <text:p>8. By default Unit will selected.</text:p>
            <text:p>10. User need to click Performance.</text:p>
          </table:table-cell>
          <table:table-cell table:style-name="ce23" office:value-type="string">
            <text:p>Framework</text:p>
          </table:table-cell>
          <table:table-cell table:style-name="ce21"/>
          <table:table-cell table:style-name="ce23" office:value-type="string">
            <text:p>User Should be able to see the test tab and the default message "Performance test not yet executed" Test button, open Folder icon and Copy Path icon.</text:p>
          </table:table-cell>
          <table:table-cell table:style-name="ce21" table:number-columns-repeated="4"/>
          <table:table-cell table:number-columns-repeated="243"/>
        </table:table-row>
        <table:table-row table:style-name="ro31">
          <table:table-cell table:style-name="ce10" office:value-type="float" office:value="120">
            <text:p>120</text:p>
          </table:table-cell>
          <table:table-cell table:style-name="ce23" office:value-type="string">
            <text:p>HTML5 Multichannel YUI <text:s text:c="2"/>Widget Project-Edit Application – Quality -Performance_Open Folder &amp; Copy Path _verification</text:p>
          </table:table-cell>
          <table:table-cell table:style-name="ce21"/>
          <table:table-cell office:value-type="string">
            <text:p>TC_Quality_01</text:p>
          </table:table-cell>
          <table:table-cell table:style-name="ce21" office:value-type="string">
            <text:p/>
            <text:p>Check for the Open Folder &amp; Copy Path _verification</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text:s text:c="2"/>Widget Project.</text:p>
            <text:p>7. Click on Quality </text:p>
            <text:p>8.Click on the Performance tab</text:p>
            <text:p>9.Click on the open Folder &amp; Copy path</text:p>
            <text:p/>
            <text:p/>
          </table:table-cell>
          <table:table-cell table:style-name="ce23" office:value-type="string">
            <text:p>Framework</text:p>
          </table:table-cell>
          <table:table-cell table:style-name="ce21"/>
          <table:table-cell table:style-name="ce23" office:value-type="string">
            <text:p>User Should be able to open the performance Folder on clicking the open Folder icon and Copy the current Path on Clicking the Copy Path icon <text:s/></text:p>
          </table:table-cell>
          <table:table-cell table:style-name="ce21" table:number-columns-repeated="4"/>
          <table:table-cell table:number-columns-repeated="243"/>
        </table:table-row>
        <table:table-row table:style-name="ro22">
          <table:table-cell office:value-type="float" office:value="121">
            <text:p>121</text:p>
          </table:table-cell>
          <table:table-cell table:style-name="ce23" office:value-type="string">
            <text:p>HTML5 Multichannel YUI <text:s text:c="2"/>Widget Project - HTML5 Multichannel YUI <text:s text:c="2"/>Widget Project - Edit Application - Quality - Performance - Server</text:p>
          </table:table-cell>
          <table:table-cell table:style-name="ce23"/>
          <table:table-cell office:value-type="string">
            <text:p>TC_Quality_01</text:p>
          </table:table-cell>
          <table:table-cell table:style-name="ce21" office:value-type="string">
            <text:p>Check for the available options while selecting Test against Server </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p>
            <text:p>8. Click on Performance</text:p>
            <text:p>9. User need to click Test</text:p>
            <text:p>10.Click on Server radio button.</text:p>
          </table:table-cell>
          <table:table-cell table:style-name="ce23" office:value-type="string">
            <text:p>Framework</text:p>
          </table:table-cell>
          <table:table-cell table:style-name="ce23"/>
          <table:table-cell table:style-name="ce23" office:value-type="string">
            <text:p>User should be <text:s/>able to see three Sections Test against,Context URLs,Thread group and Test and Cancel buttons.</text:p>
          </table:table-cell>
          <table:table-cell table:style-name="ce21" table:number-columns-repeated="4"/>
          <table:table-cell table:number-columns-repeated="243"/>
        </table:table-row>
        <table:table-row table:style-name="ro9">
          <table:table-cell table:style-name="ce10" office:value-type="float" office:value="122">
            <text:p>122</text:p>
          </table:table-cell>
          <table:table-cell table:style-name="ce23" office:value-type="string">
            <text:p>HTML5 Multichannel YUI <text:s text:c="2"/>Widget Project-Edit Application – Quality- Performance_Server_Test Against_UI Validation</text:p>
          </table:table-cell>
          <table:table-cell table:style-name="ce23"/>
          <table:table-cell office:value-type="string">
            <text:p>TC_Quality_01</text:p>
          </table:table-cell>
          <table:table-cell table:style-name="ce21" office:value-type="string">
            <text:p>Check the Server_Test Against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Multichannel YUI <text:s text:c="2"/>Widget Project. </text:p>
            <text:p>7. Click on Quality </text:p>
            <text:p>8. Click on Performance</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text:s/>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style-name="ce21"/>
          <table:table-cell table:style-name="ce130" table:number-columns-repeated="3"/>
          <table:table-cell/>
          <table:table-cell table:style-name="ce145" table:number-columns-repeated="2"/>
          <table:table-cell table:style-name="ce175"/>
          <table:table-cell table:number-columns-repeated="239"/>
        </table:table-row>
        <table:table-row table:style-name="ro34">
          <table:table-cell office:value-type="float" office:value="123">
            <text:p>123</text:p>
          </table:table-cell>
          <table:table-cell table:style-name="ce23" office:value-type="string">
            <text:p>HTML5 Multichannel YUI <text:s text:c="2"/>Widget Project-Edit Application – Quality- Performance_Server_Test Against_Tool Tip &amp; Field <text:s/>Validation</text:p>
          </table:table-cell>
          <table:table-cell table:style-name="ce23"/>
          <table:table-cell office:value-type="string">
            <text:p>TC_Quality_01</text:p>
          </table:table-cell>
          <table:table-cell table:style-name="ce21" office:value-type="string">
            <text:p>Check for the Server_Test Against_Tool Tip &amp; Field <text:s/>Validation</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3" office:value-type="string">
            <text:p>Framework</text:p>
          </table:table-cell>
          <table:table-cell table:style-name="ce23"/>
          <table:table-cell table:style-name="ce23"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21"/>
          <table:table-cell table:style-name="ce152"/>
          <table:table-cell table:style-name="ce158" table:number-columns-repeated="2"/>
          <table:table-cell/>
          <table:table-cell table:style-name="ce165" table:number-columns-repeated="2"/>
          <table:table-cell table:style-name="ce177"/>
          <table:table-cell table:number-columns-repeated="239"/>
        </table:table-row>
        <table:table-row table:style-name="ro22">
          <table:table-cell table:style-name="ce10" office:value-type="float" office:value="124">
            <text:p>124</text:p>
          </table:table-cell>
          <table:table-cell table:style-name="ce23" office:value-type="string">
            <text:p>HTML5 Multichannel YUI <text:s text:c="2"/>Widget Project-Edit Application – Quality- Performance_Server_Context URL_UI Validation_Type_GET</text:p>
          </table:table-cell>
          <table:table-cell table:style-name="ce23"/>
          <table:table-cell office:value-type="string">
            <text:p>TC_Quality_01</text:p>
          </table:table-cell>
          <table:table-cell table:style-name="ce21" office:value-type="string">
            <text:p>Check the Server_Context URL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Multichannel YUI <text:s text:c="2"/>Widget Project. </text:p>
            <text:p>7. Click on Quality </text:p>
            <text:p>8. Click on Performance</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text:s/>able view the Performance Popup with the Name and Context text boxes(Mandatory) and Type and Encoding Dropdowns under the Context URL Section</text:p>
          </table:table-cell>
          <table:table-cell table:style-name="ce21" table:number-columns-repeated="4"/>
          <table:table-cell table:number-columns-repeated="243"/>
        </table:table-row>
        <table:table-row table:style-name="ro31">
          <table:table-cell office:value-type="float" office:value="125">
            <text:p>125</text:p>
          </table:table-cell>
          <table:table-cell table:style-name="ce23" office:value-type="string">
            <text:p>HTML5 Multichannel YUI <text:s text:c="2"/>Widget Project-Edit Application – Quality- Performance_Server_Context URL_UI Validation_Type_POST</text:p>
          </table:table-cell>
          <table:table-cell table:style-name="ce23"/>
          <table:table-cell office:value-type="string">
            <text:p>TC_Quality_01</text:p>
          </table:table-cell>
          <table:table-cell table:style-name="ce21" office:value-type="string">
            <text:p>Check the Server_Context URL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Multichannel YUI <text:s text:c="2"/>Widget Project. </text:p>
            <text:p>7. Click on Quality </text:p>
            <text:p>8. Click on Performance</text:p>
            <text:p>9. User need to click Test</text:p>
            <text:p>10.Select the Server radio button</text:p>
            <text:p>11.Select the POST value in the Type dropdown.</text:p>
          </table:table-cell>
          <table:table-cell table:style-name="ce23" office:value-type="string">
            <text:p>Framework</text:p>
          </table:table-cell>
          <table:table-cell table:style-name="ce23"/>
          <table:table-cell table:style-name="ce23" office:value-type="string">
            <text:p>User should be <text:s/>able view the Performance Popup with the Name and Context text boxes(Mandatory) and Type and Encoding Dropdowns and Request Body text field under the Context URL Section</text:p>
          </table:table-cell>
          <table:table-cell table:style-name="ce21" table:number-columns-repeated="4"/>
          <table:table-cell table:number-columns-repeated="243"/>
        </table:table-row>
        <table:table-row table:style-name="ro35">
          <table:table-cell table:style-name="ce10" office:value-type="float" office:value="126">
            <text:p>126</text:p>
          </table:table-cell>
          <table:table-cell table:style-name="ce23" office:value-type="string">
            <text:p>HTML5 Multichannel YUI <text:s text:c="2"/>Widget Project-Edit Application – Quality- Performance_Server_Context URL_Tool Tip &amp; Field Validation_Type GET</text:p>
          </table:table-cell>
          <table:table-cell table:style-name="ce23"/>
          <table:table-cell office:value-type="string">
            <text:p>TC_Quality_01</text:p>
          </table:table-cell>
          <table:table-cell table:style-name="ce21" office:value-type="string">
            <text:p>Check for Server_Context URL_Tool Tip &amp; Field Validation_GET</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ext:p/>
            <text:p/>
          </table:table-cell>
          <table:table-cell table:style-name="ce23" office:value-type="string">
            <text:p>Framework</text:p>
          </table:table-cell>
          <table:table-cell table:style-name="ce23"/>
          <table:table-cell table:style-name="ce23" office:value-type="string">
            <text:p>User Should be able to view the tool tip for Name &amp; Context fields as "Name"&amp; "Context" and able to enter all type of characters(No limit in numbers), GET &amp; POST values in Type Dropdown, UTF- 8 &amp; <text:s/>UTF- 16 in the Encoding Dropdown.</text:p>
          </table:table-cell>
          <table:table-cell table:style-name="ce21"/>
          <table:table-cell table:style-name="ce23" table:number-columns-repeated="3"/>
          <table:table-cell table:number-columns-repeated="243"/>
        </table:table-row>
        <table:table-row table:style-name="ro8">
          <table:table-cell office:value-type="float" office:value="127">
            <text:p>127</text:p>
          </table:table-cell>
          <table:table-cell table:style-name="ce23" office:value-type="string">
            <text:p>HTML5 Multichannel YUI <text:s text:c="2"/>Widget Project-Edit Application – Quality- Performance_Server_Context URL_Tool Tip &amp; Field Validation_Type POST</text:p>
          </table:table-cell>
          <table:table-cell table:style-name="ce23"/>
          <table:table-cell office:value-type="string">
            <text:p>TC_Quality_01</text:p>
          </table:table-cell>
          <table:table-cell table:style-name="ce21" office:value-type="string">
            <text:p>Check for Server_Context URL_Tool Tip &amp; Field Validation_POST</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p>
            <text:p>8. Click on Performance</text:p>
            <text:p>9. User need to click Test </text:p>
            <text:p>10.Click on Server radio button </text:p>
            <text:p>11.Slect POST value from the Type Dropdown in the Context URL Section.</text:p>
            <text:p>12.Mouse over the Name and the Context fields, Enter all Characters in Name &amp; Context fields, Click the type &amp; Encoding Dropdowns. </text:p>
            <text:p/>
            <text:p/>
          </table:table-cell>
          <table:table-cell table:style-name="ce23" office:value-type="string">
            <text:p>Framework</text:p>
          </table:table-cell>
          <table:table-cell table:style-name="ce23"/>
          <table:table-cell table:style-name="ce23" office:value-type="string">
            <text:p>User Should be able to view the tool tip for Name &amp; Context fields as "Name",Request Body as "Json Data" <text:s/>&amp; "Context" and able to enter all type of characters(No limit in numbers), GET &amp; POST values in Type Dropdown and UTF- 8 &amp; <text:s/>UTF- 16 in the Encoding Dropdown.</text:p>
          </table:table-cell>
          <table:table-cell table:style-name="ce21"/>
          <table:table-cell table:style-name="ce23" table:number-columns-repeated="3"/>
          <table:table-cell table:number-columns-repeated="243"/>
        </table:table-row>
        <table:table-row table:style-name="ro30">
          <table:table-cell table:style-name="ce10" office:value-type="float" office:value="128">
            <text:p>128</text:p>
          </table:table-cell>
          <table:table-cell table:style-name="ce23" office:value-type="string">
            <text:p>HTML5 Multichannel YUI <text:s text:c="2"/>Widget Project-Edit Application – Quality- Performance-Test_Context URLs - server_Plus &amp; Minus</text:p>
          </table:table-cell>
          <table:table-cell table:style-name="ce23"/>
          <table:table-cell table:style-name="ce9" office:value-type="string">
            <text:p>TC_Quality_01</text:p>
          </table:table-cell>
          <table:table-cell table:style-name="ce23" office:value-type="string">
            <text:p>Check for removing context URLs option</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p>
            <text:p>8. Click on Performance</text:p>
            <text:p>9. User need to click Test</text:p>
            <text:p>10.Click on Server radio button</text:p>
            <text:p>11.Click on the plus symbol in context URLs</text:p>
            <text:p>12.Click on Plus and Minus symbol <text:s/>in context URLs</text:p>
          </table:table-cell>
          <table:table-cell table:style-name="ce23" office:value-type="string">
            <text:p>Framework</text:p>
          </table:table-cell>
          <table:table-cell table:style-name="ce21"/>
          <table:table-cell table:style-name="ce21" office:value-type="string">
            <text:p>User Should be able to see new Context URL row available on clicking the Plus Button and <text:s/>able to see last added Context URL removed on clicking the Minus Button.</text:p>
          </table:table-cell>
          <table:table-cell table:style-name="ce23" table:number-columns-repeated="3"/>
          <table:table-cell table:style-name="ce21"/>
          <table:table-cell/>
          <table:table-cell table:style-name="ce23" table:number-columns-repeated="3"/>
          <table:table-cell table:number-columns-repeated="239"/>
        </table:table-row>
        <table:table-row table:style-name="ro22">
          <table:table-cell office:value-type="float" office:value="129">
            <text:p>129</text:p>
          </table:table-cell>
          <table:table-cell table:style-name="ce23" office:value-type="string">
            <text:p>HTML5 Multichannel YUI <text:s text:c="2"/>Widget Project-Edit Application – Quality- Performance_Server_Thread Group_UI Validation</text:p>
          </table:table-cell>
          <table:table-cell table:style-name="ce23"/>
          <table:table-cell office:value-type="string">
            <text:p>TC_Quality_01</text:p>
          </table:table-cell>
          <table:table-cell table:style-name="ce21" office:value-type="string">
            <text:p>Check the Server_Context URL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Multichannel YUI <text:s text:c="2"/>Widget Project. </text:p>
            <text:p>7. Click on Quality </text:p>
            <text:p>8. Click on Performance</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able to see No of Users text box, Ramp-Up Period text box,Loop count text box as mandatory fields under the Thread Group Section.</text:p>
          </table:table-cell>
          <table:table-cell table:style-name="ce21" table:number-columns-repeated="4"/>
          <table:table-cell table:number-columns-repeated="243"/>
        </table:table-row>
        <table:table-row table:style-name="ro30">
          <table:table-cell table:style-name="ce10" office:value-type="float" office:value="130">
            <text:p>130</text:p>
          </table:table-cell>
          <table:table-cell table:style-name="ce23" office:value-type="string">
            <text:p>HTML5 Multichannel YUI <text:s text:c="2"/>Widget Project-Edit Application – Quality- Performance_Server_Thread Group_Tool Tip &amp; Field Validation</text:p>
          </table:table-cell>
          <table:table-cell table:style-name="ce23"/>
          <table:table-cell office:value-type="string">
            <text:p>TC_Quality_01</text:p>
          </table:table-cell>
          <table:table-cell table:style-name="ce21" office:value-type="string">
            <text:p>Check for the Options available inside Thread group.</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s/>tab</text:p>
            <text:p>8. Click on Performance</text:p>
            <text:p>9. User need to click Test </text:p>
            <text:p>10.Click on Server radio button </text:p>
            <text:p>11.Mouse over the <text:s/>No of Users, Ramp-Up Period,Loop count Text boxes and enter values in it. </text:p>
          </table:table-cell>
          <table:table-cell table:style-name="ce23" office:value-type="string">
            <text:p>Framework</text:p>
          </table:table-cell>
          <table:table-cell table:style-name="ce23"/>
          <table:table-cell table:style-name="ce23"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21"/>
          <table:table-cell table:style-name="ce23" table:number-columns-repeated="3"/>
          <table:table-cell table:number-columns-repeated="243"/>
        </table:table-row>
        <table:table-row table:style-name="ro23">
          <table:table-cell office:value-type="float" office:value="131">
            <text:p>131</text:p>
          </table:table-cell>
          <table:table-cell table:style-name="ce24" office:value-type="string">
            <text:p>HTML5 Multichannel YUI <text:s text:c="2"/>Widget Project-Edit Application – Quality- Performance_Server_Test_Type_GET</text:p>
          </table:table-cell>
          <table:table-cell table:style-name="ce24"/>
          <table:table-cell table:style-name="ce24" office:value-type="string">
            <text:p>TC_Quality_01</text:p>
          </table:table-cell>
          <table:table-cell table:style-name="ce24" office:value-type="string">
            <text:p>Check for the performance selecting the Server</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24" table:number-columns-repeated="4"/>
          <table:table-cell table:number-columns-repeated="243"/>
        </table:table-row>
        <table:table-row table:style-name="ro35">
          <table:table-cell table:style-name="ce10" office:value-type="float" office:value="132">
            <text:p>132</text:p>
          </table:table-cell>
          <table:table-cell table:style-name="ce24" office:value-type="string">
            <text:p>HTML5 Multichannel YUI <text:s text:c="2"/>Widget Project-Edit Application – Quality- Performance_Server_Test_Type_GET_Close</text:p>
          </table:table-cell>
          <table:table-cell table:style-name="ce24"/>
          <table:table-cell table:style-name="ce24" office:value-type="string">
            <text:p>TC_Quality_01</text:p>
          </table:table-cell>
          <table:table-cell table:style-name="ce24" office:value-type="string">
            <text:p>Check for the performance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24" table:number-columns-repeated="4"/>
          <table:table-cell table:number-columns-repeated="243"/>
        </table:table-row>
        <table:table-row table:style-name="ro36">
          <table:table-cell office:value-type="float" office:value="133">
            <text:p>133</text:p>
          </table:table-cell>
          <table:table-cell table:style-name="ce25" office:value-type="string">
            <text:p>HTML5 Multichannel YUI <text:s text:c="2"/>Widget Project-Edit application <text:s/>– Quality- Performance_Max No. of Users &amp; Max loop count</text:p>
          </table:table-cell>
          <table:table-cell table:style-name="ce45"/>
          <table:table-cell table:style-name="ce25" office:value-type="string">
            <text:p>TC_Quality_01</text:p>
          </table:table-cell>
          <table:table-cell table:style-name="ce25" office:value-type="string">
            <text:p>Check for the performance selecting max no. of users &amp; Max loop count</text:p>
          </table:table-cell>
          <table:table-cell table:style-name="ce25"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Project. </text:p>
            <text:p>7. Click on Quality <text:s/>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97" office:value-type="string">
            <text:p>Framework</text:p>
          </table:table-cell>
          <table:table-cell table:style-name="ce97"/>
          <table:table-cell table:style-name="ce97" office:value-type="string">
            <text:p>User should be able to see the performance report on successful completeion of the test </text:p>
          </table:table-cell>
          <table:table-cell table:style-name="ce133" table:number-columns-repeated="4"/>
          <table:table-cell/>
          <table:table-cell table:style-name="ce145" table:number-columns-repeated="2"/>
          <table:table-cell table:style-name="ce175"/>
          <table:table-cell table:number-columns-repeated="239"/>
        </table:table-row>
        <table:table-row table:style-name="ro37">
          <table:table-cell table:style-name="ce10" office:value-type="float" office:value="134">
            <text:p>134</text:p>
          </table:table-cell>
          <table:table-cell table:style-name="ce19" office:value-type="string">
            <text:p>HTML5 Multichannel YUI <text:s text:c="2"/>Widget Project - Server Folder structure (Test Results)</text:p>
            <text:p>-Performance</text:p>
          </table:table-cell>
          <table:table-cell table:style-name="ce29"/>
          <table:table-cell table:style-name="ce19" office:value-type="string">
            <text:p>TC_Special Scenarios_01</text:p>
          </table:table-cell>
          <table:table-cell table:style-name="ce19" office:value-type="string">
            <text:p>Verify folder structure after running Performance tests</text:p>
          </table:table-cell>
          <table:table-cell table:style-name="ce28" office:value-type="string">
            <text:p>1.Open the i) &lt;Drive&gt;:\Phresco-framework\workspace\projects\Project_name\test\Performance\server\results</text:p>
            <text:p><text:s text:c="16"/></text:p>
            <text:p/>
            <text:p/>
            <text:p/>
            <text:p/>
            <text:p/>
          </table:table-cell>
          <table:table-cell table:style-name="ce80"/>
          <table:table-cell table:style-name="ce29"/>
          <table:table-cell table:style-name="ce29" office:value-type="string">
            <text:p>The user should be able to view the test results of the Performance test executed</text:p>
          </table:table-cell>
          <table:table-cell table:number-columns-repeated="5"/>
          <table:table-cell table:style-name="ce117" table:number-columns-repeated="3"/>
          <table:table-cell table:number-columns-repeated="239"/>
        </table:table-row>
        <table:table-row table:style-name="ro23">
          <table:table-cell office:value-type="float" office:value="135">
            <text:p>135</text:p>
          </table:table-cell>
          <table:table-cell table:style-name="ce24" office:value-type="string">
            <text:p>HTML5 Multichannel YUI <text:s text:c="2"/>Widget Project-Edit Application – Quality- Performance_Server_Test_Type_POST</text:p>
          </table:table-cell>
          <table:table-cell table:style-name="ce24"/>
          <table:table-cell table:style-name="ce24" office:value-type="string">
            <text:p>TC_Quality_01</text:p>
          </table:table-cell>
          <table:table-cell table:style-name="ce24" office:value-type="string">
            <text:p>Check for the performance selecting the Server</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134" table:number-columns-repeated="4"/>
          <table:table-cell/>
          <table:table-cell table:style-name="ce165" table:number-columns-repeated="2"/>
          <table:table-cell table:style-name="ce177"/>
          <table:table-cell table:number-columns-repeated="239"/>
        </table:table-row>
        <table:table-row table:style-name="ro35">
          <table:table-cell table:style-name="ce10" office:value-type="float" office:value="136">
            <text:p>136</text:p>
          </table:table-cell>
          <table:table-cell table:style-name="ce24" office:value-type="string">
            <text:p>HTML5 Multichannel YUI <text:s text:c="2"/>Widget Project-Edit Application – Quality- Performance_Server_Test_Type_POST_Close</text:p>
          </table:table-cell>
          <table:table-cell table:style-name="ce24"/>
          <table:table-cell table:style-name="ce24" office:value-type="string">
            <text:p>TC_Quality_01</text:p>
          </table:table-cell>
          <table:table-cell table:style-name="ce24" office:value-type="string">
            <text:p>Check for the performance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135" table:number-columns-repeated="4"/>
          <table:table-cell/>
          <table:table-cell table:style-name="ce145" table:number-columns-repeated="2"/>
          <table:table-cell table:style-name="ce175"/>
          <table:table-cell table:number-columns-repeated="239"/>
        </table:table-row>
        <table:table-row table:style-name="ro38">
          <table:table-cell office:value-type="float" office:value="137">
            <text:p>137</text:p>
          </table:table-cell>
          <table:table-cell table:style-name="ce19" office:value-type="string">
            <text:p>HTML5 Multichannel YUI <text:s text:c="2"/>Widget Project -Server Folder structure (Test Results)</text:p>
            <text:p>-Performance</text:p>
          </table:table-cell>
          <table:table-cell table:style-name="ce29"/>
          <table:table-cell table:style-name="ce19" office:value-type="string">
            <text:p>TC_Special Scenarios_01</text:p>
          </table:table-cell>
          <table:table-cell table:style-name="ce19" office:value-type="string">
            <text:p>Verify folder structure after running Performance tests</text:p>
          </table:table-cell>
          <table:table-cell table:style-name="ce28" office:value-type="string">
            <text:p>1.Open the i) &lt;Drive&gt;:\Phresco-framework\workspace\projects\Project_name\test\Performance\server\results</text:p>
            <text:p><text:s text:c="16"/></text:p>
            <text:p/>
            <text:p/>
            <text:p/>
            <text:p/>
            <text:p/>
            <text:p/>
          </table:table-cell>
          <table:table-cell table:style-name="ce80"/>
          <table:table-cell table:style-name="ce29"/>
          <table:table-cell table:style-name="ce29" office:value-type="string">
            <text:p>The user should be able to view the test results of the Performance test executed</text:p>
          </table:table-cell>
          <table:table-cell table:number-columns-repeated="5"/>
          <table:table-cell table:style-name="ce117" table:number-columns-repeated="3"/>
          <table:table-cell table:number-columns-repeated="239"/>
        </table:table-row>
        <table:table-row table:style-name="ro24">
          <table:table-cell table:style-name="ce10" office:value-type="float" office:value="138">
            <text:p>138</text:p>
          </table:table-cell>
          <table:table-cell table:style-name="ce24" office:value-type="string">
            <text:p>HTML5 Multichannel YUI <text:s text:c="2"/>Widget Project-Edit Application – Quality- Performance_Web Service_UI Validation</text:p>
          </table:table-cell>
          <table:table-cell table:style-name="ce24"/>
          <table:table-cell table:style-name="ce24" office:value-type="string">
            <text:p>TC_Quality_01</text:p>
          </table:table-cell>
          <table:table-cell table:style-name="ce24" office:value-type="string">
            <text:p>Check the Web service_UI Validation</text:p>
          </table:table-cell>
          <table:table-cell table:style-name="ce24" office:value-type="string">
            <text:p>1. Open a web browser </text:p>
            <text:p>2. Hit the URL:localhost:2468/phresco.</text:p>
            <text:p>3. User needs to provide Login credentials. </text:p>
            <text:p>4. Click on Login Button. </text:p>
            <text:p>5.Click on Projects.</text:p>
            <text:p>6.Choose created HTML5 Multichannel YUI <text:s text:c="2"/>Widget Project. </text:p>
            <text:p>7. Click on Quality </text:p>
            <text:p>8. Click on Performance</text:p>
            <text:p>9. User need to click Test</text:p>
            <text:p>10.Select the Web Service radio button</text:p>
          </table:table-cell>
          <table:table-cell table:style-name="ce24" office:value-type="string">
            <text:p>Framework</text:p>
          </table:table-cell>
          <table:table-cell table:style-name="ce24"/>
          <table:table-cell table:style-name="ce24" office:value-type="string">
            <text:p>User should be <text:s/>able view the Performance Popup with the Radio Buttons Server, Web service,Database, Show Settings Check box, Environment Dropdown(Mandatory), Web Service Dropdown(Mandatory), name text box, server Url(read from </text:p>
            <text:p>the phresco-env-config file), Test Result Name text box(Mandatory) and Add Header Button under the Test against Section and the fileds in the Context URL &amp; thread Group remains the same as of Server.</text:p>
          </table:table-cell>
          <table:table-cell table:style-name="ce134" table:number-columns-repeated="4"/>
          <table:table-cell/>
          <table:table-cell table:style-name="ce165" table:number-columns-repeated="2"/>
          <table:table-cell table:style-name="ce177"/>
          <table:table-cell table:number-columns-repeated="239"/>
        </table:table-row>
        <table:table-row table:style-name="ro13">
          <table:table-cell office:value-type="float" office:value="139">
            <text:p>139</text:p>
          </table:table-cell>
          <table:table-cell table:style-name="ce24" office:value-type="string">
            <text:p>HTML5 Multichannel YUI <text:s text:c="2"/>Widget Project-Edit Application – Quality- Performance_Web Service_Test_Type GET</text:p>
          </table:table-cell>
          <table:table-cell table:style-name="ce24"/>
          <table:table-cell table:style-name="ce24" office:value-type="string">
            <text:p>TC_Quality_01</text:p>
          </table:table-cell>
          <table:table-cell table:style-name="ce24" office:value-type="string">
            <text:p>Check for the performance selecting the Server_Type GET</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s/>tab</text:p>
            <text:p>8. Click on Performance</text:p>
            <text:p>9. User need to click Test </text:p>
            <text:p>10.Click on Web Service radio button </text:p>
            <text:p>11.Enter all the required fields selecting the GET Type in Context URL dropdown,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24" table:number-columns-repeated="4"/>
          <table:table-cell table:number-columns-repeated="243"/>
        </table:table-row>
        <table:table-row table:style-name="ro35">
          <table:table-cell table:style-name="ce10" office:value-type="float" office:value="140">
            <text:p>140</text:p>
          </table:table-cell>
          <table:table-cell table:style-name="ce24" office:value-type="string">
            <text:p>HTML5 Multichannel YUI <text:s text:c="2"/>Widget Project-Edit Application – Quality- Performance_Web Service_Test_Type_GET_Close</text:p>
          </table:table-cell>
          <table:table-cell table:style-name="ce24"/>
          <table:table-cell table:style-name="ce24" office:value-type="string">
            <text:p>TC_Quality_01</text:p>
          </table:table-cell>
          <table:table-cell table:style-name="ce24" office:value-type="string">
            <text:p>Check for the performance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s/>tab</text:p>
            <text:p>8. Click on Performance</text:p>
            <text:p>9. User need to click Test </text:p>
            <text:p>10.Click on Web Service radio button </text:p>
            <text:p>10.Click on Web Service radio button </text:p>
            <text:p>11.Enter all the required fields selecting the GET Type in Context URL dropdown,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135" table:number-columns-repeated="4"/>
          <table:table-cell/>
          <table:table-cell table:style-name="ce145" table:number-columns-repeated="2"/>
          <table:table-cell table:style-name="ce175"/>
          <table:table-cell table:number-columns-repeated="239"/>
        </table:table-row>
        <table:table-row table:style-name="ro37">
          <table:table-cell office:value-type="float" office:value="141">
            <text:p>141</text:p>
          </table:table-cell>
          <table:table-cell table:style-name="ce19" office:value-type="string">
            <text:p>HTML5 Multichannel YUI <text:s text:c="2"/>Widget Project - Webservice Folder structure (Test Results)</text:p>
            <text:p>-Performance</text:p>
          </table:table-cell>
          <table:table-cell table:style-name="ce29"/>
          <table:table-cell table:style-name="ce19" office:value-type="string">
            <text:p>TC_Special Scenarios_01</text:p>
          </table:table-cell>
          <table:table-cell table:style-name="ce19" office:value-type="string">
            <text:p>Verify folder structure after running Performance tests</text:p>
          </table:table-cell>
          <table:table-cell table:style-name="ce28" office:value-type="string">
            <text:p>1.Open the i) &lt;Drive&gt;:\Phresco-framework\workspace\projects\Project_name\test\Performance\Webservice \results</text:p>
            <text:p><text:s text:c="16"/></text:p>
            <text:p/>
            <text:p/>
            <text:p/>
            <text:p/>
            <text:p/>
          </table:table-cell>
          <table:table-cell table:style-name="ce80"/>
          <table:table-cell table:style-name="ce29"/>
          <table:table-cell table:style-name="ce29" office:value-type="string">
            <text:p>The user should be able to view the test results of the Performance test executed</text:p>
          </table:table-cell>
          <table:table-cell table:number-columns-repeated="5"/>
          <table:table-cell table:style-name="ce117" table:number-columns-repeated="3"/>
          <table:table-cell table:number-columns-repeated="239"/>
        </table:table-row>
        <table:table-row table:style-name="ro23">
          <table:table-cell table:style-name="ce10" office:value-type="float" office:value="142">
            <text:p>142</text:p>
          </table:table-cell>
          <table:table-cell table:style-name="ce24" office:value-type="string">
            <text:p>HTML5 Multichannel YUI <text:s text:c="2"/>Widget Project-Edit Application – Quality- Performance_Web Service_Test_Type POST</text:p>
          </table:table-cell>
          <table:table-cell table:style-name="ce24"/>
          <table:table-cell table:style-name="ce24" office:value-type="string">
            <text:p>TC_Quality_01</text:p>
          </table:table-cell>
          <table:table-cell table:style-name="ce24" office:value-type="string">
            <text:p>Check for the performance selecting the Server_Type GET</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s/>tab</text:p>
            <text:p>8. Click on Performance</text:p>
            <text:p>9. User need to click Test </text:p>
            <text:p>10.Click on Web Service radio button </text:p>
            <text:p>11.Enter all the required fields selecting the POST Type(Enter the json data) in Context URL dropdown,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134" table:number-columns-repeated="4"/>
          <table:table-cell/>
          <table:table-cell table:style-name="ce165" table:number-columns-repeated="2"/>
          <table:table-cell table:style-name="ce177"/>
          <table:table-cell table:number-columns-repeated="239"/>
        </table:table-row>
        <table:table-row table:style-name="ro35">
          <table:table-cell office:value-type="float" office:value="143">
            <text:p>143</text:p>
          </table:table-cell>
          <table:table-cell table:style-name="ce24" office:value-type="string">
            <text:p>HTML5 Multichannel YUI <text:s text:c="2"/>Widget Project-Edit Application – Quality- Performance_Web Service_Test_Type_POST_Close</text:p>
          </table:table-cell>
          <table:table-cell table:style-name="ce24"/>
          <table:table-cell table:style-name="ce24" office:value-type="string">
            <text:p>TC_Quality_01</text:p>
          </table:table-cell>
          <table:table-cell table:style-name="ce24" office:value-type="string">
            <text:p>Check for the performance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s/>tab</text:p>
            <text:p>8. Click on Performance</text:p>
            <text:p>9. User need to click Test </text:p>
            <text:p>10.Click on Web Service radio button </text:p>
            <text:p>10.Click on Web Service radio button </text:p>
            <text:p>11.Enter all the required fields selecting the POST Type in Context URL dropdown,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135" table:number-columns-repeated="4"/>
          <table:table-cell/>
          <table:table-cell table:style-name="ce145" table:number-columns-repeated="2"/>
          <table:table-cell table:style-name="ce175"/>
          <table:table-cell table:number-columns-repeated="239"/>
        </table:table-row>
        <table:table-row table:style-name="ro37">
          <table:table-cell table:style-name="ce10" office:value-type="float" office:value="144">
            <text:p>144</text:p>
          </table:table-cell>
          <table:table-cell table:style-name="ce19" office:value-type="string">
            <text:p>HTML5 Multichannel YUI <text:s text:c="2"/>Widget Project - Webservice Folder structure (Test Results)</text:p>
            <text:p>-Performance</text:p>
          </table:table-cell>
          <table:table-cell table:style-name="ce29"/>
          <table:table-cell table:style-name="ce19" office:value-type="string">
            <text:p>TC_Special Scenarios_01</text:p>
          </table:table-cell>
          <table:table-cell table:style-name="ce19" office:value-type="string">
            <text:p>Verify folder structure after running Performance tests</text:p>
          </table:table-cell>
          <table:table-cell table:style-name="ce28" office:value-type="string">
            <text:p>1.Open the i) &lt;Drive&gt;:\Phresco-framework\workspace\projects\Project_name\test\Performance\Webservice \results</text:p>
            <text:p><text:s text:c="16"/></text:p>
            <text:p/>
            <text:p/>
            <text:p/>
            <text:p/>
            <text:p/>
          </table:table-cell>
          <table:table-cell table:style-name="ce80"/>
          <table:table-cell table:style-name="ce29"/>
          <table:table-cell table:style-name="ce29" office:value-type="string">
            <text:p>The user should be able to view the test results of the Performance test executed</text:p>
          </table:table-cell>
          <table:table-cell table:style-name="ce136"/>
          <table:table-cell table:style-name="ce153" table:number-columns-repeated="3"/>
          <table:table-cell/>
          <table:table-cell table:style-name="ce165" table:number-columns-repeated="3"/>
          <table:table-cell table:number-columns-repeated="239"/>
        </table:table-row>
        <table:table-row table:style-name="ro14">
          <table:table-cell office:value-type="float" office:value="145">
            <text:p>145</text:p>
          </table:table-cell>
          <table:table-cell table:style-name="ce13" office:value-type="string">
            <text:p>HTML5 Multichannel YUI <text:s text:c="2"/>Widget_ Project - Performance Test - Report - Overall Report <text:s/></text:p>
          </table:table-cell>
          <table:table-cell table:style-name="ce15"/>
          <table:table-cell table:style-name="ce9" office:value-type="string">
            <text:p>TC_ Projects Page_28</text:p>
          </table:table-cell>
          <table:table-cell office:value-type="string">
            <text:p>Check for the <text:s/>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PerformanceTab and Click on the Report Icon.</text:p>
            <text:p>9.Select the Overall Report Radio Button.</text:p>
            <text:p/>
            <text:p><text:s text:c="32"/></text:p>
          </table:table-cell>
          <table:table-cell office:value-type="string">
            <text:p>Framework </text:p>
          </table:table-cell>
          <table:table-cell table:style-name="ce30"/>
          <table:table-cell table:style-name="ce13" office:value-type="string">
            <text:p>User should be able to view the Generate Button Enabled.</text:p>
          </table:table-cell>
          <table:table-cell table:style-name="ce27"/>
          <table:table-cell table:style-name="ce46" table:number-columns-repeated="3"/>
          <table:table-cell table:number-columns-repeated="243"/>
        </table:table-row>
        <table:table-row table:style-name="ro20">
          <table:table-cell table:style-name="ce10" office:value-type="float" office:value="146">
            <text:p>146</text:p>
          </table:table-cell>
          <table:table-cell table:style-name="ce13" office:value-type="string">
            <text:p>HTML5 Multichannel YUI <text:s text:c="2"/>Widget_ Project - Performance Test - Report - Overall Report <text:s/>- Generate</text:p>
          </table:table-cell>
          <table:table-cell table:style-name="ce15"/>
          <table:table-cell table:style-name="ce9" office:value-type="string">
            <text:p>TC_ Projects Page_29</text:p>
          </table:table-cell>
          <table:table-cell office:value-type="string">
            <text:p>Check for the <text:s/>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PerformanceTab and Click on the Report Icon.</text:p>
            <text:p>9.Select the Overall Report.</text:p>
            <text:p>10.Click Generate Button.</text:p>
            <text:p/>
            <text:p><text:s text:c="32"/></text:p>
          </table:table-cell>
          <table:table-cell office:value-type="string">
            <text:p>Framework </text:p>
          </table:table-cell>
          <table:table-cell table:style-name="ce30"/>
          <table:table-cell table:style-name="ce13" office:value-type="string">
            <text:p>User should be able to view <text:s/>the Overall PDF Report available in the Generate Popup.</text:p>
          </table:table-cell>
          <table:table-cell table:style-name="ce27"/>
          <table:table-cell table:style-name="ce46" table:number-columns-repeated="3"/>
          <table:table-cell table:number-columns-repeated="243"/>
        </table:table-row>
        <table:table-row table:style-name="ro9">
          <table:table-cell office:value-type="float" office:value="147">
            <text:p>147</text:p>
          </table:table-cell>
          <table:table-cell table:style-name="ce13" office:value-type="string">
            <text:p><text:s/>HTML5 Multichannel YUI <text:s/><text:s/>Widget_ Project - Performance Test - Report - Overall Report <text:s/>- Availablity</text:p>
          </table:table-cell>
          <table:table-cell table:style-name="ce15"/>
          <table:table-cell table:style-name="ce9" office:value-type="string">
            <text:p>TC_ Projects Page_30</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PerformanceTab and Click on the Report Icon.</text:p>
            <text:p>9.Select the Overall Report.</text:p>
            <text:p>10.Click Generate Button.</text:p>
            <text:p>11.Click on the Overall PDF report available in the Generate Popup.</text:p>
            <text:p/>
            <text:p/>
            <text:p><text:s text:c="32"/></text:p>
          </table:table-cell>
          <table:table-cell office:value-type="string">
            <text:p>Framework </text:p>
          </table:table-cell>
          <table:table-cell table:style-name="ce30"/>
          <table:table-cell table:style-name="ce13"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9">
          <table:table-cell table:style-name="ce10" office:value-type="float" office:value="148">
            <text:p>148</text:p>
          </table:table-cell>
          <table:table-cell table:style-name="ce13" office:value-type="string">
            <text:p>HTML5 Multichannel YUI <text:s text:c="2"/>Widget_ Project - Performance Test - Report - Overall Report <text:s/>- Generated PDF - Open With</text:p>
          </table:table-cell>
          <table:table-cell table:style-name="ce15"/>
          <table:table-cell table:style-name="ce9" office:value-type="string">
            <text:p>TC_ Projects Page_31</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office:value-type="string">
            <text:p>Framework </text:p>
          </table:table-cell>
          <table:table-cell table:style-name="ce30"/>
          <table:table-cell table:style-name="ce13" office:value-type="string">
            <text:p>User should be able to view the Overall PDF Report</text:p>
          </table:table-cell>
          <table:table-cell table:style-name="ce27"/>
          <table:table-cell table:style-name="ce46" table:number-columns-repeated="3"/>
          <table:table-cell table:number-columns-repeated="243"/>
        </table:table-row>
        <table:table-row table:style-name="ro19">
          <table:table-cell office:value-type="float" office:value="149">
            <text:p>149</text:p>
          </table:table-cell>
          <table:table-cell table:style-name="ce13" office:value-type="string">
            <text:p>HTML5 Multichannel YUI <text:s/><text:s/>Widget_ Project - Performance Test - Report - Overall Report - <text:s/>Open With <text:s/>- Generate Report Popup - Cancel - Verify Report</text:p>
          </table:table-cell>
          <table:table-cell table:style-name="ce15"/>
          <table:table-cell table:style-name="ce9" office:value-type="string">
            <text:p>TC_ Projects Page_32</text:p>
          </table:table-cell>
          <table:table-cell office:value-type="string">
            <text:p>Check for <text:s/>Report <text:s/>Popup <text:s/>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ext:p><text:s text:c="32"/></text:p>
          </table:table-cell>
          <table:table-cell office:value-type="string">
            <text:p>Framework </text:p>
          </table:table-cell>
          <table:table-cell table:style-name="ce30"/>
          <table:table-cell table:style-name="ce13" office:value-type="string">
            <text:p>User should be able to view the Generate Popup with the Overall PDF Report in it on doing all the mentioned Steps.</text:p>
          </table:table-cell>
          <table:table-cell table:style-name="ce27"/>
          <table:table-cell table:style-name="ce46" table:number-columns-repeated="3"/>
          <table:table-cell table:number-columns-repeated="243"/>
        </table:table-row>
        <table:table-row table:style-name="ro21">
          <table:table-cell table:style-name="ce10" office:value-type="float" office:value="150">
            <text:p>150</text:p>
          </table:table-cell>
          <table:table-cell table:style-name="ce13" office:value-type="string">
            <text:p>HTML5 Multichannel YUI <text:s text:c="2"/>Widget_ Project - Performance Test <text:s/>- Report - Overall Report <text:s/>- Generated PDF <text:s/>- Save File</text:p>
          </table:table-cell>
          <table:table-cell table:style-name="ce15"/>
          <table:table-cell table:style-name="ce9" office:value-type="string">
            <text:p>TC_ Projects Page_38</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PerformanceTab and Click on the Report Icon.</text:p>
            <text:p>9.Select the Overall Report.</text:p>
            <text:p>10.Click Generate Button.</text:p>
            <text:p>11.Click Ok Button(After Selecting the save file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18">
          <table:table-cell office:value-type="float" office:value="151">
            <text:p>151</text:p>
          </table:table-cell>
          <table:table-cell table:style-name="ce13" office:value-type="string">
            <text:p>HTML5 Multichannel YUI <text:s/><text:s/>Widget_ Project - Performance Test - Report - Overall Report <text:s/>- Save File <text:s/>- Generate Report Popup - Cancel</text:p>
          </table:table-cell>
          <table:table-cell table:style-name="ce15"/>
          <table:table-cell table:style-name="ce9" office:value-type="string">
            <text:p>TC_ Projects Page_39</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ext:p><text:s text:c="32"/></text:p>
          </table:table-cell>
          <table:table-cell office:value-type="string">
            <text:p>Framework </text:p>
          </table:table-cell>
          <table:table-cell table:style-name="ce30"/>
          <table:table-cell table:style-name="ce13" office:value-type="string">
            <text:p>User should be able to view the Application.</text:p>
          </table:table-cell>
          <table:table-cell table:style-name="ce27"/>
          <table:table-cell table:style-name="ce46" table:number-columns-repeated="3"/>
          <table:table-cell table:number-columns-repeated="243"/>
        </table:table-row>
        <table:table-row table:style-name="ro20">
          <table:table-cell table:style-name="ce10" office:value-type="float" office:value="152">
            <text:p>152</text:p>
          </table:table-cell>
          <table:table-cell table:style-name="ce13" office:value-type="string">
            <text:p>HTML5 Multichannel YUI <text:s text:c="2"/>Widget_ Project - Performance Test - Report Test - Report - Detailed Report <text:s/>- Generate <text:s/></text:p>
          </table:table-cell>
          <table:table-cell table:style-name="ce15"/>
          <table:table-cell table:style-name="ce9" office:value-type="string">
            <text:p>TC_ Projects Page_44</text:p>
          </table:table-cell>
          <table:table-cell office:value-type="string">
            <text:p>Check for the <text:s/>Detailed <text:s/>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PerformanceTab and Click on the Report Icon.</text:p>
            <text:p>9.Select the Detailed Report.</text:p>
            <text:p>10.Click Generate Button.</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9">
          <table:table-cell office:value-type="float" office:value="153">
            <text:p>153</text:p>
          </table:table-cell>
          <table:table-cell table:style-name="ce13" office:value-type="string">
            <text:p>HTML5 Multichannel YUI <text:s/><text:s/>Widget_ Project - <text:s/>Performance Test - Report Test - Report - Detailed Report <text:s/>- Availablity </text:p>
          </table:table-cell>
          <table:table-cell table:style-name="ce15"/>
          <table:table-cell table:style-name="ce9" office:value-type="string">
            <text:p>TC_ Projects Page_45</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PerformanceTab and Click on the Report Icon.</text:p>
            <text:p>9.Select the Detailed Report.</text:p>
            <text:p>10.Click Generate Button.</text:p>
            <text:p>11.Click on the Detailed PDF report available in the Generate Popup.</text:p>
            <text:p/>
            <text:p/>
            <text:p><text:s text:c="32"/></text:p>
          </table:table-cell>
          <table:table-cell office:value-type="string">
            <text:p>Framework </text:p>
          </table:table-cell>
          <table:table-cell table:style-name="ce30"/>
          <table:table-cell table:style-name="ce13"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9">
          <table:table-cell table:style-name="ce10" office:value-type="float" office:value="154">
            <text:p>154</text:p>
          </table:table-cell>
          <table:table-cell table:style-name="ce13" office:value-type="string">
            <text:p><text:s/>HTML5 Multichannel YUI <text:s text:c="2"/>Widget_ Project - Performance Test - Report - Detailed <text:s/>Report <text:s/>- Generated PDF <text:s/>- Open With</text:p>
          </table:table-cell>
          <table:table-cell table:style-name="ce15"/>
          <table:table-cell table:style-name="ce9" office:value-type="string">
            <text:p>TC_ Projects Page_46</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32">
          <table:table-cell office:value-type="float" office:value="155">
            <text:p>155</text:p>
          </table:table-cell>
          <table:table-cell table:style-name="ce13" office:value-type="string">
            <text:p><text:s/>HTML5 Multichannel YUI <text:s/><text:s/>Widget_ Project - Performance Test - Report - Detailed Report <text:s/>- Open With <text:s/>- Generate Report Popup - Cancel -Report Verify</text:p>
          </table:table-cell>
          <table:table-cell table:style-name="ce15"/>
          <table:table-cell table:style-name="ce9" office:value-type="string">
            <text:p>TC_ Projects Page_48</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21">
          <table:table-cell table:style-name="ce10" office:value-type="float" office:value="156">
            <text:p>156</text:p>
          </table:table-cell>
          <table:table-cell table:style-name="ce13" office:value-type="string">
            <text:p>HTML5 Multichannel YUI <text:s text:c="2"/>Widget_ Project - Performance Test <text:s/>- Report - Detailed Report <text:s/>- Generated PDF <text:s text:c="2"/>- Save File</text:p>
          </table:table-cell>
          <table:table-cell table:style-name="ce15"/>
          <table:table-cell table:style-name="ce9" office:value-type="string">
            <text:p>TC_ Projects Page_52</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PerformanceTab and Click on the Report Icon.</text:p>
            <text:p>9.Select the Detailed Report.</text:p>
            <text:p>10.Click Generate Button.</text:p>
            <text:p>11.Click Ok Button(After Selecting the save file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18">
          <table:table-cell office:value-type="float" office:value="157">
            <text:p>157</text:p>
          </table:table-cell>
          <table:table-cell table:style-name="ce13" office:value-type="string">
            <text:p>HTML5 Multichannel YUI <text:s/><text:s/>Widget_ Project - Performance Test <text:s/>- Report - Detailed Report <text:s/>- Open With <text:s/>- Generate Report Popup - Cancel - Report Verify</text:p>
          </table:table-cell>
          <table:table-cell table:style-name="ce15"/>
          <table:table-cell table:style-name="ce9" office:value-type="string">
            <text:p>TC_ Projects Page_54</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0">
          <table:table-cell table:style-name="ce10" office:value-type="float" office:value="158">
            <text:p>158</text:p>
          </table:table-cell>
          <table:table-cell table:style-name="ce20" office:value-type="string">
            <text:p>Load</text:p>
          </table:table-cell>
          <table:table-cell table:style-name="ce49"/>
          <table:table-cell table:style-name="ce32"/>
          <table:table-cell table:style-name="ce76" table:number-columns-repeated="2"/>
          <table:table-cell table:style-name="ce32"/>
          <table:table-cell table:style-name="ce91"/>
          <table:table-cell table:style-name="ce76"/>
          <table:table-cell table:style-name="ce51"/>
          <table:table-cell table:style-name="ce47" table:number-columns-repeated="4"/>
          <table:table-cell table:number-columns-repeated="242"/>
        </table:table-row>
        <table:table-row table:style-name="ro16">
          <table:table-cell office:value-type="float" office:value="159">
            <text:p>159</text:p>
          </table:table-cell>
          <table:table-cell table:style-name="ce23" office:value-type="string">
            <text:p>HTML5 Multichannel YUI <text:s text:c="2"/>Widget Project-Edit Application – Quality - Load</text:p>
          </table:table-cell>
          <table:table-cell table:style-name="ce21"/>
          <table:table-cell office:value-type="string">
            <text:p>TC_Quality_01</text:p>
          </table:table-cell>
          <table:table-cell table:style-name="ce21" office:value-type="string">
            <text:p/>
            <text:p>Check for the default message</text:p>
            <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text:s text:c="2"/>Widget Project.</text:p>
            <text:p>7. Click on Quality </text:p>
            <text:p>8. By default Unit will selected.</text:p>
            <text:p>10. User need to click <text:s/>Load.</text:p>
          </table:table-cell>
          <table:table-cell table:style-name="ce23" office:value-type="string">
            <text:p>Framework</text:p>
          </table:table-cell>
          <table:table-cell table:style-name="ce21"/>
          <table:table-cell table:style-name="ce23" office:value-type="string">
            <text:p>User Should be able to see the test tab and the default message " Load test not yet executed" Test button, open Folder icon and Copy Path icon.</text:p>
          </table:table-cell>
          <table:table-cell table:style-name="ce21" table:number-columns-repeated="4"/>
          <table:table-cell table:number-columns-repeated="243"/>
        </table:table-row>
        <table:table-row table:style-name="ro31">
          <table:table-cell table:style-name="ce10" office:value-type="float" office:value="160">
            <text:p>160</text:p>
          </table:table-cell>
          <table:table-cell table:style-name="ce23" office:value-type="string">
            <text:p>HTML5 Multichannel YUI <text:s text:c="2"/>Widget Project-Edit Application – Quality - Load_Open Folder &amp; Copy Path _verification</text:p>
          </table:table-cell>
          <table:table-cell table:style-name="ce21"/>
          <table:table-cell office:value-type="string">
            <text:p>TC_Quality_01</text:p>
          </table:table-cell>
          <table:table-cell table:style-name="ce21" office:value-type="string">
            <text:p/>
            <text:p>Check for the Open Folder &amp; Copy Path _verification</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text:s text:c="2"/>Widget Project.</text:p>
            <text:p>7. Click on Quality </text:p>
            <text:p>8.Click on the <text:s/>Load tab</text:p>
            <text:p>9.Click on the open Folder &amp; Copy path</text:p>
            <text:p/>
            <text:p/>
          </table:table-cell>
          <table:table-cell table:style-name="ce23" office:value-type="string">
            <text:p>Framework</text:p>
          </table:table-cell>
          <table:table-cell table:style-name="ce21"/>
          <table:table-cell table:style-name="ce23" office:value-type="string">
            <text:p>User Should be able to open the <text:s/>Load Folder on clicking the open Folder icon and Copy the current Path on Clicking the Copy Path icon <text:s/></text:p>
          </table:table-cell>
          <table:table-cell table:style-name="ce21" table:number-columns-repeated="4"/>
          <table:table-cell table:number-columns-repeated="243"/>
        </table:table-row>
        <table:table-row table:style-name="ro22">
          <table:table-cell office:value-type="float" office:value="161">
            <text:p>161</text:p>
          </table:table-cell>
          <table:table-cell table:style-name="ce23" office:value-type="string">
            <text:p>HTML5 Multichannel YUI <text:s text:c="2"/>Widget Project - HTML5 Multichannel YUI <text:s text:c="2"/>Widget Project - Edit Application - Quality - <text:s/>Load - Test_Server</text:p>
          </table:table-cell>
          <table:table-cell table:style-name="ce23"/>
          <table:table-cell office:value-type="string">
            <text:p>TC_Quality_01</text:p>
          </table:table-cell>
          <table:table-cell table:style-name="ce21" office:value-type="string">
            <text:p>Check for the available options while selecting Test against Server </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p>
            <text:p>8. Click on <text:s/>Load</text:p>
            <text:p>9. User need to click Test</text:p>
            <text:p>10.Click on Server radio button.</text:p>
          </table:table-cell>
          <table:table-cell table:style-name="ce23" office:value-type="string">
            <text:p>Framework</text:p>
          </table:table-cell>
          <table:table-cell table:style-name="ce23"/>
          <table:table-cell table:style-name="ce23" office:value-type="string">
            <text:p>User should be <text:s/>able to see two Sections Test against,Thread group and Test and Cancel buttons.</text:p>
          </table:table-cell>
          <table:table-cell table:style-name="ce21" table:number-columns-repeated="4"/>
          <table:table-cell table:number-columns-repeated="243"/>
        </table:table-row>
        <table:table-row table:style-name="ro13">
          <table:table-cell table:style-name="ce10" office:value-type="float" office:value="162">
            <text:p>162</text:p>
          </table:table-cell>
          <table:table-cell table:style-name="ce23" office:value-type="string">
            <text:p>HTML5 Multichannel YUI <text:s text:c="2"/>Widget Project-Edit Application – Quality- <text:s/>Load_Server_Test Against_UI Validation</text:p>
          </table:table-cell>
          <table:table-cell table:style-name="ce23"/>
          <table:table-cell office:value-type="string">
            <text:p>TC_Quality_01</text:p>
          </table:table-cell>
          <table:table-cell table:style-name="ce21" office:value-type="string">
            <text:p>Check the Server_Test Against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Multichannel YUI <text:s text:c="2"/>Widget Project. </text:p>
            <text:p>7. Click on Quality </text:p>
            <text:p>8. Click on <text:s/>Load</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text:s/>able view the <text:s/>Load Popup with the Radio Buttons Server,Web service,Database, Show Settings Check box, Environment Dropdown(Mandatory), name text box, Test Result Name text box(Mandatory) and Add Header Button under the Test against Section</text:p>
          </table:table-cell>
          <table:table-cell table:style-name="ce21"/>
          <table:table-cell table:style-name="ce130" table:number-columns-repeated="3"/>
          <table:table-cell/>
          <table:table-cell table:style-name="ce145" table:number-columns-repeated="2"/>
          <table:table-cell table:style-name="ce175"/>
          <table:table-cell table:number-columns-repeated="239"/>
        </table:table-row>
        <table:table-row table:style-name="ro34">
          <table:table-cell office:value-type="float" office:value="163">
            <text:p>163</text:p>
          </table:table-cell>
          <table:table-cell table:style-name="ce23" office:value-type="string">
            <text:p>HTML5 Multichannel YUI <text:s text:c="2"/>Widget Project-Edit Application – Quality- <text:s/>Load_Server_Test Against_Tool Tip &amp; Field <text:s/>Validation</text:p>
          </table:table-cell>
          <table:table-cell table:style-name="ce23"/>
          <table:table-cell office:value-type="string">
            <text:p>TC_Quality_01</text:p>
          </table:table-cell>
          <table:table-cell table:style-name="ce21" office:value-type="string">
            <text:p>Check for the Server_Test Against_Tool Tip &amp; Field <text:s/>Validation</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p>
            <text:p>8. Click on <text:s/>Load</text:p>
            <text:p>9. User need to click Test</text:p>
            <text:p>10.Click on Server radio button.</text:p>
            <text:p>11.Mouse over the Test result field,Click on the environment Dropdown, Click on the environment Dropdown after selecting the Show Settings check box and Click on Add Header Button.</text:p>
          </table:table-cell>
          <table:table-cell table:style-name="ce23" office:value-type="string">
            <text:p>Framework</text:p>
          </table:table-cell>
          <table:table-cell table:style-name="ce23"/>
          <table:table-cell table:style-name="ce23"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21"/>
          <table:table-cell table:style-name="ce152"/>
          <table:table-cell table:style-name="ce158" table:number-columns-repeated="2"/>
          <table:table-cell/>
          <table:table-cell table:style-name="ce165" table:number-columns-repeated="2"/>
          <table:table-cell table:style-name="ce177"/>
          <table:table-cell table:number-columns-repeated="239"/>
        </table:table-row>
        <table:table-row table:style-name="ro22">
          <table:table-cell table:style-name="ce10" office:value-type="float" office:value="164">
            <text:p>164</text:p>
          </table:table-cell>
          <table:table-cell table:style-name="ce23" office:value-type="string">
            <text:p>HTML5 Multichannel YUI <text:s text:c="2"/>Widget Project-Edit Application – Quality- <text:s/>Load_Server_Thread Group_UI Validation</text:p>
          </table:table-cell>
          <table:table-cell table:style-name="ce23"/>
          <table:table-cell office:value-type="string">
            <text:p>TC_Quality_01</text:p>
          </table:table-cell>
          <table:table-cell table:style-name="ce21" office:value-type="string">
            <text:p>Check the Server_Context URL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Multichannel YUI <text:s text:c="2"/>Widget Project. </text:p>
            <text:p>7. Click on Quality </text:p>
            <text:p>8. Click on <text:s/>Load</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able to see No of Users text box, Ramp-Up Period text box,Loop count text box as mandatory fields under the Thread Group Section.</text:p>
          </table:table-cell>
          <table:table-cell table:style-name="ce21" table:number-columns-repeated="4"/>
          <table:table-cell table:number-columns-repeated="243"/>
        </table:table-row>
        <table:table-row table:style-name="ro30">
          <table:table-cell office:value-type="float" office:value="165">
            <text:p>165</text:p>
          </table:table-cell>
          <table:table-cell table:style-name="ce23" office:value-type="string">
            <text:p>HTML5 Multichannel YUI <text:s text:c="2"/>Widget Project-Edit Application – Quality- <text:s/>Load_Server_Thread Group_Tool Tip &amp; Field Validation</text:p>
          </table:table-cell>
          <table:table-cell table:style-name="ce23"/>
          <table:table-cell office:value-type="string">
            <text:p>TC_Quality_01</text:p>
          </table:table-cell>
          <table:table-cell table:style-name="ce21" office:value-type="string">
            <text:p>Check for the Options available inside Thread group.</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s/>tab</text:p>
            <text:p>8. Click on <text:s/>Load</text:p>
            <text:p>9. User need to click Test </text:p>
            <text:p>10.Click on Server radio button </text:p>
            <text:p>11.Mouse over the <text:s/>No of Users, Ramp-Up Period,Loop count Text boxes and enter values in it. </text:p>
          </table:table-cell>
          <table:table-cell table:style-name="ce23" office:value-type="string">
            <text:p>Framework</text:p>
          </table:table-cell>
          <table:table-cell table:style-name="ce23"/>
          <table:table-cell table:style-name="ce23"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21"/>
          <table:table-cell table:style-name="ce23" table:number-columns-repeated="3"/>
          <table:table-cell table:number-columns-repeated="243"/>
        </table:table-row>
        <table:table-row table:style-name="ro13">
          <table:table-cell table:style-name="ce10" office:value-type="float" office:value="166">
            <text:p>166</text:p>
          </table:table-cell>
          <table:table-cell table:style-name="ce24" office:value-type="string">
            <text:p>HTML5 Multichannel YUI <text:s text:c="2"/>Widget Project-Edit Application – Quality- <text:s/>Load_Server_Test</text:p>
          </table:table-cell>
          <table:table-cell table:style-name="ce24"/>
          <table:table-cell table:style-name="ce24" office:value-type="string">
            <text:p>TC_Quality_01</text:p>
          </table:table-cell>
          <table:table-cell table:style-name="ce24" office:value-type="string">
            <text:p>Check for the <text:s/>Load selecting the Server</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s/>tab</text:p>
            <text:p>8. Click on <text:s/>Load</text:p>
            <text:p>9. User need to click Test </text:p>
            <text:p>10.Click on Server radio button </text:p>
            <text:p>11.Enter all the required fields,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24" table:number-columns-repeated="4"/>
          <table:table-cell table:number-columns-repeated="243"/>
        </table:table-row>
        <table:table-row table:style-name="ro23">
          <table:table-cell office:value-type="float" office:value="167">
            <text:p>167</text:p>
          </table:table-cell>
          <table:table-cell table:style-name="ce24" office:value-type="string">
            <text:p>HTML5 Multichannel YUI <text:s text:c="2"/>Widget Project-Edit Application – Quality- <text:s/>Load_Server_Test_Close</text:p>
          </table:table-cell>
          <table:table-cell table:style-name="ce24"/>
          <table:table-cell table:style-name="ce24" office:value-type="string">
            <text:p>TC_Quality_01</text:p>
          </table:table-cell>
          <table:table-cell table:style-name="ce24" office:value-type="string">
            <text:p>Check for the <text:s/>Load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s/>tab</text:p>
            <text:p>8. Click on <text:s/>Load</text:p>
            <text:p>9. User need to click Test </text:p>
            <text:p>10.Click on Server radio button </text:p>
            <text:p>11.Enter all the required fields,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text:s/>Load Results <text:s/>displayed as rows as follows : Thread name, Date, Elapsed Time and status in Tabular View and graphical view of the same for Different Test Results.</text:p>
            <text:p/>
          </table:table-cell>
          <table:table-cell table:style-name="ce135" table:number-columns-repeated="4"/>
          <table:table-cell/>
          <table:table-cell table:style-name="ce145" table:number-columns-repeated="2"/>
          <table:table-cell table:style-name="ce175"/>
          <table:table-cell table:number-columns-repeated="239"/>
        </table:table-row>
        <table:table-row table:style-name="ro37">
          <table:table-cell table:style-name="ce10" office:value-type="float" office:value="168">
            <text:p>168</text:p>
          </table:table-cell>
          <table:table-cell table:style-name="ce19" office:value-type="string">
            <text:p>HTML5 Multichannel YUI <text:s text:c="2"/>Widget Project - Server Folder structure (Test Results)</text:p>
            <text:p>- load </text:p>
          </table:table-cell>
          <table:table-cell table:style-name="ce29"/>
          <table:table-cell table:style-name="ce19" office:value-type="string">
            <text:p>TC_Special Scenarios_01</text:p>
          </table:table-cell>
          <table:table-cell table:style-name="ce19" office:value-type="string">
            <text:p>Verify folder structure after running load <text:s/>tests</text:p>
          </table:table-cell>
          <table:table-cell table:style-name="ce28" office:value-type="string">
            <text:p>1.Open the i) &lt;Drive&gt;:\Phresco-framework\workspace\projects\Project_name\test\load\Server\results</text:p>
            <text:p><text:s text:c="16"/></text:p>
            <text:p/>
            <text:p/>
            <text:p/>
            <text:p/>
            <text:p/>
          </table:table-cell>
          <table:table-cell table:style-name="ce80"/>
          <table:table-cell table:style-name="ce29"/>
          <table:table-cell table:style-name="ce29" office:value-type="string">
            <text:p>The user should be able to view the test results of the load test executed</text:p>
          </table:table-cell>
          <table:table-cell table:number-columns-repeated="5"/>
          <table:table-cell table:style-name="ce117" table:number-columns-repeated="3"/>
          <table:table-cell table:number-columns-repeated="239"/>
        </table:table-row>
        <table:table-row table:style-name="ro9">
          <table:table-cell office:value-type="float" office:value="169">
            <text:p>169</text:p>
          </table:table-cell>
          <table:table-cell table:style-name="ce24" office:value-type="string">
            <text:p>HTML5 Multichannel YUI <text:s text:c="2"/>Widget Project-Edit Application – Quality- <text:s/>Load_Web Service_UI Validation</text:p>
          </table:table-cell>
          <table:table-cell table:style-name="ce24"/>
          <table:table-cell table:style-name="ce24" office:value-type="string">
            <text:p>TC_Quality_01</text:p>
          </table:table-cell>
          <table:table-cell table:style-name="ce24" office:value-type="string">
            <text:p>Check the Web service_UI Validation</text:p>
          </table:table-cell>
          <table:table-cell table:style-name="ce24" office:value-type="string">
            <text:p>1. Open a web browser </text:p>
            <text:p>2. Hit the URL:localhost:2468/phresco.</text:p>
            <text:p>3. User needs to provide Login credentials. </text:p>
            <text:p>4. Click on Login Button. </text:p>
            <text:p>5.Click on Projects.</text:p>
            <text:p>6.Choose created HTML5 Multichannel YUI <text:s text:c="2"/>Widget Project. </text:p>
            <text:p>7. Click on Quality </text:p>
            <text:p>8. Click on <text:s/>Load</text:p>
            <text:p>9. User need to click Test</text:p>
            <text:p>10.Select the Web Service radio button</text:p>
          </table:table-cell>
          <table:table-cell table:style-name="ce24" office:value-type="string">
            <text:p>Framework</text:p>
          </table:table-cell>
          <table:table-cell table:style-name="ce24"/>
          <table:table-cell table:style-name="ce24" office:value-type="string">
            <text:p>User should be <text:s/>able view the <text:s/>Load Popup with the Radio Buttons Server, Web service,Database, Show Settings Check box, Environment Dropdown(Mandatory), Web Service Dropdown(Mandatory), name text box, Test Result Name text box(Mandatory) and Add Header Button under the Test against Section and the fileds in thethread Group remains the same.</text:p>
          </table:table-cell>
          <table:table-cell table:style-name="ce134" table:number-columns-repeated="4"/>
          <table:table-cell/>
          <table:table-cell table:style-name="ce165" table:number-columns-repeated="2"/>
          <table:table-cell table:style-name="ce177"/>
          <table:table-cell table:number-columns-repeated="239"/>
        </table:table-row>
        <table:table-row table:style-name="ro13">
          <table:table-cell table:style-name="ce10" office:value-type="float" office:value="170">
            <text:p>170</text:p>
          </table:table-cell>
          <table:table-cell table:style-name="ce24" office:value-type="string">
            <text:p>HTML5 Multichannel YUI <text:s text:c="2"/>Widget Project-Edit Application – Quality- <text:s/>Load_Web Service_Test</text:p>
          </table:table-cell>
          <table:table-cell table:style-name="ce24"/>
          <table:table-cell table:style-name="ce24" office:value-type="string">
            <text:p>TC_Quality_01</text:p>
          </table:table-cell>
          <table:table-cell table:style-name="ce24" office:value-type="string">
            <text:p>Check for the <text:s/>Load selecting the Server</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s/>tab</text:p>
            <text:p>8. Click on <text:s/>Load</text:p>
            <text:p>9. User need to click Test </text:p>
            <text:p>10.Click on Web Service radio button </text:p>
            <text:p>11.Enter all the required fields,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24" table:number-columns-repeated="4"/>
          <table:table-cell table:number-columns-repeated="243"/>
        </table:table-row>
        <table:table-row table:style-name="ro23">
          <table:table-cell office:value-type="float" office:value="171">
            <text:p>171</text:p>
          </table:table-cell>
          <table:table-cell table:style-name="ce24" office:value-type="string">
            <text:p>HTML5 Multichannel YUI <text:s text:c="2"/>Widget Project-Edit Application – Quality- <text:s/>Load_Web Service_Test_Close</text:p>
          </table:table-cell>
          <table:table-cell table:style-name="ce24"/>
          <table:table-cell table:style-name="ce24" office:value-type="string">
            <text:p>TC_Quality_01</text:p>
          </table:table-cell>
          <table:table-cell table:style-name="ce24" office:value-type="string">
            <text:p>Check for the <text:s/>Load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s/>tab</text:p>
            <text:p>8. Click on <text:s/>Load</text:p>
            <text:p>9. User need to click Test </text:p>
            <text:p>10.Click on Web Service radio button </text:p>
            <text:p>11.Enter all the required fields,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text:s/>Load Results <text:s/>displayed as rows as follows : Thread name, Date, Elapsed Time and status in Tabular View and graphical view of the same for Different Test Results.</text:p>
            <text:p/>
          </table:table-cell>
          <table:table-cell table:style-name="ce24" table:number-columns-repeated="4"/>
          <table:table-cell table:number-columns-repeated="243"/>
        </table:table-row>
        <table:table-row table:style-name="ro36">
          <table:table-cell table:style-name="ce10" office:value-type="float" office:value="172">
            <text:p>172</text:p>
          </table:table-cell>
          <table:table-cell table:style-name="ce25" office:value-type="string">
            <text:p>HTML5 Multichannel YUI <text:s text:c="2"/>Widget Project-Edit application <text:s/>– Quality- load _Max No. of Users &amp; Max loop count</text:p>
          </table:table-cell>
          <table:table-cell table:style-name="ce45"/>
          <table:table-cell table:style-name="ce25" office:value-type="string">
            <text:p>TC_Quality_01</text:p>
          </table:table-cell>
          <table:table-cell table:style-name="ce25" office:value-type="string">
            <text:p>Check for the Load selecting max no. of users &amp; Max loop count</text:p>
          </table:table-cell>
          <table:table-cell table:style-name="ce25" office:value-type="string">
            <text:p>1. Open a web browser <text:s/></text:p>
            <text:p>2. Hit the URL:localhost:2468/phresco. </text:p>
            <text:p>3. User needs to provide Login credentials. </text:p>
            <text:p>4. Click on Login Button. </text:p>
            <text:p>5.Click on Projects. <text:s/></text:p>
            <text:p>6.Choose created HTML5 Multichannel YUI <text:s text:c="2"/>Widget Project. </text:p>
            <text:p>7. Click on Quality <text:s/>tab</text:p>
            <text:p>8. Click on Load</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97" office:value-type="string">
            <text:p>Framework</text:p>
          </table:table-cell>
          <table:table-cell table:style-name="ce97"/>
          <table:table-cell table:style-name="ce97" office:value-type="string">
            <text:p>User should be able to see the Load report on successful completeion of the test </text:p>
          </table:table-cell>
          <table:table-cell table:style-name="ce133" table:number-columns-repeated="4"/>
          <table:table-cell/>
          <table:table-cell table:style-name="ce145" table:number-columns-repeated="2"/>
          <table:table-cell table:style-name="ce175"/>
          <table:table-cell table:number-columns-repeated="239"/>
        </table:table-row>
        <table:table-row table:style-name="ro37">
          <table:table-cell office:value-type="float" office:value="173">
            <text:p>173</text:p>
          </table:table-cell>
          <table:table-cell table:style-name="ce19" office:value-type="string">
            <text:p>HTML5 Multichannel YUI <text:s text:c="2"/>Widget Project - Webservice Folder structure (Test Results)</text:p>
            <text:p>- Load</text:p>
          </table:table-cell>
          <table:table-cell table:style-name="ce29"/>
          <table:table-cell table:style-name="ce19" office:value-type="string">
            <text:p>TC_Special Scenarios_01</text:p>
          </table:table-cell>
          <table:table-cell table:style-name="ce19" office:value-type="string">
            <text:p>Verify folder structure after running Load tests</text:p>
          </table:table-cell>
          <table:table-cell table:style-name="ce28" office:value-type="string">
            <text:p>1.Open the i) &lt;Drive&gt;:\Phresco-framework\workspace\projects\Project_name\test\Load\Webservice \results</text:p>
            <text:p><text:s text:c="16"/></text:p>
            <text:p/>
            <text:p/>
            <text:p/>
            <text:p/>
            <text:p/>
          </table:table-cell>
          <table:table-cell table:style-name="ce80"/>
          <table:table-cell table:style-name="ce29"/>
          <table:table-cell table:style-name="ce29" office:value-type="string">
            <text:p>The user should be able to view the test results of the Load test executed</text:p>
          </table:table-cell>
          <table:table-cell table:style-name="ce136"/>
          <table:table-cell table:style-name="ce153" table:number-columns-repeated="3"/>
          <table:table-cell/>
          <table:table-cell table:style-name="ce165" table:number-columns-repeated="3"/>
          <table:table-cell table:number-columns-repeated="239"/>
        </table:table-row>
        <table:table-row table:style-name="ro6">
          <table:table-cell table:style-name="ce10" office:value-type="float" office:value="174">
            <text:p>174</text:p>
          </table:table-cell>
          <table:table-cell table:style-name="ce13" office:value-type="string">
            <text:p>HTML5 Multichannel YUI <text:s text:c="2"/>Widget_ Project - Load Test - Report - Overall Report <text:s/></text:p>
          </table:table-cell>
          <table:table-cell table:style-name="ce15"/>
          <table:table-cell table:style-name="ce9" office:value-type="string">
            <text:p>TC_ Projects Page_28</text:p>
          </table:table-cell>
          <table:table-cell office:value-type="string">
            <text:p>Check for the <text:s/>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 Click on the Report Icon.</text:p>
            <text:p>8.Select the Overall Report Radio Button.</text:p>
            <text:p/>
            <text:p><text:s text:c="32"/></text:p>
          </table:table-cell>
          <table:table-cell office:value-type="string">
            <text:p>Framework </text:p>
          </table:table-cell>
          <table:table-cell table:style-name="ce30"/>
          <table:table-cell table:style-name="ce13" office:value-type="string">
            <text:p>User should be able to view the Generate Button Enabled.</text:p>
          </table:table-cell>
          <table:table-cell table:style-name="ce27"/>
          <table:table-cell table:style-name="ce46" table:number-columns-repeated="3"/>
          <table:table-cell table:number-columns-repeated="243"/>
        </table:table-row>
        <table:table-row table:style-name="ro14">
          <table:table-cell office:value-type="float" office:value="175">
            <text:p>175</text:p>
          </table:table-cell>
          <table:table-cell table:style-name="ce13" office:value-type="string">
            <text:p>HTML5 Multichannel YUI <text:s text:c="2"/>Widget_ Project - Load Test - Report - Overall Report <text:s/>- Generate</text:p>
          </table:table-cell>
          <table:table-cell table:style-name="ce15"/>
          <table:table-cell table:style-name="ce9" office:value-type="string">
            <text:p>TC_ Projects Page_29</text:p>
          </table:table-cell>
          <table:table-cell office:value-type="string">
            <text:p>Check for the <text:s/>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 Click on the Report Icon.</text:p>
            <text:p>8.Select the Overall Report.</text:p>
            <text:p>9.Click Generate Button.</text:p>
            <text:p/>
            <text:p><text:s text:c="32"/></text:p>
          </table:table-cell>
          <table:table-cell office:value-type="string">
            <text:p>Framework </text:p>
          </table:table-cell>
          <table:table-cell table:style-name="ce30"/>
          <table:table-cell table:style-name="ce13" office:value-type="string">
            <text:p>User should be able to view <text:s/>the Overall PDF Report available in the Generate Popup.</text:p>
          </table:table-cell>
          <table:table-cell table:style-name="ce27"/>
          <table:table-cell table:style-name="ce46" table:number-columns-repeated="3"/>
          <table:table-cell table:number-columns-repeated="243"/>
        </table:table-row>
        <table:table-row table:style-name="ro18">
          <table:table-cell table:style-name="ce10" office:value-type="float" office:value="176">
            <text:p>176</text:p>
          </table:table-cell>
          <table:table-cell table:style-name="ce13" office:value-type="string">
            <text:p><text:s/>HTML5 Multichannel YUI <text:s/><text:s/>Widget_ Project - Load Test - Report - Overall Report <text:s/>- Availablity</text:p>
          </table:table-cell>
          <table:table-cell table:style-name="ce15"/>
          <table:table-cell table:style-name="ce9" office:value-type="string">
            <text:p>TC_ Projects Page_30</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 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style-name="ce30"/>
          <table:table-cell table:style-name="ce13"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18">
          <table:table-cell office:value-type="float" office:value="177">
            <text:p>177</text:p>
          </table:table-cell>
          <table:table-cell table:style-name="ce13" office:value-type="string">
            <text:p>HTML5 Multichannel YUI <text:s text:c="2"/>Widget_ Project - Load Test - Report - Overall Report <text:s/>- Generated PDF - Open With</text:p>
          </table:table-cell>
          <table:table-cell table:style-name="ce15"/>
          <table:table-cell table:style-name="ce9" office:value-type="string">
            <text:p>TC_ Projects Page_31</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 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style-name="ce30"/>
          <table:table-cell table:style-name="ce13" office:value-type="string">
            <text:p>User should be able to view the Overall PDF Report</text:p>
          </table:table-cell>
          <table:table-cell table:style-name="ce27"/>
          <table:table-cell table:style-name="ce46" table:number-columns-repeated="3"/>
          <table:table-cell table:number-columns-repeated="243"/>
        </table:table-row>
        <table:table-row table:style-name="ro19">
          <table:table-cell table:style-name="ce10" office:value-type="float" office:value="178">
            <text:p>178</text:p>
          </table:table-cell>
          <table:table-cell table:style-name="ce13" office:value-type="string">
            <text:p>HTML5 Multichannel YUI <text:s/><text:s/>Widget_ Project - Load Test - Report - Overall Report - <text:s/>Open With <text:s/>- Generate Report Popup - Cancel - Verify Report</text:p>
          </table:table-cell>
          <table:table-cell table:style-name="ce15"/>
          <table:table-cell table:style-name="ce9" office:value-type="string">
            <text:p>TC_ Projects Page_32</text:p>
          </table:table-cell>
          <table:table-cell office:value-type="string">
            <text:p>Check for <text:s/>Report <text:s/>Popup <text:s/>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text:p>
            <text:p>13.Click on Report icon</text:p>
            <text:p/>
            <text:p><text:s text:c="32"/></text:p>
          </table:table-cell>
          <table:table-cell office:value-type="string">
            <text:p>Framework </text:p>
          </table:table-cell>
          <table:table-cell table:style-name="ce30"/>
          <table:table-cell table:style-name="ce13" office:value-type="string">
            <text:p>User should be able to view the Generate Popup with the Overall PDF Report in it on doing all the mentioned Steps.</text:p>
          </table:table-cell>
          <table:table-cell table:style-name="ce27"/>
          <table:table-cell table:style-name="ce46" table:number-columns-repeated="3"/>
          <table:table-cell table:number-columns-repeated="243"/>
        </table:table-row>
        <table:table-row table:style-name="ro20">
          <table:table-cell office:value-type="float" office:value="179">
            <text:p>179</text:p>
          </table:table-cell>
          <table:table-cell table:style-name="ce13" office:value-type="string">
            <text:p>HTML5 Multichannel YUI <text:s text:c="2"/>Widget_ Project - Load Test <text:s/>- Report - Overall Report <text:s/>- Generated PDF <text:s/>- Save File</text:p>
          </table:table-cell>
          <table:table-cell table:style-name="ce15"/>
          <table:table-cell table:style-name="ce9" office:value-type="string">
            <text:p>TC_ Projects Page_38</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 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21">
          <table:table-cell table:style-name="ce10" office:value-type="float" office:value="180">
            <text:p>180</text:p>
          </table:table-cell>
          <table:table-cell table:style-name="ce13" office:value-type="string">
            <text:p>HTML5 Multichannel YUI <text:s/><text:s/>Widget_ Project - Load Test - Report - Overall Report <text:s/>- Save File <text:s/>- Generate Report Popup - Cancel - Report Verify</text:p>
          </table:table-cell>
          <table:table-cell table:style-name="ce15"/>
          <table:table-cell table:style-name="ce9" office:value-type="string">
            <text:p>TC_ Projects Page_39</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 Click on the Report Icon.</text:p>
            <text:p>8.Select the Overall Report.</text:p>
            <text:p>9.Click Generate Button.</text:p>
            <text:p>10.Click Ok Button(After Selecting the Save File option).</text:p>
            <text:p>11.Click on the Cancel Button.</text:p>
            <text:p>12.Click on Report icon.</text:p>
            <text:p><text:s text:c="32"/></text:p>
          </table:table-cell>
          <table:table-cell office:value-type="string">
            <text:p>Framework </text:p>
          </table:table-cell>
          <table:table-cell table:style-name="ce30"/>
          <table:table-cell table:style-name="ce13" office:value-type="string">
            <text:p>User should be able to view the Generate Popup with the Overall PDF Report in it on doing all the mentioned Steps.</text:p>
          </table:table-cell>
          <table:table-cell table:style-name="ce27"/>
          <table:table-cell table:style-name="ce46" table:number-columns-repeated="3"/>
          <table:table-cell table:number-columns-repeated="243"/>
        </table:table-row>
        <table:table-row table:style-name="ro20">
          <table:table-cell office:value-type="float" office:value="181">
            <text:p>181</text:p>
          </table:table-cell>
          <table:table-cell table:style-name="ce13" office:value-type="string">
            <text:p>HTML5 Multichannel YUI <text:s text:c="2"/>Widget_ Project - Load Test - Report Test - Report - Detailed Report <text:s/>- Generate <text:s/></text:p>
          </table:table-cell>
          <table:table-cell table:style-name="ce15"/>
          <table:table-cell table:style-name="ce9" office:value-type="string">
            <text:p>TC_ Projects Page_44</text:p>
          </table:table-cell>
          <table:table-cell office:value-type="string">
            <text:p>Check for the <text:s/>Detailed <text:s/>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
            <text:p>7. Click on the Report Icon.</text:p>
            <text:p>9.Select the Detailed Report.</text:p>
            <text:p>10.Click Generate Button.</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9">
          <table:table-cell table:style-name="ce10" office:value-type="float" office:value="182">
            <text:p>182</text:p>
          </table:table-cell>
          <table:table-cell table:style-name="ce13" office:value-type="string">
            <text:p>HTML5 Multichannel YUI <text:s/><text:s/>Widget_ Project - <text:s/>Load Test - Report Test - Report - Detailed Report <text:s/>- Availablity </text:p>
          </table:table-cell>
          <table:table-cell table:style-name="ce15"/>
          <table:table-cell table:style-name="ce9" office:value-type="string">
            <text:p>TC_ Projects Page_45</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7. Click on the Report Icon.</text:p>
            <text:p>9.Select the Detailed Report.</text:p>
            <text:p>10.Click Generate Button.</text:p>
            <text:p>11.Click on the Detailed PDF report available in the Generate Popup.</text:p>
            <text:p/>
            <text:p/>
            <text:p><text:s text:c="32"/></text:p>
          </table:table-cell>
          <table:table-cell office:value-type="string">
            <text:p>Framework </text:p>
          </table:table-cell>
          <table:table-cell table:style-name="ce30"/>
          <table:table-cell table:style-name="ce13"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9">
          <table:table-cell office:value-type="float" office:value="183">
            <text:p>183</text:p>
          </table:table-cell>
          <table:table-cell table:style-name="ce13" office:value-type="string">
            <text:p><text:s/>HTML5 Multichannel YUI <text:s text:c="2"/>Widget_ Project - Load Test - Report - Detailed <text:s/>Report <text:s/>- Generated PDF <text:s/>- Open With</text:p>
          </table:table-cell>
          <table:table-cell table:style-name="ce15"/>
          <table:table-cell table:style-name="ce9" office:value-type="string">
            <text:p>TC_ Projects Page_46</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32">
          <table:table-cell table:style-name="ce10" office:value-type="float" office:value="184">
            <text:p>184</text:p>
          </table:table-cell>
          <table:table-cell table:style-name="ce13" office:value-type="string">
            <text:p><text:s/>HTML5 Multichannel YUI <text:s/><text:s/>Widget_ Project - Load Test - Report - Detailed Report <text:s/>- Open With <text:s/>- Generate Report Popup - Cancel -Report Verify</text:p>
          </table:table-cell>
          <table:table-cell table:style-name="ce15"/>
          <table:table-cell table:style-name="ce9" office:value-type="string">
            <text:p>TC_ Projects Page_48</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the Report Icon.</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21">
          <table:table-cell office:value-type="float" office:value="185">
            <text:p>185</text:p>
          </table:table-cell>
          <table:table-cell table:style-name="ce13" office:value-type="string">
            <text:p>HTML5 Multichannel YUI <text:s text:c="2"/>Widget_ Project - Load Test <text:s/>- Report - Detailed Report <text:s/>- Generated PDF <text:s text:c="2"/>- Save File</text:p>
          </table:table-cell>
          <table:table-cell table:style-name="ce15"/>
          <table:table-cell table:style-name="ce9" office:value-type="string">
            <text:p>TC_ Projects Page_52</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7. Click on the Report Icon.</text:p>
            <text:p>9.Select the Detailed Report.</text:p>
            <text:p>10.Click Generate Button.</text:p>
            <text:p>11.Click Ok Button(After Selecting the save file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9">
          <table:table-cell table:style-name="ce10" office:value-type="float" office:value="186">
            <text:p>186</text:p>
          </table:table-cell>
          <table:table-cell table:style-name="ce13" office:value-type="string">
            <text:p>HTML5 Multichannel YUI <text:s/><text:s/>Widget_ Project - Load Test <text:s/>- Report - Detailed Report <text:s/>- Open With <text:s/>- Generate Report Popup - Cancel - Report Verify</text:p>
          </table:table-cell>
          <table:table-cell table:style-name="ce15"/>
          <table:table-cell table:style-name="ce9" office:value-type="string">
            <text:p>TC_ Projects Page_54</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13.Click on the Report icon</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6">
          <table:table-cell office:value-type="float" office:value="187">
            <text:p>187</text:p>
          </table:table-cell>
          <table:table-cell table:style-name="ce13" office:value-type="string">
            <text:p>HTML5 Multichannel YUI <text:s text:c="2"/>Widget_ Project - Load Test - Report - Overall Report <text:s/></text:p>
          </table:table-cell>
          <table:table-cell table:style-name="ce15"/>
          <table:table-cell table:style-name="ce9" office:value-type="string">
            <text:p>TC_ Projects Page_28</text:p>
          </table:table-cell>
          <table:table-cell office:value-type="string">
            <text:p>Check for the <text:s/>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 Radio Button.</text:p>
            <text:p/>
            <text:p><text:s text:c="32"/></text:p>
          </table:table-cell>
          <table:table-cell office:value-type="string">
            <text:p>Framework </text:p>
          </table:table-cell>
          <table:table-cell table:style-name="ce30"/>
          <table:table-cell table:style-name="ce13" office:value-type="string">
            <text:p>User should be able to view the Generate Button Enabled.</text:p>
          </table:table-cell>
          <table:table-cell table:style-name="ce27"/>
          <table:table-cell table:style-name="ce46" table:number-columns-repeated="3"/>
          <table:table-cell table:number-columns-repeated="243"/>
        </table:table-row>
        <table:table-row table:style-name="ro14">
          <table:table-cell table:style-name="ce10" office:value-type="float" office:value="188">
            <text:p>188</text:p>
          </table:table-cell>
          <table:table-cell table:style-name="ce13" office:value-type="string">
            <text:p>HTML5 Multichannel YUI <text:s text:c="2"/>Widget_ Project - Load Test - Report - Overall Report <text:s/>- Generate</text:p>
          </table:table-cell>
          <table:table-cell table:style-name="ce15"/>
          <table:table-cell table:style-name="ce9" office:value-type="string">
            <text:p>TC_ Projects Page_29</text:p>
          </table:table-cell>
          <table:table-cell office:value-type="string">
            <text:p>Check for the <text:s/>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
            <text:p><text:s text:c="32"/></text:p>
          </table:table-cell>
          <table:table-cell office:value-type="string">
            <text:p>Framework </text:p>
          </table:table-cell>
          <table:table-cell table:style-name="ce30"/>
          <table:table-cell table:style-name="ce13" office:value-type="string">
            <text:p>User should be able to view <text:s/>the Overall PDF Report available in the Generate Popup.</text:p>
          </table:table-cell>
          <table:table-cell table:style-name="ce27"/>
          <table:table-cell table:style-name="ce46" table:number-columns-repeated="3"/>
          <table:table-cell table:number-columns-repeated="243"/>
        </table:table-row>
        <table:table-row table:style-name="ro18">
          <table:table-cell office:value-type="float" office:value="189">
            <text:p>189</text:p>
          </table:table-cell>
          <table:table-cell table:style-name="ce13" office:value-type="string">
            <text:p><text:s/>HTML5 Multichannel YUI <text:s/><text:s/>Widget_ Project - Load Test - Report - Overall Report <text:s/>- Availablity</text:p>
          </table:table-cell>
          <table:table-cell table:style-name="ce15"/>
          <table:table-cell table:style-name="ce9" office:value-type="string">
            <text:p>TC_ Projects Page_30</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style-name="ce30"/>
          <table:table-cell table:style-name="ce13"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18">
          <table:table-cell table:style-name="ce10" office:value-type="float" office:value="190">
            <text:p>190</text:p>
          </table:table-cell>
          <table:table-cell table:style-name="ce13" office:value-type="string">
            <text:p>HTML5 Multichannel YUI <text:s text:c="2"/>Widget_ Project - Load Test - Report - Overall Report <text:s/>- Generated PDF - Open With</text:p>
          </table:table-cell>
          <table:table-cell table:style-name="ce15"/>
          <table:table-cell table:style-name="ce9" office:value-type="string">
            <text:p>TC_ Projects Page_31</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style-name="ce30"/>
          <table:table-cell table:style-name="ce13" office:value-type="string">
            <text:p>User should be able to view the Overall PDF Report</text:p>
          </table:table-cell>
          <table:table-cell table:style-name="ce27"/>
          <table:table-cell table:style-name="ce46" table:number-columns-repeated="3"/>
          <table:table-cell table:number-columns-repeated="243"/>
        </table:table-row>
        <table:table-row table:style-name="ro19">
          <table:table-cell office:value-type="float" office:value="191">
            <text:p>191</text:p>
          </table:table-cell>
          <table:table-cell table:style-name="ce13" office:value-type="string">
            <text:p>HTML5 Multichannel YUI <text:s/><text:s/>Widget_ Project - Load Test - Report - Overall Report - <text:s/>Open With <text:s/>- Generate Report Popup - Cancel - Verify Report</text:p>
          </table:table-cell>
          <table:table-cell table:style-name="ce15"/>
          <table:table-cell table:style-name="ce9" office:value-type="string">
            <text:p>TC_ Projects Page_32</text:p>
          </table:table-cell>
          <table:table-cell office:value-type="string">
            <text:p>Check for <text:s/>Report <text:s/>Popup <text:s/>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ext:p><text:s text:c="32"/></text:p>
          </table:table-cell>
          <table:table-cell office:value-type="string">
            <text:p>Framework </text:p>
          </table:table-cell>
          <table:table-cell table:style-name="ce30"/>
          <table:table-cell table:style-name="ce13" office:value-type="string">
            <text:p>User should be able to view the Generate Popup with the Overall PDF Report in it on doing all the mentioned Steps.</text:p>
          </table:table-cell>
          <table:table-cell table:style-name="ce27"/>
          <table:table-cell table:style-name="ce46" table:number-columns-repeated="3"/>
          <table:table-cell table:number-columns-repeated="243"/>
        </table:table-row>
        <table:table-row table:style-name="ro20">
          <table:table-cell table:style-name="ce10" office:value-type="float" office:value="192">
            <text:p>192</text:p>
          </table:table-cell>
          <table:table-cell table:style-name="ce13" office:value-type="string">
            <text:p>HTML5 Multichannel YUI <text:s text:c="2"/>Widget_ Project - Load Test <text:s/>- Report - Overall Report <text:s/>- Generated PDF <text:s/>- Save File</text:p>
          </table:table-cell>
          <table:table-cell table:style-name="ce15"/>
          <table:table-cell table:style-name="ce9" office:value-type="string">
            <text:p>TC_ Projects Page_38</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21">
          <table:table-cell office:value-type="float" office:value="193">
            <text:p>193</text:p>
          </table:table-cell>
          <table:table-cell table:style-name="ce13" office:value-type="string">
            <text:p>HTML5 Multichannel YUI <text:s/><text:s/>Widget_ Project - Load Test - Report - Overall Report <text:s/>- Save File <text:s/>- Generate Report Popup - Cancel</text:p>
          </table:table-cell>
          <table:table-cell table:style-name="ce15"/>
          <table:table-cell table:style-name="ce9" office:value-type="string">
            <text:p>TC_ Projects Page_39</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style-name="ce30"/>
          <table:table-cell table:style-name="ce13" office:value-type="string">
            <text:p>User should be able to view the Generate Popup with the Overall PDF Report in it on doing all the mentioned Steps.</text:p>
          </table:table-cell>
          <table:table-cell table:style-name="ce27"/>
          <table:table-cell table:style-name="ce46" table:number-columns-repeated="3"/>
          <table:table-cell table:number-columns-repeated="243"/>
        </table:table-row>
        <table:table-row table:style-name="ro14">
          <table:table-cell table:style-name="ce10" office:value-type="float" office:value="194">
            <text:p>194</text:p>
          </table:table-cell>
          <table:table-cell table:style-name="ce13" office:value-type="string">
            <text:p>HTML5 Multichannel YUI <text:s text:c="2"/>Widget_ Project - Load Test - Report Test - Report - Detailed Report <text:s/>- Generate <text:s/></text:p>
          </table:table-cell>
          <table:table-cell table:style-name="ce15"/>
          <table:table-cell table:style-name="ce9" office:value-type="string">
            <text:p>TC_ Projects Page_44</text:p>
          </table:table-cell>
          <table:table-cell office:value-type="string">
            <text:p>Check for the <text:s/>Detailed <text:s/>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8">
          <table:table-cell office:value-type="float" office:value="195">
            <text:p>195</text:p>
          </table:table-cell>
          <table:table-cell table:style-name="ce13" office:value-type="string">
            <text:p>HTML5 Multichannel YUI <text:s/><text:s/>Widget_ Project - <text:s/>Load Test - Report Test - Report - Detailed Report <text:s/>- Availablity </text:p>
          </table:table-cell>
          <table:table-cell table:style-name="ce15"/>
          <table:table-cell table:style-name="ce9" office:value-type="string">
            <text:p>TC_ Projects Page_45</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10.Click on the Detailed PDF report available in the Generate Popup.</text:p>
            <text:p/>
            <text:p/>
            <text:p><text:s text:c="32"/></text:p>
          </table:table-cell>
          <table:table-cell office:value-type="string">
            <text:p>Framework </text:p>
          </table:table-cell>
          <table:table-cell table:style-name="ce30"/>
          <table:table-cell table:style-name="ce13"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18">
          <table:table-cell table:style-name="ce10" office:value-type="float" office:value="196">
            <text:p>196</text:p>
          </table:table-cell>
          <table:table-cell table:style-name="ce13" office:value-type="string">
            <text:p><text:s/>HTML5 Multichannel YUI <text:s text:c="2"/>Widget_ Project - Load Test - Report - Detailed <text:s/>Report <text:s/>- Generated PDF <text:s/>- Open With</text:p>
          </table:table-cell>
          <table:table-cell table:style-name="ce15"/>
          <table:table-cell table:style-name="ce9" office:value-type="string">
            <text:p>TC_ Projects Page_46</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10.Click on the Detailed PDF report available in the Generate Popup.</text:p>
            <text:p>11.Click Ok Button(After Selecting the Open With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25">
          <table:table-cell office:value-type="float" office:value="197">
            <text:p>197</text:p>
          </table:table-cell>
          <table:table-cell table:style-name="ce13" office:value-type="string">
            <text:p><text:s/>HTML5 Multichannel YUI <text:s/><text:s/>Widget_ Project - Load Test - Report - Detailed Report <text:s/>- Open With <text:s/>- Generate Report Popup - Cancel -Report Verify</text:p>
          </table:table-cell>
          <table:table-cell table:style-name="ce15"/>
          <table:table-cell table:style-name="ce9" office:value-type="string">
            <text:p>TC_ Projects Page_48</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20">
          <table:table-cell table:style-name="ce10" office:value-type="float" office:value="198">
            <text:p>198</text:p>
          </table:table-cell>
          <table:table-cell table:style-name="ce13" office:value-type="string">
            <text:p>HTML5 Multichannel YUI <text:s text:c="2"/>Widget_ Project - Load Test <text:s/>- Report - Detailed Report <text:s/>- Generated PDF <text:s text:c="2"/>- Save File</text:p>
          </table:table-cell>
          <table:table-cell table:style-name="ce15"/>
          <table:table-cell table:style-name="ce9" office:value-type="string">
            <text:p>TC_ Projects Page_52</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10.Click Ok Button(After Selecting the save file option).</text:p>
            <text:p/>
            <text:p><text:s text:c="32"/></text:p>
          </table:table-cell>
          <table:table-cell office:value-type="string">
            <text:p>Framework </text:p>
          </table:table-cell>
          <table:table-cell table:style-name="ce30"/>
          <table:table-cell table:style-name="ce13"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18">
          <table:table-cell office:value-type="float" office:value="199">
            <text:p>199</text:p>
          </table:table-cell>
          <table:table-cell table:style-name="ce13" office:value-type="string">
            <text:p>HTML5 Multichannel YUI <text:s/><text:s/>Widget_ Project - Load Test <text:s/>- Report - Detailed Report <text:s/>- Open With <text:s/>- Generate Report Popup - Cancel - Report Verify</text:p>
          </table:table-cell>
          <table:table-cell table:style-name="ce15"/>
          <table:table-cell table:style-name="ce9" office:value-type="string">
            <text:p>TC_ Projects Page_54</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YUI <text:s/><text:s/>Widget Project.</text:p>
            <text:p>7.Click on the Report Icon.</text:p>
            <text:p>8.Select the Detailed Report.</text:p>
            <text:p>9.Click Generate Button.</text:p>
            <text:p>10.Click Ok Button(After Selecting the save file option).</text:p>
            <text:p>11.Click on cancel button</text:p>
            <text:p/>
            <text:p/>
            <text:p><text:s text:c="32"/></text:p>
          </table:table-cell>
          <table:table-cell office:value-type="string">
            <text:p>Framework </text:p>
          </table:table-cell>
          <table:table-cell table:style-name="ce30"/>
          <table:table-cell table:style-name="ce13"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5">
          <table:table-cell table:style-name="ce10" office:value-type="float" office:value="200">
            <text:p>200</text:p>
          </table:table-cell>
          <table:table-cell table:style-name="ce26" office:value-type="string">
            <text:p>PDF Report</text:p>
          </table:table-cell>
          <table:table-cell table:style-name="ce52" table:number-columns-repeated="2"/>
          <table:table-cell table:style-name="ce78" table:number-columns-repeated="2"/>
          <table:table-cell table:style-name="ce52"/>
          <table:table-cell table:style-name="ce78" table:number-columns-repeated="2"/>
          <table:table-cell table:style-name="ce137" table:number-columns-repeated="5"/>
          <table:table-cell table:style-name="ce166" table:number-columns-repeated="2"/>
          <table:table-cell table:style-name="ce178"/>
          <table:table-cell table:number-columns-repeated="239"/>
        </table:table-row>
        <table:table-row table:style-name="ro22">
          <table:table-cell office:value-type="float" office:value="201">
            <text:p>201</text:p>
          </table:table-cell>
          <table:table-cell table:style-name="ce27" office:value-type="string">
            <text:p><text:s/>HTML5 Multichannel YUI Widget_Project -- Report Test - Report - Generate Report Popup - UI Validation</text:p>
          </table:table-cell>
          <table:table-cell table:style-name="ce27"/>
          <table:table-cell table:style-name="ce27" office:value-type="string">
            <text:p>TC_ Code Page_23</text:p>
          </table:table-cell>
          <table:table-cell table:style-name="ce27" office:value-type="string">
            <text:p>Check for the <text:s/>Report <text:s/>Popup <text:s/>UI Valida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 HTML5 Multichannel YUI Widget Project.</text:p>
            <text:p>7.Click on the Report Icon</text:p>
            <text:p/>
            <text:p/>
            <text:p><text:s text:c="30"/><text:s text:c="2"/></text:p>
          </table:table-cell>
          <table:table-cell table:style-name="ce27" office:value-type="string">
            <text:p>Framework </text:p>
          </table:table-cell>
          <table:table-cell table:style-name="ce27"/>
          <table:table-cell table:style-name="ce27" office:value-type="string">
            <text:p>User should be able to view the Report Popup with the <text:s/>Overall report and Detailed Report Radio Buttons, Generate(Disabled) and Cancel Buttons.</text:p>
          </table:table-cell>
          <table:table-cell table:style-name="ce27" table:number-columns-repeated="4"/>
          <table:table-cell/>
          <table:table-cell table:style-name="ce27" table:number-columns-repeated="3"/>
          <table:table-cell table:number-columns-repeated="239"/>
        </table:table-row>
        <table:table-row table:style-name="ro22">
          <table:table-cell table:style-name="ce10" office:value-type="float" office:value="202">
            <text:p>202</text:p>
          </table:table-cell>
          <table:table-cell table:style-name="ce27" office:value-type="string">
            <text:p><text:s/>HTML5 Multichannel YUI Widget_Projects Page- Report - Generate Report Popup - Cancel, Close Icon and Esc</text:p>
          </table:table-cell>
          <table:table-cell table:style-name="ce27"/>
          <table:table-cell table:style-name="ce27" office:value-type="string">
            <text:p>TC_ Projects Page_24</text:p>
          </table:table-cell>
          <table:table-cell table:style-name="ce27" office:value-type="string">
            <text:p>Check for the <text:s/>Report <text:s/>Popup <text:s/>Cancel, Close Icon and Esc</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HTML5 Multichannel YUI Widget Project.</text:p>
            <text:p>7. Click on the Report Icon.</text:p>
            <text:p>8.Click on the Cancel, Close Icon and Esc Key.</text:p>
            <text:p/>
            <text:p><text:s text:c="30"/><text:s text:c="2"/></text:p>
          </table:table-cell>
          <table:table-cell table:style-name="ce27" office:value-type="string">
            <text:p>Framework </text:p>
          </table:table-cell>
          <table:table-cell table:style-name="ce27"/>
          <table:table-cell table:style-name="ce27" office:value-type="string">
            <text:p>User should be able to view the Projects Page.</text:p>
          </table:table-cell>
          <table:table-cell table:style-name="ce27" table:number-columns-repeated="4"/>
          <table:table-cell/>
          <table:table-cell table:style-name="ce27" table:number-columns-repeated="3"/>
          <table:table-cell table:number-columns-repeated="239"/>
        </table:table-row>
        <table:table-row table:style-name="ro22">
          <table:table-cell office:value-type="float" office:value="203">
            <text:p>203</text:p>
          </table:table-cell>
          <table:table-cell table:style-name="ce27" office:value-type="string">
            <text:p>HTML5 Multichannel YUI Widget_ Project <text:s/>- Report - Overall Report <text:s/></text:p>
          </table:table-cell>
          <table:table-cell table:style-name="ce27"/>
          <table:table-cell table:style-name="ce27" office:value-type="string">
            <text:p>TC_ Projects Page_28</text:p>
          </table:table-cell>
          <table:table-cell table:style-name="ce27" office:value-type="string">
            <text:p>Check for the <text:s/>Overall Report radio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YUI Widget Project.</text:p>
            <text:p>7.Click on the Report Icon.</text:p>
            <text:p>8.Select the Overall Report Radio Button.</text:p>
            <text:p/>
            <text:p><text:s text:c="30"/><text:s text:c="2"/></text:p>
          </table:table-cell>
          <table:table-cell table:style-name="ce27" office:value-type="string">
            <text:p>Framework </text:p>
          </table:table-cell>
          <table:table-cell table:style-name="ce27"/>
          <table:table-cell table:style-name="ce27" office:value-type="string">
            <text:p>User should be able to view the Generate Button Enabled.</text:p>
          </table:table-cell>
          <table:table-cell table:style-name="ce27" table:number-columns-repeated="4"/>
          <table:table-cell/>
          <table:table-cell table:style-name="ce27" table:number-columns-repeated="3"/>
          <table:table-cell table:number-columns-repeated="239"/>
        </table:table-row>
        <table:table-row table:style-name="ro31">
          <table:table-cell table:style-name="ce10" office:value-type="float" office:value="204">
            <text:p>204</text:p>
          </table:table-cell>
          <table:table-cell table:style-name="ce27" office:value-type="string">
            <text:p>HTML5 Multichannel YUI Widget_ Project <text:s/>- Report - Overall Report <text:s/>- Generate</text:p>
          </table:table-cell>
          <table:table-cell table:style-name="ce27"/>
          <table:table-cell table:style-name="ce27" office:value-type="string">
            <text:p>TC_ Projects Page_29</text:p>
          </table:table-cell>
          <table:table-cell table:style-name="ce27" office:value-type="string">
            <text:p>Check for the <text:s/>Overall Report Generate butt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YUI Widget Project.</text:p>
            <text:p>7.Click on the Report Icon.</text:p>
            <text:p>8.Select the Overall Report.</text:p>
            <text:p>9.Click Generate Button.</text:p>
            <text:p/>
            <text:p><text:s text:c="30"/><text:s text:c="2"/></text:p>
          </table:table-cell>
          <table:table-cell table:style-name="ce27" office:value-type="string">
            <text:p>Framework </text:p>
          </table:table-cell>
          <table:table-cell table:style-name="ce27"/>
          <table:table-cell table:style-name="ce27" office:value-type="string">
            <text:p>User should be able to view <text:s/>the Overall PDF Report available in the Generate Popup.</text:p>
          </table:table-cell>
          <table:table-cell table:style-name="ce27" table:number-columns-repeated="4"/>
          <table:table-cell/>
          <table:table-cell table:style-name="ce27" table:number-columns-repeated="3"/>
          <table:table-cell table:number-columns-repeated="239"/>
        </table:table-row>
        <table:table-row table:style-name="ro23">
          <table:table-cell office:value-type="float" office:value="205">
            <text:p>205</text:p>
          </table:table-cell>
          <table:table-cell table:style-name="ce27" office:value-type="string">
            <text:p><text:s/>HTML5 Multichannel YUI Widget_ Project - Report - Overall Report <text:s/>- Availablity</text:p>
          </table:table-cell>
          <table:table-cell table:style-name="ce27"/>
          <table:table-cell table:style-name="ce27" office:value-type="string">
            <text:p>TC_ Projects Page_30</text:p>
          </table:table-cell>
          <table:table-cell table:style-name="ce27" office:value-type="string">
            <text:p>Check for the <text:s/>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YUI Widget Project.</text:p>
            <text:p>7.Click on the Report Icon.</text:p>
            <text:p>8.Select the Overall Report.</text:p>
            <text:p>9.Click Generate Button.</text:p>
            <text:p>10.Click on the Overall PDF report available in the Generate Popup.</text:p>
            <text:p/>
            <text:p/>
            <text:p><text:s text:c="30"/><text:s text:c="2"/></text:p>
          </table:table-cell>
          <table:table-cell table:style-name="ce27" office:value-type="string">
            <text:p>Framework </text:p>
          </table:table-cell>
          <table:table-cell table:style-name="ce27"/>
          <table:table-cell table:style-name="ce27" office:value-type="string">
            <text:p>User should be able to view a Popup <text:s/>where user is provided with options to open or download the PDF Report.</text:p>
          </table:table-cell>
          <table:table-cell table:style-name="ce27" table:number-columns-repeated="4"/>
          <table:table-cell/>
          <table:table-cell table:style-name="ce27" table:number-columns-repeated="3"/>
          <table:table-cell table:number-columns-repeated="239"/>
        </table:table-row>
        <table:table-row table:style-name="ro23">
          <table:table-cell table:style-name="ce10" office:value-type="float" office:value="206">
            <text:p>206</text:p>
          </table:table-cell>
          <table:table-cell table:style-name="ce27" office:value-type="string">
            <text:p>HTML5 Multichannel YUI Widget_ Project- Report - Overall Report <text:s/>- Generated PDF - Open With</text:p>
          </table:table-cell>
          <table:table-cell table:style-name="ce27"/>
          <table:table-cell table:style-name="ce27" office:value-type="string">
            <text:p>TC_ Projects Page_31</text:p>
          </table:table-cell>
          <table:table-cell table:style-name="ce27" office:value-type="string">
            <text:p>Check for the <text:s/>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YUI Widget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0"/><text:s text:c="2"/></text:p>
          </table:table-cell>
          <table:table-cell table:style-name="ce27" office:value-type="string">
            <text:p>Framework </text:p>
          </table:table-cell>
          <table:table-cell table:style-name="ce27"/>
          <table:table-cell table:style-name="ce27" office:value-type="string">
            <text:p>User should be able to view the Overall PDF Report</text:p>
          </table:table-cell>
          <table:table-cell table:style-name="ce27" table:number-columns-repeated="4"/>
          <table:table-cell/>
          <table:table-cell table:style-name="ce27" table:number-columns-repeated="3"/>
          <table:table-cell table:number-columns-repeated="239"/>
        </table:table-row>
        <table:table-row table:style-name="ro39">
          <table:table-cell office:value-type="float" office:value="207">
            <text:p>207</text:p>
          </table:table-cell>
          <table:table-cell table:style-name="ce27" office:value-type="string">
            <text:p>HTML5 Multichannel YUI Widget_ Project - Report - Overall Report - <text:s/>Open With <text:s/>- Generate Report Popup - Cancel, Close Icon and Esc key - Verify Report</text:p>
          </table:table-cell>
          <table:table-cell table:style-name="ce27"/>
          <table:table-cell table:style-name="ce27" office:value-type="string">
            <text:p>TC_ Projects Page_32</text:p>
          </table:table-cell>
          <table:table-cell table:style-name="ce27" office:value-type="string">
            <text:p>Check for <text:s/>Report <text:s/>Popup <text:s/>cancel and Report Verify</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YUI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ext:p><text:s text:c="30"/><text:s text:c="2"/></text:p>
          </table:table-cell>
          <table:table-cell table:style-name="ce27" office:value-type="string">
            <text:p>Framework </text:p>
          </table:table-cell>
          <table:table-cell table:style-name="ce27"/>
          <table:table-cell table:style-name="ce27" office:value-type="string">
            <text:p>User should be able to view the Generate Popup with the Overall PDF Report in it on doing all the mentioned Steps.</text:p>
          </table:table-cell>
          <table:table-cell table:style-name="ce27" table:number-columns-repeated="4"/>
          <table:table-cell/>
          <table:table-cell table:style-name="ce27" table:number-columns-repeated="3"/>
          <table:table-cell table:number-columns-repeated="239"/>
        </table:table-row>
        <table:table-row table:style-name="ro30">
          <table:table-cell table:style-name="ce10" office:value-type="float" office:value="208">
            <text:p>208</text:p>
          </table:table-cell>
          <table:table-cell table:style-name="ce27" office:value-type="string">
            <text:p>HTML5 Multichannel YUI Widget_ Project <text:s/>- Report - Overall Report <text:s/>- Generated PDF <text:s/>- Save File</text:p>
          </table:table-cell>
          <table:table-cell table:style-name="ce27"/>
          <table:table-cell table:style-name="ce27" office:value-type="string">
            <text:p>TC_ Projects Page_38</text:p>
          </table:table-cell>
          <table:table-cell table:style-name="ce27" office:value-type="string">
            <text:p>Check for the <text:s/>Overall Report Generated PDF <text:s/>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YUI Widget Project.</text:p>
            <text:p>7.Click on the Report Icon.</text:p>
            <text:p>8.Select the Overall Report.</text:p>
            <text:p>9.Click Generate Button.</text:p>
            <text:p>10.Click Ok Button(After Selecting the save file option).</text:p>
            <text:p/>
            <text:p><text:s text:c="30"/><text:s text:c="2"/></text:p>
          </table:table-cell>
          <table:table-cell table:style-name="ce27" office:value-type="string">
            <text:p>Framework </text:p>
          </table:table-cell>
          <table:table-cell table:style-name="ce27"/>
          <table:table-cell table:style-name="ce27" office:value-type="string">
            <text:p>User should be able to view the Overall PDF Report for the <text:s/>for source after Downloading.</text:p>
          </table:table-cell>
          <table:table-cell table:style-name="ce27" table:number-columns-repeated="4"/>
          <table:table-cell/>
          <table:table-cell table:style-name="ce27" table:number-columns-repeated="3"/>
          <table:table-cell table:number-columns-repeated="239"/>
        </table:table-row>
        <table:table-row table:style-name="ro13">
          <table:table-cell office:value-type="float" office:value="209">
            <text:p>209</text:p>
          </table:table-cell>
          <table:table-cell table:style-name="ce27" office:value-type="string">
            <text:p>HTML5 Multichannel YUI Widget_ Project <text:s/>- Report - Overall Report <text:s/>- Save File <text:s/>- Generate Report Popup - Cancel</text:p>
          </table:table-cell>
          <table:table-cell table:style-name="ce27"/>
          <table:table-cell table:style-name="ce27" office:value-type="string">
            <text:p>TC_ Projects Page_39</text:p>
          </table:table-cell>
          <table:table-cell table:style-name="ce27" office:value-type="string">
            <text:p>Check for <text:s/>Report <text:s/>Popup <text:s/>Cancel</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YUI Widget Project.</text:p>
            <text:p>7.Click on the Report Icon.</text:p>
            <text:p>8.Select the Overall Report.</text:p>
            <text:p>9.Click Generate Button.</text:p>
            <text:p>10.Click Ok Button(After Selecting the Save File option).</text:p>
            <text:p>11.Click on the Cancel Button.</text:p>
            <text:p/>
            <text:p><text:s text:c="30"/><text:s text:c="2"/></text:p>
          </table:table-cell>
          <table:table-cell table:style-name="ce27" office:value-type="string">
            <text:p>Framework </text:p>
          </table:table-cell>
          <table:table-cell table:style-name="ce27"/>
          <table:table-cell table:style-name="ce27" office:value-type="string">
            <text:p>User should be able to view the application .</text:p>
          </table:table-cell>
          <table:table-cell table:style-name="ce27" table:number-columns-repeated="4"/>
          <table:table-cell/>
          <table:table-cell table:style-name="ce27" table:number-columns-repeated="3"/>
          <table:table-cell table:number-columns-repeated="239"/>
        </table:table-row>
        <table:table-row table:style-name="ro31">
          <table:table-cell table:style-name="ce10" office:value-type="float" office:value="210">
            <text:p>210</text:p>
          </table:table-cell>
          <table:table-cell table:style-name="ce27" office:value-type="string">
            <text:p>HTML5 Multichannel YUI Widget_ Project - Report Test - Report - Detailed Report <text:s/>- Generate <text:s/></text:p>
          </table:table-cell>
          <table:table-cell table:style-name="ce27"/>
          <table:table-cell table:style-name="ce27" office:value-type="string">
            <text:p>TC_ Projects Page_44</text:p>
          </table:table-cell>
          <table:table-cell table:style-name="ce27" office:value-type="string">
            <text:p>Check for the <text:s/>Detailed <text:s/>Report Generate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YUI Widget Project.</text:p>
            <text:p>7.Click on the Report Icon.</text:p>
            <text:p>8.Select the Detailed Report.</text:p>
            <text:p>9.Click Generate Button.</text:p>
            <text:p/>
            <text:p><text:s text:c="30"/><text:s text:c="2"/></text:p>
          </table:table-cell>
          <table:table-cell table:style-name="ce27" office:value-type="string">
            <text:p>Framework </text:p>
          </table:table-cell>
          <table:table-cell table:style-name="ce27"/>
          <table:table-cell table:style-name="ce27" office:value-type="string">
            <text:p>User should be able to view <text:s/>the Detailed PDF Report available in the Generate Popup.</text:p>
          </table:table-cell>
          <table:table-cell table:style-name="ce27" table:number-columns-repeated="4"/>
          <table:table-cell/>
          <table:table-cell table:style-name="ce27" table:number-columns-repeated="3"/>
          <table:table-cell table:number-columns-repeated="239"/>
        </table:table-row>
        <table:table-row table:style-name="ro23">
          <table:table-cell office:value-type="float" office:value="211">
            <text:p>211</text:p>
          </table:table-cell>
          <table:table-cell table:style-name="ce27" office:value-type="string">
            <text:p>HTML5 Multichannel YUI Widget_ Project - <text:s/>Report Test - Report - Detailed Report <text:s/>- Availablity </text:p>
          </table:table-cell>
          <table:table-cell table:style-name="ce27"/>
          <table:table-cell table:style-name="ce27" office:value-type="string">
            <text:p>TC_ Projects Page_45</text:p>
          </table:table-cell>
          <table:table-cell table:style-name="ce27" office:value-type="string">
            <text:p>Check for the <text:s/>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YUI Widget Project.</text:p>
            <text:p>7.Click on the Report Icon.</text:p>
            <text:p>8.Select the Detailed Report.</text:p>
            <text:p>9.Click Generate Button.</text:p>
            <text:p>10.Click on the Detailed PDF report available in the Generate Popup.</text:p>
            <text:p/>
            <text:p/>
            <text:p><text:s text:c="30"/><text:s text:c="2"/></text:p>
          </table:table-cell>
          <table:table-cell table:style-name="ce27" office:value-type="string">
            <text:p>Framework </text:p>
          </table:table-cell>
          <table:table-cell table:style-name="ce27"/>
          <table:table-cell table:style-name="ce27" office:value-type="string">
            <text:p>User should be able to view a Popup <text:s/>where user is provided with options to open or download the PDF Report.</text:p>
          </table:table-cell>
          <table:table-cell table:style-name="ce27" table:number-columns-repeated="4"/>
          <table:table-cell/>
          <table:table-cell table:style-name="ce27" table:number-columns-repeated="3"/>
          <table:table-cell table:number-columns-repeated="239"/>
        </table:table-row>
        <table:table-row table:style-name="ro23">
          <table:table-cell table:style-name="ce10" office:value-type="float" office:value="212">
            <text:p>212</text:p>
          </table:table-cell>
          <table:table-cell table:style-name="ce27" office:value-type="string">
            <text:p><text:s/>HTML5 Multichannel YUI Widget_ Project - Report - Detailed <text:s/>Report <text:s/>- Generated PDF <text:s/>- Open With</text:p>
          </table:table-cell>
          <table:table-cell table:style-name="ce27"/>
          <table:table-cell table:style-name="ce27" office:value-type="string">
            <text:p>TC_ Projects Page_46</text:p>
          </table:table-cell>
          <table:table-cell table:style-name="ce27" office:value-type="string">
            <text:p>Check for the <text:s/>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YUI Widget Project.</text:p>
            <text:p>7.Click on the Report Icon.</text:p>
            <text:p>8.Select the Detailed Report.</text:p>
            <text:p>9.Click Generate Button.</text:p>
            <text:p>10.Click on the Detailed PDF report available in the Generate Popup.</text:p>
            <text:p>11.Click Ok Button(After Selecting the Open With option).</text:p>
            <text:p/>
            <text:p><text:s text:c="30"/><text:s text:c="2"/></text:p>
          </table:table-cell>
          <table:table-cell table:style-name="ce27" office:value-type="string">
            <text:p>Framework </text:p>
          </table:table-cell>
          <table:table-cell table:style-name="ce27"/>
          <table:table-cell table:style-name="ce27" office:value-type="string">
            <text:p>User should be able to view the Overall PDF Report for the <text:s/>for source after Downloading.</text:p>
          </table:table-cell>
          <table:table-cell table:style-name="ce27" table:number-columns-repeated="4"/>
          <table:table-cell/>
          <table:table-cell table:style-name="ce27" table:number-columns-repeated="3"/>
          <table:table-cell table:number-columns-repeated="239"/>
        </table:table-row>
        <table:table-row table:style-name="ro39">
          <table:table-cell office:value-type="float" office:value="213">
            <text:p>213</text:p>
          </table:table-cell>
          <table:table-cell table:style-name="ce27" office:value-type="string">
            <text:p><text:s/>HTML5 Multichannel YUI Widget_ Project <text:s/>- Report - Detailed Report <text:s/>- Open With <text:s/>- Generate Report Popup - Cancel -Report Verify</text:p>
          </table:table-cell>
          <table:table-cell table:style-name="ce27"/>
          <table:table-cell table:style-name="ce27" office:value-type="string">
            <text:p>TC_ Projects Page_48</text:p>
          </table:table-cell>
          <table:table-cell table:style-name="ce27" office:value-type="string">
            <text:p>Check for <text:s/>Report <text:s/>availability after Popup <text:s/>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YUI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ext:p><text:s text:c="30"/><text:s text:c="2"/></text:p>
          </table:table-cell>
          <table:table-cell table:style-name="ce27" office:value-type="string">
            <text:p>Framework </text:p>
          </table:table-cell>
          <table:table-cell table:style-name="ce27"/>
          <table:table-cell table:style-name="ce27" office:value-type="string">
            <text:p>User should be able to view <text:s/>the Detailed PDF Report available in the Generate Popup.</text:p>
          </table:table-cell>
          <table:table-cell table:style-name="ce27" table:number-columns-repeated="4"/>
          <table:table-cell/>
          <table:table-cell table:style-name="ce27" table:number-columns-repeated="3"/>
          <table:table-cell table:number-columns-repeated="239"/>
        </table:table-row>
        <table:table-row table:style-name="ro30">
          <table:table-cell table:style-name="ce10" office:value-type="float" office:value="214">
            <text:p>214</text:p>
          </table:table-cell>
          <table:table-cell table:style-name="ce27" office:value-type="string">
            <text:p>HTML5 Multichannel YUI Widget_ Project <text:s/>- Report - Detailed Report <text:s/>- Generated PDF <text:s text:c="2"/>- Save File</text:p>
          </table:table-cell>
          <table:table-cell table:style-name="ce27"/>
          <table:table-cell table:style-name="ce27" office:value-type="string">
            <text:p>TC_ Projects Page_52</text:p>
          </table:table-cell>
          <table:table-cell table:style-name="ce27" office:value-type="string">
            <text:p>Check for the <text:s/>Overall Report Generated PDF <text:s/>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YUI Widget Project.</text:p>
            <text:p>7.Click on the Report Icon.</text:p>
            <text:p>8.Select the Detailed Report.</text:p>
            <text:p>9.Click Generate Button.</text:p>
            <text:p>10.Click Ok Button(After Selecting the save file option).</text:p>
            <text:p/>
            <text:p><text:s text:c="30"/><text:s text:c="2"/></text:p>
          </table:table-cell>
          <table:table-cell table:style-name="ce27" office:value-type="string">
            <text:p>Framework </text:p>
          </table:table-cell>
          <table:table-cell table:style-name="ce27"/>
          <table:table-cell table:style-name="ce27" office:value-type="string">
            <text:p>User should be able to view the Overall PDF Report for the <text:s/>for source after Downloading.</text:p>
          </table:table-cell>
          <table:table-cell table:style-name="ce27" table:number-columns-repeated="4"/>
          <table:table-cell/>
          <table:table-cell table:style-name="ce27" table:number-columns-repeated="3"/>
          <table:table-cell table:number-columns-repeated="239"/>
        </table:table-row>
        <table:table-row table:style-name="ro23">
          <table:table-cell office:value-type="float" office:value="215">
            <text:p>215</text:p>
          </table:table-cell>
          <table:table-cell table:style-name="ce27" office:value-type="string">
            <text:p>HTML5 Multichannel YUI Widget_ Project <text:s text:c="2"/>- Report - Detailed Report <text:s/>- Open With <text:s/>- Generate Report Popup - Cancel - Report Verify</text:p>
          </table:table-cell>
          <table:table-cell table:style-name="ce27"/>
          <table:table-cell table:style-name="ce27" office:value-type="string">
            <text:p>TC_ Projects Page_54</text:p>
          </table:table-cell>
          <table:table-cell table:style-name="ce27" office:value-type="string">
            <text:p>Check for <text:s/>Report <text:s/>availability after Popup <text:s/>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YUI Widget Project.</text:p>
            <text:p>7.Click on the Report Icon.</text:p>
            <text:p>8.Select the Detailed Report.</text:p>
            <text:p>9.Click Generate Button.</text:p>
            <text:p>10.Click Ok Button(After Selecting the save file option).</text:p>
            <text:p>11.Click on cancel button</text:p>
            <text:p/>
            <text:p/>
            <text:p><text:s text:c="30"/><text:s text:c="2"/></text:p>
          </table:table-cell>
          <table:table-cell table:style-name="ce27" office:value-type="string">
            <text:p>Framework </text:p>
          </table:table-cell>
          <table:table-cell table:style-name="ce27"/>
          <table:table-cell table:style-name="ce27" office:value-type="string">
            <text:p>User should be able to view <text:s/>the Detailed PDF Report available in the Generate Popup.</text:p>
          </table:table-cell>
          <table:table-cell table:style-name="ce27" table:number-columns-repeated="4"/>
          <table:table-cell/>
          <table:table-cell table:style-name="ce27" table:number-columns-repeated="3"/>
          <table:table-cell table:number-columns-repeated="239"/>
        </table:table-row>
        <table:table-row table:style-name="ro10">
          <table:table-cell table:style-name="ce10" office:value-type="float" office:value="216">
            <text:p>216</text:p>
          </table:table-cell>
          <table:table-cell table:style-name="ce16" office:value-type="string">
            <text:p>Continuous Integration</text:p>
          </table:table-cell>
          <table:table-cell table:style-name="ce50" table:number-columns-repeated="2"/>
          <table:table-cell table:style-name="ce49"/>
          <table:table-cell table:style-name="ce89" table:number-columns-repeated="2"/>
          <table:table-cell table:style-name="ce51"/>
          <table:table-cell table:style-name="ce49"/>
          <table:table-cell table:style-name="ce47"/>
          <table:table-cell table:style-name="ce51" table:number-columns-repeated="4"/>
          <table:table-cell table:number-columns-repeated="242"/>
        </table:table-row>
        <table:table-row table:style-name="ro38">
          <table:table-cell office:value-type="float" office:value="217">
            <text:p>217</text:p>
          </table:table-cell>
          <table:table-cell table:style-name="ce28" office:value-type="string">
            <text:p>HTML5 Multichannel YUI <text:s text:c="2"/>Widget Continuous Integration Page</text:p>
          </table:table-cell>
          <table:table-cell table:style-name="ce29"/>
          <table:table-cell table:style-name="ce29" office:value-type="string">
            <text:p>TC_Continuous_Integration_Page_</text:p>
          </table:table-cell>
          <table:table-cell table:style-name="ce29" office:value-type="string">
            <text:p>Check for HTML5 Multichannel YUI <text:s text:c="2"/>Widget Continuous Integration Page</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able:table-cell>
          <table:table-cell table:style-name="ce80"/>
          <table:table-cell table:style-name="ce29"/>
          <table:table-cell table:style-name="ce29" office:value-type="string">
            <text:p>The user should be able to land on HTML5 Multichannel YUI <text:s text:c="2"/>Widget Continuous Integration Page</text:p>
          </table:table-cell>
          <table:table-cell table:style-name="ce115"/>
          <table:table-cell table:style-name="ce138"/>
          <table:table-cell table:style-name="ce27" table:number-columns-repeated="2"/>
          <table:table-cell table:number-columns-repeated="243"/>
        </table:table-row>
        <table:table-row table:style-name="ro38">
          <table:table-cell table:style-name="ce10" office:value-type="float" office:value="218">
            <text:p>218</text:p>
          </table:table-cell>
          <table:table-cell table:style-name="ce29" office:value-type="string">
            <text:p>HTML5 Multichannel YUI <text:s text:c="2"/>Widget Continuous Integration Page-UI Validation</text:p>
          </table:table-cell>
          <table:table-cell table:style-name="ce29"/>
          <table:table-cell table:style-name="ce29" office:value-type="string">
            <text:p>TC_Continuous_Integration_Page_</text:p>
          </table:table-cell>
          <table:table-cell table:style-name="ce29" office:value-type="string">
            <text:p>Check for HTML5 Multichannel YUI <text:s text:c="2"/>Widget Continuous Integration Page UI Validati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able:table-cell>
          <table:table-cell table:style-name="ce29" table:number-columns-repeated="2"/>
          <table:table-cell table:style-name="ce115" office:value-type="string">
            <text:p>The user should be able to view the Configuration Page with Edit Application-"Project name" text,"Setup" and "Start" buttons enabled and "Stop","Configure","Build","Delete Build","Delete Job" buttons disabled and view the messsage "No Job(s) available" in the page </text:p>
          </table:table-cell>
          <table:table-cell table:style-name="ce115" table:number-columns-repeated="4"/>
          <table:table-cell/>
          <table:table-cell table:style-name="ce167" table:number-columns-repeated="2"/>
          <table:table-cell table:style-name="ce179"/>
          <table:table-cell table:number-columns-repeated="239"/>
        </table:table-row>
        <table:table-row table:style-name="ro40">
          <table:table-cell office:value-type="float" office:value="219">
            <text:p>219</text:p>
          </table:table-cell>
          <table:table-cell table:style-name="ce28" office:value-type="string">
            <text:p>HTML5 Multichannel YUI <text:s text:c="2"/>Widget Continuous Integration Page-Scope of each component</text:p>
          </table:table-cell>
          <table:table-cell table:style-name="ce29"/>
          <table:table-cell table:style-name="ce29" office:value-type="string">
            <text:p>TC_Continuous_Integration_Page_</text:p>
          </table:table-cell>
          <table:table-cell table:style-name="ce29" office:value-type="string">
            <text:p>Checking the scope of each component in the HTML5 Multichannel YUI <text:s text:c="2"/>Widget Continuous Integration Page</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Click on every component[Fields, Buttons &amp; Links] in the HTML5 Multichannel YUI <text:s text:c="2"/>Widget Continuous Integration Page</text:p>
          </table:table-cell>
          <table:table-cell table:style-name="ce80"/>
          <table:table-cell table:style-name="ce29"/>
          <table:table-cell table:style-name="ce29" office:value-type="string">
            <text:p><text:s/>Every component in the HTML5 Multichannel YUI <text:s text:c="2"/>Widget Continuous Integration Page should show its functionality only within its scope</text:p>
          </table:table-cell>
          <table:table-cell table:style-name="ce115"/>
          <table:table-cell table:style-name="ce138"/>
          <table:table-cell table:style-name="ce27" table:number-columns-repeated="2"/>
          <table:table-cell table:number-columns-repeated="243"/>
        </table:table-row>
        <table:table-row table:style-name="ro14">
          <table:table-cell table:style-name="ce10" office:value-type="float" office:value="220">
            <text:p>220</text:p>
          </table:table-cell>
          <table:table-cell table:style-name="ce30" office:value-type="string">
            <text:p>HTML5 Multichannel YUI <text:s text:c="2"/>Widget Continuous Integration Page-Setup-Progress popup</text:p>
          </table:table-cell>
          <table:table-cell table:style-name="ce17"/>
          <table:table-cell table:style-name="ce67" office:value-type="string">
            <text:p>TC_Continuous_Integration_Page_</text:p>
          </table:table-cell>
          <table:table-cell table:style-name="ce67" office:value-type="string">
            <text:p>Check for the Progress popup</text:p>
          </table:table-cell>
          <table:table-cell table:style-name="ce3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Click on "Setup"</text:p>
          </table:table-cell>
          <table:table-cell table:style-name="ce17"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style-name="ce17" table:number-columns-repeated="4"/>
          <table:table-cell table:number-columns-repeated="243"/>
        </table:table-row>
        <table:table-row table:style-name="ro14">
          <table:table-cell office:value-type="float" office:value="221">
            <text:p>221</text:p>
          </table:table-cell>
          <table:table-cell table:style-name="ce30" office:value-type="string">
            <text:p>HTML5 Multichannel YUI <text:s text:c="2"/>Widget Continuous Integration Page-Start-Progress popup</text:p>
          </table:table-cell>
          <table:table-cell table:style-name="ce17"/>
          <table:table-cell table:style-name="ce67" office:value-type="string">
            <text:p>TC_Continuous_Integration_Page_</text:p>
          </table:table-cell>
          <table:table-cell table:style-name="ce67" office:value-type="string">
            <text:p>Check for the Progress popup</text:p>
          </table:table-cell>
          <table:table-cell table:style-name="ce3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Click on "Start"</text:p>
          </table:table-cell>
          <table:table-cell table:style-name="ce17"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style-name="ce17" table:number-columns-repeated="4"/>
          <table:table-cell table:number-columns-repeated="243"/>
        </table:table-row>
        <table:table-row table:style-name="ro41">
          <table:table-cell table:style-name="ce10" office:value-type="float" office:value="222">
            <text:p>222</text:p>
          </table:table-cell>
          <table:table-cell table:style-name="ce28" office:value-type="string">
            <text:p>HTML5 Multichannel YUI <text:s text:c="2"/>Widget Continuous Integration Page-UI Validation</text:p>
          </table:table-cell>
          <table:table-cell table:style-name="ce29"/>
          <table:table-cell table:style-name="ce29" office:value-type="string">
            <text:p>TC_Continuous_Integration_Page_</text:p>
          </table:table-cell>
          <table:table-cell table:style-name="ce29" office:value-type="string">
            <text:p>Check for HTML5 Multichannel YUI <text:s text:c="2"/>Widget Continuous Integration Page UI Validation after start up the jenkins</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Click on "Setup"</text:p>
            <text:p>11.Click on "Start"</text:p>
          </table:table-cell>
          <table:table-cell table:style-name="ce80"/>
          <table:table-cell table:style-name="ce29"/>
          <table:table-cell table:style-name="ce29" office:value-type="string">
            <text:p>The user should be able to view the Configuration Page with Edit Application-"Project name" text,"Setup" and "Start" buttons disabled and "Stop","Configure" buttons enabled,"Build","Delete Build","Delete Job" buttons disabled and view the messsage "No Job(s) available" in the page </text:p>
          </table:table-cell>
          <table:table-cell table:style-name="ce115"/>
          <table:table-cell table:style-name="ce138"/>
          <table:table-cell table:style-name="ce27" table:number-columns-repeated="2"/>
          <table:table-cell table:number-columns-repeated="243"/>
        </table:table-row>
        <table:table-row table:style-name="ro25">
          <table:table-cell office:value-type="float" office:value="223">
            <text:p>223</text:p>
          </table:table-cell>
          <table:table-cell table:style-name="ce28" office:value-type="string">
            <text:p>HTML5 Multichannel YUI <text:s text:c="2"/>Widget Continuous Integration Page - Configure - UI Validation</text:p>
          </table:table-cell>
          <table:table-cell table:style-name="ce29"/>
          <table:table-cell table:style-name="ce29" office:value-type="string">
            <text:p>TC_Continuous_Integration_Page_</text:p>
          </table:table-cell>
          <table:table-cell table:style-name="ce29" office:value-type="string">
            <text:p>Check for Configure page UI Validati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Click on "Configure" </text:p>
          </table:table-cell>
          <table:table-cell table:style-name="ce80"/>
          <table:table-cell table:style-name="ce29"/>
          <table:table-cell table:style-name="ce29"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115"/>
          <table:table-cell table:style-name="ce138"/>
          <table:table-cell table:style-name="ce27" table:number-columns-repeated="2"/>
          <table:table-cell table:number-columns-repeated="243"/>
        </table:table-row>
        <table:table-row table:style-name="ro41">
          <table:table-cell table:style-name="ce10" office:value-type="float" office:value="224">
            <text:p>224</text:p>
          </table:table-cell>
          <table:table-cell table:style-name="ce28" office:value-type="string">
            <text:p>HTML5 Multichannel YUI <text:s text:c="2"/>Widget Continuous Integration Page-Configure-Empty fields-Cancel</text:p>
          </table:table-cell>
          <table:table-cell table:style-name="ce29"/>
          <table:table-cell table:style-name="ce29" office:value-type="string">
            <text:p>TC_Continuous_Integration_Page_</text:p>
          </table:table-cell>
          <table:table-cell table:style-name="ce29" office:value-type="string">
            <text:p>Check for Empty fields in Configure page and click Cancel</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Click on "Configure"</text:p>
            <text:p>11.Leave all fields empty</text:p>
            <text:p>12.Click on Cancel button</text:p>
          </table:table-cell>
          <table:table-cell table:style-name="ce80"/>
          <table:table-cell table:style-name="ce29"/>
          <table:table-cell table:style-name="ce29" office:value-type="string">
            <text:p>The user should be able to cancel the Configure tab with all fields empty and view the Continuous Integration page</text:p>
          </table:table-cell>
          <table:table-cell table:style-name="ce115"/>
          <table:table-cell table:style-name="ce138"/>
          <table:table-cell table:style-name="ce27" table:number-columns-repeated="2"/>
          <table:table-cell table:number-columns-repeated="243"/>
        </table:table-row>
        <table:table-row table:style-name="ro41">
          <table:table-cell office:value-type="float" office:value="225">
            <text:p>225</text:p>
          </table:table-cell>
          <table:table-cell table:style-name="ce28" office:value-type="string">
            <text:p>HTML5 Multichannel YUI <text:s text:c="2"/>Widget Continuous Integration Page-Configure-Empty fields-Next</text:p>
          </table:table-cell>
          <table:table-cell table:style-name="ce29"/>
          <table:table-cell table:style-name="ce29" office:value-type="string">
            <text:p>TC_Continuous_Integration_Page_</text:p>
          </table:table-cell>
          <table:table-cell table:style-name="ce29" office:value-type="string">
            <text:p>Check for Empty fields in Configure page and click Next butt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Click on "Configure"</text:p>
            <text:p>11.Leave all fields empty</text:p>
            <text:p>12.Click on Next button</text:p>
          </table:table-cell>
          <table:table-cell table:style-name="ce80"/>
          <table:table-cell table:style-name="ce29"/>
          <table:table-cell table:style-name="ce29"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115"/>
          <table:table-cell table:style-name="ce138"/>
          <table:table-cell table:style-name="ce27" table:number-columns-repeated="2"/>
          <table:table-cell table:number-columns-repeated="243"/>
        </table:table-row>
        <table:table-row table:style-name="ro42">
          <table:table-cell table:style-name="ce10" office:value-type="float" office:value="226">
            <text:p>226</text:p>
          </table:table-cell>
          <table:table-cell table:style-name="ce29" office:value-type="string">
            <text:p>HTML5 Multichannel YUI <text:s text:c="2"/>Widget Continuous Integration page-Configure-Build Configuration-Type SVN-Build configuration -collabnet</text:p>
          </table:table-cell>
          <table:table-cell table:style-name="ce29"/>
          <table:table-cell table:style-name="ce29" office:value-type="string">
            <text:p>TC_Continuous_Integration_Page_</text:p>
          </table:table-cell>
          <table:table-cell table:style-name="ce29" office:value-type="string">
            <text:p>Check for the Build configuration in continuous integ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80"/>
          <table:table-cell table:style-name="ce29"/>
          <table:table-cell table:style-name="ce29" office:value-type="string">
            <text:p>The user should be able to view build configuration in the continuous integration page.</text:p>
          </table:table-cell>
          <table:table-cell table:style-name="ce115"/>
          <table:table-cell table:style-name="ce138"/>
          <table:table-cell table:style-name="ce27" table:number-columns-repeated="2"/>
          <table:table-cell table:number-columns-repeated="243"/>
        </table:table-row>
        <table:table-row table:style-name="ro43">
          <table:table-cell office:value-type="float" office:value="227">
            <text:p>227</text:p>
          </table:table-cell>
          <table:table-cell table:style-name="ce29" office:value-type="string">
            <text:p>HTML5 Multichannel YUI <text:s text:c="2"/>Widget Continuous Integration page-Configure-Build Configuration-Cloned workspace-deploy configuration -collabnet</text:p>
          </table:table-cell>
          <table:table-cell table:style-name="ce29"/>
          <table:table-cell table:style-name="ce29" office:value-type="string">
            <text:p>TC_Continuous_Integration_Page_</text:p>
          </table:table-cell>
          <table:table-cell table:style-name="ce29" office:value-type="string">
            <text:p>Check for the deploy configuration in continuous integ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80"/>
          <table:table-cell table:style-name="ce29"/>
          <table:table-cell table:style-name="ce29" office:value-type="string">
            <text:p>The user should be able to view deploy configuration in the continuous integration page.</text:p>
          </table:table-cell>
          <table:table-cell table:style-name="ce115"/>
          <table:table-cell table:style-name="ce138"/>
          <table:table-cell table:style-name="ce27" table:number-columns-repeated="2"/>
          <table:table-cell table:number-columns-repeated="243"/>
        </table:table-row>
        <table:table-row table:style-name="ro43">
          <table:table-cell table:style-name="ce10" office:value-type="float" office:value="228">
            <text:p>228</text:p>
          </table:table-cell>
          <table:table-cell table:style-name="ce29" office:value-type="string">
            <text:p>HTML5 Multichannel YUI <text:s text:c="2"/>Widget Continuous Integration page-Configure-Build Configuration-Cloned workspace-Functional configuration -collabnet</text:p>
          </table:table-cell>
          <table:table-cell table:style-name="ce29"/>
          <table:table-cell table:style-name="ce29" office:value-type="string">
            <text:p>TC_Continuous_Integration_Page_</text:p>
          </table:table-cell>
          <table:table-cell table:style-name="ce29" office:value-type="string">
            <text:p>Check for the Functional configuration in continuous integ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80"/>
          <table:table-cell table:style-name="ce29"/>
          <table:table-cell table:style-name="ce29" office:value-type="string">
            <text:p>The user should be able to view Functional configuration in the continuous integration page.</text:p>
          </table:table-cell>
          <table:table-cell table:style-name="ce115"/>
          <table:table-cell table:style-name="ce138"/>
          <table:table-cell table:style-name="ce27" table:number-columns-repeated="2"/>
          <table:table-cell table:number-columns-repeated="243"/>
        </table:table-row>
        <table:table-row table:style-name="ro8">
          <table:table-cell office:value-type="float" office:value="229">
            <text:p>229</text:p>
          </table:table-cell>
          <table:table-cell table:style-name="ce29" office:value-type="string">
            <text:p>HTML5 Multichannel YUI <text:s text:c="2"/>Widget Continuous Integration page-Build Configuration-Deploy from downstream project.</text:p>
          </table:table-cell>
          <table:table-cell table:style-name="ce29"/>
          <table:table-cell table:style-name="ce29" office:value-type="string">
            <text:p>TC_Continuous_Integration_Page_</text:p>
          </table:table-cell>
          <table:table-cell table:style-name="ce29" office:value-type="string">
            <text:p>Check for selecting the deploy from the downstream project field in build configu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80"/>
          <table:table-cell table:style-name="ce29"/>
          <table:table-cell table:style-name="ce29" office:value-type="string">
            <text:p>The user can select the deploy from the downstream project field.</text:p>
          </table:table-cell>
          <table:table-cell table:style-name="ce115"/>
          <table:table-cell table:style-name="ce138"/>
          <table:table-cell table:style-name="ce27" table:number-columns-repeated="2"/>
          <table:table-cell table:number-columns-repeated="243"/>
        </table:table-row>
        <table:table-row table:style-name="ro8">
          <table:table-cell table:style-name="ce10" office:value-type="float" office:value="230">
            <text:p>230</text:p>
          </table:table-cell>
          <table:table-cell table:style-name="ce29" office:value-type="string">
            <text:p>HTML5 Multichannel YUI <text:s text:c="2"/>Widget Continuous Integration page-deploy Configuration-functional from downstream project.</text:p>
          </table:table-cell>
          <table:table-cell table:style-name="ce29"/>
          <table:table-cell table:style-name="ce29" office:value-type="string">
            <text:p>TC_Continuous_Integration_Page_</text:p>
          </table:table-cell>
          <table:table-cell table:style-name="ce29" office:value-type="string">
            <text:p>Check for selecting the deploy from the downstream project field in build configu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80"/>
          <table:table-cell table:style-name="ce29"/>
          <table:table-cell table:style-name="ce29" office:value-type="string">
            <text:p>The user can select the functional from the downstream project field.</text:p>
          </table:table-cell>
          <table:table-cell table:style-name="ce115"/>
          <table:table-cell table:style-name="ce138"/>
          <table:table-cell table:style-name="ce27" table:number-columns-repeated="2"/>
          <table:table-cell table:number-columns-repeated="243"/>
        </table:table-row>
        <table:table-row table:style-name="ro41">
          <table:table-cell office:value-type="float" office:value="231">
            <text:p>231</text:p>
          </table:table-cell>
          <table:table-cell table:style-name="ce29" office:value-type="string">
            <text:p>HTML5 Multichannel YUI <text:s text:c="2"/>Widget Continuous Integration page-Build Configuration-Build button.</text:p>
          </table:table-cell>
          <table:table-cell table:style-name="ce29"/>
          <table:table-cell table:style-name="ce29" office:value-type="string">
            <text:p>TC_Continuous_Integration_Page_</text:p>
          </table:table-cell>
          <table:table-cell table:style-name="ce29" office:value-type="string">
            <text:p>Check for the build, delete build and delete job buttons enabled after selecting the configu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onfigure the build, deploy and functional.</text:p>
            <text:p>12.Select the check box for build configuration.</text:p>
          </table:table-cell>
          <table:table-cell table:style-name="ce80"/>
          <table:table-cell table:style-name="ce29"/>
          <table:table-cell table:style-name="ce29" office:value-type="string">
            <text:p>The user can view the build, delete build and deletejob button gets enabled after selecting the configuration.</text:p>
          </table:table-cell>
          <table:table-cell table:style-name="ce115"/>
          <table:table-cell table:style-name="ce138"/>
          <table:table-cell table:style-name="ce27" table:number-columns-repeated="2"/>
          <table:table-cell table:number-columns-repeated="243"/>
        </table:table-row>
        <table:table-row table:style-name="ro44">
          <table:table-cell table:style-name="ce10" office:value-type="float" office:value="232">
            <text:p>232</text:p>
          </table:table-cell>
          <table:table-cell table:style-name="ce29" office:value-type="string">
            <text:p>HTML5 Multichannel YUI <text:s text:c="2"/>Widget Continuous Integration page-Build Configuration-Build button.</text:p>
          </table:table-cell>
          <table:table-cell table:style-name="ce29"/>
          <table:table-cell table:style-name="ce29" office:value-type="string">
            <text:p>TC_Continuous_Integration_Page_</text:p>
          </table:table-cell>
          <table:table-cell table:style-name="ce29" office:value-type="string">
            <text:p>Check for the build progress in jenkins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80"/>
          <table:table-cell table:style-name="ce29"/>
          <table:table-cell table:style-name="ce29" office:value-type="string">
            <text:p>The user can view the build in progress.</text:p>
          </table:table-cell>
          <table:table-cell table:style-name="ce115"/>
          <table:table-cell table:style-name="ce138"/>
          <table:table-cell table:style-name="ce27" table:number-columns-repeated="2"/>
          <table:table-cell table:number-columns-repeated="243"/>
        </table:table-row>
        <table:table-row table:style-name="ro36">
          <table:table-cell office:value-type="float" office:value="233">
            <text:p>233</text:p>
          </table:table-cell>
          <table:table-cell table:style-name="ce29" office:value-type="string">
            <text:p>HTML5 Multichannel YUI <text:s text:c="2"/>Widget Continuous Integration page-Build Configuration-Build button.</text:p>
          </table:table-cell>
          <table:table-cell table:style-name="ce29"/>
          <table:table-cell table:style-name="ce29" office:value-type="string">
            <text:p>TC_Continuous_Integration_Page_</text:p>
          </table:table-cell>
          <table:table-cell table:style-name="ce29" office:value-type="string">
            <text:p>Check for the build progress in jenkins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80"/>
          <table:table-cell table:style-name="ce29"/>
          <table:table-cell table:style-name="ce29" office:value-type="string">
            <text:p>The user can view the build in progress in jenkins.</text:p>
          </table:table-cell>
          <table:table-cell table:style-name="ce115"/>
          <table:table-cell table:style-name="ce138"/>
          <table:table-cell table:style-name="ce27" table:number-columns-repeated="2"/>
          <table:table-cell table:number-columns-repeated="243"/>
        </table:table-row>
        <table:table-row table:style-name="ro36">
          <table:table-cell table:style-name="ce10" office:value-type="float" office:value="234">
            <text:p>234</text:p>
          </table:table-cell>
          <table:table-cell table:style-name="ce29" office:value-type="string">
            <text:p>HTML5 Multichannel YUI <text:s text:c="2"/>Widget Continuous Integration page-Build Configuration-Build button- Email trigger.</text:p>
          </table:table-cell>
          <table:table-cell table:style-name="ce29"/>
          <table:table-cell table:style-name="ce29" office:value-type="string">
            <text:p>TC_Continuous_Integration_Page_</text:p>
          </table:table-cell>
          <table:table-cell table:style-name="ce29" office:value-type="string">
            <text:p>Check for the email is triggered in jenkins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80"/>
          <table:table-cell table:style-name="ce29"/>
          <table:table-cell table:style-name="ce29" office:value-type="string">
            <text:p>The user can view the build in progress in jenkins and email triggering message.</text:p>
          </table:table-cell>
          <table:table-cell table:style-name="ce115"/>
          <table:table-cell table:style-name="ce138"/>
          <table:table-cell table:style-name="ce27" table:number-columns-repeated="2"/>
          <table:table-cell table:number-columns-repeated="243"/>
        </table:table-row>
        <table:table-row table:style-name="ro8">
          <table:table-cell office:value-type="float" office:value="235">
            <text:p>235</text:p>
          </table:table-cell>
          <table:table-cell table:style-name="ce29" office:value-type="string">
            <text:p>HTML5 Multichannel YUI <text:s text:c="2"/>Widget Continuous Integration page-Build Configuration-Build button- deploy and functional process.</text:p>
          </table:table-cell>
          <table:table-cell/>
          <table:table-cell table:style-name="ce29" office:value-type="string">
            <text:p>TC_Continuous_Integration_Page_</text:p>
          </table:table-cell>
          <table:table-cell table:style-name="ce29" office:value-type="string">
            <text:p>Check for the deploy and functional progress in jenkins after clicking the build button for build configu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46"/>
          <table:table-cell/>
          <table:table-cell table:style-name="ce29" office:value-type="string">
            <text:p>The user can view the deploy and functional in progress after build in jenkins and email triggering message for both.</text:p>
          </table:table-cell>
          <table:table-cell table:style-name="ce46" table:number-columns-repeated="4"/>
          <table:table-cell table:number-columns-repeated="243"/>
        </table:table-row>
        <table:table-row table:style-name="ro45">
          <table:table-cell table:style-name="ce10" office:value-type="float" office:value="236">
            <text:p>236</text:p>
          </table:table-cell>
          <table:table-cell table:style-name="ce29" office:value-type="string">
            <text:p>HTML5 Multichannel YUI <text:s text:c="2"/>Widget Continuous Integration page-Build Configuration-Build button- Mail.</text:p>
          </table:table-cell>
          <table:table-cell table:style-name="ce17"/>
          <table:table-cell table:style-name="ce29" office:value-type="string">
            <text:p>TC_Continuous_Integration_Page_</text:p>
          </table:table-cell>
          <table:table-cell table:style-name="ce29" office:value-type="string">
            <text:p>Check for the configuration success or failure results in the mail.</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9" office:value-type="string">
            <text:p>The user can view the continuous integration configuration success or failure results in the <text:s/>mail .</text:p>
          </table:table-cell>
          <table:table-cell table:style-name="ce17" table:number-columns-repeated="4"/>
          <table:table-cell table:number-columns-repeated="243"/>
        </table:table-row>
        <table:table-row table:style-name="ro25">
          <table:table-cell office:value-type="float" office:value="237">
            <text:p>237</text:p>
          </table:table-cell>
          <table:table-cell table:style-name="ce29" office:value-type="string">
            <text:p>HTML5 Multichannel YUI <text:s text:c="2"/>Widget Continuous Integration page-Configure-Build Configuration-Type GIT</text:p>
          </table:table-cell>
          <table:table-cell table:style-name="ce29"/>
          <table:table-cell table:style-name="ce29" office:value-type="string">
            <text:p>TC_Continuous_Integration_Page_</text:p>
          </table:table-cell>
          <table:table-cell table:style-name="ce29" office:value-type="string">
            <text:p>Check for clicking previous button of the popup arising after clicking next</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80"/>
          <table:table-cell table:style-name="ce29"/>
          <table:table-cell table:style-name="ce29" office:value-type="string">
            <text:p>The user can view the build Configuration for GIT.</text:p>
          </table:table-cell>
          <table:table-cell table:style-name="ce115"/>
          <table:table-cell table:style-name="ce138"/>
          <table:table-cell table:style-name="ce27" table:number-columns-repeated="2"/>
          <table:table-cell table:number-columns-repeated="243"/>
        </table:table-row>
        <table:table-row table:style-name="ro42">
          <table:table-cell table:style-name="ce10" office:value-type="float" office:value="238">
            <text:p>238</text:p>
          </table:table-cell>
          <table:table-cell table:style-name="ce29" office:value-type="string">
            <text:p>HTML5 Multichannel YUI <text:s text:c="2"/>Widget Continuous Integration page-Configure-deploy Configuration-Type GIT</text:p>
          </table:table-cell>
          <table:table-cell table:style-name="ce45"/>
          <table:table-cell table:style-name="ce29" office:value-type="string">
            <text:p>TC_Continuous_Integration_Page_</text:p>
          </table:table-cell>
          <table:table-cell table:style-name="ce29" office:value-type="string">
            <text:p>Check for deploy configuration for github</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98"/>
          <table:table-cell table:style-name="ce102"/>
          <table:table-cell table:style-name="ce29" office:value-type="string">
            <text:p>The user can view the deploy Configuration for GIT.</text:p>
          </table:table-cell>
          <table:table-cell table:style-name="ce98"/>
          <table:table-cell table:style-name="ce122" table:number-columns-repeated="3"/>
          <table:table-cell table:number-columns-repeated="243"/>
        </table:table-row>
        <table:table-row table:style-name="ro42">
          <table:table-cell office:value-type="float" office:value="239">
            <text:p>239</text:p>
          </table:table-cell>
          <table:table-cell table:style-name="ce29" office:value-type="string">
            <text:p>HTML5 Multichannel YUI <text:s text:c="2"/>Widget Continuous Integration page-Configure-functional Configuration-Type GIT</text:p>
          </table:table-cell>
          <table:table-cell table:style-name="ce29"/>
          <table:table-cell table:style-name="ce29" office:value-type="string">
            <text:p>TC_Continuous_Integration_Page_</text:p>
          </table:table-cell>
          <table:table-cell table:style-name="ce29" office:value-type="string">
            <text:p>Check for functional configuration for github</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80"/>
          <table:table-cell table:style-name="ce29"/>
          <table:table-cell table:style-name="ce29" office:value-type="string">
            <text:p>The user can view the functional Configuration for GIT.</text:p>
          </table:table-cell>
          <table:table-cell table:style-name="ce138"/>
          <table:table-cell table:style-name="ce115"/>
          <table:table-cell table:style-name="ce17" table:number-columns-repeated="2"/>
          <table:table-cell table:number-columns-repeated="243"/>
        </table:table-row>
        <table:table-row table:style-name="ro8">
          <table:table-cell table:style-name="ce10" office:value-type="float" office:value="240">
            <text:p>240</text:p>
          </table:table-cell>
          <table:table-cell table:style-name="ce29" office:value-type="string">
            <text:p>HTML5 Multichannel YUI <text:s text:c="2"/>Widget Continuous Integration page-Build Configuration Type GIT-Deploy from downstream project.</text:p>
          </table:table-cell>
          <table:table-cell table:style-name="ce29"/>
          <table:table-cell table:style-name="ce29" office:value-type="string">
            <text:p>TC_Continuous_Integration_Page_</text:p>
          </table:table-cell>
          <table:table-cell table:style-name="ce29" office:value-type="string">
            <text:p>Check for selecting the deploy from the downstream project field in build configuration for git.</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80"/>
          <table:table-cell table:style-name="ce29"/>
          <table:table-cell table:style-name="ce29" office:value-type="string">
            <text:p>The user can select the deploy from the downstream project field for git type.</text:p>
          </table:table-cell>
          <table:table-cell table:style-name="ce115"/>
          <table:table-cell table:style-name="ce138"/>
          <table:table-cell table:style-name="ce27" table:number-columns-repeated="2"/>
          <table:table-cell table:number-columns-repeated="243"/>
        </table:table-row>
        <table:table-row table:style-name="ro8">
          <table:table-cell office:value-type="float" office:value="241">
            <text:p>241</text:p>
          </table:table-cell>
          <table:table-cell table:style-name="ce29" office:value-type="string">
            <text:p>HTML5 Multichannel YUI <text:s text:c="2"/>Widget Continuous Integration page-deploy Configuration Type GIT-functional from downstream project.</text:p>
          </table:table-cell>
          <table:table-cell table:style-name="ce29"/>
          <table:table-cell table:style-name="ce29" office:value-type="string">
            <text:p>TC_Continuous_Integration_Page_</text:p>
          </table:table-cell>
          <table:table-cell table:style-name="ce29" office:value-type="string">
            <text:p>Check for selecting the deploy from the downstream project field in build configuration for git.</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80"/>
          <table:table-cell table:style-name="ce29"/>
          <table:table-cell table:style-name="ce29" office:value-type="string">
            <text:p>The user can select the functional from the downstream project field for git.</text:p>
          </table:table-cell>
          <table:table-cell table:style-name="ce115"/>
          <table:table-cell table:style-name="ce138"/>
          <table:table-cell table:style-name="ce27" table:number-columns-repeated="2"/>
          <table:table-cell table:number-columns-repeated="243"/>
        </table:table-row>
        <table:table-row table:style-name="ro44">
          <table:table-cell table:style-name="ce10" office:value-type="float" office:value="242">
            <text:p>242</text:p>
          </table:table-cell>
          <table:table-cell table:style-name="ce29" office:value-type="string">
            <text:p>HTML5 Multichannel YUI <text:s text:c="2"/>Widget Continuous Integration page-Build Configuration Type GIT-Build button.</text:p>
          </table:table-cell>
          <table:table-cell table:style-name="ce29"/>
          <table:table-cell table:style-name="ce29" office:value-type="string">
            <text:p>TC_Continuous_Integration_Page_</text:p>
          </table:table-cell>
          <table:table-cell table:style-name="ce29" office:value-type="string">
            <text:p>Check for the build progress in jenkins for github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80"/>
          <table:table-cell table:style-name="ce29"/>
          <table:table-cell table:style-name="ce29" office:value-type="string">
            <text:p>The user can view the build in progress for git.</text:p>
          </table:table-cell>
          <table:table-cell table:style-name="ce115"/>
          <table:table-cell table:style-name="ce138"/>
          <table:table-cell table:style-name="ce27" table:number-columns-repeated="2"/>
          <table:table-cell table:number-columns-repeated="243"/>
        </table:table-row>
        <table:table-row table:style-name="ro36">
          <table:table-cell office:value-type="float" office:value="243">
            <text:p>243</text:p>
          </table:table-cell>
          <table:table-cell table:style-name="ce29" office:value-type="string">
            <text:p>HTML5 Multichannel YUI <text:s text:c="2"/>Widget Continuous Integration page-Build Configuration Type GIT-Build button.</text:p>
          </table:table-cell>
          <table:table-cell table:style-name="ce29"/>
          <table:table-cell table:style-name="ce29" office:value-type="string">
            <text:p>TC_Continuous_Integration_Page_</text:p>
          </table:table-cell>
          <table:table-cell table:style-name="ce29" office:value-type="string">
            <text:p>Check for the build progress in jenkins for github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80"/>
          <table:table-cell table:style-name="ce29"/>
          <table:table-cell table:style-name="ce29" office:value-type="string">
            <text:p>The user can view the build in progress in jenkins for git.</text:p>
          </table:table-cell>
          <table:table-cell table:style-name="ce115"/>
          <table:table-cell table:style-name="ce138"/>
          <table:table-cell table:style-name="ce27" table:number-columns-repeated="2"/>
          <table:table-cell table:number-columns-repeated="243"/>
        </table:table-row>
        <table:table-row table:style-name="ro36">
          <table:table-cell table:style-name="ce10" office:value-type="float" office:value="244">
            <text:p>244</text:p>
          </table:table-cell>
          <table:table-cell table:style-name="ce29" office:value-type="string">
            <text:p>HTML5 Multichannel YUI <text:s text:c="2"/>Widget Continuous Integration page-Build Configuration Type GIT-Build button- Email trigger.</text:p>
          </table:table-cell>
          <table:table-cell table:style-name="ce29"/>
          <table:table-cell table:style-name="ce29" office:value-type="string">
            <text:p>TC_Continuous_Integration_Page_</text:p>
          </table:table-cell>
          <table:table-cell table:style-name="ce29" office:value-type="string">
            <text:p>Check for the email is triggered in jenkins for git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80"/>
          <table:table-cell table:style-name="ce29"/>
          <table:table-cell table:style-name="ce29" office:value-type="string">
            <text:p>The user can view the build in progress in jenkins and email for git triggering message.</text:p>
          </table:table-cell>
          <table:table-cell table:style-name="ce115"/>
          <table:table-cell table:style-name="ce138"/>
          <table:table-cell table:style-name="ce27" table:number-columns-repeated="2"/>
          <table:table-cell table:number-columns-repeated="243"/>
        </table:table-row>
        <table:table-row table:style-name="ro8">
          <table:table-cell office:value-type="float" office:value="245">
            <text:p>245</text:p>
          </table:table-cell>
          <table:table-cell table:style-name="ce29" office:value-type="string">
            <text:p>HTML5 Multichannel YUI <text:s text:c="2"/>Widget Continuous Integration page-Build Configuration Type GIT-Build button- deploy and functional process Type GIT.</text:p>
          </table:table-cell>
          <table:table-cell/>
          <table:table-cell table:style-name="ce29" office:value-type="string">
            <text:p>TC_Continuous_Integration_Page_</text:p>
          </table:table-cell>
          <table:table-cell table:style-name="ce29" office:value-type="string">
            <text:p>Check for the deploy and functional progress in jenkins for git after clicking the build button for build configu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46"/>
          <table:table-cell/>
          <table:table-cell table:style-name="ce29" office:value-type="string">
            <text:p>The user can view the deploy and functional in progress for git after build in jenkins and email triggering message for both.</text:p>
          </table:table-cell>
          <table:table-cell table:style-name="ce46" table:number-columns-repeated="4"/>
          <table:table-cell table:number-columns-repeated="243"/>
        </table:table-row>
        <table:table-row table:style-name="ro45">
          <table:table-cell table:style-name="ce10" office:value-type="float" office:value="246">
            <text:p>246</text:p>
          </table:table-cell>
          <table:table-cell table:style-name="ce29" office:value-type="string">
            <text:p>HTML5 Multichannel YUI <text:s text:c="2"/>Widget Continuous Integration page-Build Configuration Type GIT-Build button- Mail.</text:p>
          </table:table-cell>
          <table:table-cell table:style-name="ce17"/>
          <table:table-cell table:style-name="ce29" office:value-type="string">
            <text:p>TC_Continuous_Integration_Page_</text:p>
          </table:table-cell>
          <table:table-cell table:style-name="ce29" office:value-type="string">
            <text:p>Check for the configuration success or failure results for git in the mail.</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9" office:value-type="string">
            <text:p>The user can view the continuous integration configuration success or failure results for git in the <text:s/>mail .</text:p>
          </table:table-cell>
          <table:table-cell table:style-name="ce17" table:number-columns-repeated="4"/>
          <table:table-cell table:number-columns-repeated="243"/>
        </table:table-row>
        <table:table-row table:style-name="ro8">
          <table:table-cell office:value-type="float" office:value="247">
            <text:p>247</text:p>
          </table:table-cell>
          <table:table-cell table:style-name="ce29" office:value-type="string">
            <text:p>HTML5 Multichannel YUI <text:s text:c="2"/>Widget Continuous Integration page-Build Configuration Type GIT-deleteBuild and delete job button.</text:p>
          </table:table-cell>
          <table:table-cell table:style-name="ce29" table:number-columns-repeated="2"/>
          <table:table-cell table:style-name="ce29" office:value-type="string">
            <text:p>Check for the delete build and delet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80"/>
          <table:table-cell table:style-name="ce29"/>
          <table:table-cell table:style-name="ce29" office:value-type="string">
            <text:p>The user can delete the build and job by selecting the configuration</text:p>
          </table:table-cell>
          <table:table-cell table:style-name="ce138"/>
          <table:table-cell table:style-name="ce115"/>
          <table:table-cell table:style-name="ce17" table:number-columns-repeated="2"/>
          <table:table-cell table:number-columns-repeated="243"/>
        </table:table-row>
        <table:table-row table:style-name="ro10">
          <table:table-cell table:style-name="ce10" office:value-type="float" office:value="248">
            <text:p>248</text:p>
          </table:table-cell>
          <table:table-cell table:style-name="ce31" office:value-type="string">
            <text:p>Report</text:p>
          </table:table-cell>
          <table:table-cell table:style-name="ce36"/>
          <table:table-cell table:style-name="ce68"/>
          <table:table-cell table:style-name="ce36"/>
          <table:table-cell table:style-name="ce91" table:number-columns-repeated="2"/>
          <table:table-cell table:style-name="ce36" table:number-columns-repeated="7"/>
          <table:table-cell table:number-columns-repeated="242"/>
        </table:table-row>
        <table:table-row table:style-name="ro14">
          <table:table-cell office:value-type="float" office:value="249">
            <text:p>249</text:p>
          </table:table-cell>
          <table:table-cell office:value-type="string">
            <text:p>Projects -Edit Application page - Report Tab</text:p>
          </table:table-cell>
          <table:table-cell table:style-name="ce48"/>
          <table:table-cell table:style-name="ce15" office:value-type="string">
            <text:p>TC_Report _01</text:p>
          </table:table-cell>
          <table:table-cell table:style-name="ce15" office:value-type="string">
            <text:p>Check for the Report <text:s/>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
            <text:p/>
          </table:table-cell>
          <table:table-cell table:style-name="ce23" office:value-type="string">
            <text:p>Framework</text:p>
          </table:table-cell>
          <table:table-cell table:style-name="ce27"/>
          <table:table-cell table:style-name="ce18" office:value-type="string">
            <text:p>User should able to view the Report <text:s/>Tab.</text:p>
          </table:table-cell>
          <table:table-cell table:style-name="ce106"/>
          <table:table-cell table:style-name="ce148" table:number-columns-repeated="3"/>
          <table:table-cell/>
          <table:table-cell table:style-name="ce145" table:number-columns-repeated="2"/>
          <table:table-cell table:style-name="ce175"/>
          <table:table-cell table:number-columns-repeated="239"/>
        </table:table-row>
        <table:table-row table:style-name="ro20">
          <table:table-cell table:style-name="ce10" office:value-type="float" office:value="250">
            <text:p>250</text:p>
          </table:table-cell>
          <table:table-cell office:value-type="string">
            <text:p>Projects -Edit Application page - Report <text:s/>Tab -Scope of each component</text:p>
          </table:table-cell>
          <table:table-cell table:style-name="ce15"/>
          <table:table-cell table:style-name="ce48" office:value-type="string">
            <text:p>TC_Report_Page_01</text:p>
          </table:table-cell>
          <table:table-cell table:style-name="ce15" office:value-type="string">
            <text:p>Checking the scope of each component in the Report Page</text:p>
          </table:table-cell>
          <table:table-cell table:style-name="ce18"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Report <text:s/>Tab.</text:p>
            <text:p>11.Click on every component[Fields, Buttons &amp; Links][If Any]</text:p>
            <text:p/>
          </table:table-cell>
          <table:table-cell table:style-name="ce23" office:value-type="string">
            <text:p>Framework</text:p>
          </table:table-cell>
          <table:table-cell table:style-name="ce103"/>
          <table:table-cell table:style-name="ce18" office:value-type="string">
            <text:p><text:s/>Every component in the Report page should show its functionality only within its scope</text:p>
          </table:table-cell>
          <table:table-cell table:number-columns-repeated="5"/>
          <table:table-cell table:style-name="ce117" table:number-columns-repeated="2"/>
          <table:table-cell table:style-name="ce176"/>
          <table:table-cell table:number-columns-repeated="239"/>
        </table:table-row>
        <table:table-row table:style-name="ro6">
          <table:table-cell office:value-type="float" office:value="251">
            <text:p>251</text:p>
          </table:table-cell>
          <table:table-cell office:value-type="string">
            <text:p>Projects -Edit Application page - Report <text:s/>Tab - UI Validation</text:p>
          </table:table-cell>
          <table:table-cell table:style-name="ce48"/>
          <table:table-cell table:style-name="ce15" office:value-type="string">
            <text:p>TC_Report _01</text:p>
          </table:table-cell>
          <table:table-cell table:style-name="ce15" office:value-type="string">
            <text:p>Check for the Report <text:s/>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Report <text:s/>Tab.</text:p>
          </table:table-cell>
          <table:table-cell table:style-name="ce23" office:value-type="string">
            <text:p>Framework</text:p>
          </table:table-cell>
          <table:table-cell table:style-name="ce27"/>
          <table:table-cell table:style-name="ce18" office:value-type="string">
            <text:p>User should able to view the text "Report not available",Buttons Generate(Disabled) and Configure(Enabled)</text:p>
            <text:p><text:s text:c="34"/><text:s text:c="30"/></text:p>
          </table:table-cell>
          <table:table-cell table:style-name="ce129"/>
          <table:table-cell table:style-name="ce107" table:number-columns-repeated="3"/>
          <table:table-cell/>
          <table:table-cell table:style-name="ce165" table:number-columns-repeated="2"/>
          <table:table-cell table:style-name="ce177"/>
          <table:table-cell table:number-columns-repeated="239"/>
        </table:table-row>
        <table:table-row table:style-name="ro25">
          <table:table-cell table:style-name="ce10" office:value-type="float" office:value="252">
            <text:p>252</text:p>
          </table:table-cell>
          <table:table-cell office:value-type="string">
            <text:p>Projects -Edit Application page - Report <text:s/>Tab - Configure Report Popup - UI Validation</text:p>
          </table:table-cell>
          <table:table-cell table:style-name="ce48"/>
          <table:table-cell table:style-name="ce15" office:value-type="string">
            <text:p>TC_Report _01</text:p>
          </table:table-cell>
          <table:table-cell table:style-name="ce15" office:value-type="string">
            <text:p>Check for the Report Tab <text:s/>Configure Report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 Click on the Application that <text:s/>need to be Edited.</text:p>
            <text:p>10.Click on Report <text:s/>Tab.</text:p>
            <text:p>11.Click on Configure Button.</text:p>
          </table:table-cell>
          <table:table-cell table:style-name="ce23" office:value-type="string">
            <text:p>Framework</text:p>
          </table:table-cell>
          <table:table-cell table:style-name="ce27"/>
          <table:table-cell table:style-name="ce18"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text:s text:c="34"/><text:s text:c="24"/></text:p>
            <text:p><text:s text:c="34"/><text:s text:c="34"/><text:s text:c="23"/></text:p>
          </table:table-cell>
          <table:table-cell table:style-name="ce46"/>
          <table:table-cell table:style-name="ce27" table:number-columns-repeated="3"/>
          <table:table-cell table:number-columns-repeated="243"/>
        </table:table-row>
        <table:table-row table:style-name="ro18">
          <table:table-cell office:value-type="float" office:value="253">
            <text:p>253</text:p>
          </table:table-cell>
          <table:table-cell table:style-name="ce9" office:value-type="string">
            <text:p><text:s/>Report Page - Configurations -Configure Report <text:s/>PopUp - Without Configurations - Ok .</text:p>
          </table:table-cell>
          <table:table-cell table:style-name="ce15"/>
          <table:table-cell table:style-name="ce9" office:value-type="string">
            <text:p>TC_ Report Page_16</text:p>
          </table:table-cell>
          <table:table-cell office:value-type="string">
            <text:p>Check for the User is able to view Configure Report <text:s/>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text:s/><text:s/>Widget Project listed as a sub node.</text:p>
            <text:p>9. Click on the Application that <text:s/>need to be Edited.</text:p>
            <text:p>10.Click on Report Tab.</text:p>
            <text:p>11.Click on Configure Button.</text:p>
            <text:p>12.Click on Ok Button.</text:p>
            <text:p><text:s text:c="34"/><text:s text:c="6"/></text:p>
            <text:p><text:s text:c="32"/></text:p>
          </table:table-cell>
          <table:table-cell table:style-name="ce23" office:value-type="string">
            <text:p>Framework</text:p>
          </table:table-cell>
          <table:table-cell table:style-name="ce30"/>
          <table:table-cell table:style-name="ce13" office:value-type="string">
            <text:p>User should be able to view that still Generate Button is Disabled</text:p>
          </table:table-cell>
          <table:table-cell table:style-name="ce139"/>
          <table:table-cell table:style-name="ce45" table:number-columns-repeated="3"/>
          <table:table-cell table:number-columns-repeated="243"/>
        </table:table-row>
        <table:table-row table:style-name="ro9">
          <table:table-cell table:style-name="ce10" office:value-type="float" office:value="254">
            <text:p>254</text:p>
          </table:table-cell>
          <table:table-cell table:style-name="ce9" office:value-type="string">
            <text:p><text:s/>Report Page - Configurations -Configure Report <text:s/>PopUp - Project-Info-Report - Ok.</text:p>
          </table:table-cell>
          <table:table-cell table:style-name="ce15"/>
          <table:table-cell table:style-name="ce9" office:value-type="string">
            <text:p>TC_ Report Page_16</text:p>
          </table:table-cell>
          <table:table-cell office:value-type="string">
            <text:p>Check for the User is able to view Configure Report <text:s/>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text:s/><text:s/>Widget Project listed as a sub node.</text:p>
            <text:p>9. Click on the Application that <text:s/>need to be Edited.</text:p>
            <text:p>10.Click on Report Tab.</text:p>
            <text:p>11.Click on Configure Button.</text:p>
            <text:p>12.Check the Project-Info-Report Check box.</text:p>
            <text:p>13.Click on Ok Button.</text:p>
            <text:p><text:s text:c="34"/><text:s text:c="6"/></text:p>
            <text:p><text:s text:c="32"/></text:p>
          </table:table-cell>
          <table:table-cell table:style-name="ce23" office:value-type="string">
            <text:p>Framework</text:p>
          </table:table-cell>
          <table:table-cell table:style-name="ce30"/>
          <table:table-cell table:style-name="ce13" office:value-type="string">
            <text:p>User should be able to view the "Site Report Configured Successfully" Message and Generate Button Enabled.</text:p>
          </table:table-cell>
          <table:table-cell table:style-name="ce139"/>
          <table:table-cell table:style-name="ce45" table:number-columns-repeated="3"/>
          <table:table-cell table:number-columns-repeated="243"/>
        </table:table-row>
        <table:table-row table:style-name="ro25">
          <table:table-cell office:value-type="float" office:value="255">
            <text:p>255</text:p>
          </table:table-cell>
          <table:table-cell table:style-name="ce9" office:value-type="string">
            <text:p><text:s/>Report Page - Configurations -Configure Report <text:s/>PopUp - Project-Info-Report - Generate.</text:p>
          </table:table-cell>
          <table:table-cell table:style-name="ce15"/>
          <table:table-cell table:style-name="ce9" office:value-type="string">
            <text:p>TC_ Report Page_16</text:p>
          </table:table-cell>
          <table:table-cell office:value-type="string">
            <text:p>Check for the User is able to view Configure Report <text:s/>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text:s/><text:s/>Widget Project listed as a sub node.</text:p>
            <text:p>9. Click on the Application that <text:s/>need to be Edited.</text:p>
            <text:p>10.Click on Report Tab.</text:p>
            <text:p>11.Click on Configure Button.</text:p>
            <text:p>12.Check the Project-Info-Report Check box.</text:p>
            <text:p>13.Click on Ok Button.</text:p>
            <text:p>14.Click on Generate Button.</text:p>
            <text:p><text:s text:c="34"/><text:s text:c="6"/></text:p>
            <text:p><text:s text:c="32"/></text:p>
          </table:table-cell>
          <table:table-cell table:style-name="ce23" office:value-type="string">
            <text:p>Framework</text:p>
          </table:table-cell>
          <table:table-cell table:style-name="ce30"/>
          <table:table-cell table:style-name="ce13" office:value-type="string">
            <text:p>User should be able to view the Report according to the Configurations Chosen.</text:p>
          </table:table-cell>
          <table:table-cell table:style-name="ce139"/>
          <table:table-cell table:style-name="ce45" table:number-columns-repeated="3"/>
          <table:table-cell table:number-columns-repeated="243"/>
        </table:table-row>
        <table:table-row table:style-name="ro9">
          <table:table-cell table:style-name="ce10" office:value-type="float" office:value="256">
            <text:p>256</text:p>
          </table:table-cell>
          <table:table-cell table:style-name="ce9" office:value-type="string">
            <text:p><text:s/>Report Page - Configurations -Configure Report <text:s/>PopUp - Surefire Report - Ok.</text:p>
          </table:table-cell>
          <table:table-cell table:style-name="ce15"/>
          <table:table-cell table:style-name="ce9" office:value-type="string">
            <text:p>TC_ Report Page_16</text:p>
          </table:table-cell>
          <table:table-cell office:value-type="string">
            <text:p>Check for the User is able to view Configure Report <text:s/>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text:s/><text:s/>Widget Project listed as a sub node.</text:p>
            <text:p>9. Click on the Application that <text:s/>need to be Edited.</text:p>
            <text:p>10.Click on Report Tab.</text:p>
            <text:p>11.Click on Configure Button.</text:p>
            <text:p>12.Check the Surefire Report Check box.</text:p>
            <text:p>13.Click on Ok Button.</text:p>
            <text:p><text:s text:c="34"/><text:s text:c="6"/></text:p>
            <text:p><text:s text:c="32"/></text:p>
          </table:table-cell>
          <table:table-cell table:style-name="ce23" office:value-type="string">
            <text:p>Framework</text:p>
          </table:table-cell>
          <table:table-cell table:style-name="ce30"/>
          <table:table-cell table:style-name="ce13" office:value-type="string">
            <text:p>User should be able to view the Report according to the Configurations Chosen.</text:p>
          </table:table-cell>
          <table:table-cell table:style-name="ce139"/>
          <table:table-cell table:style-name="ce45" table:number-columns-repeated="3"/>
          <table:table-cell table:number-columns-repeated="243"/>
        </table:table-row>
        <table:table-row table:style-name="ro25">
          <table:table-cell office:value-type="float" office:value="257">
            <text:p>257</text:p>
          </table:table-cell>
          <table:table-cell table:style-name="ce9" office:value-type="string">
            <text:p><text:s/>Report Page - Configurations -Configure Report <text:s/>PopUp - Random Select -Project-Info-Report</text:p>
            <text:p><text:s text:c="34"/><text:s text:c="34"/><text:s text:c="28"/>and Surefire Report - Ok.</text:p>
          </table:table-cell>
          <table:table-cell table:style-name="ce15"/>
          <table:table-cell table:style-name="ce9" office:value-type="string">
            <text:p>TC_ Report Page_16</text:p>
          </table:table-cell>
          <table:table-cell office:value-type="string">
            <text:p>Check for the User is able to view Configure Report <text:s/>PopUp and Click on Ok With Random Selection of <text:s/>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text:s/><text:s/>Widget Project listed as a sub node.</text:p>
            <text:p>9. Click on the Application that <text:s/>need to be Edited.</text:p>
            <text:p>10.Click on Report Tab.</text:p>
            <text:p>11.Click on Configure Button.</text:p>
            <text:p>12.Check the Surefire Report Check box.</text:p>
            <text:p>13.Select Random Check Boxes under Project-Info-Report </text:p>
            <text:p>14.Click on Ok Button.</text:p>
            <text:p><text:s text:c="34"/><text:s text:c="6"/></text:p>
            <text:p><text:s text:c="32"/></text:p>
          </table:table-cell>
          <table:table-cell table:style-name="ce23" office:value-type="string">
            <text:p>Framework</text:p>
          </table:table-cell>
          <table:table-cell table:style-name="ce30"/>
          <table:table-cell table:style-name="ce13" office:value-type="string">
            <text:p>User should be able to view the Report according to the Configurations Chosen.</text:p>
          </table:table-cell>
          <table:table-cell table:style-name="ce139"/>
          <table:table-cell table:style-name="ce45" table:number-columns-repeated="3"/>
          <table:table-cell table:number-columns-repeated="243"/>
        </table:table-row>
        <table:table-row table:style-name="ro9">
          <table:table-cell table:style-name="ce10" office:value-type="float" office:value="258">
            <text:p>258</text:p>
          </table:table-cell>
          <table:table-cell table:style-name="ce9" office:value-type="string">
            <text:p><text:s/>Report Page - Configurations -Configure Report <text:s/>PopUp - Select All - Ok.</text:p>
          </table:table-cell>
          <table:table-cell table:style-name="ce15"/>
          <table:table-cell table:style-name="ce9" office:value-type="string">
            <text:p>TC_ Report Page_16</text:p>
          </table:table-cell>
          <table:table-cell office:value-type="string">
            <text:p>Check for the User is able to view Configure Report <text:s/>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text:s/><text:s/>Widget Project listed as a sub node.</text:p>
            <text:p>9. Click on the Application that <text:s/>need to be Edited.</text:p>
            <text:p>10.Click on Report Tab.</text:p>
            <text:p>11.Click on Configure Button.</text:p>
            <text:p>12.Check the Select All Check box.</text:p>
            <text:p>13.Click on Ok Button.</text:p>
            <text:p><text:s text:c="34"/><text:s text:c="6"/></text:p>
            <text:p><text:s text:c="32"/></text:p>
          </table:table-cell>
          <table:table-cell table:style-name="ce23" office:value-type="string">
            <text:p>Framework</text:p>
          </table:table-cell>
          <table:table-cell table:style-name="ce30"/>
          <table:table-cell table:style-name="ce13" office:value-type="string">
            <text:p>User should be able to view the Report according to the Configurations Chosen.</text:p>
          </table:table-cell>
          <table:table-cell table:style-name="ce139"/>
          <table:table-cell table:style-name="ce45" table:number-columns-repeated="3"/>
          <table:table-cell table:number-columns-repeated="243"/>
        </table:table-row>
        <table:table-row table:style-name="ro10">
          <table:table-cell office:value-type="float" office:value="259">
            <text:p>259</text:p>
          </table:table-cell>
          <table:table-cell table:style-name="ce31" office:value-type="string">
            <text:p>Downloads</text:p>
          </table:table-cell>
          <table:table-cell table:style-name="ce36"/>
          <table:table-cell table:style-name="ce68"/>
          <table:table-cell table:style-name="ce36"/>
          <table:table-cell table:style-name="ce91" table:number-columns-repeated="2"/>
          <table:table-cell table:style-name="ce36" table:number-columns-repeated="6"/>
          <table:table-cell table:number-columns-repeated="243"/>
        </table:table-row>
        <table:table-row table:style-name="ro22">
          <table:table-cell table:style-name="ce10" office:value-type="float" office:value="260">
            <text:p>260</text:p>
          </table:table-cell>
          <table:table-cell table:style-name="ce17" office:value-type="string">
            <text:p>HTML5 Multichannel YUI <text:s text:c="2"/>Widget Download Page</text:p>
          </table:table-cell>
          <table:table-cell table:style-name="ce17"/>
          <table:table-cell table:style-name="ce10" office:value-type="string">
            <text:p>TC_Download_Page_01</text:p>
          </table:table-cell>
          <table:table-cell table:style-name="ce17" office:value-type="string">
            <text:p>Check for HTML5 Multichannel YUI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Download tab</text:p>
          </table:table-cell>
          <table:table-cell table:style-name="ce23" office:value-type="string">
            <text:p>Framework</text:p>
          </table:table-cell>
          <table:table-cell table:style-name="ce17"/>
          <table:table-cell office:value-type="string">
            <text:p>The user should be able to land on HTML5 Multichannel YUI <text:s text:c="2"/>Widget Download Page</text:p>
          </table:table-cell>
          <table:table-cell table:style-name="ce17" table:number-columns-repeated="4"/>
          <table:table-cell table:number-columns-repeated="243"/>
        </table:table-row>
        <table:table-row table:style-name="ro24">
          <table:table-cell office:value-type="float" office:value="261">
            <text:p>261</text:p>
          </table:table-cell>
          <table:table-cell table:style-name="ce17" office:value-type="string">
            <text:p>HTML5 Multichannel YUI <text:s text:c="2"/>Widget Download Page-UI Validation</text:p>
          </table:table-cell>
          <table:table-cell table:style-name="ce17"/>
          <table:table-cell table:style-name="ce10" office:value-type="string">
            <text:p>TC_Download_Page_02</text:p>
          </table:table-cell>
          <table:table-cell table:style-name="ce17" office:value-type="string">
            <text:p>Check for HTML5 Multichannel YUI <text:s text:c="2"/>Widget Download Pag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Download tab</text:p>
          </table:table-cell>
          <table:table-cell table:style-name="ce23" office:value-type="string">
            <text:p>Framework</text:p>
          </table:table-cell>
          <table:table-cell table:style-name="ce17"/>
          <table:table-cell office:value-type="string">
            <text:p>The user should be able to view the Download Page with Edit Application-"Project name" text,"Server","Database","Editors" and "Others" as accordion controls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17" table:number-columns-repeated="4"/>
          <table:table-cell table:number-columns-repeated="243"/>
        </table:table-row>
        <table:table-row table:style-name="ro31">
          <table:table-cell table:style-name="ce10" office:value-type="float" office:value="262">
            <text:p>262</text:p>
          </table:table-cell>
          <table:table-cell table:style-name="ce17" office:value-type="string">
            <text:p>HTML5 Multichannel YUI <text:s text:c="2"/>Widget Download Page-Clickable</text:p>
          </table:table-cell>
          <table:table-cell table:style-name="ce17"/>
          <table:table-cell table:style-name="ce10" office:value-type="string">
            <text:p>TC_Download_Page_03</text:p>
          </table:table-cell>
          <table:table-cell table:style-name="ce17" office:value-type="string">
            <text:p>Check for the buttons in HTML5 Multichannel YUI <text:s text:c="2"/>Widget Download Page is clickabl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Download tab</text:p>
            <text:p>10.Click on the accordion controls</text:p>
          </table:table-cell>
          <table:table-cell table:style-name="ce23" office:value-type="string">
            <text:p>Framework</text:p>
          </table:table-cell>
          <table:table-cell table:style-name="ce17"/>
          <table:table-cell office:value-type="string">
            <text:p>The user must be able to click on accordion controls and view the options expanding.</text:p>
          </table:table-cell>
          <table:table-cell table:style-name="ce17" table:number-columns-repeated="4"/>
          <table:table-cell table:number-columns-repeated="243"/>
        </table:table-row>
        <table:table-row table:style-name="ro30">
          <table:table-cell office:value-type="float" office:value="263">
            <text:p>263</text:p>
          </table:table-cell>
          <table:table-cell table:style-name="ce17" office:value-type="string">
            <text:p>HTML5 Multichannel YUI <text:s text:c="2"/>Widget Download Page-Scope of each component</text:p>
          </table:table-cell>
          <table:table-cell table:style-name="ce17"/>
          <table:table-cell table:style-name="ce10" office:value-type="string">
            <text:p>TC_Download _Page_04</text:p>
          </table:table-cell>
          <table:table-cell table:style-name="ce17" office:value-type="string">
            <text:p>Checking the scope of each component in the HTML5 Multichannel YUI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Download tab</text:p>
            <text:p>10.Click on every component[Accordion controls] in the HTML5 Multichannel YUI <text:s text:c="2"/>Widget Download Page</text:p>
          </table:table-cell>
          <table:table-cell table:style-name="ce23" office:value-type="string">
            <text:p>Framework</text:p>
          </table:table-cell>
          <table:table-cell table:style-name="ce17"/>
          <table:table-cell office:value-type="string">
            <text:p><text:s/>Every component in the HTML5 Multichannel YUI <text:s text:c="2"/>Widget Download Page should show its functionality only within its scope</text:p>
          </table:table-cell>
          <table:table-cell table:style-name="ce17" table:number-columns-repeated="4"/>
          <table:table-cell table:number-columns-repeated="243"/>
        </table:table-row>
        <table:table-row table:style-name="ro24">
          <table:table-cell table:style-name="ce10" office:value-type="float" office:value="264">
            <text:p>264</text:p>
          </table:table-cell>
          <table:table-cell table:style-name="ce17" office:value-type="string">
            <text:p>HTML5 Multichannel YUI <text:s text:c="2"/>Widget Download Page-Database</text:p>
          </table:table-cell>
          <table:table-cell table:style-name="ce17"/>
          <table:table-cell table:style-name="ce10" office:value-type="string">
            <text:p>TC_Download_Page_06</text:p>
          </table:table-cell>
          <table:table-cell table:style-name="ce17" office:value-type="string">
            <text:p>Check for the Databases present under Database accordion are the databases used for HTML5 Multichannel YUI <text:s text:c="2"/>Widget technology in HTML5 Multichannel YUI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Download tab</text:p>
            <text:p>10.Click on the Database accordion control</text:p>
          </table:table-cell>
          <table:table-cell table:style-name="ce23" office:value-type="string">
            <text:p>Framework</text:p>
          </table:table-cell>
          <table:table-cell table:style-name="ce17"/>
          <table:table-cell office:value-type="string">
            <text:p>The user must be able to view the list of Databases that are used for the HTML5 Multichannel YUI <text:s text:c="2"/>Widget technology under Database accordion</text:p>
          </table:table-cell>
          <table:table-cell table:style-name="ce17" table:number-columns-repeated="4"/>
          <table:table-cell table:number-columns-repeated="243"/>
        </table:table-row>
        <table:table-row table:style-name="ro26">
          <table:table-cell office:value-type="float" office:value="265">
            <text:p>265</text:p>
          </table:table-cell>
          <table:table-cell table:style-name="ce17" office:value-type="string">
            <text:p>HTML5 Multichannel YUI <text:s text:c="2"/>Widget Download Page-Servers</text:p>
          </table:table-cell>
          <table:table-cell table:style-name="ce17"/>
          <table:table-cell table:style-name="ce10" office:value-type="string">
            <text:p>TC_Download_Page_05</text:p>
          </table:table-cell>
          <table:table-cell table:style-name="ce17" office:value-type="string">
            <text:p>Check for the servers present under Servers accordion are the servers used for HTML5 Multichannel YUI <text:s text:c="2"/>Widget technology in HTML5 Multichannel YUI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Download tab</text:p>
            <text:p>10.Click on the Servers accordion control</text:p>
          </table:table-cell>
          <table:table-cell table:style-name="ce23" office:value-type="string">
            <text:p>Framework</text:p>
          </table:table-cell>
          <table:table-cell table:style-name="ce17"/>
          <table:table-cell office:value-type="string">
            <text:p>The user must be able to view the list of servers that are used for the HTML5 Multichannel YUI <text:s text:c="2"/>Widget technology under Servers accordion</text:p>
          </table:table-cell>
          <table:table-cell table:style-name="ce17" table:number-columns-repeated="4"/>
          <table:table-cell table:number-columns-repeated="243"/>
        </table:table-row>
        <table:table-row table:style-name="ro26">
          <table:table-cell table:style-name="ce10" office:value-type="float" office:value="266">
            <text:p>266</text:p>
          </table:table-cell>
          <table:table-cell table:style-name="ce17" office:value-type="string">
            <text:p>HTML5 Multichannel YUI <text:s text:c="2"/>Widget Download Page-Editors</text:p>
          </table:table-cell>
          <table:table-cell table:style-name="ce17"/>
          <table:table-cell table:style-name="ce10" office:value-type="string">
            <text:p>TC_Download_Page_07</text:p>
          </table:table-cell>
          <table:table-cell table:style-name="ce17" office:value-type="string">
            <text:p>Check for the Editors present under Editors accordion are the Editors used for HTML5 Multichannel YUI <text:s text:c="2"/>Widget technology in HTML5 Multichannel YUI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Download tab</text:p>
            <text:p>10.Click on the Editors accordion control</text:p>
          </table:table-cell>
          <table:table-cell table:style-name="ce23" office:value-type="string">
            <text:p>Framework</text:p>
          </table:table-cell>
          <table:table-cell table:style-name="ce17"/>
          <table:table-cell office:value-type="string">
            <text:p>The user must be able to view the list of Editors that are used for the HTML5 Multichannel YUI <text:s text:c="2"/>Widget technology under Editors accordion</text:p>
          </table:table-cell>
          <table:table-cell table:style-name="ce17" table:number-columns-repeated="4"/>
          <table:table-cell table:number-columns-repeated="243"/>
        </table:table-row>
        <table:table-row table:style-name="ro24">
          <table:table-cell office:value-type="float" office:value="267">
            <text:p>267</text:p>
          </table:table-cell>
          <table:table-cell table:style-name="ce17" office:value-type="string">
            <text:p>HTML5 Multichannel YUI <text:s text:c="2"/>Widget Download Page-Others</text:p>
          </table:table-cell>
          <table:table-cell table:style-name="ce17"/>
          <table:table-cell table:style-name="ce10" office:value-type="string">
            <text:p>TC_Download_Page_08</text:p>
          </table:table-cell>
          <table:table-cell table:style-name="ce17" office:value-type="string">
            <text:p>Check for the setups and others present under Others accordion are the HTML5 Multichannel YUI <text:s text:c="2"/>Widget technology related options in HTML5 Multichannel YUI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Download tab</text:p>
            <text:p>10.Click on the Others accordion control</text:p>
          </table:table-cell>
          <table:table-cell table:style-name="ce23" office:value-type="string">
            <text:p>Framework</text:p>
          </table:table-cell>
          <table:table-cell table:style-name="ce17"/>
          <table:table-cell office:value-type="string">
            <text:p>The user must be able to view the list of setups and other options that are related to HTML5 Multichannel YUI <text:s text:c="2"/>Widget technology under Others accordion</text:p>
          </table:table-cell>
          <table:table-cell table:style-name="ce17" table:number-columns-repeated="4"/>
          <table:table-cell table:number-columns-repeated="243"/>
        </table:table-row>
        <table:table-row table:style-name="ro23">
          <table:table-cell table:style-name="ce10" office:value-type="float" office:value="268">
            <text:p>268</text:p>
          </table:table-cell>
          <table:table-cell table:style-name="ce17" office:value-type="string">
            <text:p>HTML5 Multichannel YUI <text:s text:c="2"/>Widget Download Page-Servers-Download</text:p>
          </table:table-cell>
          <table:table-cell table:style-name="ce17"/>
          <table:table-cell table:style-name="ce10" office:value-type="string">
            <text:p>TC_Download_Page_09</text:p>
          </table:table-cell>
          <table:table-cell table:style-name="ce17" office:value-type="string">
            <text:p>Check for the download of servers present under Servers accordion in HTML5 Multichannel YUI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Download tab</text:p>
            <text:p>10.Click on the Servers accordion control</text:p>
            <text:p>11.Click on Download button of the Servers found in the list that needs to be downloaded.</text:p>
          </table:table-cell>
          <table:table-cell table:style-name="ce23" office:value-type="string">
            <text:p>Framework</text:p>
          </table:table-cell>
          <table:table-cell table:style-name="ce17"/>
          <table:table-cell office:value-type="string">
            <text:p>The user must be able to download the servers that are found under Servers accordion</text:p>
          </table:table-cell>
          <table:table-cell table:style-name="ce17" table:number-columns-repeated="4"/>
          <table:table-cell table:number-columns-repeated="243"/>
        </table:table-row>
        <table:table-row table:style-name="ro35">
          <table:table-cell office:value-type="float" office:value="269">
            <text:p>269</text:p>
          </table:table-cell>
          <table:table-cell table:style-name="ce17" office:value-type="string">
            <text:p>HTML5 Multichannel YUI <text:s text:c="2"/>Widget Download Page-Database-Download</text:p>
          </table:table-cell>
          <table:table-cell table:style-name="ce17"/>
          <table:table-cell table:style-name="ce10" office:value-type="string">
            <text:p>TC_Download_Page_10</text:p>
          </table:table-cell>
          <table:table-cell table:style-name="ce17" office:value-type="string">
            <text:p>Check for the download of Databases present under Databases accordion in HTML5 Multichannel YUI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Download tab</text:p>
            <text:p>10.Click on the Database accordion control</text:p>
            <text:p>11.Click on Download button of the Databases found in the list that needs to be downloaded.</text:p>
          </table:table-cell>
          <table:table-cell table:style-name="ce23" office:value-type="string">
            <text:p>Framework</text:p>
          </table:table-cell>
          <table:table-cell table:style-name="ce17"/>
          <table:table-cell office:value-type="string">
            <text:p>The user must be able to download the Database that are found under Database accordion</text:p>
          </table:table-cell>
          <table:table-cell table:style-name="ce17" table:number-columns-repeated="4"/>
          <table:table-cell table:number-columns-repeated="243"/>
        </table:table-row>
        <table:table-row table:style-name="ro23">
          <table:table-cell table:style-name="ce10" office:value-type="float" office:value="270">
            <text:p>270</text:p>
          </table:table-cell>
          <table:table-cell table:style-name="ce17" office:value-type="string">
            <text:p>HTML5 Multichannel YUI <text:s text:c="2"/>Widget Download Page-Editors-Download</text:p>
          </table:table-cell>
          <table:table-cell table:style-name="ce17"/>
          <table:table-cell table:style-name="ce10" office:value-type="string">
            <text:p>TC_Download_Page_11</text:p>
          </table:table-cell>
          <table:table-cell table:style-name="ce17" office:value-type="string">
            <text:p>Check for the download of Editors present under Editors accordion in HTML5 Multichannel YUI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Download tab</text:p>
            <text:p>10.Click on the Editors accordion control</text:p>
            <text:p>11.Click on Download button of the Editors found in the list that needs to be downloaded.</text:p>
          </table:table-cell>
          <table:table-cell table:style-name="ce23" office:value-type="string">
            <text:p>Framework</text:p>
          </table:table-cell>
          <table:table-cell table:style-name="ce17"/>
          <table:table-cell office:value-type="string">
            <text:p>The user must be able to download the Editors that are found under Editors accordion</text:p>
          </table:table-cell>
          <table:table-cell table:style-name="ce17" table:number-columns-repeated="4"/>
          <table:table-cell table:number-columns-repeated="243"/>
        </table:table-row>
        <table:table-row table:style-name="ro35">
          <table:table-cell office:value-type="float" office:value="271">
            <text:p>271</text:p>
          </table:table-cell>
          <table:table-cell table:style-name="ce17" office:value-type="string">
            <text:p>HTML5 Multichannel YUI <text:s text:c="2"/>Widget Download Page-Others</text:p>
          </table:table-cell>
          <table:table-cell table:style-name="ce17"/>
          <table:table-cell table:style-name="ce10" office:value-type="string">
            <text:p>TC_Download_Page_12</text:p>
          </table:table-cell>
          <table:table-cell table:style-name="ce17" office:value-type="string">
            <text:p>Check for the download of setups and others present under Others accordion in HTML5 Multichannel YUI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 text:c="2"/>Widget project listed as a sub node</text:p>
            <text:p>9.Click on Download tab</text:p>
            <text:p>10.Click on the Others accordion control</text:p>
            <text:p>11.Click on Download button of the setups and other options found in the list that needs to be downloaded.</text:p>
          </table:table-cell>
          <table:table-cell table:style-name="ce23" office:value-type="string">
            <text:p>Framework</text:p>
          </table:table-cell>
          <table:table-cell table:style-name="ce17"/>
          <table:table-cell office:value-type="string">
            <text:p>The user must be able to download the list of setups and other options under Others accordion</text:p>
          </table:table-cell>
          <table:table-cell table:style-name="ce17" table:number-columns-repeated="4"/>
          <table:table-cell table:number-columns-repeated="243"/>
        </table:table-row>
        <table:table-row table:style-name="ro10">
          <table:table-cell table:style-name="ce10" office:value-type="float" office:value="272">
            <text:p>272</text:p>
          </table:table-cell>
          <table:table-cell table:style-name="ce32" office:value-type="string">
            <text:p>Other Scenarios</text:p>
          </table:table-cell>
          <table:table-cell table:style-name="ce49"/>
          <table:table-cell table:style-name="ce32"/>
          <table:table-cell table:style-name="ce76" table:number-columns-repeated="2"/>
          <table:table-cell table:style-name="ce32"/>
          <table:table-cell table:style-name="ce91"/>
          <table:table-cell table:style-name="ce76"/>
          <table:table-cell table:style-name="ce51"/>
          <table:table-cell table:style-name="ce47" table:number-columns-repeated="4"/>
          <table:table-cell table:number-columns-repeated="242"/>
        </table:table-row>
        <table:table-row table:style-name="ro10">
          <table:table-cell office:value-type="float" office:value="273">
            <text:p>273</text:p>
          </table:table-cell>
          <table:table-cell table:style-name="ce33" office:value-type="string">
            <text:p>Run Against Source</text:p>
          </table:table-cell>
          <table:table-cell table:style-name="ce53"/>
          <table:table-cell table:style-name="ce33"/>
          <table:table-cell table:style-name="ce79" table:number-columns-repeated="2"/>
          <table:table-cell table:style-name="ce33"/>
          <table:table-cell table:style-name="ce104"/>
          <table:table-cell table:style-name="ce79"/>
          <table:table-cell table:style-name="ce140"/>
          <table:table-cell table:style-name="ce54" table:number-columns-repeated="4"/>
          <table:table-cell table:style-name="ce168" table:number-columns-repeated="2"/>
          <table:table-cell table:style-name="ce180"/>
          <table:table-cell table:number-columns-repeated="239"/>
        </table:table-row>
        <table:table-row table:style-name="ro14">
          <table:table-cell table:style-name="ce10" office:value-type="float" office:value="274">
            <text:p>274</text:p>
          </table:table-cell>
          <table:table-cell office:value-type="string">
            <text:p>Projects -Edit Application page - Build Tab - Run Against Source</text:p>
          </table:table-cell>
          <table:table-cell table:style-name="ce48"/>
          <table:table-cell table:style-name="ce15" office:value-type="string">
            <text:p>TC_BUILD_</text:p>
          </table:table-cell>
          <table:table-cell table:style-name="ce15" office:value-type="string">
            <text:p>Check for the Build Tab Run Against Sourc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text:s/>Project listed as a sub node.</text:p>
            <text:p>9. Click on the Application that <text:s/>need to be Edited.</text:p>
            <text:p>10.Click on Build Tab.</text:p>
            <text:p>11.Click on Run Against Source Button.</text:p>
          </table:table-cell>
          <table:table-cell table:style-name="ce10" office:value-type="string">
            <text:p>Framework</text:p>
          </table:table-cell>
          <table:table-cell table:style-name="ce27"/>
          <table:table-cell table:style-name="ce18" office:value-type="string">
            <text:p>User should able to view the Run Against Source Popup.</text:p>
            <text:p><text:s text:c="34"/><text:s text:c="30"/></text:p>
          </table:table-cell>
          <table:table-cell table:style-name="ce46"/>
          <table:table-cell table:style-name="ce27" table:number-columns-repeated="3"/>
          <table:table-cell/>
          <table:table-cell table:style-name="ce169"/>
          <table:table-cell table:style-name="ce165"/>
          <table:table-cell table:style-name="ce177"/>
          <table:table-cell table:number-columns-repeated="239"/>
        </table:table-row>
        <table:table-row table:style-name="ro14">
          <table:table-cell office:value-type="float" office:value="275">
            <text:p>275</text:p>
          </table:table-cell>
          <table:table-cell office:value-type="string">
            <text:p>Projects -Edit Application page - Build Tab - Run Against Source Popup - UI Validation</text:p>
          </table:table-cell>
          <table:table-cell table:style-name="ce48"/>
          <table:table-cell table:style-name="ce15" office:value-type="string">
            <text:p>TC_BUILD_</text:p>
          </table:table-cell>
          <table:table-cell table:style-name="ce15" office:value-type="string">
            <text:p>Check for the Build Tab Run Against Source Popup -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text:s/>Project listed as a sub node.</text:p>
            <text:p>9. Click on the Application that <text:s/>need to be Edited.</text:p>
            <text:p>10.Click on Build Tab.</text:p>
            <text:p>11.Click on Run Against Source Button.</text:p>
          </table:table-cell>
          <table:table-cell table:style-name="ce10" office:value-type="string">
            <text:p>Framework</text:p>
          </table:table-cell>
          <table:table-cell table:style-name="ce27"/>
          <table:table-cell table:style-name="ce18" office:value-type="string">
            <text:p>User should able to view the Run Against Source Popup with the Environment Drop Down, Show Settings, Import SQL Check Boxes, Run and Cancel Button.</text:p>
          </table:table-cell>
          <table:table-cell table:style-name="ce46"/>
          <table:table-cell table:style-name="ce27" table:number-columns-repeated="3"/>
          <table:table-cell/>
          <table:table-cell table:style-name="ce98"/>
          <table:table-cell table:number-columns-repeated="241"/>
        </table:table-row>
        <table:table-row table:style-name="ro18">
          <table:table-cell table:style-name="ce10" office:value-type="float" office:value="276">
            <text:p>276</text:p>
          </table:table-cell>
          <table:table-cell office:value-type="string">
            <text:p>Projects -Edit Application page - Build Tab - Run Against Source - Show Settings and Execute SQl - Run</text:p>
          </table:table-cell>
          <table:table-cell table:style-name="ce48"/>
          <table:table-cell table:style-name="ce15" office:value-type="string">
            <text:p>TC_BUILD_</text:p>
          </table:table-cell>
          <table:table-cell table:style-name="ce15" office:value-type="string">
            <text:p>Check for the Build Tab Run Against Source <text:s/>Show Settings and Execute SQl - Ru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text:s/>Project listed as a sub node.</text:p>
            <text:p>9. Click on the Application that <text:s/>need to be Edited.</text:p>
            <text:p>10.Click on Build Tab.</text:p>
            <text:p>11.Click on Run Against Source Button.</text:p>
            <text:p>12.Check the Check Boxes Show Settings and Execute SQL</text:p>
            <text:p>13.Select the SQL file.</text:p>
            <text:p>14.Click on Run.</text:p>
          </table:table-cell>
          <table:table-cell table:style-name="ce10" office:value-type="string">
            <text:p>Framework</text:p>
          </table:table-cell>
          <table:table-cell table:style-name="ce27"/>
          <table:table-cell table:style-name="ce18" office:value-type="string">
            <text:p>User should able to view the Console Message "Serevr running at the &lt;respective URL&gt;".</text:p>
          </table:table-cell>
          <table:table-cell table:style-name="ce46"/>
          <table:table-cell table:style-name="ce27" table:number-columns-repeated="3"/>
          <table:table-cell/>
          <table:table-cell table:style-name="ce98"/>
          <table:table-cell table:number-columns-repeated="241"/>
        </table:table-row>
        <table:table-row table:style-name="ro11">
          <table:table-cell office:value-type="float" office:value="277">
            <text:p>277</text:p>
          </table:table-cell>
          <table:table-cell office:value-type="string">
            <text:p>Projects -Edit Application page - Build Tab - Run Against Source - Show Settings and Execute SQl - Hit URL</text:p>
          </table:table-cell>
          <table:table-cell table:style-name="ce48"/>
          <table:table-cell table:style-name="ce15" office:value-type="string">
            <text:p>TC_BUILD_</text:p>
          </table:table-cell>
          <table:table-cell table:style-name="ce15" office:value-type="string">
            <text:p>Check for the Build Tab Run Against Source <text:s/>Show Settings and Execute SQl - Run</text:p>
          </table:table-cell>
          <table:table-cell table:style-name="ce18" office:value-type="string">
            <text:p>1.Open a web browser.</text:p>
            <text:p>2.Hit the URL of the Application.</text:p>
          </table:table-cell>
          <table:table-cell table:style-name="ce10" office:value-type="string">
            <text:p>Framework</text:p>
          </table:table-cell>
          <table:table-cell table:style-name="ce27"/>
          <table:table-cell table:style-name="ce18" office:value-type="string">
            <text:p>User should able to view the Application on hitting the respective URL.</text:p>
          </table:table-cell>
          <table:table-cell table:style-name="ce46"/>
          <table:table-cell table:style-name="ce27" table:number-columns-repeated="3"/>
          <table:table-cell/>
          <table:table-cell table:style-name="ce98"/>
          <table:table-cell table:number-columns-repeated="241"/>
        </table:table-row>
        <table:table-row table:style-name="ro4">
          <table:table-cell table:style-name="ce10" office:value-type="float" office:value="278">
            <text:p>278</text:p>
          </table:table-cell>
          <table:table-cell table:style-name="ce34" office:value-type="string">
            <text:p>Remote Deployment</text:p>
          </table:table-cell>
          <table:table-cell table:style-name="ce54"/>
          <table:table-cell table:style-name="ce69"/>
          <table:table-cell table:style-name="ce34"/>
          <table:table-cell table:style-name="ce79"/>
          <table:table-cell table:style-name="ce69"/>
          <table:table-cell table:style-name="ce34" table:number-columns-repeated="2"/>
          <table:table-cell table:style-name="ce54" table:number-columns-repeated="5"/>
          <table:table-cell table:style-name="ce170" table:number-columns-repeated="2"/>
          <table:table-cell table:style-name="ce181"/>
          <table:table-cell table:number-columns-repeated="239"/>
        </table:table-row>
        <table:table-row table:style-name="ro9">
          <table:table-cell office:value-type="float" office:value="279">
            <text:p>279</text:p>
          </table:table-cell>
          <table:table-cell table:style-name="ce17" office:value-type="string">
            <text:p>HTML5 Multichannel YUI <text:s text:c="2"/>Widget - HTTP &amp; Remote Deployment - All Supported Servers</text:p>
          </table:table-cell>
          <table:table-cell table:style-name="ce17"/>
          <table:table-cell table:style-name="ce10" office:value-type="string">
            <text:p>TC_Configurations_Page_01</text:p>
          </table:table-cell>
          <table:table-cell table:style-name="ce17" office:value-type="string">
            <text:p>Check for HTML5 Multichannel YUI <text:s text:c="2"/>Widget HTTP &amp; <text:s/>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 and configure the server in HTTP mode and Select Remote Deployment Check box and configure it according to the Remote systems configuration details.</text:p>
            <text:p>10.Click on the confoguration tab and Configure the webservice.</text:p>
            <text:p>11.Build and deploy the project</text:p>
          </table:table-cell>
          <table:table-cell table:style-name="ce10" office:value-type="string">
            <text:p>Framework </text:p>
          </table:table-cell>
          <table:table-cell table:style-name="ce17"/>
          <table:table-cell office:value-type="string">
            <text:p>The user should be able to Complete the entire process successfully</text:p>
          </table:table-cell>
          <table:table-cell table:style-name="ce17" table:number-columns-repeated="4"/>
          <table:table-cell table:number-columns-repeated="243"/>
        </table:table-row>
        <table:table-row table:style-name="ro46">
          <table:table-cell table:style-name="ce10" office:value-type="float" office:value="280">
            <text:p>280</text:p>
          </table:table-cell>
          <table:table-cell table:style-name="ce13" office:value-type="string">
            <text:p>HTML5 Multichannel YUI <text:s text:c="2"/>Widget - HTTPS and Remote Deployment -All Supported Servers </text:p>
          </table:table-cell>
          <table:table-cell table:style-name="ce17"/>
          <table:table-cell table:style-name="ce10" office:value-type="string">
            <text:p>TC_Configurations_Page_82</text:p>
          </table:table-cell>
          <table:table-cell table:style-name="ce17" office:value-type="string">
            <text:p>Check for HTTPS and Remote Deployment -All Supported Server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lick on Configuration tab and configure the server in HTTPS mode and Select Remote Deployment Check box.</text:p>
            <text:p>10.Click on Add Certificate Button available against the Remote Deployment Checkbox.</text:p>
            <text:p>11.Browse for the Certificate file(Have to be placed in any folder in the project location) and Click Ok.</text:p>
            <text:p>12.Fill the other required details in server configuration according to the Remote Server Configuration details.</text:p>
            <text:p>13.Click on the confoguration tab and Configure the webservice.</text:p>
            <text:p>14.Build and deploy the project</text:p>
          </table:table-cell>
          <table:table-cell table:style-name="ce10" office:value-type="string">
            <text:p>Framework</text:p>
          </table:table-cell>
          <table:table-cell table:style-name="ce17"/>
          <table:table-cell office:value-type="string">
            <text:p>The user should be able to view a Popup to Browse and Add certification for HTTPs mode.</text:p>
          </table:table-cell>
          <table:table-cell table:style-name="ce17" table:number-columns-repeated="4"/>
          <table:table-cell table:number-columns-repeated="243"/>
        </table:table-row>
        <table:table-row table:style-name="ro47">
          <table:table-cell office:value-type="float" office:value="281">
            <text:p>281</text:p>
          </table:table-cell>
          <table:table-cell table:style-name="ce17" office:value-type="string">
            <text:p>HTML5 Multichannel YUI <text:s text:c="2"/>Widget - Local &amp; Remote Deployment - Different Environment All Supported Servers</text:p>
          </table:table-cell>
          <table:table-cell table:style-name="ce17"/>
          <table:table-cell table:style-name="ce10" office:value-type="string">
            <text:p>TC_Configurations_Page_01</text:p>
          </table:table-cell>
          <table:table-cell table:style-name="ce17" office:value-type="string">
            <text:p>Check for HTML5 Multichannel YUI <text:s text:c="2"/>Widget HTTP &amp; <text:s/>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text:s/><text:s/>Widget project listed as a sub node</text:p>
            <text:p>9.Create two environment and Set one as default environment</text:p>
            <text:p>10.Create the Server configuration for local Deployment in the Environment Set as default and Configure the webservice.</text:p>
            <text:p>11.Click on Configuration tab and configure the server in HTTP mode and Select Remote Deployment Check box and configure it according to the Remote systems configuration details and Configure the webservice in the Env not set as default[set the env variable(Env name) in the coressponding Apache tomcat for the Environment not set as default]</text:p>
            <text:p>12.Build choosing bothe the Env and Deploy it.</text:p>
            <text:p/>
            <text:p/>
          </table:table-cell>
          <table:table-cell table:style-name="ce10" office:value-type="string">
            <text:p>Framework </text:p>
          </table:table-cell>
          <table:table-cell table:style-name="ce17"/>
          <table:table-cell office:value-type="string">
            <text:p>The user should be able to Complete the entire process successfully and prject getting Deployed successfully in both scenarios(Local &amp; Remote).</text:p>
          </table:table-cell>
          <table:table-cell table:style-name="ce17" table:number-columns-repeated="4"/>
          <table:table-cell table:number-columns-repeated="243"/>
        </table:table-row>
        <table:table-row table:style-name="ro4">
          <table:table-cell table:style-name="ce10" office:value-type="float" office:value="282">
            <text:p>282</text:p>
          </table:table-cell>
          <table:table-cell table:style-name="ce34" office:value-type="string">
            <text:p>Environments</text:p>
          </table:table-cell>
          <table:table-cell table:style-name="ce54"/>
          <table:table-cell table:style-name="ce69"/>
          <table:table-cell table:style-name="ce34"/>
          <table:table-cell table:style-name="ce79"/>
          <table:table-cell table:style-name="ce69"/>
          <table:table-cell table:style-name="ce34" table:number-columns-repeated="2"/>
          <table:table-cell table:style-name="ce54" table:number-columns-repeated="5"/>
          <table:table-cell table:style-name="ce170" table:number-columns-repeated="2"/>
          <table:table-cell table:style-name="ce181"/>
          <table:table-cell table:number-columns-repeated="239"/>
        </table:table-row>
        <table:table-row table:style-name="ro48">
          <table:table-cell office:value-type="float" office:value="283">
            <text:p>283</text:p>
          </table:table-cell>
          <table:table-cell table:style-name="ce19" office:value-type="string">
            <text:p><text:s text:c="2"/>HTML5 Multichannel YUI <text:s text:c="2"/>Widget - Global Settings - Create Environment and Use it for the entire Project Lifecyle</text:p>
          </table:table-cell>
          <table:table-cell table:style-name="ce29"/>
          <table:table-cell table:style-name="ce19" office:value-type="string">
            <text:p>TC_Special Scenarios_01</text:p>
          </table:table-cell>
          <table:table-cell table:style-name="ce80" office:value-type="string">
            <text:p>Check for the <text:s/>Global Settings - Create Environment and Use it for the entire Project Lifecyle</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Settings tab and create respective configuration parameters for server and webservice in the Created Environment(Set as Defualt)</text:p>
            <text:p>13.Click on build tab and build the project with the created configurations(Settings Environment)</text:p>
            <text:p>14.Once build generated, deploy the build(Settings Environment)</text:p>
            <text:p>15.Hit the URL and verify whether the project has been deployed</text:p>
            <text:p>16.Perform Quality tab Functionalities</text:p>
            <text:p>17.Perform CI and Report tab Functionalities</text:p>
          </table:table-cell>
          <table:table-cell table:style-name="ce80"/>
          <table:table-cell table:style-name="ce29"/>
          <table:table-cell table:style-name="ce29" office:value-type="string">
            <text:p>The user should be able to successfully create the project and complete the entire process succesfully.</text:p>
          </table:table-cell>
          <table:table-cell table:style-name="ce141"/>
          <table:table-cell table:style-name="ce154" table:number-columns-repeated="3"/>
          <table:table-cell/>
          <table:table-cell table:style-name="ce145" table:number-columns-repeated="3"/>
          <table:table-cell table:number-columns-repeated="239"/>
        </table:table-row>
        <table:table-row table:style-name="ro48">
          <table:table-cell table:style-name="ce10" office:value-type="float" office:value="284">
            <text:p>284</text:p>
          </table:table-cell>
          <table:table-cell table:style-name="ce19" office:value-type="string">
            <text:p><text:s/>HTML5 Multichannel YUI <text:s text:c="2"/>Widget - Clone Configurations </text:p>
          </table:table-cell>
          <table:table-cell table:style-name="ce29"/>
          <table:table-cell table:style-name="ce19" office:value-type="string">
            <text:p>TC_Special Scenarios_01</text:p>
          </table:table-cell>
          <table:table-cell table:style-name="ce80" office:value-type="string">
            <text:p>Check for the <text:s/>Clone Configurations and use that <text:s/>Environment for the entire Project Lifecyle</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an environment and Clone it to another Envioronment</text:p>
            <text:p>13.Click on build tab and build the project with the created configurations[Cloned Environment]</text:p>
            <text:p>14.Once build generated, deploy the build[Cloned Environment]</text:p>
            <text:p>15.Hit the URL and verify whether the project has been deployed</text:p>
            <text:p>16.Perform Quality tab Functionalities</text:p>
            <text:p>17.Perform CI and Report tab Functionalities</text:p>
          </table:table-cell>
          <table:table-cell table:style-name="ce80"/>
          <table:table-cell table:style-name="ce29"/>
          <table:table-cell table:style-name="ce29" office:value-type="string">
            <text:p>The user should be able to successfully create the project and complete the entire process succesfully.</text:p>
          </table:table-cell>
          <table:table-cell table:number-columns-repeated="5"/>
          <table:table-cell table:style-name="ce117" table:number-columns-repeated="3"/>
          <table:table-cell table:number-columns-repeated="239"/>
        </table:table-row>
        <table:table-row table:style-name="ro49">
          <table:table-cell office:value-type="float" office:value="285">
            <text:p>285</text:p>
          </table:table-cell>
          <table:table-cell table:style-name="ce19" office:value-type="string">
            <text:p><text:s/>HTML5 Multichannel YUI <text:s text:c="2"/>Widget - <text:s/>Build - With Multiple Environment with multiple <text:s/>Apache Servers configured with different port numbers</text:p>
          </table:table-cell>
          <table:table-cell table:style-name="ce29"/>
          <table:table-cell table:style-name="ce19" office:value-type="string">
            <text:p>TC_Special Scenarios_01</text:p>
          </table:table-cell>
          <table:table-cell table:style-name="ce80" office:value-type="string">
            <text:p>Check for the Build - With Multiple Environment with multiple <text:s/>Apache Servers configured with different port numbers</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 and set 1st env as default]</text:p>
            <text:p>13.Click on build tab and build the project with the created configurations selecting all the three environments</text:p>
            <text:p>14.Once build generated, deploy the build[setting 1st env as default]</text:p>
            <text:p>15.Hit the URL and verify whether the project has been deployed</text:p>
            <text:p>16.Once build generated, deploy the build[setting 2 nd env as default]</text:p>
            <text:p>17.Hit the URL and verify whether the project has been deployed</text:p>
            <text:p>18.Once build generated, deploy the build[setting 3 rd env as default]</text:p>
            <text:p>19.Hit the URL and verify whether the project has been deployed</text:p>
            <text:p/>
            <text:p/>
          </table:table-cell>
          <table:table-cell table:style-name="ce80"/>
          <table:table-cell table:style-name="ce29"/>
          <table:table-cell table:style-name="ce29" office:value-type="string">
            <text:p>The user should be able to successfully create the project and complete the entire process succesfully.</text:p>
          </table:table-cell>
          <table:table-cell table:number-columns-repeated="5"/>
          <table:table-cell table:style-name="ce117" table:number-columns-repeated="3"/>
          <table:table-cell table:number-columns-repeated="239"/>
        </table:table-row>
        <table:table-row table:style-name="ro50">
          <table:table-cell table:style-name="ce10" office:value-type="float" office:value="286">
            <text:p>286</text:p>
          </table:table-cell>
          <table:table-cell table:style-name="ce19" office:value-type="string">
            <text:p><text:s/>HTML5 Multichannel YUI <text:s text:c="2"/>Widget - <text:s/>Multiple Environment Configuration for different OS</text:p>
          </table:table-cell>
          <table:table-cell table:style-name="ce29"/>
          <table:table-cell table:style-name="ce19" office:value-type="string">
            <text:p>TC_Special Scenarios_01</text:p>
          </table:table-cell>
          <table:table-cell table:style-name="ce80" office:value-type="string">
            <text:p>Check for the <text:s/>Multiple Environment Configuration for different OS</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text:s/>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ext:p/>
            <text:p/>
          </table:table-cell>
          <table:table-cell table:style-name="ce80"/>
          <table:table-cell table:style-name="ce29"/>
          <table:table-cell table:style-name="ce29" office:value-type="string">
            <text:p>The user should be able to successfully create the project and deploy the project successfully in all the three environments.</text:p>
          </table:table-cell>
          <table:table-cell table:number-columns-repeated="5"/>
          <table:table-cell table:style-name="ce117" table:number-columns-repeated="3"/>
          <table:table-cell table:number-columns-repeated="239"/>
        </table:table-row>
        <table:table-row table:style-name="ro51">
          <table:table-cell office:value-type="float" office:value="287">
            <text:p>287</text:p>
          </table:table-cell>
          <table:table-cell table:style-name="ce19" office:value-type="string">
            <text:p><text:s/>HTML5 Multichannel YUI <text:s text:c="2"/>Widget - Multiple Server configuration in single Environment</text:p>
          </table:table-cell>
          <table:table-cell table:style-name="ce29"/>
          <table:table-cell table:style-name="ce19" office:value-type="string">
            <text:p>TC_Special Scenarios_01</text:p>
          </table:table-cell>
          <table:table-cell table:style-name="ce80" office:value-type="string">
            <text:p>Check for the <text:s/>Multiple Server configuration in single Environment</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environments and Create an environment</text:p>
            <text:p>13.Click on Configurations and create a server configuration selecting Jboss in the created environment</text:p>
            <text:p>14.Click on Configurations and create a server configuration selecting Weblogic in same created environment</text:p>
            <text:p/>
          </table:table-cell>
          <table:table-cell table:style-name="ce80"/>
          <table:table-cell table:style-name="ce29"/>
          <table:table-cell table:style-name="ce29" office:value-type="string">
            <text:p>The user should be able to view an error message stating that "Configuration type already created for this environment" near the Type field of the serevr configuration.</text:p>
          </table:table-cell>
          <table:table-cell table:number-columns-repeated="5"/>
          <table:table-cell table:style-name="ce117" table:number-columns-repeated="3"/>
          <table:table-cell table:number-columns-repeated="239"/>
        </table:table-row>
        <table:table-row table:style-name="ro49">
          <table:table-cell table:style-name="ce10" office:value-type="float" office:value="288">
            <text:p>288</text:p>
          </table:table-cell>
          <table:table-cell table:style-name="ce19" office:value-type="string">
            <text:p><text:s/>HTML5 Multichannel YUI <text:s text:c="2"/>Widget - <text:s/>Build - With Multiple Environment with multiple <text:s/>Apache Servers configured with different port numbers</text:p>
          </table:table-cell>
          <table:table-cell table:style-name="ce29"/>
          <table:table-cell table:style-name="ce19" office:value-type="string">
            <text:p>TC_Special Scenarios_01</text:p>
          </table:table-cell>
          <table:table-cell table:style-name="ce80" office:value-type="string">
            <text:p>Check for the Build - With Multiple Environment with multiple <text:s/>Apache Servers configured with different port numbers</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text:p>
            <text:p>13.Click on build tab and build the project with the created configurations selecting all the three environments</text:p>
            <text:p>14.Once build generated, deploy the build[setting the env variable(Env name) in the coressponding Apache tomcat]</text:p>
            <text:p>15.Hit the URL and verify whether the project has been deployed</text:p>
            <text:p>16.Once build generated, deploy the build[setting the env variable(Env name) in the coressponding Apache tomcat]</text:p>
            <text:p>17.Hit the URL and verify whether the project has been deployed</text:p>
            <text:p>18.Once build generated, deploy the build[setting the env variable(Env name) in the coressponding Apache tomcat]</text:p>
            <text:p>19.Hit the URL and verify whether the project has been deployed</text:p>
            <text:p/>
            <text:p/>
          </table:table-cell>
          <table:table-cell table:style-name="ce80"/>
          <table:table-cell table:style-name="ce29"/>
          <table:table-cell table:style-name="ce29" office:value-type="string">
            <text:p>The user should be able to successfully create the project and complete the entire process succesfully.</text:p>
          </table:table-cell>
          <table:table-cell table:number-columns-repeated="5"/>
          <table:table-cell table:style-name="ce117" table:number-columns-repeated="3"/>
          <table:table-cell table:number-columns-repeated="239"/>
        </table:table-row>
        <table:table-row table:style-name="ro50">
          <table:table-cell office:value-type="float" office:value="289">
            <text:p>289</text:p>
          </table:table-cell>
          <table:table-cell table:style-name="ce19" office:value-type="string">
            <text:p><text:s/>HTML5 Multichannel YUI <text:s text:c="2"/>Widget - <text:s/>Multiple Environment Configuration for different OS</text:p>
          </table:table-cell>
          <table:table-cell table:style-name="ce29"/>
          <table:table-cell table:style-name="ce19" office:value-type="string">
            <text:p>TC_Special Scenarios_01</text:p>
          </table:table-cell>
          <table:table-cell table:style-name="ce80" office:value-type="string">
            <text:p>Check for the <text:s/>Multiple Environment Configuration for different OS</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text:s/>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ext:p/>
            <text:p/>
          </table:table-cell>
          <table:table-cell table:style-name="ce80"/>
          <table:table-cell table:style-name="ce29"/>
          <table:table-cell table:style-name="ce29" office:value-type="string">
            <text:p>The user should be able to successfully create the project and deploy the project successfully in all the three environments.</text:p>
          </table:table-cell>
          <table:table-cell table:number-columns-repeated="5"/>
          <table:table-cell table:style-name="ce117" table:number-columns-repeated="3"/>
          <table:table-cell table:number-columns-repeated="239"/>
        </table:table-row>
        <table:table-row table:style-name="ro5">
          <table:table-cell table:style-name="ce10" office:value-type="float" office:value="290">
            <text:p>290</text:p>
          </table:table-cell>
          <table:table-cell table:style-name="ce35" office:value-type="string">
            <text:p>Configurations</text:p>
          </table:table-cell>
          <table:table-cell table:style-name="ce55"/>
          <table:table-cell table:style-name="ce35"/>
          <table:table-cell table:style-name="ce81"/>
          <table:table-cell table:style-name="ce92"/>
          <table:table-cell table:style-name="ce81"/>
          <table:table-cell table:style-name="ce55" table:number-columns-repeated="2"/>
          <table:table-cell table:style-name="ce142"/>
          <table:table-cell table:style-name="ce155" table:number-columns-repeated="7"/>
          <table:table-cell table:number-columns-repeated="239"/>
        </table:table-row>
        <table:table-row table:style-name="ro52">
          <table:table-cell office:value-type="float" office:value="291">
            <text:p>291</text:p>
          </table:table-cell>
          <table:table-cell table:style-name="ce19" office:value-type="string">
            <text:p><text:s/>HTML5 Multichannel YUI <text:s text:c="2"/>Widget - Deploy the project with server configurations which has wrong port number(server)</text:p>
            <text:p/>
          </table:table-cell>
          <table:table-cell table:style-name="ce29"/>
          <table:table-cell table:style-name="ce19" office:value-type="string">
            <text:p>TC_Special Scenarios_01</text:p>
          </table:table-cell>
          <table:table-cell table:style-name="ce19" office:value-type="string">
            <text:p><text:s/>Create server configurations with wrong Port number and check whether project is deployed</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port number other than the port in which the server is running].Create Webservicce configurations.</text:p>
            <text:p>13.Click on build tab and build the project with the set of configurations</text:p>
            <text:p>14.Once build generated, deploy the build</text:p>
            <text:p>15.Hit the URL and verify whether the project has been deployed</text:p>
            <text:p/>
            <text:p/>
          </table:table-cell>
          <table:table-cell table:style-name="ce80"/>
          <table:table-cell table:style-name="ce29"/>
          <table:table-cell table:style-name="ce29" office:value-type="string">
            <text:p>The user should not be able to successfully deploy the project</text:p>
          </table:table-cell>
          <table:table-cell table:style-name="ce141"/>
          <table:table-cell table:style-name="ce154" table:number-columns-repeated="3"/>
          <table:table-cell/>
          <table:table-cell table:style-name="ce145" table:number-columns-repeated="3"/>
          <table:table-cell table:number-columns-repeated="239"/>
        </table:table-row>
        <table:table-row table:style-name="ro52">
          <table:table-cell table:style-name="ce10" office:value-type="float" office:value="292">
            <text:p>292</text:p>
          </table:table-cell>
          <table:table-cell table:style-name="ce19" office:value-type="string">
            <text:p><text:s/>HTML5 Multichannel YUI <text:s text:c="2"/>Widget - <text:s/>Deploy the project with server configurations which has wrong HostID</text:p>
            <text:p/>
          </table:table-cell>
          <table:table-cell table:style-name="ce29"/>
          <table:table-cell table:style-name="ce19" office:value-type="string">
            <text:p>TC_Special Scenarios_01</text:p>
          </table:table-cell>
          <table:table-cell table:style-name="ce19" office:value-type="string">
            <text:p><text:s/>Create server configurations with wrong HostID and check whether project is deployed</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HostID other than the host in which the server is running].Create Webservicce configurations.</text:p>
            <text:p>13.Click on build tab and build the project with the set of configurations</text:p>
            <text:p>14.Once build generated, deploy the build</text:p>
            <text:p>15.Hit the URL and verify whether the project has been deployed</text:p>
            <text:p/>
            <text:p/>
          </table:table-cell>
          <table:table-cell table:style-name="ce80"/>
          <table:table-cell table:style-name="ce29"/>
          <table:table-cell table:style-name="ce29" office:value-type="string">
            <text:p>The user should not be able to successfully deploy the project</text:p>
          </table:table-cell>
          <table:table-cell table:number-columns-repeated="5"/>
          <table:table-cell table:style-name="ce117" table:number-columns-repeated="3"/>
          <table:table-cell table:number-columns-repeated="239"/>
        </table:table-row>
        <table:table-row table:style-name="ro52">
          <table:table-cell office:value-type="float" office:value="293">
            <text:p>293</text:p>
          </table:table-cell>
          <table:table-cell table:style-name="ce19" office:value-type="string">
            <text:p><text:s/>HTML5 Multichannel YUI <text:s text:c="2"/>Widget - Deploy the project with server configurations which has remote HostID</text:p>
            <text:p>(without Remote Deployment)</text:p>
          </table:table-cell>
          <table:table-cell table:style-name="ce29"/>
          <table:table-cell table:style-name="ce19" office:value-type="string">
            <text:p>TC_Special Scenarios_01</text:p>
          </table:table-cell>
          <table:table-cell table:style-name="ce19" office:value-type="string">
            <text:p><text:s/>Create server configurations with remote HostID and check whether project is deployed(without Remote Deployment)</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remote IP number[any remote IP other than localhost].Create Webservice configurations.[Do not select remote deployment]</text:p>
            <text:p>13.Click on build tab and build the project with the set of configurations</text:p>
            <text:p>14.Once build generated, deploy the build</text:p>
            <text:p>15.Hit the URL and verify whether the project has been deployed</text:p>
            <text:p/>
            <text:p/>
          </table:table-cell>
          <table:table-cell table:style-name="ce80"/>
          <table:table-cell table:style-name="ce29"/>
          <table:table-cell table:style-name="ce29" office:value-type="string">
            <text:p>The user should not be able to successfully deploy the project</text:p>
          </table:table-cell>
          <table:table-cell table:number-columns-repeated="5"/>
          <table:table-cell table:style-name="ce117" table:number-columns-repeated="3"/>
          <table:table-cell table:number-columns-repeated="239"/>
        </table:table-row>
        <table:table-row table:style-name="ro5">
          <table:table-cell table:style-name="ce10" office:value-type="float" office:value="294">
            <text:p>294</text:p>
          </table:table-cell>
          <table:table-cell table:style-name="ce35" office:value-type="string">
            <text:p>SVN &amp; GIT</text:p>
          </table:table-cell>
          <table:table-cell table:style-name="ce55"/>
          <table:table-cell table:style-name="ce35"/>
          <table:table-cell table:style-name="ce81"/>
          <table:table-cell table:style-name="ce92"/>
          <table:table-cell table:style-name="ce81"/>
          <table:table-cell table:style-name="ce55" table:number-columns-repeated="2"/>
          <table:table-cell table:style-name="ce143"/>
          <table:table-cell table:style-name="ce156" table:number-columns-repeated="7"/>
          <table:table-cell table:number-columns-repeated="239"/>
        </table:table-row>
        <table:table-row table:style-name="ro8">
          <table:table-cell office:value-type="float" office:value="295">
            <text:p>295</text:p>
          </table:table-cell>
          <table:table-cell table:style-name="ce19" office:value-type="string">
            <text:p><text:s/>HTML5 Multichannel YUI <text:s text:c="2"/>Widget - <text:s/>Import Application <text:s/>and Perform the entire Project Lifecyle - SVN</text:p>
          </table:table-cell>
          <table:table-cell table:style-name="ce29"/>
          <table:table-cell table:style-name="ce19" office:value-type="string">
            <text:p>TC_Special Scenarios_01</text:p>
          </table:table-cell>
          <table:table-cell table:style-name="ce80" office:value-type="string">
            <text:p>Check for the <text:s/>Import the Application <text:s/>and Perform the entire Project Lifecyle <text:s/>- SV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Multichannel YUI <text:s text:c="2"/>Widget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80"/>
          <table:table-cell table:style-name="ce29"/>
          <table:table-cell table:style-name="ce29" office:value-type="string">
            <text:p>The user should be able to successfully create the project and complete the entire process succesfully.</text:p>
          </table:table-cell>
          <table:table-cell table:number-columns-repeated="5"/>
          <table:table-cell table:style-name="ce117" table:number-columns-repeated="3"/>
          <table:table-cell table:number-columns-repeated="239"/>
        </table:table-row>
        <table:table-row table:style-name="ro8">
          <table:table-cell table:style-name="ce10" office:value-type="float" office:value="296">
            <text:p>296</text:p>
          </table:table-cell>
          <table:table-cell table:style-name="ce19" office:value-type="string">
            <text:p><text:s/>HTML5 Multichannel YUI <text:s text:c="2"/>Widget - Import Application <text:s/>and Perform the entire Project Lifecyle - GIT</text:p>
          </table:table-cell>
          <table:table-cell table:style-name="ce29"/>
          <table:table-cell table:style-name="ce19" office:value-type="string">
            <text:p>TC_Special Scenarios_01</text:p>
          </table:table-cell>
          <table:table-cell table:style-name="ce80" office:value-type="string">
            <text:p>Check for the <text:s/>Import the Application <text:s/>and Perform the entire Project Lifecyle <text:s/>- GI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Multichannel YUI <text:s text:c="2"/>Widget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80"/>
          <table:table-cell table:style-name="ce29"/>
          <table:table-cell table:style-name="ce29" office:value-type="string">
            <text:p>The user should be able to successfully create the project and complete the entire process succesfully.</text:p>
          </table:table-cell>
          <table:table-cell table:style-name="ce136"/>
          <table:table-cell table:style-name="ce153" table:number-columns-repeated="3"/>
          <table:table-cell/>
          <table:table-cell table:style-name="ce165" table:number-columns-repeated="3"/>
          <table:table-cell table:number-columns-repeated="239"/>
        </table:table-row>
        <table:table-row table:style-name="ro10">
          <table:table-cell office:value-type="float" office:value="297">
            <text:p>297</text:p>
          </table:table-cell>
          <table:table-cell table:style-name="ce36" office:value-type="string">
            <text:p>Clean Up</text:p>
          </table:table-cell>
          <table:table-cell table:style-name="ce47"/>
          <table:table-cell table:style-name="ce70"/>
          <table:table-cell table:style-name="ce36" table:number-columns-repeated="2"/>
          <table:table-cell table:style-name="ce50"/>
          <table:table-cell table:style-name="ce36" table:number-columns-repeated="2"/>
          <table:table-cell table:style-name="ce47" table:number-columns-repeated="4"/>
          <table:table-cell/>
          <table:table-cell table:style-name="ce147" table:number-columns-repeated="2"/>
          <table:table-cell table:style-name="ce182"/>
          <table:table-cell table:number-columns-repeated="239"/>
        </table:table-row>
        <table:table-row table:style-name="ro6">
          <table:table-cell table:style-name="ce10" office:value-type="float" office:value="298">
            <text:p>298</text:p>
          </table:table-cell>
          <table:table-cell table:style-name="ce9" office:value-type="string">
            <text:p><text:s/>Configurations Page - Configuration Check box</text:p>
          </table:table-cell>
          <table:table-cell table:style-name="ce15"/>
          <table:table-cell table:style-name="ce9"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text:s/><text:s/>Widget.</text:p>
            <text:p>7.Click on the Configuration Tab.</text:p>
            <text:p>8.Choose the Desired Configuration(s) to be deleted by checking the Check box against it.</text:p>
            <text:p><text:s text:c="34"/><text:s text:c="6"/></text:p>
            <text:p><text:s text:c="32"/></text:p>
          </table:table-cell>
          <table:table-cell office:value-type="string">
            <text:p>Framework </text:p>
          </table:table-cell>
          <table:table-cell table:style-name="ce30"/>
          <table:table-cell table:style-name="ce13" office:value-type="string">
            <text:p>User should be able to view the delete button enabled on checking the Check box.</text:p>
          </table:table-cell>
          <table:table-cell table:style-name="ce139"/>
          <table:table-cell table:style-name="ce45" table:number-columns-repeated="3"/>
          <table:table-cell table:number-columns-repeated="243"/>
        </table:table-row>
        <table:table-row table:style-name="ro14">
          <table:table-cell office:value-type="float" office:value="299">
            <text:p>299</text:p>
          </table:table-cell>
          <table:table-cell table:style-name="ce9" office:value-type="string">
            <text:p><text:s/>Configurations Page - Configuration - Delete</text:p>
          </table:table-cell>
          <table:table-cell table:style-name="ce15"/>
          <table:table-cell table:style-name="ce9" office:value-type="string">
            <text:p>TC_ Projects Page_16</text:p>
          </table:table-cell>
          <table:table-cell office:value-type="string">
            <text:p>Check for the User is able to check Configurations Page - Configuration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text:s/><text:s/>Widget.</text:p>
            <text:p>7.Click on the Configuration Tab.</text:p>
            <text:p>8.Choose the Desired Configuration(s) to be deleted by checking the Check box against it.</text:p>
            <text:p>9.Click on Delete button</text:p>
            <text:p><text:s text:c="34"/><text:s text:c="6"/></text:p>
            <text:p><text:s text:c="32"/></text:p>
          </table:table-cell>
          <table:table-cell office:value-type="string">
            <text:p>Framework </text:p>
          </table:table-cell>
          <table:table-cell table:style-name="ce30"/>
          <table:table-cell table:style-name="ce13" office:value-type="string">
            <text:p>User should be able to view the Delete Confirmation Popup.</text:p>
          </table:table-cell>
          <table:table-cell table:style-name="ce139"/>
          <table:table-cell table:style-name="ce45" table:number-columns-repeated="3"/>
          <table:table-cell table:number-columns-repeated="243"/>
        </table:table-row>
        <table:table-row table:style-name="ro14">
          <table:table-cell table:style-name="ce10" office:value-type="float" office:value="300">
            <text:p>300</text:p>
          </table:table-cell>
          <table:table-cell table:style-name="ce9" office:value-type="string">
            <text:p><text:s/>Configurations Page - <text:s/>Delete Confirmation PopUp - UI Validation.</text:p>
          </table:table-cell>
          <table:table-cell table:style-name="ce15"/>
          <table:table-cell table:style-name="ce9" office:value-type="string">
            <text:p>TC_ Projects Page_16</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text:s/><text:s/>Widget.</text:p>
            <text:p>7.Click on the Configuration Tab.</text:p>
            <text:p>8.Choose the Desired Configuration(s) to be deleted by checking the Check box against it.</text:p>
            <text:p>9.Click on Delete button</text:p>
            <text:p><text:s text:c="34"/><text:s text:c="6"/></text:p>
            <text:p><text:s text:c="32"/></text:p>
          </table:table-cell>
          <table:table-cell office:value-type="string">
            <text:p>Framework </text:p>
          </table:table-cell>
          <table:table-cell table:style-name="ce30"/>
          <table:table-cell table:style-name="ce13" office:value-type="string">
            <text:p>User should be able to view the Delete Confirmation Popup with The selected Configuration(s) will be deleted. Continue ? text , Ok and Cancel button.</text:p>
          </table:table-cell>
          <table:table-cell table:style-name="ce139"/>
          <table:table-cell table:style-name="ce45" table:number-columns-repeated="3"/>
          <table:table-cell table:number-columns-repeated="243"/>
        </table:table-row>
        <table:table-row table:style-name="ro20">
          <table:table-cell office:value-type="float" office:value="301">
            <text:p>301</text:p>
          </table:table-cell>
          <table:table-cell table:style-name="ce9" office:value-type="string">
            <text:p>Configurations Page - <text:s/>Delete Confirmation PopUp - Ok.</text:p>
          </table:table-cell>
          <table:table-cell table:style-name="ce15"/>
          <table:table-cell table:style-name="ce9"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text:s/><text:s/>Widget.</text:p>
            <text:p>7.Click on the Configuration Tab.</text:p>
            <text:p>8.Choose the Desired Configuration(s) to be deleted by checking the Check box against it.</text:p>
            <text:p>9.Click on Delete button.</text:p>
            <text:p>10.Click on Ok Button.</text:p>
            <text:p><text:s text:c="34"/><text:s text:c="6"/></text:p>
            <text:p><text:s text:c="32"/></text:p>
          </table:table-cell>
          <table:table-cell office:value-type="string">
            <text:p>Framework </text:p>
          </table:table-cell>
          <table:table-cell table:style-name="ce30"/>
          <table:table-cell table:style-name="ce13" office:value-type="string">
            <text:p>User should be able to view the "Configuration(s) deleted successfully" message.</text:p>
          </table:table-cell>
          <table:table-cell table:style-name="ce139"/>
          <table:table-cell table:style-name="ce45" table:number-columns-repeated="3"/>
          <table:table-cell table:number-columns-repeated="243"/>
        </table:table-row>
        <table:table-row table:style-name="ro11">
          <table:table-cell table:style-name="ce10" office:value-type="float" office:value="302">
            <text:p>302</text:p>
          </table:table-cell>
          <table:table-cell table:style-name="ce9" office:value-type="string">
            <text:p><text:s/>Configurations Page - Select All Check box - Delete</text:p>
          </table:table-cell>
          <table:table-cell table:style-name="ce15"/>
          <table:table-cell table:style-name="ce9" office:value-type="string">
            <text:p>TC_ Projects Page_16</text:p>
          </table:table-cell>
          <table:table-cell office:value-type="string">
            <text:p>Check for the User is able to Check Configurations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text:s/><text:s/>Widget </text:p>
            <text:p>6.Click on Configurations Tab and Check the Select All Check box.</text:p>
            <text:p>7.Click on Delete button.</text:p>
            <text:p>8.Click on Ok Button. <text:s text:c="19"/><text:s text:c="11"/></text:p>
          </table:table-cell>
          <table:table-cell office:value-type="string">
            <text:p>Framework </text:p>
          </table:table-cell>
          <table:table-cell table:style-name="ce30"/>
          <table:table-cell table:style-name="ce13" office:value-type="string">
            <text:p>User should be able to view the <text:s/>Delete button enabled on selecting the check box and "Configuration(s) deleted successfully" message after clicking on Ok button.</text:p>
          </table:table-cell>
          <table:table-cell table:style-name="ce139"/>
          <table:table-cell table:style-name="ce45" table:number-columns-repeated="3"/>
          <table:table-cell table:number-columns-repeated="243"/>
        </table:table-row>
        <table:table-row table:style-name="ro20">
          <table:table-cell office:value-type="float" office:value="303">
            <text:p>303</text:p>
          </table:table-cell>
          <table:table-cell table:style-name="ce9" office:value-type="string">
            <text:p>Build Page - <text:s/>Build - Delete </text:p>
          </table:table-cell>
          <table:table-cell table:style-name="ce15"/>
          <table:table-cell table:style-name="ce9" office:value-type="string">
            <text:p>TC_ Projects Page_16</text:p>
          </table:table-cell>
          <table:table-cell office:value-type="string">
            <text:p>Check for the User is able to check for Build Page - <text:s/>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text:s/><text:s/>Widget.</text:p>
            <text:p>7.Click on the Build Tab.</text:p>
            <text:p>8.Choose the Desired Build(s) to be deleted by checking the Check box against it.</text:p>
            <text:p>9.Click on Delete button.</text:p>
            <text:p>10.Click on Ok Button.</text:p>
            <text:p><text:s text:c="34"/><text:s text:c="6"/></text:p>
            <text:p><text:s text:c="32"/></text:p>
          </table:table-cell>
          <table:table-cell office:value-type="string">
            <text:p>Framework </text:p>
          </table:table-cell>
          <table:table-cell table:style-name="ce30"/>
          <table:table-cell table:style-name="ce13" office:value-type="string">
            <text:p>User should be able to view the "Build(s) deleted successfully" message.</text:p>
          </table:table-cell>
          <table:table-cell table:style-name="ce139"/>
          <table:table-cell table:style-name="ce45" table:number-columns-repeated="3"/>
          <table:table-cell table:number-columns-repeated="243"/>
        </table:table-row>
        <table:table-row table:style-name="ro7">
          <table:table-cell table:style-name="ce10" office:value-type="float" office:value="304">
            <text:p>304</text:p>
          </table:table-cell>
          <table:table-cell table:style-name="ce9" office:value-type="string">
            <text:p><text:s/>Build Page - Select All Check box - Delete</text:p>
          </table:table-cell>
          <table:table-cell table:style-name="ce15"/>
          <table:table-cell table:style-name="ce9" office:value-type="string">
            <text:p>TC_ Projects Page_16</text:p>
          </table:table-cell>
          <table:table-cell office:value-type="string">
            <text:p>Check for the User is able to Check <text:s/>Build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text:s/><text:s/>Widget </text:p>
            <text:p>6.Click on Build Tab and Check the Select All Check box.</text:p>
            <text:p>7.Click on Delete button.</text:p>
            <text:p>8.Click on Ok Button. <text:s text:c="19"/><text:s text:c="11"/></text:p>
          </table:table-cell>
          <table:table-cell office:value-type="string">
            <text:p>Framework </text:p>
          </table:table-cell>
          <table:table-cell table:style-name="ce30"/>
          <table:table-cell table:style-name="ce13" office:value-type="string">
            <text:p>User should be able to view the <text:s/>Delete button enabled on selecting the check box and "Build(s) deleted successfully" message after clicking on Ok button.</text:p>
          </table:table-cell>
          <table:table-cell table:style-name="ce139"/>
          <table:table-cell table:style-name="ce45" table:number-columns-repeated="3"/>
          <table:table-cell table:number-columns-repeated="243"/>
        </table:table-row>
        <table:table-row table:style-name="ro20">
          <table:table-cell office:value-type="float" office:value="305">
            <text:p>305</text:p>
          </table:table-cell>
          <table:table-cell table:style-name="ce9" office:value-type="string">
            <text:p>Continuous Integration Page - <text:s/>Build - Delete </text:p>
          </table:table-cell>
          <table:table-cell table:style-name="ce15"/>
          <table:table-cell table:style-name="ce9" office:value-type="string">
            <text:p>TC_ Projects Page_16</text:p>
          </table:table-cell>
          <table:table-cell office:value-type="string">
            <text:p>Check for the User is able to check for Continuous Integration Page - <text:s/>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text:s/><text:s/>Widget.</text:p>
            <text:p>7.Click on the Continuous Integration Tab.</text:p>
            <text:p>8.Choose the Desired Jobs(s)[Build or Deploy or Functional] to be deleted by checking the Check box against it.</text:p>
            <text:p>9.Click on Delete Build button.</text:p>
            <text:p>10.Click on Ok Button.</text:p>
            <text:p><text:s text:c="34"/><text:s text:c="6"/></text:p>
            <text:p><text:s text:c="32"/></text:p>
          </table:table-cell>
          <table:table-cell office:value-type="string">
            <text:p>Framework </text:p>
          </table:table-cell>
          <table:table-cell table:style-name="ce30"/>
          <table:table-cell table:style-name="ce13" office:value-type="string">
            <text:p>User should be able to view the "Build(s) deleted successfully" message and can see the Builds of the respective Jobs has been deleted leaving the Jobs empty without any builds in it.</text:p>
          </table:table-cell>
          <table:table-cell table:style-name="ce139"/>
          <table:table-cell table:style-name="ce45" table:number-columns-repeated="3"/>
          <table:table-cell table:number-columns-repeated="243"/>
        </table:table-row>
        <table:table-row table:style-name="ro20">
          <table:table-cell table:style-name="ce10" office:value-type="float" office:value="306">
            <text:p>306</text:p>
          </table:table-cell>
          <table:table-cell table:style-name="ce9" office:value-type="string">
            <text:p>Continuous Integration Page - <text:s/>Job - Delete </text:p>
          </table:table-cell>
          <table:table-cell table:style-name="ce15"/>
          <table:table-cell table:style-name="ce9" office:value-type="string">
            <text:p>TC_ Projects Page_16</text:p>
          </table:table-cell>
          <table:table-cell office:value-type="string">
            <text:p>Check for the User is able to check for Continuous Integration Page - <text:s/>Job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text:s/><text:s/>Widget.</text:p>
            <text:p>7.Click on the Continuous Integration Tab.</text:p>
            <text:p>8.Choose the Desired Jobs(s)[Build or Deploy or Functional] to be deleted by checking the Check box against it.</text:p>
            <text:p>9.Click on Delete Job button.</text:p>
            <text:p>10.Click on Ok Button.</text:p>
            <text:p><text:s text:c="34"/><text:s text:c="6"/></text:p>
            <text:p><text:s text:c="32"/></text:p>
          </table:table-cell>
          <table:table-cell office:value-type="string">
            <text:p>Framework </text:p>
          </table:table-cell>
          <table:table-cell table:style-name="ce30"/>
          <table:table-cell table:style-name="ce13" office:value-type="string">
            <text:p>User should be able to view the "Job(s) deleted successfully" message and the all the jobs got deleted in the Continuous Integration Page.</text:p>
          </table:table-cell>
          <table:table-cell table:style-name="ce139"/>
          <table:table-cell table:style-name="ce45" table:number-columns-repeated="3"/>
          <table:table-cell table:number-columns-repeated="243"/>
        </table:table-row>
        <table:table-row table:style-name="ro6">
          <table:table-cell office:value-type="float" office:value="307">
            <text:p>307</text:p>
          </table:table-cell>
          <table:table-cell table:style-name="ce9" office:value-type="string">
            <text:p>Continuous Integration Page - Select All - Job- Delete </text:p>
          </table:table-cell>
          <table:table-cell table:style-name="ce15"/>
          <table:table-cell table:style-name="ce9" office:value-type="string">
            <text:p>TC_ Projects Page_16</text:p>
          </table:table-cell>
          <table:table-cell office:value-type="string">
            <text:p>Check for the User is able to Check <text:s/>Continuous Integration Page - Select All <text:s/>Job-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text:s/><text:s/>Widget </text:p>
            <text:p>6.Click on Continuous Integration Tab and Check the Select All Check box.</text:p>
            <text:p>7.Click on Delete button.</text:p>
            <text:p>8.Click on Ok Button. <text:s text:c="19"/><text:s text:c="11"/></text:p>
          </table:table-cell>
          <table:table-cell office:value-type="string">
            <text:p>Framework </text:p>
          </table:table-cell>
          <table:table-cell table:style-name="ce30"/>
          <table:table-cell table:style-name="ce13" office:value-type="string">
            <text:p>User should be able to view the <text:s/>Delete button enabled on selecting the check box and "Jobs(s) deleted successfully" message after clicking on Ok button.</text:p>
          </table:table-cell>
          <table:table-cell table:style-name="ce139"/>
          <table:table-cell table:style-name="ce45" table:number-columns-repeated="3"/>
          <table:table-cell table:number-columns-repeated="243"/>
        </table:table-row>
        <table:table-row table:style-name="ro6">
          <table:table-cell table:style-name="ce10" office:value-type="float" office:value="308">
            <text:p>308</text:p>
          </table:table-cell>
          <table:table-cell table:style-name="ce9" office:value-type="string">
            <text:p><text:s/>Projects Page - Add Project - Application - Delete </text:p>
          </table:table-cell>
          <table:table-cell table:style-name="ce15"/>
          <table:table-cell table:style-name="ce9"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8.Click on Ok Button.</text:p>
            <text:p><text:s text:c="34"/><text:s text:c="6"/></text:p>
            <text:p><text:s text:c="32"/></text:p>
          </table:table-cell>
          <table:table-cell office:value-type="string">
            <text:p>Framework </text:p>
          </table:table-cell>
          <table:table-cell table:style-name="ce30"/>
          <table:table-cell table:style-name="ce13" office:value-type="string">
            <text:p>User should be able to view the "Application(s) deleted successfully" message.</text:p>
          </table:table-cell>
          <table:table-cell table:style-name="ce139"/>
          <table:table-cell table:style-name="ce45" table:number-columns-repeated="3"/>
          <table:table-cell table:number-columns-repeated="243"/>
        </table:table-row>
        <table:table-row table:style-name="ro14">
          <table:table-cell office:value-type="float" office:value="309">
            <text:p>309</text:p>
          </table:table-cell>
          <table:table-cell table:style-name="ce9" office:value-type="string">
            <text:p><text:s/>Projects Page - Add Project - Project - Delete</text:p>
          </table:table-cell>
          <table:table-cell table:style-name="ce15"/>
          <table:table-cell table:style-name="ce9"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text:s/>7.Click on Delete button.</text:p>
            <text:p>8.Click on Ok Button. <text:s text:c="19"/><text:s text:c="19"/></text:p>
            <text:p><text:s text:c="32"/></text:p>
          </table:table-cell>
          <table:table-cell office:value-type="string">
            <text:p>Framework </text:p>
          </table:table-cell>
          <table:table-cell table:style-name="ce30"/>
          <table:table-cell table:style-name="ce13" office:value-type="string">
            <text:p>User should be able to view the Check boxes against the Applications created in that Project are also Checked and the <text:s/>Delete button enabled after clicking Delete button and User should be able to view the "Project(s) deleted successfully" message after clicking Ok button.</text:p>
          </table:table-cell>
          <table:table-cell table:style-name="ce139"/>
          <table:table-cell table:style-name="ce45" table:number-columns-repeated="3"/>
          <table:table-cell table:number-columns-repeated="243"/>
        </table:table-row>
        <table:table-row table:style-name="ro16">
          <table:table-cell table:style-name="ce10" office:value-type="float" office:value="310">
            <text:p>310</text:p>
          </table:table-cell>
          <table:table-cell table:style-name="ce9" office:value-type="string">
            <text:p><text:s/>Projects Page - Add Project - Projects - Select All Check box - Delete</text:p>
          </table:table-cell>
          <table:table-cell table:style-name="ce15"/>
          <table:table-cell table:style-name="ce9" office:value-type="string">
            <text:p>TC_ Projects Page_16</text:p>
          </table:table-cell>
          <table:table-cell office:value-type="string">
            <text:p>Check for the User is able to Check the Select All Check box.</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s text:c="19"/><text:s text:c="11"/></text:p>
          </table:table-cell>
          <table:table-cell office:value-type="string">
            <text:p>Framework </text:p>
          </table:table-cell>
          <table:table-cell table:style-name="ce30"/>
          <table:table-cell table:style-name="ce13" office:value-type="string">
            <text:p>User should be able to view the <text:s/>Delete button enabled on selecting the check box and "Project(s) deleted successfully" message after clicking on Ok button.</text:p>
          </table:table-cell>
          <table:table-cell table:style-name="ce139"/>
          <table:table-cell table:style-name="ce45" table:number-columns-repeated="3"/>
          <table:table-cell table:number-columns-repeated="243"/>
        </table:table-row>
        <table:table-row table:style-name="ro10">
          <table:table-cell office:value-type="float" office:value="311">
            <text:p>311</text:p>
          </table:table-cell>
          <table:table-cell table:style-name="ce37" office:value-type="string">
            <text:p>Special Scenarios</text:p>
          </table:table-cell>
          <table:table-cell table:style-name="ce56" table:number-columns-repeated="2"/>
          <table:table-cell table:style-name="ce37"/>
          <table:table-cell table:style-name="ce93"/>
          <table:table-cell table:style-name="ce99"/>
          <table:table-cell table:style-name="ce105"/>
          <table:table-cell table:style-name="ce37"/>
          <table:table-cell table:style-name="ce144"/>
          <table:table-cell table:style-name="ce157" table:number-columns-repeated="3"/>
          <table:table-cell/>
          <table:table-cell table:style-name="ce171" table:number-columns-repeated="2"/>
          <table:table-cell table:style-name="ce183"/>
          <table:table-cell table:number-columns-repeated="239"/>
        </table:table-row>
        <table:table-row table:style-name="ro11">
          <table:table-cell table:style-name="ce10" office:value-type="float" office:value="312">
            <text:p>312</text:p>
          </table:table-cell>
          <table:table-cell table:style-name="ce14" office:value-type="string">
            <text:p>Projects -Edit Application page - Next</text:p>
          </table:table-cell>
          <table:table-cell table:style-name="ce45"/>
          <table:table-cell office:value-type="string">
            <text:p>TC_Projects_Page_93</text:p>
          </table:table-cell>
          <table:table-cell table:style-name="ce64" office:value-type="string">
            <text:p>Check for the Edit Application page- 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14">
          <table:table-cell office:value-type="float" office:value="313">
            <text:p>313</text:p>
          </table:table-cell>
          <table:table-cell table:style-name="ce14" office:value-type="string">
            <text:p>Projects -Edit Application page - Finish</text:p>
          </table:table-cell>
          <table:table-cell table:style-name="ce45"/>
          <table:table-cell office:value-type="string">
            <text:p>TC_Projects_Page_93</text:p>
          </table:table-cell>
          <table:table-cell table:style-name="ce64" office:value-type="string">
            <text:p>Check for the Edit Application page- 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Next button</text:p>
            <text:p>10.Click on Finish button</text:p>
            <text:p>11.Configure , Build &amp; Deploy the project.</text:p>
          </table:table-cell>
          <table:table-cell office:value-type="string">
            <text:p>Framework</text:p>
          </table:table-cell>
          <table:table-cell table:style-name="ce45"/>
          <table:table-cell office:value-type="string">
            <text:p>The user should be able to Complete the entire process successfully</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14">
          <table:table-cell table:style-name="ce10" office:value-type="float" office:value="314">
            <text:p>314</text:p>
          </table:table-cell>
          <table:table-cell table:style-name="ce14" office:value-type="string">
            <text:p>Projects -Edit Application page - Select pilot project[None]-Next</text:p>
          </table:table-cell>
          <table:table-cell table:style-name="ce45"/>
          <table:table-cell office:value-type="string">
            <text:p>TC_Projects_Page_95</text:p>
          </table:table-cell>
          <table:table-cell table:style-name="ce64" office:value-type="string">
            <text:p>Check for the Edit Application page-Select pilot project[None]-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18">
          <table:table-cell office:value-type="float" office:value="315">
            <text:p>315</text:p>
          </table:table-cell>
          <table:table-cell table:style-name="ce14" office:value-type="string">
            <text:p>Projects -Edit Application page - Select pilot project[None]-Finish</text:p>
          </table:table-cell>
          <table:table-cell table:style-name="ce45"/>
          <table:table-cell office:value-type="string">
            <text:p>TC_Projects_Page_95</text:p>
          </table:table-cell>
          <table:table-cell table:style-name="ce64" office:value-type="string">
            <text:p>Check for the Edit Application page-Select pilot project[None]-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Click on Next button</text:p>
            <text:p>12.Click on the Finish button, Configure, Build and Deploy.</text:p>
            <text:p>13.Configure , Build &amp; Deploy the project.</text:p>
            <text:p/>
          </table:table-cell>
          <table:table-cell office:value-type="string">
            <text:p>Framework</text:p>
          </table:table-cell>
          <table:table-cell table:style-name="ce45"/>
          <table:table-cell office:value-type="string">
            <text:p>The user should be able to Complete the entire process successfully</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20">
          <table:table-cell table:style-name="ce10" office:value-type="float" office:value="316">
            <text:p>316</text:p>
          </table:table-cell>
          <table:table-cell table:style-name="ce14" office:value-type="string">
            <text:p>Projects -Edit Application page - Select server(Apache Tomcat)-Next</text:p>
          </table:table-cell>
          <table:table-cell table:style-name="ce45"/>
          <table:table-cell office:value-type="string">
            <text:p>TC_Projects_Page_97</text:p>
          </table:table-cell>
          <table:table-cell table:style-name="ce64" office:value-type="string">
            <text:p>Check for the Edit Application page-Select server(Apache Tomcat)-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servers.</text:p>
            <text:p>10.Click on the servers drop down.</text:p>
            <text:p>11.Select Apache Tomcat from the list</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9">
          <table:table-cell office:value-type="float" office:value="317">
            <text:p>317</text:p>
          </table:table-cell>
          <table:table-cell table:style-name="ce14" office:value-type="string">
            <text:p>Projects -Edit Application page - Select server(Apache Tomcat)-Finish</text:p>
          </table:table-cell>
          <table:table-cell table:style-name="ce45"/>
          <table:table-cell office:value-type="string">
            <text:p>TC_Projects_Page_97</text:p>
          </table:table-cell>
          <table:table-cell table:style-name="ce64" office:value-type="string">
            <text:p>Check for the Edit Application page-Select server(Apache Tomcat)-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servers.</text:p>
            <text:p>10.Click on the servers drop down.</text:p>
            <text:p>11.Select Apache Tomcat from the list</text:p>
            <text:p>11.Click on Next button</text:p>
            <text:p>12.click on th Finish Button</text:p>
            <text:p>13.Configure , Build &amp; Deploy the project.</text:p>
            <text:p/>
          </table:table-cell>
          <table:table-cell office:value-type="string">
            <text:p>Framework</text:p>
          </table:table-cell>
          <table:table-cell table:style-name="ce45"/>
          <table:table-cell office:value-type="string">
            <text:p>The user should be able to Complete the entire process successfully</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20">
          <table:table-cell table:style-name="ce10" office:value-type="float" office:value="318">
            <text:p>318</text:p>
          </table:table-cell>
          <table:table-cell table:style-name="ce14" office:value-type="string">
            <text:p>Projects -Edit Application page - Select server(JBoss)-Next</text:p>
          </table:table-cell>
          <table:table-cell table:style-name="ce45"/>
          <table:table-cell office:value-type="string">
            <text:p>TC_Projects_Page_99</text:p>
          </table:table-cell>
          <table:table-cell table:style-name="ce64" office:value-type="string">
            <text:p>Check for the Edit Application page-Select server(JBoss)-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servers.</text:p>
            <text:p>10.Click on the servers drop down.</text:p>
            <text:p>11.Select JBoss from the list</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9">
          <table:table-cell office:value-type="float" office:value="319">
            <text:p>319</text:p>
          </table:table-cell>
          <table:table-cell table:style-name="ce14" office:value-type="string">
            <text:p>Projects -Edit Application page - Select server(JBoss)-Finish</text:p>
          </table:table-cell>
          <table:table-cell table:style-name="ce45"/>
          <table:table-cell office:value-type="string">
            <text:p>TC_Projects_Page_99</text:p>
          </table:table-cell>
          <table:table-cell table:style-name="ce64" office:value-type="string">
            <text:p>Check for the Edit Application page-Select server(JBoss)-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servers.</text:p>
            <text:p>10.Click on the servers drop down.</text:p>
            <text:p>11.Select JBoss from the list</text:p>
            <text:p>11.Click on Next button</text:p>
            <text:p>12.Click on the Finish button, Configure, Build and Deploy.</text:p>
            <text:p>13.Configure , Build &amp; Deploy the project.</text:p>
            <text:p/>
          </table:table-cell>
          <table:table-cell office:value-type="string">
            <text:p>Framework</text:p>
          </table:table-cell>
          <table:table-cell table:style-name="ce45"/>
          <table:table-cell office:value-type="string">
            <text:p>The user should be able to Complete the entire process successfully</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20">
          <table:table-cell table:style-name="ce10" office:value-type="float" office:value="320">
            <text:p>320</text:p>
          </table:table-cell>
          <table:table-cell table:style-name="ce14" office:value-type="string">
            <text:p>Projects -Edit Application page - Select server(Jetty)-Next</text:p>
          </table:table-cell>
          <table:table-cell table:style-name="ce45"/>
          <table:table-cell office:value-type="string">
            <text:p>TC_Projects_Page_103</text:p>
          </table:table-cell>
          <table:table-cell table:style-name="ce64" office:value-type="string">
            <text:p>Check for the Edit Application page-Select server(Jetty)-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servers.</text:p>
            <text:p>10.Click on the servers drop down.</text:p>
            <text:p>11.Select Jetty from the list</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18">
          <table:table-cell office:value-type="float" office:value="321">
            <text:p>321</text:p>
          </table:table-cell>
          <table:table-cell table:style-name="ce14" office:value-type="string">
            <text:p>Projects -Edit Application page - Select server(Jetty)-Finish</text:p>
          </table:table-cell>
          <table:table-cell table:style-name="ce45"/>
          <table:table-cell office:value-type="string">
            <text:p>TC_Projects_Page_103</text:p>
          </table:table-cell>
          <table:table-cell table:style-name="ce64" office:value-type="string">
            <text:p>Check for the Edit Application page-Select server(Jetty)-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servers.</text:p>
            <text:p>10.Click on the servers drop down.</text:p>
            <text:p>11.Select Jetty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5"/>
          <table:table-cell office:value-type="string">
            <text:p>The user should be able to Complete the entire process successfully</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20">
          <table:table-cell table:style-name="ce10" office:value-type="float" office:value="322">
            <text:p>322</text:p>
          </table:table-cell>
          <table:table-cell table:style-name="ce14" office:value-type="string">
            <text:p>Projects -Edit Application page - Select server(WebLogic)-Next</text:p>
          </table:table-cell>
          <table:table-cell table:style-name="ce45"/>
          <table:table-cell office:value-type="string">
            <text:p>TC_Projects_Page_105</text:p>
          </table:table-cell>
          <table:table-cell table:style-name="ce64" office:value-type="string">
            <text:p>Check for the Edit Application page-Select server(WebLogic)-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servers.</text:p>
            <text:p>10.Click on the servers drop down.</text:p>
            <text:p>11.Select WebLogic from the list</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18">
          <table:table-cell office:value-type="float" office:value="323">
            <text:p>323</text:p>
          </table:table-cell>
          <table:table-cell table:style-name="ce14" office:value-type="string">
            <text:p>Projects -Edit Application page - Select server(WebLogic)-Finish</text:p>
          </table:table-cell>
          <table:table-cell table:style-name="ce45"/>
          <table:table-cell office:value-type="string">
            <text:p>TC_Projects_Page_105</text:p>
          </table:table-cell>
          <table:table-cell table:style-name="ce64" office:value-type="string">
            <text:p>Check for the Edit Application page-Select server(WebLogic)-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servers.</text:p>
            <text:p>10.Click on the servers drop down.</text:p>
            <text:p>11.Select WebLogic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5"/>
          <table:table-cell office:value-type="string">
            <text:p>The user should be able to Complete the entire process successfully</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20">
          <table:table-cell table:style-name="ce10" office:value-type="float" office:value="324">
            <text:p>324</text:p>
          </table:table-cell>
          <table:table-cell table:style-name="ce14" office:value-type="string">
            <text:p>Projects -Edit Application page - Select Database(MYSQL)-Next</text:p>
          </table:table-cell>
          <table:table-cell table:style-name="ce45"/>
          <table:table-cell office:value-type="string">
            <text:p>TC_Projects_Page_107</text:p>
          </table:table-cell>
          <table:table-cell table:style-name="ce64" office:value-type="string">
            <text:p>Check for the Edit Application page-Select Database(MYSQL)-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Database.</text:p>
            <text:p>10.Click on the Database drop down.</text:p>
            <text:p>11.Select Mysql from the list</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18">
          <table:table-cell office:value-type="float" office:value="325">
            <text:p>325</text:p>
          </table:table-cell>
          <table:table-cell table:style-name="ce14" office:value-type="string">
            <text:p>Projects -Edit Application page - Select Database(MYSQL)-Finish</text:p>
          </table:table-cell>
          <table:table-cell table:style-name="ce45"/>
          <table:table-cell office:value-type="string">
            <text:p>TC_Projects_Page_107</text:p>
          </table:table-cell>
          <table:table-cell table:style-name="ce64" office:value-type="string">
            <text:p>Check for the Edit Application page-Select Database(MYSQL)-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Database.</text:p>
            <text:p>10.Click on the Database drop down.</text:p>
            <text:p>11.Select Mysql from the list</text:p>
            <text:p>11.Click on Next button</text:p>
            <text:p>12. Click on th Finish Button</text:p>
            <text:p>13.Configure , Build &amp; Deploy the project.</text:p>
          </table:table-cell>
          <table:table-cell office:value-type="string">
            <text:p>Framework</text:p>
          </table:table-cell>
          <table:table-cell table:style-name="ce45"/>
          <table:table-cell office:value-type="string">
            <text:p>The user should be able to Complete the entire process successfully</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20">
          <table:table-cell table:style-name="ce10" office:value-type="float" office:value="326">
            <text:p>326</text:p>
          </table:table-cell>
          <table:table-cell table:style-name="ce14" office:value-type="string">
            <text:p>Projects -Edit Application page - Select Database(MONGODB)-Next</text:p>
          </table:table-cell>
          <table:table-cell table:style-name="ce45"/>
          <table:table-cell office:value-type="string">
            <text:p>TC_Projects_Page_111</text:p>
          </table:table-cell>
          <table:table-cell table:style-name="ce64" office:value-type="string">
            <text:p>Check for the Edit Application page-Select Database(MongoDB)-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Database.</text:p>
            <text:p>10.Click on the Database drop down.</text:p>
            <text:p>11.Select MongoDB from the list</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18">
          <table:table-cell office:value-type="float" office:value="327">
            <text:p>327</text:p>
          </table:table-cell>
          <table:table-cell table:style-name="ce14" office:value-type="string">
            <text:p>Projects -Edit Application page - Select Database(MONGODB)-Finish</text:p>
          </table:table-cell>
          <table:table-cell table:style-name="ce45"/>
          <table:table-cell office:value-type="string">
            <text:p>TC_Projects_Page_111</text:p>
          </table:table-cell>
          <table:table-cell table:style-name="ce64" office:value-type="string">
            <text:p>Check for the Edit Application page-Select Database(MongoDB)-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Database.</text:p>
            <text:p>10.Click on the Database drop down.</text:p>
            <text:p>11.Select MongoDB from the list</text:p>
            <text:p>11.Click on Next button</text:p>
            <text:p>12. Click on Finish Button</text:p>
            <text:p>13.Configure , Build &amp; Deploy the project.</text:p>
          </table:table-cell>
          <table:table-cell office:value-type="string">
            <text:p>Framework</text:p>
          </table:table-cell>
          <table:table-cell table:style-name="ce45"/>
          <table:table-cell office:value-type="string">
            <text:p>The user should be able to Complete the entire process successfully</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20">
          <table:table-cell table:style-name="ce10" office:value-type="float" office:value="328">
            <text:p>328</text:p>
          </table:table-cell>
          <table:table-cell table:style-name="ce14" office:value-type="string">
            <text:p>Projects -Edit Application page - Select Database(MSSQL)-Next</text:p>
          </table:table-cell>
          <table:table-cell table:style-name="ce45"/>
          <table:table-cell office:value-type="string">
            <text:p>TC_Projects_Page_113</text:p>
          </table:table-cell>
          <table:table-cell table:style-name="ce64" office:value-type="string">
            <text:p>Check for the Edit Application page-Select Database(MSSQL)-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Database.</text:p>
            <text:p>10.Click on the Database drop down.</text:p>
            <text:p>11.Select MSSQL from the list</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18">
          <table:table-cell office:value-type="float" office:value="329">
            <text:p>329</text:p>
          </table:table-cell>
          <table:table-cell table:style-name="ce14" office:value-type="string">
            <text:p>Projects -Edit Application page - Select Database(MSSQL)-Finish</text:p>
          </table:table-cell>
          <table:table-cell table:style-name="ce45"/>
          <table:table-cell office:value-type="string">
            <text:p>TC_Projects_Page_113</text:p>
          </table:table-cell>
          <table:table-cell table:style-name="ce64" office:value-type="string">
            <text:p>Check for the Edit Application page-Select Database(MSSQL)-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Database.</text:p>
            <text:p>10.Click on the Database drop down.</text:p>
            <text:p>11.Select MSSQL from the list</text:p>
            <text:p>11.Click on Next button</text:p>
            <text:p>12. Click on the Finish button, Configure, Build and Deploy.</text:p>
            <text:p>13.Configure , Build &amp; Deploy the project.</text:p>
          </table:table-cell>
          <table:table-cell office:value-type="string">
            <text:p>Framework</text:p>
          </table:table-cell>
          <table:table-cell table:style-name="ce45"/>
          <table:table-cell office:value-type="string">
            <text:p>The user should be able to Complete the entire process successfully</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20">
          <table:table-cell table:style-name="ce10" office:value-type="float" office:value="330">
            <text:p>330</text:p>
          </table:table-cell>
          <table:table-cell table:style-name="ce14" office:value-type="string">
            <text:p>Projects -Edit Application page - Select Database(DB2)-Next</text:p>
          </table:table-cell>
          <table:table-cell table:style-name="ce45"/>
          <table:table-cell office:value-type="string">
            <text:p>TC_Projects_Page_115</text:p>
          </table:table-cell>
          <table:table-cell table:style-name="ce64" office:value-type="string">
            <text:p>Check for the Edit Application page-Select Database(DB2)-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Database.</text:p>
            <text:p>10.Click on the Database drop down.</text:p>
            <text:p>11.Select DB2 from the list</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18">
          <table:table-cell office:value-type="float" office:value="331">
            <text:p>331</text:p>
          </table:table-cell>
          <table:table-cell table:style-name="ce14" office:value-type="string">
            <text:p>Projects -Edit Application page - Select Database(DB2)-Finish</text:p>
          </table:table-cell>
          <table:table-cell table:style-name="ce45"/>
          <table:table-cell office:value-type="string">
            <text:p>TC_Projects_Page_115</text:p>
          </table:table-cell>
          <table:table-cell table:style-name="ce64" office:value-type="string">
            <text:p>Check for the Edit Application page-Select Database(DB2)-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Database.</text:p>
            <text:p>10.Click on the Database drop down.</text:p>
            <text:p>11.Select DB2 from the list</text:p>
            <text:p>11.Click on Next button</text:p>
            <text:p>12.Click on Finish button.</text:p>
            <text:p>13.Configure , Build &amp; Deploy the project.</text:p>
          </table:table-cell>
          <table:table-cell office:value-type="string">
            <text:p>Framework</text:p>
          </table:table-cell>
          <table:table-cell table:style-name="ce45"/>
          <table:table-cell office:value-type="string">
            <text:p>The user should be able to Complete the entire process successfully</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14">
          <table:table-cell table:style-name="ce10" office:value-type="float" office:value="332">
            <text:p>332</text:p>
          </table:table-cell>
          <table:table-cell table:style-name="ce14" office:value-type="string">
            <text:p>Projects -Edit Application page - Select Webservice(REST/JSON)-Next</text:p>
          </table:table-cell>
          <table:table-cell table:style-name="ce45"/>
          <table:table-cell office:value-type="string">
            <text:p>TC_Projects_Page_117</text:p>
          </table:table-cell>
          <table:table-cell table:style-name="ce64" office:value-type="string">
            <text:p>Check for the Edit Application page-Select Webservice(REST/JSON)-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Webservice.</text:p>
            <text:p>10.Click the checkbox against REST/JSON.</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21">
          <table:table-cell office:value-type="float" office:value="333">
            <text:p>333</text:p>
          </table:table-cell>
          <table:table-cell table:style-name="ce14" office:value-type="string">
            <text:p>Projects -Edit Application page - Select Webservice(REST/JSON)-Finish</text:p>
          </table:table-cell>
          <table:table-cell table:style-name="ce45"/>
          <table:table-cell office:value-type="string">
            <text:p>TC_Projects_Page_117</text:p>
          </table:table-cell>
          <table:table-cell table:style-name="ce64" office:value-type="string">
            <text:p>Check for the Edit Application page-Select Webservice(REST/JSON)-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Webservice.</text:p>
            <text:p>10.Click the checkbox against REST/JSON.</text:p>
            <text:p>11.Click on Next button</text:p>
            <text:p>12.Click on the Finish button, Configure, Build and Deploy.</text:p>
            <text:p>13.Configure , Build &amp; Deploy the project.</text:p>
          </table:table-cell>
          <table:table-cell office:value-type="string">
            <text:p>Framework</text:p>
          </table:table-cell>
          <table:table-cell table:style-name="ce45"/>
          <table:table-cell office:value-type="string">
            <text:p>The user should be able to Complete the entire process successfully</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14">
          <table:table-cell table:style-name="ce10" office:value-type="float" office:value="334">
            <text:p>334</text:p>
          </table:table-cell>
          <table:table-cell table:style-name="ce14" office:value-type="string">
            <text:p>Projects -Edit Application page - Select Webservice(REST/XML)-Next</text:p>
          </table:table-cell>
          <table:table-cell table:style-name="ce45"/>
          <table:table-cell office:value-type="string">
            <text:p>TC_Projects_Page_119</text:p>
          </table:table-cell>
          <table:table-cell table:style-name="ce64" office:value-type="string">
            <text:p>Check for the Edit Application page-Select Webservice(REST/XML)-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Webservice.</text:p>
            <text:p>10.Click the checkbox against REST/XML.</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21">
          <table:table-cell office:value-type="float" office:value="335">
            <text:p>335</text:p>
          </table:table-cell>
          <table:table-cell table:style-name="ce14" office:value-type="string">
            <text:p>Projects -Edit Application page - Select Webservice(REST/XML)-Finish</text:p>
          </table:table-cell>
          <table:table-cell table:style-name="ce45"/>
          <table:table-cell office:value-type="string">
            <text:p>TC_Projects_Page_119</text:p>
          </table:table-cell>
          <table:table-cell table:style-name="ce64" office:value-type="string">
            <text:p>Check for the Edit Application page-Select Webservice(REST/XML)-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45"/>
          <table:table-cell office:value-type="string">
            <text:p>The user should be able to Complete the entire process successfully</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14">
          <table:table-cell table:style-name="ce10" office:value-type="float" office:value="336">
            <text:p>336</text:p>
          </table:table-cell>
          <table:table-cell table:style-name="ce14" office:value-type="string">
            <text:p>Projects -Edit Application page - Select Webservice(SOAP)-Next</text:p>
          </table:table-cell>
          <table:table-cell table:style-name="ce45"/>
          <table:table-cell office:value-type="string">
            <text:p>TC_Projects_Page_121</text:p>
          </table:table-cell>
          <table:table-cell table:style-name="ce64" office:value-type="string">
            <text:p>Check for the Edit Application page-Select Webservice(SOAP)-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Webservice.</text:p>
            <text:p>10.Click the checkbox against SOAP.</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21">
          <table:table-cell office:value-type="float" office:value="337">
            <text:p>337</text:p>
          </table:table-cell>
          <table:table-cell table:style-name="ce14" office:value-type="string">
            <text:p>Projects -Edit Application page - Select Webservice(SOAP)-Finish</text:p>
          </table:table-cell>
          <table:table-cell table:style-name="ce45"/>
          <table:table-cell office:value-type="string">
            <text:p>TC_Projects_Page_121</text:p>
          </table:table-cell>
          <table:table-cell table:style-name="ce64" office:value-type="string">
            <text:p>Check for the Edit Application page-Select Webservice(SOAP)-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Expand the accordion control for Webservice.</text:p>
            <text:p>10.Click the checkbox against SOAP.</text:p>
            <text:p>11.Click on Next button</text:p>
            <text:p>12.Click on the Finish button, Configure, Build and Deploy </text:p>
            <text:p>13.Configure , Build &amp; Deploy the project.</text:p>
          </table:table-cell>
          <table:table-cell office:value-type="string">
            <text:p>Framework</text:p>
          </table:table-cell>
          <table:table-cell table:style-name="ce45"/>
          <table:table-cell office:value-type="string">
            <text:p>The user should be able to Complete the entire process successfully</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18">
          <table:table-cell table:style-name="ce10" office:value-type="float" office:value="338">
            <text:p>338</text:p>
          </table:table-cell>
          <table:table-cell office:value-type="string">
            <text:p>Projects -Edit Application page - Select [None&amp;Apache Tomcat]-Next</text:p>
          </table:table-cell>
          <table:table-cell/>
          <table:table-cell office:value-type="string">
            <text:p>TC_Projects_Page_123</text:p>
          </table:table-cell>
          <table:table-cell table:style-name="ce75" office:value-type="string">
            <text:p>Check for the Edit Application page-Select[None&amp;Apache Tomcat]-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25">
          <table:table-cell office:value-type="float" office:value="339">
            <text:p>339</text:p>
          </table:table-cell>
          <table:table-cell office:value-type="string">
            <text:p>Projects -Edit Application page - Select [None&amp;Apache Tomcat]-Finish</text:p>
          </table:table-cell>
          <table:table-cell/>
          <table:table-cell office:value-type="string">
            <text:p>TC_Projects_Page_123</text:p>
          </table:table-cell>
          <table:table-cell table:style-name="ce75" office:value-type="string">
            <text:p>Check for the Edit Application page-Select[None&amp;Apache Tomcat]-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18">
          <table:table-cell table:style-name="ce10" office:value-type="float" office:value="340">
            <text:p>340</text:p>
          </table:table-cell>
          <table:table-cell office:value-type="string">
            <text:p>Projects -Edit Application page - Select [None&amp;JBoss]-Next</text:p>
          </table:table-cell>
          <table:table-cell/>
          <table:table-cell office:value-type="string">
            <text:p>TC_Projects_Page_125</text:p>
          </table:table-cell>
          <table:table-cell table:style-name="ce75" office:value-type="string">
            <text:p>Check for the Edit Application page-Select[None&amp;JBoss]-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25">
          <table:table-cell office:value-type="float" office:value="341">
            <text:p>341</text:p>
          </table:table-cell>
          <table:table-cell office:value-type="string">
            <text:p>Projects -Edit Application page - Select [None&amp;JBoss]-Finish</text:p>
          </table:table-cell>
          <table:table-cell/>
          <table:table-cell office:value-type="string">
            <text:p>TC_Projects_Page_125</text:p>
          </table:table-cell>
          <table:table-cell table:style-name="ce75" office:value-type="string">
            <text:p>Check for the Edit Application page-Select[None&amp;JBoss]-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6"/>
          <table:table-cell table:style-name="ce117" table:number-columns-repeated="3"/>
          <table:table-cell/>
          <table:table-cell table:style-name="ce117" table:number-columns-repeated="2"/>
          <table:table-cell table:style-name="ce176"/>
          <table:table-cell table:number-columns-repeated="239"/>
        </table:table-row>
        <table:table-row table:style-name="ro18">
          <table:table-cell table:style-name="ce10" office:value-type="float" office:value="342">
            <text:p>342</text:p>
          </table:table-cell>
          <table:table-cell office:value-type="string">
            <text:p>Projects -Edit Application page - Select [None&amp;Jetty]-Next</text:p>
          </table:table-cell>
          <table:table-cell/>
          <table:table-cell office:value-type="string">
            <text:p>TC_Projects_Page_129</text:p>
          </table:table-cell>
          <table:table-cell table:style-name="ce75" office:value-type="string">
            <text:p>Check for the Edit Application page-Select[None&amp;Jetty]-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5"/>
          <table:table-cell table:style-name="ce117" table:number-columns-repeated="3"/>
          <table:table-cell table:number-columns-repeated="239"/>
        </table:table-row>
        <table:table-row table:style-name="ro25">
          <table:table-cell office:value-type="float" office:value="343">
            <text:p>343</text:p>
          </table:table-cell>
          <table:table-cell office:value-type="string">
            <text:p>Projects -Edit Application page - Select [None&amp;Jetty]-Finish</text:p>
          </table:table-cell>
          <table:table-cell/>
          <table:table-cell office:value-type="string">
            <text:p>TC_Projects_Page_129</text:p>
          </table:table-cell>
          <table:table-cell table:style-name="ce75" office:value-type="string">
            <text:p>Check for the Edit Application page-Select[None&amp;Jetty]-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ext:p>15.Click on th Finish Button</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5"/>
          <table:table-cell table:style-name="ce117" table:number-columns-repeated="3"/>
          <table:table-cell table:number-columns-repeated="239"/>
        </table:table-row>
        <table:table-row table:style-name="ro18">
          <table:table-cell table:style-name="ce10" office:value-type="float" office:value="344">
            <text:p>344</text:p>
          </table:table-cell>
          <table:table-cell office:value-type="string">
            <text:p>Projects -Edit Application page - Select [None&amp;WebLogic]-Next</text:p>
          </table:table-cell>
          <table:table-cell/>
          <table:table-cell office:value-type="string">
            <text:p>TC_Projects_Page_131</text:p>
          </table:table-cell>
          <table:table-cell table:style-name="ce75" office:value-type="string">
            <text:p>Check for the Edit Application page-Select[None&amp;WebLogic]-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5"/>
          <table:table-cell table:style-name="ce117" table:number-columns-repeated="3"/>
          <table:table-cell table:number-columns-repeated="239"/>
        </table:table-row>
        <table:table-row table:style-name="ro25">
          <table:table-cell office:value-type="float" office:value="345">
            <text:p>345</text:p>
          </table:table-cell>
          <table:table-cell office:value-type="string">
            <text:p>Projects -Edit Application page - Select [None&amp;WebLogic]-Finish</text:p>
          </table:table-cell>
          <table:table-cell/>
          <table:table-cell office:value-type="string">
            <text:p>TC_Projects_Page_131</text:p>
          </table:table-cell>
          <table:table-cell table:style-name="ce75" office:value-type="string">
            <text:p>Check for the Edit Application page-Select[None&amp;WebLogic]-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5"/>
          <table:table-cell table:style-name="ce117" table:number-columns-repeated="3"/>
          <table:table-cell table:number-columns-repeated="239"/>
        </table:table-row>
        <table:table-row table:style-name="ro18">
          <table:table-cell table:style-name="ce10" office:value-type="float" office:value="346">
            <text:p>346</text:p>
          </table:table-cell>
          <table:table-cell office:value-type="string">
            <text:p>Projects -Edit Application page - Select [None&amp;MYSQL]-Next</text:p>
          </table:table-cell>
          <table:table-cell/>
          <table:table-cell office:value-type="string">
            <text:p>TC_Projects_Page_133</text:p>
          </table:table-cell>
          <table:table-cell table:style-name="ce75" office:value-type="string">
            <text:p>Check for the Edit Application page-Select[None&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5"/>
          <table:table-cell table:style-name="ce117" table:number-columns-repeated="3"/>
          <table:table-cell table:number-columns-repeated="239"/>
        </table:table-row>
        <table:table-row table:style-name="ro25">
          <table:table-cell office:value-type="float" office:value="347">
            <text:p>347</text:p>
          </table:table-cell>
          <table:table-cell office:value-type="string">
            <text:p>Projects -Edit Application page - Select [None&amp;MYSQL]-Finish</text:p>
          </table:table-cell>
          <table:table-cell/>
          <table:table-cell office:value-type="string">
            <text:p>TC_Projects_Page_133</text:p>
          </table:table-cell>
          <table:table-cell table:style-name="ce75" office:value-type="string">
            <text:p>Check for the Edit Application page-Select[None&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ext:p>Click on th Finish Button</text:p>
            <text:p>15.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5"/>
          <table:table-cell table:style-name="ce117" table:number-columns-repeated="3"/>
          <table:table-cell table:number-columns-repeated="239"/>
        </table:table-row>
        <table:table-row table:style-name="ro18">
          <table:table-cell table:style-name="ce10" office:value-type="float" office:value="348">
            <text:p>348</text:p>
          </table:table-cell>
          <table:table-cell office:value-type="string">
            <text:p>Projects -Edit Application page - Select [None&amp;MongoDB]-Next</text:p>
          </table:table-cell>
          <table:table-cell/>
          <table:table-cell office:value-type="string">
            <text:p>TC_Projects_Page_137</text:p>
          </table:table-cell>
          <table:table-cell table:style-name="ce75" office:value-type="string">
            <text:p>Check for the Edit Application page-Select[None&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5"/>
          <table:table-cell table:style-name="ce117" table:number-columns-repeated="3"/>
          <table:table-cell table:number-columns-repeated="239"/>
        </table:table-row>
        <table:table-row table:style-name="ro32">
          <table:table-cell office:value-type="float" office:value="349">
            <text:p>349</text:p>
          </table:table-cell>
          <table:table-cell office:value-type="string">
            <text:p>Projects -Edit Application page - Select [None&amp;MongoDB]-Finish</text:p>
          </table:table-cell>
          <table:table-cell/>
          <table:table-cell office:value-type="string">
            <text:p>TC_Projects_Page_137</text:p>
          </table:table-cell>
          <table:table-cell table:style-name="ce75" office:value-type="string">
            <text:p>Check for the Edit Application page-Select[None&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ext:p/>
            <text:p/>
          </table:table-cell>
          <table:table-cell office:value-type="string">
            <text:p>Framework</text:p>
          </table:table-cell>
          <table:table-cell/>
          <table:table-cell office:value-type="string">
            <text:p>The user should be able to Complete the entire process successfully</text:p>
          </table:table-cell>
          <table:table-cell table:number-columns-repeated="5"/>
          <table:table-cell table:style-name="ce117" table:number-columns-repeated="3"/>
          <table:table-cell table:number-columns-repeated="239"/>
        </table:table-row>
        <table:table-row table:style-name="ro18">
          <table:table-cell table:style-name="ce10" office:value-type="float" office:value="350">
            <text:p>350</text:p>
          </table:table-cell>
          <table:table-cell office:value-type="string">
            <text:p>Projects -Edit Application page - Select [None&amp;MSSQL]-Next</text:p>
          </table:table-cell>
          <table:table-cell/>
          <table:table-cell office:value-type="string">
            <text:p>TC_Projects_Page_139</text:p>
          </table:table-cell>
          <table:table-cell table:style-name="ce75" office:value-type="string">
            <text:p>Check for the Edit Application page-Select[None&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5"/>
          <table:table-cell table:style-name="ce117" table:number-columns-repeated="3"/>
          <table:table-cell table:number-columns-repeated="239"/>
        </table:table-row>
        <table:table-row table:style-name="ro25">
          <table:table-cell office:value-type="float" office:value="351">
            <text:p>351</text:p>
          </table:table-cell>
          <table:table-cell office:value-type="string">
            <text:p>Projects -Edit Application page - Select [None&amp;MSSQL]-Finish</text:p>
          </table:table-cell>
          <table:table-cell/>
          <table:table-cell office:value-type="string">
            <text:p>TC_Projects_Page_139</text:p>
          </table:table-cell>
          <table:table-cell table:style-name="ce75" office:value-type="string">
            <text:p>Check for the Edit Application page-Select[None&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5"/>
          <table:table-cell table:style-name="ce117" table:number-columns-repeated="3"/>
          <table:table-cell table:number-columns-repeated="239"/>
        </table:table-row>
        <table:table-row table:style-name="ro18">
          <table:table-cell table:style-name="ce10" office:value-type="float" office:value="352">
            <text:p>352</text:p>
          </table:table-cell>
          <table:table-cell office:value-type="string">
            <text:p>Projects -Edit Application page - Select [None&amp;DB2]-Next</text:p>
          </table:table-cell>
          <table:table-cell/>
          <table:table-cell office:value-type="string">
            <text:p>TC_Projects_Page_141</text:p>
          </table:table-cell>
          <table:table-cell table:style-name="ce75" office:value-type="string">
            <text:p>Check for the Edit Application page-Select[None&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5"/>
          <table:table-cell table:style-name="ce117" table:number-columns-repeated="3"/>
          <table:table-cell table:number-columns-repeated="239"/>
        </table:table-row>
        <table:table-row table:style-name="ro25">
          <table:table-cell office:value-type="float" office:value="353">
            <text:p>353</text:p>
          </table:table-cell>
          <table:table-cell office:value-type="string">
            <text:p>Projects -Edit Application page - Select [None&amp;DB2]-Finish</text:p>
          </table:table-cell>
          <table:table-cell/>
          <table:table-cell office:value-type="string">
            <text:p>TC_Projects_Page_141</text:p>
          </table:table-cell>
          <table:table-cell table:style-name="ce75" office:value-type="string">
            <text:p>Check for the Edit Application page-Select[None&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ext:p>15.Clcik on the Finish Button</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5"/>
          <table:table-cell table:style-name="ce117" table:number-columns-repeated="3"/>
          <table:table-cell table:number-columns-repeated="239"/>
        </table:table-row>
        <table:table-row table:style-name="ro21">
          <table:table-cell table:style-name="ce10" office:value-type="float" office:value="354">
            <text:p>354</text:p>
          </table:table-cell>
          <table:table-cell office:value-type="string">
            <text:p>Projects -Edit Application page - Select [None&amp;REST/JSON]-Next</text:p>
          </table:table-cell>
          <table:table-cell/>
          <table:table-cell office:value-type="string">
            <text:p>TC_Projects_Page_143</text:p>
          </table:table-cell>
          <table:table-cell table:style-name="ce75" office:value-type="string">
            <text:p>Check for the Edit Application page-Select[None&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9.Expand the accordion control for Webservice.</text:p>
            <text:p>10.Click the checkbox against REST/JSON.</text:p>
            <text:p>11.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5"/>
          <table:table-cell table:style-name="ce117" table:number-columns-repeated="3"/>
          <table:table-cell table:number-columns-repeated="239"/>
        </table:table-row>
        <table:table-row table:style-name="ro9">
          <table:table-cell office:value-type="float" office:value="355">
            <text:p>355</text:p>
          </table:table-cell>
          <table:table-cell office:value-type="string">
            <text:p>Projects -Edit Application page - Select [None&amp;REST/JSON]-Finish</text:p>
          </table:table-cell>
          <table:table-cell/>
          <table:table-cell office:value-type="string">
            <text:p>TC_Projects_Page_143</text:p>
          </table:table-cell>
          <table:table-cell table:style-name="ce75" office:value-type="string">
            <text:p>Check for the Edit Application page-Select[None&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9.Expand the accordion control for Webservice.</text:p>
            <text:p>10.Click the checkbox against REST/JSON.</text:p>
            <text:p>11.Click on Next button</text:p>
            <text:p>12.Clcik on tghe Finish Button</text:p>
            <text:p>13.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5"/>
          <table:table-cell table:style-name="ce117" table:number-columns-repeated="3"/>
          <table:table-cell table:number-columns-repeated="239"/>
        </table:table-row>
        <table:table-row table:style-name="ro21">
          <table:table-cell table:style-name="ce10" office:value-type="float" office:value="356">
            <text:p>356</text:p>
          </table:table-cell>
          <table:table-cell office:value-type="string">
            <text:p>Projects -Edit Application page - Select [None&amp;REST/XML]-Next</text:p>
          </table:table-cell>
          <table:table-cell/>
          <table:table-cell office:value-type="string">
            <text:p>TC_Projects_Page_145</text:p>
          </table:table-cell>
          <table:table-cell table:style-name="ce75" office:value-type="string">
            <text:p>Check for the Edit Application page-Select[None&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9.Expand the accordion control for Webservice.</text:p>
            <text:p>10.Click the checkbox against REST/XML.</text:p>
            <text:p>11.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5"/>
          <table:table-cell table:style-name="ce117" table:number-columns-repeated="3"/>
          <table:table-cell table:number-columns-repeated="239"/>
        </table:table-row>
        <table:table-row table:style-name="ro9">
          <table:table-cell office:value-type="float" office:value="357">
            <text:p>357</text:p>
          </table:table-cell>
          <table:table-cell office:value-type="string">
            <text:p>Projects -Edit Application page - Select [None&amp;REST/XML]-Finish</text:p>
          </table:table-cell>
          <table:table-cell/>
          <table:table-cell office:value-type="string">
            <text:p>TC_Projects_Page_145</text:p>
          </table:table-cell>
          <table:table-cell table:style-name="ce75" office:value-type="string">
            <text:p>Check for the Edit Application page-Select[None&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5"/>
          <table:table-cell table:style-name="ce117" table:number-columns-repeated="3"/>
          <table:table-cell table:number-columns-repeated="239"/>
        </table:table-row>
        <table:table-row table:style-name="ro21">
          <table:table-cell table:style-name="ce10" office:value-type="float" office:value="358">
            <text:p>358</text:p>
          </table:table-cell>
          <table:table-cell office:value-type="string">
            <text:p>Projects -Edit Application page - Select [None&amp;SOAP]-Next</text:p>
          </table:table-cell>
          <table:table-cell/>
          <table:table-cell office:value-type="string">
            <text:p>TC_Projects_Page_147</text:p>
          </table:table-cell>
          <table:table-cell table:style-name="ce75" office:value-type="string">
            <text:p>Check for the Edit Application page-Select[None&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9.Expand the accordion control for Webservice.</text:p>
            <text:p>10.Click the checkbox against SOAP.</text:p>
            <text:p>11.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5"/>
          <table:table-cell table:style-name="ce117" table:number-columns-repeated="3"/>
          <table:table-cell table:number-columns-repeated="239"/>
        </table:table-row>
        <table:table-row table:style-name="ro9">
          <table:table-cell office:value-type="float" office:value="359">
            <text:p>359</text:p>
          </table:table-cell>
          <table:table-cell office:value-type="string">
            <text:p>Projects -Edit Application page - Select [None&amp;SOAP]-Finish</text:p>
          </table:table-cell>
          <table:table-cell/>
          <table:table-cell office:value-type="string">
            <text:p>TC_Projects_Page_147</text:p>
          </table:table-cell>
          <table:table-cell table:style-name="ce75" office:value-type="string">
            <text:p>Check for the Edit Application page-Select[None&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9.Expand the accordion control for Webservice.</text:p>
            <text:p>10.Click the checkbox against SOAP.</text:p>
            <text:p>11.Click on Next button</text:p>
            <text:p>12.Clcik on the Finish Button</text:p>
            <text:p>13.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5"/>
          <table:table-cell table:style-name="ce117" table:number-columns-repeated="3"/>
          <table:table-cell table:number-columns-repeated="239"/>
        </table:table-row>
        <table:table-row table:style-name="ro19">
          <table:table-cell table:style-name="ce10" office:value-type="float" office:value="360">
            <text:p>360</text:p>
          </table:table-cell>
          <table:table-cell office:value-type="string">
            <text:p>Projects -Edit Application page - Select [None,Apache Tomcat&amp;MYSQL]-Next</text:p>
          </table:table-cell>
          <table:table-cell/>
          <table:table-cell office:value-type="string">
            <text:p>TC_Projects_Page_149</text:p>
          </table:table-cell>
          <table:table-cell table:style-name="ce75" office:value-type="string">
            <text:p>Check for the Edit Application page-Select[None,Apache Tomcat&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5"/>
          <table:table-cell table:style-name="ce117" table:number-columns-repeated="3"/>
          <table:table-cell table:number-columns-repeated="239"/>
        </table:table-row>
        <table:table-row table:style-name="ro46">
          <table:table-cell office:value-type="float" office:value="361">
            <text:p>361</text:p>
          </table:table-cell>
          <table:table-cell office:value-type="string">
            <text:p>Projects -Edit Application page - Select [None,Apache Tomcat&amp;MYSQL]-Finish</text:p>
          </table:table-cell>
          <table:table-cell/>
          <table:table-cell office:value-type="string">
            <text:p>TC_Projects_Page_149</text:p>
          </table:table-cell>
          <table:table-cell table:style-name="ce75" office:value-type="string">
            <text:p>Check for the Edit Application page-Select[None,Apache Tomcat&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5"/>
          <table:table-cell table:style-name="ce117" table:number-columns-repeated="3"/>
          <table:table-cell table:number-columns-repeated="239"/>
        </table:table-row>
        <table:table-row table:style-name="ro19">
          <table:table-cell table:style-name="ce10" office:value-type="float" office:value="362">
            <text:p>362</text:p>
          </table:table-cell>
          <table:table-cell office:value-type="string">
            <text:p>Projects -Edit Application page - Select [None,Apache Tomcat&amp;MongoDB]-Next</text:p>
          </table:table-cell>
          <table:table-cell/>
          <table:table-cell office:value-type="string">
            <text:p>TC_Projects_Page_153</text:p>
          </table:table-cell>
          <table:table-cell table:style-name="ce75" office:value-type="string">
            <text:p>Check for the Edit Application page-Select[None,Apache Tomcat&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5"/>
          <table:table-cell table:style-name="ce117" table:number-columns-repeated="3"/>
          <table:table-cell table:number-columns-repeated="239"/>
        </table:table-row>
        <table:table-row table:style-name="ro46">
          <table:table-cell office:value-type="float" office:value="363">
            <text:p>363</text:p>
          </table:table-cell>
          <table:table-cell office:value-type="string">
            <text:p>Projects -Edit Application page - Select [None,Apache Tomcat&amp;MongoDB]-Finish</text:p>
          </table:table-cell>
          <table:table-cell/>
          <table:table-cell office:value-type="string">
            <text:p>TC_Projects_Page_153</text:p>
          </table:table-cell>
          <table:table-cell table:style-name="ce75" office:value-type="string">
            <text:p>Check for the Edit Application page-Select[None,Apache Tomcat&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5"/>
          <table:table-cell table:style-name="ce117" table:number-columns-repeated="3"/>
          <table:table-cell table:number-columns-repeated="239"/>
        </table:table-row>
        <table:table-row table:style-name="ro19">
          <table:table-cell table:style-name="ce10" office:value-type="float" office:value="364">
            <text:p>364</text:p>
          </table:table-cell>
          <table:table-cell office:value-type="string">
            <text:p>Projects -Edit Application page - Select [None,Apache Tomcat&amp;MSSQL]-Next</text:p>
          </table:table-cell>
          <table:table-cell/>
          <table:table-cell office:value-type="string">
            <text:p>TC_Projects_Page_155</text:p>
          </table:table-cell>
          <table:table-cell table:style-name="ce75" office:value-type="string">
            <text:p>Check for the Edit Application page-Select[None,Apache Tomcat&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5"/>
          <table:table-cell table:style-name="ce117" table:number-columns-repeated="3"/>
          <table:table-cell table:number-columns-repeated="239"/>
        </table:table-row>
        <table:table-row table:style-name="ro46">
          <table:table-cell office:value-type="float" office:value="365">
            <text:p>365</text:p>
          </table:table-cell>
          <table:table-cell office:value-type="string">
            <text:p>Projects -Edit Application page - Select [None,Apache Tomcat&amp;MSSQL]-Finish</text:p>
          </table:table-cell>
          <table:table-cell/>
          <table:table-cell office:value-type="string">
            <text:p>TC_Projects_Page_155</text:p>
          </table:table-cell>
          <table:table-cell table:style-name="ce75" office:value-type="string">
            <text:p>Check for the Edit Application page-Select[None,Apache Tomcat&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5"/>
          <table:table-cell table:style-name="ce117" table:number-columns-repeated="3"/>
          <table:table-cell table:number-columns-repeated="239"/>
        </table:table-row>
        <table:table-row table:style-name="ro19">
          <table:table-cell table:style-name="ce10" office:value-type="float" office:value="366">
            <text:p>366</text:p>
          </table:table-cell>
          <table:table-cell office:value-type="string">
            <text:p>Projects -Edit Application page - Select [None,Apache Tomcat&amp;DB2]-Next</text:p>
          </table:table-cell>
          <table:table-cell/>
          <table:table-cell office:value-type="string">
            <text:p>TC_Projects_Page_157</text:p>
          </table:table-cell>
          <table:table-cell table:style-name="ce75" office:value-type="string">
            <text:p>Check for the Edit Application page-Select[None,Apache Tomcat&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5"/>
          <table:table-cell table:style-name="ce117" table:number-columns-repeated="3"/>
          <table:table-cell table:number-columns-repeated="239"/>
        </table:table-row>
        <table:table-row table:style-name="ro46">
          <table:table-cell office:value-type="float" office:value="367">
            <text:p>367</text:p>
          </table:table-cell>
          <table:table-cell office:value-type="string">
            <text:p>Projects -Edit Application page - Select [None,Apache Tomcat&amp;DB2]-Finish</text:p>
          </table:table-cell>
          <table:table-cell/>
          <table:table-cell office:value-type="string">
            <text:p>TC_Projects_Page_157</text:p>
          </table:table-cell>
          <table:table-cell table:style-name="ce75" office:value-type="string">
            <text:p>Check for the Edit Application page-Select[None,Apache Tomcat&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5"/>
          <table:table-cell table:style-name="ce117" table:number-columns-repeated="3"/>
          <table:table-cell table:number-columns-repeated="239"/>
        </table:table-row>
        <table:table-row table:style-name="ro19">
          <table:table-cell table:style-name="ce10" office:value-type="float" office:value="368">
            <text:p>368</text:p>
          </table:table-cell>
          <table:table-cell office:value-type="string">
            <text:p>Projects -Edit Application page - Select [None,JBoss&amp;MYSQL]-Next</text:p>
          </table:table-cell>
          <table:table-cell/>
          <table:table-cell office:value-type="string">
            <text:p>TC_Projects_Page_159</text:p>
          </table:table-cell>
          <table:table-cell table:style-name="ce75" office:value-type="string">
            <text:p>Check for the Edit Application page-Select[None,JBoss&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46">
          <table:table-cell office:value-type="float" office:value="369">
            <text:p>369</text:p>
          </table:table-cell>
          <table:table-cell office:value-type="string">
            <text:p>Projects -Edit Application page - Select [None,JBoss&amp;MYSQL]-Finish</text:p>
          </table:table-cell>
          <table:table-cell/>
          <table:table-cell office:value-type="string">
            <text:p>TC_Projects_Page_159</text:p>
          </table:table-cell>
          <table:table-cell table:style-name="ce75" office:value-type="string">
            <text:p>Check for the Edit Application page-Select[None,JBoss&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ext:p>15.Clcik on the Finish button</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19">
          <table:table-cell table:style-name="ce10" office:value-type="float" office:value="370">
            <text:p>370</text:p>
          </table:table-cell>
          <table:table-cell office:value-type="string">
            <text:p>Projects -Edit Application page - Select [None,JBoss&amp;MongoDB]-Next</text:p>
          </table:table-cell>
          <table:table-cell/>
          <table:table-cell office:value-type="string">
            <text:p>TC_Projects_Page_162</text:p>
          </table:table-cell>
          <table:table-cell table:style-name="ce75" office:value-type="string">
            <text:p>Check for the Edit Application page-Select[None,JBoss&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46">
          <table:table-cell office:value-type="float" office:value="371">
            <text:p>371</text:p>
          </table:table-cell>
          <table:table-cell office:value-type="string">
            <text:p>Projects -Edit Application page - Select [None,JBoss&amp;MongoDB]-Finish</text:p>
          </table:table-cell>
          <table:table-cell/>
          <table:table-cell office:value-type="string">
            <text:p>TC_Projects_Page_162</text:p>
          </table:table-cell>
          <table:table-cell table:style-name="ce75" office:value-type="string">
            <text:p>Check for the Edit Application page-Select[None,JBoss&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19">
          <table:table-cell table:style-name="ce10" office:value-type="float" office:value="372">
            <text:p>372</text:p>
          </table:table-cell>
          <table:table-cell office:value-type="string">
            <text:p>Projects -Edit Application page - Select [None,JBoss&amp;MSSQL]-Next</text:p>
          </table:table-cell>
          <table:table-cell/>
          <table:table-cell office:value-type="string">
            <text:p>TC_Projects_Page_165</text:p>
          </table:table-cell>
          <table:table-cell table:style-name="ce75" office:value-type="string">
            <text:p>Check for the Edit Application page-Select[None,JBoss&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46">
          <table:table-cell office:value-type="float" office:value="373">
            <text:p>373</text:p>
          </table:table-cell>
          <table:table-cell office:value-type="string">
            <text:p>Projects -Edit Application page - Select [None,JBoss&amp;MSSQL]-Finish</text:p>
          </table:table-cell>
          <table:table-cell/>
          <table:table-cell office:value-type="string">
            <text:p>TC_Projects_Page_165</text:p>
          </table:table-cell>
          <table:table-cell table:style-name="ce75" office:value-type="string">
            <text:p>Check for the Edit Application page-Select[None,JBoss&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19">
          <table:table-cell table:style-name="ce10" office:value-type="float" office:value="374">
            <text:p>374</text:p>
          </table:table-cell>
          <table:table-cell office:value-type="string">
            <text:p>Projects -Edit Application page - Select [None,JBoss&amp;DB2]-Next</text:p>
          </table:table-cell>
          <table:table-cell/>
          <table:table-cell office:value-type="string">
            <text:p>TC_Projects_Page_167</text:p>
          </table:table-cell>
          <table:table-cell table:style-name="ce75" office:value-type="string">
            <text:p>Check for the Edit Application page-Select[None,JBoss&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46">
          <table:table-cell office:value-type="float" office:value="375">
            <text:p>375</text:p>
          </table:table-cell>
          <table:table-cell office:value-type="string">
            <text:p>Projects -Edit Application page - Select [None,JBoss&amp;DB2]-Finish</text:p>
          </table:table-cell>
          <table:table-cell/>
          <table:table-cell office:value-type="string">
            <text:p>TC_Projects_Page_167</text:p>
          </table:table-cell>
          <table:table-cell table:style-name="ce75" office:value-type="string">
            <text:p>Check for the Edit Application page-Select[None,JBoss&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19">
          <table:table-cell table:style-name="ce10" office:value-type="float" office:value="376">
            <text:p>376</text:p>
          </table:table-cell>
          <table:table-cell office:value-type="string">
            <text:p>Projects -Edit Application page - Select [None,Jetty&amp;MongoDB]-Next</text:p>
          </table:table-cell>
          <table:table-cell/>
          <table:table-cell office:value-type="string">
            <text:p>TC_Projects_Page_173</text:p>
          </table:table-cell>
          <table:table-cell table:style-name="ce75" office:value-type="string">
            <text:p>Check for the Edit Application page-Select[None,Jetty&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46">
          <table:table-cell office:value-type="float" office:value="377">
            <text:p>377</text:p>
          </table:table-cell>
          <table:table-cell office:value-type="string">
            <text:p>Projects -Edit Application page - Select [None,Jetty&amp;MongoDB]-Finish</text:p>
          </table:table-cell>
          <table:table-cell/>
          <table:table-cell office:value-type="string">
            <text:p>TC_Projects_Page_173</text:p>
          </table:table-cell>
          <table:table-cell table:style-name="ce75" office:value-type="string">
            <text:p>Check for the Edit Application page-Select[None,Jetty&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19">
          <table:table-cell table:style-name="ce10" office:value-type="float" office:value="378">
            <text:p>378</text:p>
          </table:table-cell>
          <table:table-cell office:value-type="string">
            <text:p>Projects -Edit Application page - Select [None,Jetty&amp;MSSQL]-Next</text:p>
          </table:table-cell>
          <table:table-cell/>
          <table:table-cell office:value-type="string">
            <text:p>TC_Projects_Page_175</text:p>
          </table:table-cell>
          <table:table-cell table:style-name="ce75" office:value-type="string">
            <text:p>Check for the Edit Application page-Select[None,Jetty&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46">
          <table:table-cell office:value-type="float" office:value="379">
            <text:p>379</text:p>
          </table:table-cell>
          <table:table-cell office:value-type="string">
            <text:p>Projects -Edit Application page - Select [None,Jetty&amp;MSSQL]-Finish</text:p>
          </table:table-cell>
          <table:table-cell/>
          <table:table-cell office:value-type="string">
            <text:p>TC_Projects_Page_175</text:p>
          </table:table-cell>
          <table:table-cell table:style-name="ce75" office:value-type="string">
            <text:p>Check for the Edit Application page-Select[None,Jetty&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19">
          <table:table-cell table:style-name="ce10" office:value-type="float" office:value="380">
            <text:p>380</text:p>
          </table:table-cell>
          <table:table-cell office:value-type="string">
            <text:p>Projects -Edit Application page - Select [None,Jetty&amp;DB2]-Next</text:p>
          </table:table-cell>
          <table:table-cell/>
          <table:table-cell office:value-type="string">
            <text:p>TC_Projects_Page_177</text:p>
          </table:table-cell>
          <table:table-cell table:style-name="ce75" office:value-type="string">
            <text:p>Check for the Edit Application page-Select[None,Jetty&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46">
          <table:table-cell office:value-type="float" office:value="381">
            <text:p>381</text:p>
          </table:table-cell>
          <table:table-cell office:value-type="string">
            <text:p>Projects -Edit Application page - Select [None,Jetty&amp;DB2]-Finish</text:p>
          </table:table-cell>
          <table:table-cell/>
          <table:table-cell office:value-type="string">
            <text:p>TC_Projects_Page_177</text:p>
          </table:table-cell>
          <table:table-cell table:style-name="ce75" office:value-type="string">
            <text:p>Check for the Edit Application page-Select[None,Jetty&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32">
          <table:table-cell table:style-name="ce10" office:value-type="float" office:value="382">
            <text:p>382</text:p>
          </table:table-cell>
          <table:table-cell office:value-type="string">
            <text:p>Projects -Edit Application page - Select [None,WebLogic&amp;MYSQL]-Next</text:p>
          </table:table-cell>
          <table:table-cell/>
          <table:table-cell office:value-type="string">
            <text:p>TC_Projects_Page_179</text:p>
          </table:table-cell>
          <table:table-cell table:style-name="ce75" office:value-type="string">
            <text:p>Check for the Edit Application page-Select[None,WebLogic&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onfigure , Build &amp; Deploy the project.</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46">
          <table:table-cell office:value-type="float" office:value="383">
            <text:p>383</text:p>
          </table:table-cell>
          <table:table-cell office:value-type="string">
            <text:p>Projects -Edit Application page - Select [None,WebLogic&amp;MYSQL]-Finish</text:p>
          </table:table-cell>
          <table:table-cell/>
          <table:table-cell office:value-type="string">
            <text:p>TC_Projects_Page_179</text:p>
          </table:table-cell>
          <table:table-cell table:style-name="ce75" office:value-type="string">
            <text:p>Check for the Edit Application page-Select[None,WebLogic&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19">
          <table:table-cell table:style-name="ce10" office:value-type="float" office:value="384">
            <text:p>384</text:p>
          </table:table-cell>
          <table:table-cell office:value-type="string">
            <text:p>Projects -Edit Application page - Select [None,WebLogic&amp;MongoDB]-Next</text:p>
          </table:table-cell>
          <table:table-cell/>
          <table:table-cell office:value-type="string">
            <text:p>TC_Projects_Page_183</text:p>
          </table:table-cell>
          <table:table-cell table:style-name="ce75" office:value-type="string">
            <text:p>Check for the Edit Application page-Select[None,WebLogic&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32">
          <table:table-cell office:value-type="float" office:value="385">
            <text:p>385</text:p>
          </table:table-cell>
          <table:table-cell office:value-type="string">
            <text:p>Projects -Edit Application page - Select [None,WebLogic&amp;MongoDB]-Finish</text:p>
          </table:table-cell>
          <table:table-cell/>
          <table:table-cell office:value-type="string">
            <text:p>TC_Projects_Page_183</text:p>
          </table:table-cell>
          <table:table-cell table:style-name="ce75" office:value-type="string">
            <text:p>Check for the Edit Application page-Select[None,WebLogic&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ext:p>15.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19">
          <table:table-cell table:style-name="ce10" office:value-type="float" office:value="386">
            <text:p>386</text:p>
          </table:table-cell>
          <table:table-cell office:value-type="string">
            <text:p>Projects -Edit Application page - Select [None,WebLogic&amp;MSSQL]-Next</text:p>
          </table:table-cell>
          <table:table-cell/>
          <table:table-cell office:value-type="string">
            <text:p>TC_Projects_Page_185</text:p>
          </table:table-cell>
          <table:table-cell table:style-name="ce75" office:value-type="string">
            <text:p>Check for the Edit Application page-Select[None,WebLogic&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32">
          <table:table-cell office:value-type="float" office:value="387">
            <text:p>387</text:p>
          </table:table-cell>
          <table:table-cell office:value-type="string">
            <text:p>Projects -Edit Application page - Select [None,WebLogic&amp;MSSQL]-Finish</text:p>
          </table:table-cell>
          <table:table-cell/>
          <table:table-cell office:value-type="string">
            <text:p>TC_Projects_Page_185</text:p>
          </table:table-cell>
          <table:table-cell table:style-name="ce75" office:value-type="string">
            <text:p>Check for the Edit Application page-Select[None,WebLogic&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ext:p>15.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19">
          <table:table-cell table:style-name="ce10" office:value-type="float" office:value="388">
            <text:p>388</text:p>
          </table:table-cell>
          <table:table-cell office:value-type="string">
            <text:p>Projects -Edit Application page - Select [None,WebLogic&amp;DB2]-Next</text:p>
          </table:table-cell>
          <table:table-cell/>
          <table:table-cell office:value-type="string">
            <text:p>TC_Projects_Page_187</text:p>
          </table:table-cell>
          <table:table-cell table:style-name="ce75" office:value-type="string">
            <text:p>Check for the Edit Application page-Select[None,WebLogic&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32">
          <table:table-cell office:value-type="float" office:value="389">
            <text:p>389</text:p>
          </table:table-cell>
          <table:table-cell office:value-type="string">
            <text:p>Projects -Edit Application page - Select [None,WebLogic&amp;DB2]-Finish</text:p>
          </table:table-cell>
          <table:table-cell/>
          <table:table-cell office:value-type="string">
            <text:p>TC_Projects_Page_187</text:p>
          </table:table-cell>
          <table:table-cell table:style-name="ce75" office:value-type="string">
            <text:p>Check for the Edit Application page-Select[None,WebLogic&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ext:p>15.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25">
          <table:table-cell table:style-name="ce10" office:value-type="float" office:value="390">
            <text:p>390</text:p>
          </table:table-cell>
          <table:table-cell office:value-type="string">
            <text:p>Projects -Edit Application page - Select [None,Apache Tomcat&amp;REST/JSON]-Next</text:p>
          </table:table-cell>
          <table:table-cell/>
          <table:table-cell office:value-type="string">
            <text:p>TC_Projects_Page_189</text:p>
          </table:table-cell>
          <table:table-cell table:style-name="ce75" office:value-type="string">
            <text:p>Check for the Edit Application page-Select[None,Apache Tomcat&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19">
          <table:table-cell office:value-type="float" office:value="391">
            <text:p>391</text:p>
          </table:table-cell>
          <table:table-cell office:value-type="string">
            <text:p>Projects -Edit Application page - Select [None,Apache Tomcat&amp;REST/JSON]-Finish</text:p>
          </table:table-cell>
          <table:table-cell/>
          <table:table-cell office:value-type="string">
            <text:p>TC_Projects_Page_189</text:p>
          </table:table-cell>
          <table:table-cell table:style-name="ce75" office:value-type="string">
            <text:p>Check for the Edit Application page-Select[None,Apache Tomcat&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25">
          <table:table-cell table:style-name="ce10" office:value-type="float" office:value="392">
            <text:p>392</text:p>
          </table:table-cell>
          <table:table-cell office:value-type="string">
            <text:p>Projects -Edit Application page - Select [None,Apache Tomcat&amp;REST/XML]-Next</text:p>
          </table:table-cell>
          <table:table-cell/>
          <table:table-cell office:value-type="string">
            <text:p>TC_Projects_Page_191</text:p>
          </table:table-cell>
          <table:table-cell table:style-name="ce75"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19">
          <table:table-cell office:value-type="float" office:value="393">
            <text:p>393</text:p>
          </table:table-cell>
          <table:table-cell office:value-type="string">
            <text:p>Projects -Edit Application page - Select [None,Apache Tomcat&amp;REST/XML]-Finish</text:p>
          </table:table-cell>
          <table:table-cell/>
          <table:table-cell office:value-type="string">
            <text:p>TC_Projects_Page_191</text:p>
          </table:table-cell>
          <table:table-cell table:style-name="ce75"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25">
          <table:table-cell table:style-name="ce10" office:value-type="float" office:value="394">
            <text:p>394</text:p>
          </table:table-cell>
          <table:table-cell office:value-type="string">
            <text:p>Projects -Edit Application page - Select [None,Apache Tomcat&amp;REST/XML]-Next</text:p>
          </table:table-cell>
          <table:table-cell/>
          <table:table-cell office:value-type="string">
            <text:p>TC_Projects_Page_191</text:p>
          </table:table-cell>
          <table:table-cell table:style-name="ce75"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19">
          <table:table-cell office:value-type="float" office:value="395">
            <text:p>395</text:p>
          </table:table-cell>
          <table:table-cell office:value-type="string">
            <text:p>Projects -Edit Application page - Select [None,Apache Tomcat&amp;REST/XML]-Finish</text:p>
          </table:table-cell>
          <table:table-cell/>
          <table:table-cell office:value-type="string">
            <text:p>TC_Projects_Page_191</text:p>
          </table:table-cell>
          <table:table-cell table:style-name="ce75"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25">
          <table:table-cell table:style-name="ce10" office:value-type="float" office:value="396">
            <text:p>396</text:p>
          </table:table-cell>
          <table:table-cell office:value-type="string">
            <text:p>Projects -Edit Application page - Select [None,JBoss&amp;REST/JSON]-Next</text:p>
          </table:table-cell>
          <table:table-cell/>
          <table:table-cell office:value-type="string">
            <text:p>TC_Projects_Page_195</text:p>
          </table:table-cell>
          <table:table-cell table:style-name="ce75" office:value-type="string">
            <text:p>Check for the Edit Application page-Select[None,JBoss&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19">
          <table:table-cell office:value-type="float" office:value="397">
            <text:p>397</text:p>
          </table:table-cell>
          <table:table-cell office:value-type="string">
            <text:p>Projects -Edit Application page - Select [None,JBoss&amp;REST/JSON]-Finish</text:p>
          </table:table-cell>
          <table:table-cell/>
          <table:table-cell office:value-type="string">
            <text:p>TC_Projects_Page_195</text:p>
          </table:table-cell>
          <table:table-cell table:style-name="ce75" office:value-type="string">
            <text:p>Check for the Edit Application page-Select[None,JBoss&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25">
          <table:table-cell table:style-name="ce10" office:value-type="float" office:value="398">
            <text:p>398</text:p>
          </table:table-cell>
          <table:table-cell office:value-type="string">
            <text:p>Projects -Edit Application page - Select [None,JBoss&amp;REST/XML]-Next</text:p>
          </table:table-cell>
          <table:table-cell/>
          <table:table-cell office:value-type="string">
            <text:p>TC_Projects_Page_197</text:p>
          </table:table-cell>
          <table:table-cell table:style-name="ce75" office:value-type="string">
            <text:p>Check for the Edit Application page-Select[None,JBoss&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19">
          <table:table-cell office:value-type="float" office:value="399">
            <text:p>399</text:p>
          </table:table-cell>
          <table:table-cell office:value-type="string">
            <text:p>Projects -Edit Application page - Select [None,JBoss&amp;REST/XML]-Finish</text:p>
          </table:table-cell>
          <table:table-cell/>
          <table:table-cell office:value-type="string">
            <text:p>TC_Projects_Page_197</text:p>
          </table:table-cell>
          <table:table-cell table:style-name="ce75" office:value-type="string">
            <text:p>Check for the Edit Application page-Select[None,JBoss&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25">
          <table:table-cell table:style-name="ce10" office:value-type="float" office:value="400">
            <text:p>400</text:p>
          </table:table-cell>
          <table:table-cell office:value-type="string">
            <text:p>Projects -Edit Application page - Select [None,JBoss&amp;SOAP]-Next</text:p>
          </table:table-cell>
          <table:table-cell/>
          <table:table-cell office:value-type="string">
            <text:p>TC_Projects_Page_199</text:p>
          </table:table-cell>
          <table:table-cell table:style-name="ce75" office:value-type="string">
            <text:p>Check for the Edit Application page-Select[None,JBoss&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19">
          <table:table-cell office:value-type="float" office:value="401">
            <text:p>401</text:p>
          </table:table-cell>
          <table:table-cell office:value-type="string">
            <text:p>Projects -Edit Application page - Select [None,JBoss&amp;SOAP]-Finish</text:p>
          </table:table-cell>
          <table:table-cell/>
          <table:table-cell office:value-type="string">
            <text:p>TC_Projects_Page_199</text:p>
          </table:table-cell>
          <table:table-cell table:style-name="ce75" office:value-type="string">
            <text:p>Check for the Edit Application page-Select[None,JBoss&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25">
          <table:table-cell table:style-name="ce10" office:value-type="float" office:value="402">
            <text:p>402</text:p>
          </table:table-cell>
          <table:table-cell office:value-type="string">
            <text:p>Projects -Edit Application page - Select [None,WebLogic&amp;REST/JSON]-Next</text:p>
          </table:table-cell>
          <table:table-cell/>
          <table:table-cell office:value-type="string">
            <text:p>TC_Projects_Page_207</text:p>
          </table:table-cell>
          <table:table-cell table:style-name="ce75" office:value-type="string">
            <text:p>Check for the Edit Application page-Select[None,WebLogic&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19">
          <table:table-cell office:value-type="float" office:value="403">
            <text:p>403</text:p>
          </table:table-cell>
          <table:table-cell office:value-type="string">
            <text:p>Projects -Edit Application page - Select [None,WebLogic&amp;REST/JSON]-Finish</text:p>
          </table:table-cell>
          <table:table-cell/>
          <table:table-cell office:value-type="string">
            <text:p>TC_Projects_Page_207</text:p>
          </table:table-cell>
          <table:table-cell table:style-name="ce75" office:value-type="string">
            <text:p>Check for the Edit Application page-Select[None,WebLogic&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25">
          <table:table-cell table:style-name="ce10" office:value-type="float" office:value="404">
            <text:p>404</text:p>
          </table:table-cell>
          <table:table-cell office:value-type="string">
            <text:p>Projects -Edit Application page - Select [None,WebLogic&amp;REST/XML]-Next</text:p>
          </table:table-cell>
          <table:table-cell/>
          <table:table-cell office:value-type="string">
            <text:p>TC_Projects_Page_209</text:p>
          </table:table-cell>
          <table:table-cell table:style-name="ce75" office:value-type="string">
            <text:p>Check for the Edit Application page-Select[None,WebLogic&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32">
          <table:table-cell office:value-type="float" office:value="405">
            <text:p>405</text:p>
          </table:table-cell>
          <table:table-cell office:value-type="string">
            <text:p>Projects -Edit Application page - Select [None,WebLogic&amp;REST/XML]-Finish</text:p>
          </table:table-cell>
          <table:table-cell/>
          <table:table-cell office:value-type="string">
            <text:p>TC_Projects_Page_209</text:p>
          </table:table-cell>
          <table:table-cell table:style-name="ce75" office:value-type="string">
            <text:p>Check for the Edit Application page-Select[None,WebLogic&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ext:p>17.Click on Finish button</text:p>
            <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25">
          <table:table-cell table:style-name="ce10" office:value-type="float" office:value="406">
            <text:p>406</text:p>
          </table:table-cell>
          <table:table-cell office:value-type="string">
            <text:p>Projects -Edit Application page - Select [None,WebLogic&amp;SOAP]-Next</text:p>
          </table:table-cell>
          <table:table-cell/>
          <table:table-cell office:value-type="string">
            <text:p>TC_Projects_Page_211</text:p>
          </table:table-cell>
          <table:table-cell table:style-name="ce75" office:value-type="string">
            <text:p>Check for the Edit Application page-Select[None,WebLogic&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19">
          <table:table-cell office:value-type="float" office:value="407">
            <text:p>407</text:p>
          </table:table-cell>
          <table:table-cell office:value-type="string">
            <text:p>Projects -Edit Application page - Select [None,WebLogic&amp;SOAP]-Finish</text:p>
          </table:table-cell>
          <table:table-cell/>
          <table:table-cell office:value-type="string">
            <text:p>TC_Projects_Page_211</text:p>
          </table:table-cell>
          <table:table-cell table:style-name="ce75" office:value-type="string">
            <text:p>Check for the Edit Application page-Select[None,WebLogic&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25">
          <table:table-cell table:style-name="ce10" office:value-type="float" office:value="408">
            <text:p>408</text:p>
          </table:table-cell>
          <table:table-cell office:value-type="string">
            <text:p>Projects -Edit Application page - Select [None,Jetty&amp;REST/JSON]-Next</text:p>
          </table:table-cell>
          <table:table-cell/>
          <table:table-cell office:value-type="string">
            <text:p>TC_Projects_Page_213</text:p>
          </table:table-cell>
          <table:table-cell table:style-name="ce75" office:value-type="string">
            <text:p>Check for the Edit Application page-Select[None,Jetty&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19">
          <table:table-cell office:value-type="float" office:value="409">
            <text:p>409</text:p>
          </table:table-cell>
          <table:table-cell office:value-type="string">
            <text:p>Projects -Edit Application page - Select [None,Jetty&amp;REST/JSON]-Finish</text:p>
          </table:table-cell>
          <table:table-cell/>
          <table:table-cell office:value-type="string">
            <text:p>TC_Projects_Page_213</text:p>
          </table:table-cell>
          <table:table-cell table:style-name="ce75" office:value-type="string">
            <text:p>Check for the Edit Application page-Select[None,Jetty&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25">
          <table:table-cell table:style-name="ce10" office:value-type="float" office:value="410">
            <text:p>410</text:p>
          </table:table-cell>
          <table:table-cell office:value-type="string">
            <text:p>Projects -Edit Application page - Select [None,Jetty&amp;REST/XML]-Next</text:p>
          </table:table-cell>
          <table:table-cell/>
          <table:table-cell office:value-type="string">
            <text:p>TC_Projects_Page_215</text:p>
          </table:table-cell>
          <table:table-cell table:style-name="ce75" office:value-type="string">
            <text:p>Check for the Edit Application page-Select[None,Jetty&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19">
          <table:table-cell office:value-type="float" office:value="411">
            <text:p>411</text:p>
          </table:table-cell>
          <table:table-cell office:value-type="string">
            <text:p>Projects -Edit Application page - Select [None,Jetty&amp;REST/XML]-Finish</text:p>
          </table:table-cell>
          <table:table-cell/>
          <table:table-cell office:value-type="string">
            <text:p>TC_Projects_Page_215</text:p>
          </table:table-cell>
          <table:table-cell table:style-name="ce75" office:value-type="string">
            <text:p>Check for the Edit Application page-Select[None,Jetty&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25">
          <table:table-cell table:style-name="ce10" office:value-type="float" office:value="412">
            <text:p>412</text:p>
          </table:table-cell>
          <table:table-cell office:value-type="string">
            <text:p>Projects -Edit Application page - Select [None,Jetty&amp;SOAP]-Next</text:p>
          </table:table-cell>
          <table:table-cell/>
          <table:table-cell office:value-type="string">
            <text:p>TC_Projects_Page_217</text:p>
          </table:table-cell>
          <table:table-cell table:style-name="ce75"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19">
          <table:table-cell office:value-type="float" office:value="413">
            <text:p>413</text:p>
          </table:table-cell>
          <table:table-cell office:value-type="string">
            <text:p>Projects -Edit Application page - Select [None,Jetty&amp;SOAP]-Finish</text:p>
          </table:table-cell>
          <table:table-cell/>
          <table:table-cell office:value-type="string">
            <text:p>TC_Projects_Page_217</text:p>
          </table:table-cell>
          <table:table-cell table:style-name="ce75"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9">
          <table:table-cell table:style-name="ce10" office:value-type="float" office:value="414">
            <text:p>414</text:p>
          </table:table-cell>
          <table:table-cell office:value-type="string">
            <text:p>Projects -Edit Application page - Select [None,Apache Tomcat,REST/JSON 1.0]-Next</text:p>
          </table:table-cell>
          <table:table-cell/>
          <table:table-cell table:style-name="ce48" office:value-type="string">
            <text:p>TC_Projects_Page_01</text:p>
          </table:table-cell>
          <table:table-cell table:style-name="ce75"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75"/>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25">
          <table:table-cell office:value-type="float" office:value="415">
            <text:p>415</text:p>
          </table:table-cell>
          <table:table-cell office:value-type="string">
            <text:p>Projects -Edit Application page - Select [None,Apache Tomcat,REST/JSON 1.0]- Modules -Select random features</text:p>
          </table:table-cell>
          <table:table-cell/>
          <table:table-cell table:style-name="ce48" office:value-type="string">
            <text:p>TC_Projects_Page_01</text:p>
          </table:table-cell>
          <table:table-cell table:style-name="ce75" office:value-type="string">
            <text:p>Check for the Edit Application page-Select[None,Apache Tomcat,REST/JSON 1.0] 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able:table-cell>
          <table:table-cell table:style-name="ce75"/>
          <table:table-cell/>
          <table:table-cell table:style-name="ce46" office:value-type="string">
            <text:p>The user should be able to select random features in Modules </text:p>
          </table:table-cell>
          <table:table-cell table:number-columns-repeated="4"/>
          <table:table-cell table:style-name="ce124"/>
          <table:table-cell table:style-name="ce117" table:number-columns-repeated="3"/>
          <table:table-cell table:number-columns-repeated="239"/>
        </table:table-row>
        <table:table-row table:style-name="ro19">
          <table:table-cell table:style-name="ce10" office:value-type="float" office:value="416">
            <text:p>416</text:p>
          </table:table-cell>
          <table:table-cell office:value-type="string">
            <text:p>Projects -Edit Application page - Select [None,Apache Tomcat,REST/JSON 1.0]- Modules - Select random features - Finish</text:p>
          </table:table-cell>
          <table:table-cell/>
          <table:table-cell table:style-name="ce48" office:value-type="string">
            <text:p>TC_Projects_Page_01</text:p>
          </table:table-cell>
          <table:table-cell table:style-name="ce75" office:value-type="string">
            <text:p>Check for the Edit Application page-Select[None,Apache Tomcat,REST/JSON 1.0]-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ext:p>16.Click on Finish Button</text:p>
          </table:table-cell>
          <table:table-cell table:style-name="ce75"/>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9">
          <table:table-cell office:value-type="float" office:value="417">
            <text:p>417</text:p>
          </table:table-cell>
          <table:table-cell office:value-type="string">
            <text:p>Projects -Edit Application page - Select [None,Apache Tomcat,REST/JSON 1.0]-Next</text:p>
          </table:table-cell>
          <table:table-cell/>
          <table:table-cell table:style-name="ce48" office:value-type="string">
            <text:p>TC_Projects_Page_01</text:p>
          </table:table-cell>
          <table:table-cell table:style-name="ce75"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75"/>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25">
          <table:table-cell table:style-name="ce10" office:value-type="float" office:value="418">
            <text:p>418</text:p>
          </table:table-cell>
          <table:table-cell office:value-type="string">
            <text:p>Projects -Edit Application page - Select [None,Apache Tomcat,REST/JSON 1.0]- Modules &amp; JS Libraries Select random features </text:p>
          </table:table-cell>
          <table:table-cell/>
          <table:table-cell table:style-name="ce48" office:value-type="string">
            <text:p>TC_Projects_Page_01</text:p>
          </table:table-cell>
          <table:table-cell table:style-name="ce75" office:value-type="string">
            <text:p>Check for the Edit Application page-Select[None,Apache Tomcat,REST/JSON 1.0] 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able:table-cell>
          <table:table-cell table:style-name="ce75"/>
          <table:table-cell/>
          <table:table-cell table:style-name="ce46" office:value-type="string">
            <text:p>The user should be able to selecte the random features in Modules &amp; JS Libraries</text:p>
          </table:table-cell>
          <table:table-cell table:number-columns-repeated="4"/>
          <table:table-cell table:style-name="ce124"/>
          <table:table-cell table:style-name="ce117" table:number-columns-repeated="3"/>
          <table:table-cell table:number-columns-repeated="239"/>
        </table:table-row>
        <table:table-row table:style-name="ro19">
          <table:table-cell office:value-type="float" office:value="419">
            <text:p>419</text:p>
          </table:table-cell>
          <table:table-cell office:value-type="string">
            <text:p>Projects -Edit Application page - Select [None,Apache Tomcat,REST/JSON 1.0]- Modules &amp; JS Libraries Select random features - Finish</text:p>
          </table:table-cell>
          <table:table-cell/>
          <table:table-cell table:style-name="ce48" office:value-type="string">
            <text:p>TC_Projects_Page_01</text:p>
          </table:table-cell>
          <table:table-cell table:style-name="ce75" office:value-type="string">
            <text:p>Check for the Edit Application page-Select[None,Apache Tomcat,REST/JSON 1.0]-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ext:p>16.Click on Finish Button</text:p>
          </table:table-cell>
          <table:table-cell table:style-name="ce75"/>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9">
          <table:table-cell table:style-name="ce10" office:value-type="float" office:value="420">
            <text:p>420</text:p>
          </table:table-cell>
          <table:table-cell office:value-type="string">
            <text:p>Projects -Edit Application page - Select [None,Apache Tomcat,REST/JSON 1.0]-Next</text:p>
          </table:table-cell>
          <table:table-cell/>
          <table:table-cell table:style-name="ce48" office:value-type="string">
            <text:p>TC_Projects_Page_01</text:p>
          </table:table-cell>
          <table:table-cell table:style-name="ce75"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75"/>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19">
          <table:table-cell office:value-type="float" office:value="421">
            <text:p>421</text:p>
          </table:table-cell>
          <table:table-cell office:value-type="string">
            <text:p>Projects -Edit Application page - Select [None,Apache Tomcat,REST/JSON 1.0]- Modules, JS Libraries &amp; Components - Select random features</text:p>
          </table:table-cell>
          <table:table-cell/>
          <table:table-cell table:style-name="ce48" office:value-type="string">
            <text:p>TC_Projects_Page_01</text:p>
          </table:table-cell>
          <table:table-cell table:style-name="ce75" office:value-type="string">
            <text:p>Check for the Edit Application page-Select[None,Apache Tomcat,REST/JSON 1.0] 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 </text:p>
          </table:table-cell>
          <table:table-cell table:style-name="ce75"/>
          <table:table-cell/>
          <table:table-cell table:style-name="ce46" office:value-type="string">
            <text:p>The user should be able to selecte the random features in Modules, JS Libraries &amp; Components </text:p>
          </table:table-cell>
          <table:table-cell table:number-columns-repeated="4"/>
          <table:table-cell table:style-name="ce124"/>
          <table:table-cell table:style-name="ce117" table:number-columns-repeated="3"/>
          <table:table-cell table:number-columns-repeated="239"/>
        </table:table-row>
        <table:table-row table:style-name="ro32">
          <table:table-cell table:style-name="ce10" office:value-type="float" office:value="422">
            <text:p>422</text:p>
          </table:table-cell>
          <table:table-cell office:value-type="string">
            <text:p>Projects -Edit Application page - Select [None,Apache Tomcat,REST/JSON 1.0]- Modules, JS Libraries &amp; Components - Select random features <text:s/>- Finish</text:p>
          </table:table-cell>
          <table:table-cell/>
          <table:table-cell table:style-name="ce48" office:value-type="string">
            <text:p>TC_Projects_Page_01</text:p>
          </table:table-cell>
          <table:table-cell table:style-name="ce75" office:value-type="string">
            <text:p>Check for the Edit Application page-Select[None,Apache Tomcat,REST/JSON 1.0]-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text:p>
            <text:p>16.Click on Finish Button</text:p>
          </table:table-cell>
          <table:table-cell table:style-name="ce75"/>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9">
          <table:table-cell office:value-type="float" office:value="423">
            <text:p>423</text:p>
          </table:table-cell>
          <table:table-cell office:value-type="string">
            <text:p>Projects -Edit Application page - Select [None,Apache Tomcat,REST/JSON 1.0]-Next</text:p>
          </table:table-cell>
          <table:table-cell/>
          <table:table-cell table:style-name="ce48" office:value-type="string">
            <text:p>TC_Projects_Page_01</text:p>
          </table:table-cell>
          <table:table-cell table:style-name="ce75"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75"/>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25">
          <table:table-cell table:style-name="ce10" office:value-type="float" office:value="424">
            <text:p>424</text:p>
          </table:table-cell>
          <table:table-cell office:value-type="string">
            <text:p>Projects -Edit Application page - Select [None,Apache Tomcat,REST/JSON 1.0]- Modules <text:s/>- Select all features</text:p>
          </table:table-cell>
          <table:table-cell/>
          <table:table-cell table:style-name="ce48" office:value-type="string">
            <text:p>TC_Projects_Page_01</text:p>
          </table:table-cell>
          <table:table-cell table:style-name="ce75" office:value-type="string">
            <text:p>Check for the Edit Application page-Select[None,Apache Tomcat,REST/JSON 1.0]Modules <text:s/>-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text:p>
          </table:table-cell>
          <table:table-cell table:style-name="ce75"/>
          <table:table-cell/>
          <table:table-cell table:style-name="ce46" office:value-type="string">
            <text:p>The user should be able to selecte the all features in Modules </text:p>
          </table:table-cell>
          <table:table-cell table:number-columns-repeated="4"/>
          <table:table-cell table:style-name="ce124"/>
          <table:table-cell table:style-name="ce117" table:number-columns-repeated="3"/>
          <table:table-cell table:number-columns-repeated="239"/>
        </table:table-row>
        <table:table-row table:style-name="ro19">
          <table:table-cell office:value-type="float" office:value="425">
            <text:p>425</text:p>
          </table:table-cell>
          <table:table-cell office:value-type="string">
            <text:p>Projects -Edit Application page - Select [None,Apache Tomcat,REST/JSON 1.0]- Modules <text:s/>- Select all features <text:s/>- Finish</text:p>
          </table:table-cell>
          <table:table-cell/>
          <table:table-cell table:style-name="ce48" office:value-type="string">
            <text:p>TC_Projects_Page_01</text:p>
          </table:table-cell>
          <table:table-cell table:style-name="ce75"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text:p>
            <text:p>16.Click on Finish Button</text:p>
          </table:table-cell>
          <table:table-cell table:style-name="ce75"/>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9">
          <table:table-cell table:style-name="ce10" office:value-type="float" office:value="426">
            <text:p>426</text:p>
          </table:table-cell>
          <table:table-cell office:value-type="string">
            <text:p>Projects -Edit Application page - Select [None,Apache Tomcat,REST/JSON 1.0]-Next</text:p>
          </table:table-cell>
          <table:table-cell/>
          <table:table-cell table:style-name="ce48" office:value-type="string">
            <text:p>TC_Projects_Page_01</text:p>
          </table:table-cell>
          <table:table-cell table:style-name="ce75"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75"/>
          <table:table-cell/>
          <table:table-cell table:style-name="ce46" office:value-type="string">
            <text:p>The user should be able to view the Features page</text:p>
          </table:table-cell>
          <table:table-cell table:number-columns-repeated="4"/>
          <table:table-cell table:style-name="ce124"/>
          <table:table-cell table:style-name="ce117" table:number-columns-repeated="3"/>
          <table:table-cell table:number-columns-repeated="239"/>
        </table:table-row>
        <table:table-row table:style-name="ro25">
          <table:table-cell office:value-type="float" office:value="427">
            <text:p>427</text:p>
          </table:table-cell>
          <table:table-cell office:value-type="string">
            <text:p>Projects -Edit Application page - Select [None,Apache Tomcat,REST/JSON 1.0]- Modules &amp; JS Libraries - Select all features</text:p>
          </table:table-cell>
          <table:table-cell/>
          <table:table-cell table:style-name="ce48" office:value-type="string">
            <text:p>TC_Projects_Page_01</text:p>
          </table:table-cell>
          <table:table-cell table:style-name="ce75" office:value-type="string">
            <text:p>Check for the Edit Application page-Select[None,Apache Tomcat,REST/JSON 1.0]Modules &amp; JS Libraries <text:s/>-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able:table-cell>
          <table:table-cell table:style-name="ce75"/>
          <table:table-cell/>
          <table:table-cell table:style-name="ce46" office:value-type="string">
            <text:p>The user should be able to selecte the all features in Modules &amp; JS Libraries </text:p>
          </table:table-cell>
          <table:table-cell table:number-columns-repeated="4"/>
          <table:table-cell table:style-name="ce124"/>
          <table:table-cell table:style-name="ce117" table:number-columns-repeated="3"/>
          <table:table-cell table:number-columns-repeated="239"/>
        </table:table-row>
        <table:table-row table:style-name="ro19">
          <table:table-cell table:style-name="ce10" office:value-type="float" office:value="428">
            <text:p>428</text:p>
          </table:table-cell>
          <table:table-cell office:value-type="string">
            <text:p>Projects -Edit Application page - Select [None,Apache Tomcat,REST/JSON 1.0]- Modules &amp; JS Libraries <text:s/>- Select all features <text:s/>- Finish</text:p>
          </table:table-cell>
          <table:table-cell/>
          <table:table-cell table:style-name="ce48" office:value-type="string">
            <text:p>TC_Projects_Page_01</text:p>
          </table:table-cell>
          <table:table-cell table:style-name="ce75"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ext:p>16.Click on Finish Button</text:p>
          </table:table-cell>
          <table:table-cell table:style-name="ce75"/>
          <table:table-cell/>
          <table:table-cell office:value-type="string">
            <text:p>The user should be able to Complete the entire process successfully</text:p>
          </table:table-cell>
          <table:table-cell table:number-columns-repeated="4"/>
          <table:table-cell table:style-name="ce124"/>
          <table:table-cell table:style-name="ce117" table:number-columns-repeated="3"/>
          <table:table-cell table:number-columns-repeated="239"/>
        </table:table-row>
        <table:table-row table:style-name="ro9">
          <table:table-cell office:value-type="float" office:value="429">
            <text:p>429</text:p>
          </table:table-cell>
          <table:table-cell office:value-type="string">
            <text:p>Projects -Edit Application page - Select [None,Apache Tomcat,REST/JSON 1.0]-Next</text:p>
          </table:table-cell>
          <table:table-cell/>
          <table:table-cell table:style-name="ce48" office:value-type="string">
            <text:p>TC_Projects_Page_01</text:p>
          </table:table-cell>
          <table:table-cell table:style-name="ce75"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75"/>
          <table:table-cell/>
          <table:table-cell table:style-name="ce46" office:value-type="string">
            <text:p>The user should be able to view the Features page</text:p>
          </table:table-cell>
          <table:table-cell table:number-columns-repeated="4"/>
          <table:table-cell table:style-name="ce114"/>
          <table:table-cell table:style-name="ce117" table:number-columns-repeated="3"/>
          <table:table-cell table:number-columns-repeated="239"/>
        </table:table-row>
        <table:table-row table:style-name="ro25">
          <table:table-cell table:style-name="ce10" office:value-type="float" office:value="430">
            <text:p>430</text:p>
          </table:table-cell>
          <table:table-cell office:value-type="string">
            <text:p>Projects -Edit Application page - Select [None,Apache Tomcat,REST/JSON 1.0]- Modules, JS Libraries &amp; Components - Select all features</text:p>
          </table:table-cell>
          <table:table-cell/>
          <table:table-cell table:style-name="ce48" office:value-type="string">
            <text:p>TC_Projects_Page_01</text:p>
          </table:table-cell>
          <table:table-cell table:style-name="ce75" office:value-type="string">
            <text:p>Check for the Edit Application page-Select[None,Apache Tomcat,REST/JSON 1.0] 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 </text:p>
          </table:table-cell>
          <table:table-cell table:style-name="ce75"/>
          <table:table-cell/>
          <table:table-cell table:style-name="ce46" office:value-type="string">
            <text:p>The user should be able to selecte the all features in Modules, JS Libraries &amp; Components </text:p>
          </table:table-cell>
          <table:table-cell table:number-columns-repeated="4"/>
          <table:table-cell table:style-name="ce114"/>
          <table:table-cell table:style-name="ce117" table:number-columns-repeated="3"/>
          <table:table-cell table:number-columns-repeated="239"/>
        </table:table-row>
        <table:table-row table:style-name="ro19">
          <table:table-cell office:value-type="float" office:value="431">
            <text:p>431</text:p>
          </table:table-cell>
          <table:table-cell office:value-type="string">
            <text:p>Projects -Edit Application page - Select [None,Apache Tomcat,REST/JSON 1.0]- Modules, JS Libraries &amp; Components - Select all features <text:s/>- Finish</text:p>
          </table:table-cell>
          <table:table-cell/>
          <table:table-cell table:style-name="ce48" office:value-type="string">
            <text:p>TC_Projects_Page_01</text:p>
          </table:table-cell>
          <table:table-cell table:style-name="ce75" office:value-type="string">
            <text:p>Check for the Edit Application page-Select[None,Apache Tomcat,REST/JSON 1.0]-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text:p>
            <text:p>16.Click on Finish Button</text:p>
          </table:table-cell>
          <table:table-cell table:style-name="ce75"/>
          <table:table-cell/>
          <table:table-cell office:value-type="string">
            <text:p>The user should be able to Complete the entire process successfully</text:p>
          </table:table-cell>
          <table:table-cell table:number-columns-repeated="4"/>
          <table:table-cell table:style-name="ce114"/>
          <table:table-cell table:style-name="ce117" table:number-columns-repeated="3"/>
          <table:table-cell table:number-columns-repeated="239"/>
        </table:table-row>
        <table:table-row table:style-name="ro4">
          <table:table-cell table:style-name="ce10"/>
          <table:table-cell table:number-columns-repeated="2"/>
          <table:table-cell table:style-name="ce15" table:number-columns-repeated="2"/>
          <table:table-cell table:style-name="ce94"/>
          <table:table-cell table:style-name="ce10"/>
          <table:table-cell table:style-name="ce106"/>
          <table:table-cell table:style-name="ce15"/>
          <table:table-cell table:style-name="ce129"/>
          <table:table-cell table:style-name="ce107" table:number-columns-repeated="3"/>
          <table:table-cell table:style-name="ce161"/>
          <table:table-cell table:style-name="ce163" table:number-columns-repeated="2"/>
          <table:table-cell table:style-name="ce174"/>
          <table:table-cell table:number-columns-repeated="239"/>
        </table:table-row>
        <table:table-row table:style-name="ro4">
          <table:table-cell table:number-columns-repeated="2"/>
          <table:table-cell table:style-name="ce48"/>
          <table:table-cell table:style-name="ce15" table:number-columns-repeated="2"/>
          <table:table-cell table:style-name="ce94"/>
          <table:table-cell table:style-name="ce10"/>
          <table:table-cell table:style-name="ce107"/>
          <table:table-cell table:style-name="ce15"/>
          <table:table-cell table:style-name="ce46"/>
          <table:table-cell table:style-name="ce27" table:number-columns-repeated="3"/>
          <table:table-cell table:style-name="ce162"/>
          <table:table-cell table:style-name="ce172" table:number-columns-repeated="2"/>
          <table:table-cell table:style-name="ce184"/>
          <table:table-cell table:number-columns-repeated="239"/>
        </table:table-row>
        <table:table-row table:style-name="ro4">
          <table:table-cell table:style-name="ce10"/>
          <table:table-cell table:number-columns-repeated="2"/>
          <table:table-cell table:style-name="ce15" table:number-columns-repeated="2"/>
          <table:table-cell table:style-name="ce94"/>
          <table:table-cell table:style-name="ce10"/>
          <table:table-cell/>
          <table:table-cell table:style-name="ce15"/>
          <table:table-cell table:style-name="ce46"/>
          <table:table-cell table:style-name="ce27" table:number-columns-repeated="3"/>
          <table:table-cell table:style-name="ce162"/>
          <table:table-cell table:style-name="ce172" table:number-columns-repeated="2"/>
          <table:table-cell table:style-name="ce184"/>
          <table:table-cell table:number-columns-repeated="239"/>
        </table:table-row>
        <table:table-row table:style-name="ro4">
          <table:table-cell table:number-columns-repeated="3"/>
          <table:table-cell table:style-name="ce15" table:number-columns-repeated="2"/>
          <table:table-cell table:style-name="ce94"/>
          <table:table-cell table:style-name="ce10"/>
          <table:table-cell table:style-name="ce106"/>
          <table:table-cell table:style-name="ce15"/>
          <table:table-cell table:style-name="ce46"/>
          <table:table-cell table:style-name="ce27" table:number-columns-repeated="3"/>
          <table:table-cell table:style-name="ce162"/>
          <table:table-cell table:style-name="ce172" table:number-columns-repeated="2"/>
          <table:table-cell table:style-name="ce184"/>
          <table:table-cell table:number-columns-repeated="239"/>
        </table:table-row>
        <table:table-row table:style-name="ro4">
          <table:table-cell table:number-columns-repeated="2"/>
          <table:table-cell table:style-name="ce48"/>
          <table:table-cell table:style-name="ce15" table:number-columns-repeated="2"/>
          <table:table-cell table:style-name="ce94"/>
          <table:table-cell table:style-name="ce10"/>
          <table:table-cell table:style-name="ce107"/>
          <table:table-cell table:style-name="ce15"/>
          <table:table-cell table:style-name="ce46"/>
          <table:table-cell table:style-name="ce27" table:number-columns-repeated="3"/>
          <table:table-cell table:style-name="ce162"/>
          <table:table-cell table:style-name="ce172" table:number-columns-repeated="2"/>
          <table:table-cell table:style-name="ce184"/>
          <table:table-cell table:number-columns-repeated="23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alibri" svg:font-family="Calibri"/>
    <style:font-face style:name="Times New Roman" svg:font-family="'Times New Roman'"/>
    <style:font-face style:name="calibri-bold" svg:font-family="calibri-bol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6P0" style:volatile="true">
      <number:currency-symbol/>
      <number:text> </number:text>
      <number:number number:decimal-places="0" number:min-integer-digits="1" number:grouping="true"/>
      <number:text> </number:text>
    </number:currency-style>
    <number:currency-style style:name="N116P1" style:volatile="true">
      <number:currency-symbol/>
      <number:text> (</number:text>
      <number:number number:decimal-places="0"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18P0" style:volatile="true">
      <number:currency-symbol/>
      <number:text> </number:text>
      <number:number number:decimal-places="2" number:min-integer-digits="1" number:grouping="true"/>
      <number:text> </number:text>
    </number:currency-style>
    <number:currency-style style:name="N118P1" style:volatile="true">
      <number:currency-symbol/>
      <number:text> (</number:text>
      <number:number number: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P0" style:volatile="true">
      <number:month/>
      <number:text>/</number:text>
      <number:day/>
      <number:text>/</number:text>
      <number:year number:style="long"/>
    </number:date-style>
    <number:text-style style:name="N120">
      <number:text-content/>
      <style:map style:condition="value()&gt;=0" style:apply-style-name="N120P0"/>
    </number:text-style>
    <number:date-style style:name="N121P0" style:volatile="true">
      <number:day/>
      <number:text>-</number:text>
      <number:month number:textual="true"/>
    </number:date-style>
    <number:text-style style:name="N121">
      <number:text-content/>
      <style:map style:condition="value()&gt;=0" style:apply-style-name="N121P0"/>
    </number:text-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2">12/12/2012</text:date>, <text:time>16:27: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2T16:25:46.73</meta:creation-date>
    <dc:date>2012-12-12T16:27:00.31</dc:date>
    <meta:editing-duration>PT1M13S</meta:editing-duration>
    <meta:editing-cycles>1</meta:editing-cycles>
    <meta:document-statistic meta:table-count="1" meta:cell-count="2889" meta:object-count="0"/>
    <meta:generator>OpenOffice.org/3.3$Win32 OpenOffice.org_project/330m20$Build-9567</meta:generator>
  </office:meta>
</office:document-meta>
</file>